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ender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3596496582" calcext:value-type="float">
            <text:p>0.5359649658</text:p>
          </table:table-cell>
          <table:table-cell office:value-type="float" office:value="0.414848327637" calcext:value-type="float">
            <text:p>0.41484832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91923904419" calcext:value-type="float">
            <text:p>0.8919239044</text:p>
          </table:table-cell>
          <table:table-cell office:value-type="float" office:value="0.404834747314" calcext:value-type="float">
            <text:p>0.40483474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5154647827" calcext:value-type="float">
            <text:p>0.4651546478</text:p>
          </table:table-cell>
          <table:table-cell office:value-type="float" office:value="0.43511390686" calcext:value-type="float">
            <text:p>0.43511390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49793243408" calcext:value-type="float">
            <text:p>0.5497932434</text:p>
          </table:table-cell>
          <table:table-cell office:value-type="float" office:value="0.399112701416" calcext:value-type="float">
            <text:p>0.39911270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9035720825" calcext:value-type="float">
            <text:p>0.8690357208</text:p>
          </table:table-cell>
          <table:table-cell office:value-type="float" office:value="0.604867935181" calcext:value-type="float">
            <text:p>0.60486793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98056411743" calcext:value-type="float">
            <text:p>0.4980564117</text:p>
          </table:table-cell>
          <table:table-cell office:value-type="float" office:value="1.28698348999" calcext:value-type="float">
            <text:p>1.286983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9508972168" calcext:value-type="float">
            <text:p>1.2950897217</text:p>
          </table:table-cell>
          <table:table-cell office:value-type="float" office:value="0.416040420532" calcext:value-type="float">
            <text:p>0.41604042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85963439941" calcext:value-type="float">
            <text:p>0.8859634399</text:p>
          </table:table-cell>
          <table:table-cell office:value-type="float" office:value="0.411987304688" calcext:value-type="float">
            <text:p>0.41198730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0004501343" calcext:value-type="float">
            <text:p>0.5300045013</text:p>
          </table:table-cell>
          <table:table-cell office:value-type="float" office:value="0.435829162598" calcext:value-type="float">
            <text:p>0.43582916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70909881592" calcext:value-type="float">
            <text:p>0.6709098816</text:p>
          </table:table-cell>
          <table:table-cell office:value-type="float" office:value="0.632047653198" calcext:value-type="float">
            <text:p>0.63204765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9963760376" calcext:value-type="float">
            <text:p>0.4999637604</text:p>
          </table:table-cell>
          <table:table-cell office:value-type="float" office:value="0.633001327515" calcext:value-type="float">
            <text:p>0.63300132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2150268555" calcext:value-type="float">
            <text:p>0.5321502686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0004501343" calcext:value-type="float">
            <text:p>0.5300045013</text:p>
          </table:table-cell>
          <table:table-cell office:value-type="float" office:value="0.632047653198" calcext:value-type="float">
            <text:p>0.63204765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6918640137" calcext:value-type="float">
            <text:p>0.5369186401</text:p>
          </table:table-cell>
          <table:table-cell office:value-type="float" office:value="0.65803527832" calcext:value-type="float">
            <text:p>0.658035278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1884689331" calcext:value-type="float">
            <text:p>0.5118846893</text:p>
          </table:table-cell>
          <table:table-cell office:value-type="float" office:value="0.648975372314" calcext:value-type="float">
            <text:p>0.6489753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6791305542" calcext:value-type="float">
            <text:p>0.5679130554</text:p>
          </table:table-cell>
          <table:table-cell office:value-type="float" office:value="0.646114349365" calcext:value-type="float">
            <text:p>0.64611434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6918640137" calcext:value-type="float">
            <text:p>0.5369186401</text:p>
          </table:table-cell>
          <table:table-cell office:value-type="float" office:value="0.670909881592" calcext:value-type="float">
            <text:p>0.6709098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39846038818" calcext:value-type="float">
            <text:p>0.9398460388</text:p>
          </table:table-cell>
          <table:table-cell office:value-type="float" office:value="0.631809234619" calcext:value-type="float">
            <text:p>0.63180923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1979751587" calcext:value-type="float">
            <text:p>0.5819797516</text:p>
          </table:table-cell>
          <table:table-cell office:value-type="float" office:value="0.640869140625" calcext:value-type="float">
            <text:p>0.64086914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48124313354" calcext:value-type="float">
            <text:p>0.5481243134</text:p>
          </table:table-cell>
          <table:table-cell office:value-type="float" office:value="0.609159469604" calcext:value-type="float">
            <text:p>0.60915946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5992126465" calcext:value-type="float">
            <text:p>0.5559921265</text:p>
          </table:table-cell>
          <table:table-cell office:value-type="float" office:value="0.680923461914" calcext:value-type="float">
            <text:p>0.68092346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177429199" calcext:value-type="float">
            <text:p>0.5521774292</text:p>
          </table:table-cell>
          <table:table-cell office:value-type="float" office:value="0.670194625854" calcext:value-type="float">
            <text:p>0.67019462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16176223755" calcext:value-type="float">
            <text:p>0.5161762238</text:p>
          </table:table-cell>
          <table:table-cell office:value-type="float" office:value="0.646114349365" calcext:value-type="float">
            <text:p>0.64611434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8853149414" calcext:value-type="float">
            <text:p>0.5588531494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56945800781" calcext:value-type="float">
            <text:p>0.5569458008</text:p>
          </table:table-cell>
          <table:table-cell office:value-type="float" office:value="0.675916671753" calcext:value-type="float">
            <text:p>0.67591667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4908676147" calcext:value-type="float">
            <text:p>0.6349086761</text:p>
          </table:table-cell>
          <table:table-cell office:value-type="float" office:value="0.656843185425" calcext:value-type="float">
            <text:p>0.65684318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21216201782" calcext:value-type="float">
            <text:p>0.7212162018</text:p>
          </table:table-cell>
          <table:table-cell office:value-type="float" office:value="0.62084197998" calcext:value-type="float">
            <text:p>0.620841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85186958313" calcext:value-type="float">
            <text:p>0.8518695831</text:p>
          </table:table-cell>
          <table:table-cell office:value-type="float" office:value="0.617027282715" calcext:value-type="float">
            <text:p>0.61702728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93082809448" calcext:value-type="float">
            <text:p>0.6930828094</text:p>
          </table:table-cell>
          <table:table-cell office:value-type="float" office:value="0.648021697998" calcext:value-type="float">
            <text:p>0.6480216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6945800781" calcext:value-type="float">
            <text:p>0.5569458008</text:p>
          </table:table-cell>
          <table:table-cell office:value-type="float" office:value="0.678062438965" calcext:value-type="float">
            <text:p>0.6780624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30958175659" calcext:value-type="float">
            <text:p>0.5309581757</text:p>
          </table:table-cell>
          <table:table-cell office:value-type="float" office:value="1.457929611206" calcext:value-type="float">
            <text:p>1.45792961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5903091431" calcext:value-type="float">
            <text:p>0.6659030914</text:p>
          </table:table-cell>
          <table:table-cell office:value-type="float" office:value="0.637054443359" calcext:value-type="float">
            <text:p>0.63705444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1911849976" calcext:value-type="float">
            <text:p>0.53191185</text:p>
          </table:table-cell>
          <table:table-cell office:value-type="float" office:value="0.669002532959" calcext:value-type="float">
            <text:p>0.6690025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8095626831" calcext:value-type="float">
            <text:p>0.8780956268</text:p>
          </table:table-cell>
          <table:table-cell office:value-type="float" office:value="0.666856765747" calcext:value-type="float">
            <text:p>0.66685676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69105148315" calcext:value-type="float">
            <text:p>0.5691051483</text:p>
          </table:table-cell>
          <table:table-cell office:value-type="float" office:value="0.622034072876" calcext:value-type="float">
            <text:p>0.62203407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78880310059" calcext:value-type="float">
            <text:p>0.5788803101</text:p>
          </table:table-cell>
          <table:table-cell office:value-type="float" office:value="0.627994537354" calcext:value-type="float">
            <text:p>0.62799453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0971755981" calcext:value-type="float">
            <text:p>0.540971756</text:p>
          </table:table-cell>
          <table:table-cell office:value-type="float" office:value="0.703096389771" calcext:value-type="float">
            <text:p>0.70309638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7872314453" calcext:value-type="float">
            <text:p>0.5378723145</text:p>
          </table:table-cell>
          <table:table-cell office:value-type="float" office:value="0.787019729614" calcext:value-type="float">
            <text:p>0.78701972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11917877197" calcext:value-type="float">
            <text:p>0.7119178772</text:p>
          </table:table-cell>
          <table:table-cell office:value-type="float" office:value="0.478982925415" calcext:value-type="float">
            <text:p>0.47898292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3504447937" calcext:value-type="float">
            <text:p>0.7350444794</text:p>
          </table:table-cell>
          <table:table-cell office:value-type="float" office:value="0.514984130859" calcext:value-type="float">
            <text:p>0.51498413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51972198486" calcext:value-type="float">
            <text:p>0.7519721985</text:p>
          </table:table-cell>
          <table:table-cell office:value-type="float" office:value="0.766038894653" calcext:value-type="float">
            <text:p>0.76603889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3504447937" calcext:value-type="float">
            <text:p>0.7350444794</text:p>
          </table:table-cell>
          <table:table-cell office:value-type="float" office:value="0.509023666382" calcext:value-type="float">
            <text:p>0.5090236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30037689209" calcext:value-type="float">
            <text:p>0.7300376892</text:p>
          </table:table-cell>
          <table:table-cell office:value-type="float" office:value="0.509023666382" calcext:value-type="float">
            <text:p>0.5090236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35998153687" calcext:value-type="float">
            <text:p>0.7359981537</text:p>
          </table:table-cell>
          <table:table-cell office:value-type="float" office:value="0.497102737427" calcext:value-type="float">
            <text:p>0.49710273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34090805054" calcext:value-type="float">
            <text:p>0.7340908051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0064849854" calcext:value-type="float">
            <text:p>0.7500648499</text:p>
          </table:table-cell>
          <table:table-cell office:value-type="float" office:value="0.550985336304" calcext:value-type="float">
            <text:p>0.55098533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9907913208" calcext:value-type="float">
            <text:p>0.8099079132</text:p>
          </table:table-cell>
          <table:table-cell office:value-type="float" office:value="0.555992126465" calcext:value-type="float">
            <text:p>0.555992126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49111175537" calcext:value-type="float">
            <text:p>0.7491111755</text:p>
          </table:table-cell>
          <table:table-cell office:value-type="float" office:value="0.533819198608" calcext:value-type="float">
            <text:p>0.533819198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7170639038" calcext:value-type="float">
            <text:p>0.547170639</text:p>
          </table:table-cell>
          <table:table-cell office:value-type="float" office:value="0.49614906311" calcext:value-type="float">
            <text:p>0.49614906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3927841187" calcext:value-type="float">
            <text:p>0.6139278412</text:p>
          </table:table-cell>
          <table:table-cell office:value-type="float" office:value="0.745058059692" calcext:value-type="float">
            <text:p>0.745058059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46932220459" calcext:value-type="float">
            <text:p>0.5469322205</text:p>
          </table:table-cell>
          <table:table-cell office:value-type="float" office:value="0.754833221436" calcext:value-type="float">
            <text:p>0.75483322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67197799683" calcext:value-type="float">
            <text:p>0.5671977997</text:p>
          </table:table-cell>
          <table:table-cell office:value-type="float" office:value="0.519037246704" calcext:value-type="float">
            <text:p>0.51903724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54084777832" calcext:value-type="float">
            <text:p>0.5540847778</text:p>
          </table:table-cell>
          <table:table-cell office:value-type="float" office:value="0.498056411743" calcext:value-type="float">
            <text:p>0.49805641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0971755981" calcext:value-type="float">
            <text:p>0.540971756</text:p>
          </table:table-cell>
          <table:table-cell office:value-type="float" office:value="0.685930252075" calcext:value-type="float">
            <text:p>0.68593025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50985336304" calcext:value-type="float">
            <text:p>0.5509853363</text:p>
          </table:table-cell>
          <table:table-cell office:value-type="float" office:value="0.575065612793" calcext:value-type="float">
            <text:p>0.57506561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52892684937" calcext:value-type="float">
            <text:p>0.5528926849</text:p>
          </table:table-cell>
          <table:table-cell office:value-type="float" office:value="0.62894821167" calcext:value-type="float">
            <text:p>0.628948211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4084777832" calcext:value-type="float">
            <text:p>0.5540847778</text:p>
          </table:table-cell>
          <table:table-cell office:value-type="float" office:value="0.576972961426" calcext:value-type="float">
            <text:p>0.57697296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55038452148" calcext:value-type="float">
            <text:p>0.5550384521</text:p>
          </table:table-cell>
          <table:table-cell office:value-type="float" office:value="0.524044036865" calcext:value-type="float">
            <text:p>0.5240440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92980194092" calcext:value-type="float">
            <text:p>0.7929801941</text:p>
          </table:table-cell>
          <table:table-cell office:value-type="float" office:value="0.650882720947" calcext:value-type="float">
            <text:p>0.65088272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2012939453" calcext:value-type="float">
            <text:p>0.7820129395</text:p>
          </table:table-cell>
          <table:table-cell office:value-type="float" office:value="0.532865524292" calcext:value-type="float">
            <text:p>0.532865524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9820404053" calcext:value-type="float">
            <text:p>0.5698204041</text:p>
          </table:table-cell>
          <table:table-cell office:value-type="float" office:value="0.648975372314" calcext:value-type="float">
            <text:p>0.64897537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07013702393" calcext:value-type="float">
            <text:p>0.6070137024</text:p>
          </table:table-cell>
          <table:table-cell office:value-type="float" office:value="0.608921051025" calcext:value-type="float">
            <text:p>0.60892105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24928283691" calcext:value-type="float">
            <text:p>0.8249282837</text:p>
          </table:table-cell>
          <table:table-cell office:value-type="float" office:value="0.581026077271" calcext:value-type="float">
            <text:p>0.58102607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70058822632" calcext:value-type="float">
            <text:p>0.5700588226</text:p>
          </table:table-cell>
          <table:table-cell office:value-type="float" office:value="0.806093215942" calcext:value-type="float">
            <text:p>0.806093215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62906265259" calcext:value-type="float">
            <text:p>0.5629062653</text:p>
          </table:table-cell>
          <table:table-cell office:value-type="float" office:value="0.524997711182" calcext:value-type="float">
            <text:p>0.52499771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67197799683" calcext:value-type="float">
            <text:p>0.5671977997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7926635742" calcext:value-type="float">
            <text:p>0.5779266357</text:p>
          </table:table-cell>
          <table:table-cell office:value-type="float" office:value="0.802993774414" calcext:value-type="float">
            <text:p>0.80299377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315826416" calcext:value-type="float">
            <text:p>0.5731582642</text:p>
          </table:table-cell>
          <table:table-cell office:value-type="float" office:value="0.559091567993" calcext:value-type="float">
            <text:p>0.5590915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71966171265" calcext:value-type="float">
            <text:p>0.5719661713</text:p>
          </table:table-cell>
          <table:table-cell office:value-type="float" office:value="0.627994537354" calcext:value-type="float">
            <text:p>0.62799453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7926635742" calcext:value-type="float">
            <text:p>0.5779266357</text:p>
          </table:table-cell>
          <table:table-cell office:value-type="float" office:value="0.722169876099" calcext:value-type="float">
            <text:p>0.72216987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6791305542" calcext:value-type="float">
            <text:p>0.5679130554</text:p>
          </table:table-cell>
          <table:table-cell office:value-type="float" office:value="0.558137893677" calcext:value-type="float">
            <text:p>0.55813789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74827194214" calcext:value-type="float">
            <text:p>0.5748271942</text:p>
          </table:table-cell>
          <table:table-cell office:value-type="float" office:value="0.818014144897" calcext:value-type="float">
            <text:p>0.81801414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79118728638" calcext:value-type="float">
            <text:p>0.5791187286</text:p>
          </table:table-cell>
          <table:table-cell office:value-type="float" office:value="0.844955444336" calcext:value-type="float">
            <text:p>0.84495544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71012496948" calcext:value-type="float">
            <text:p>0.5710124969</text:p>
          </table:table-cell>
          <table:table-cell office:value-type="float" office:value="0.63681602478" calcext:value-type="float">
            <text:p>0.63681602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1979751587" calcext:value-type="float">
            <text:p>0.5819797516</text:p>
          </table:table-cell>
          <table:table-cell office:value-type="float" office:value="0.561952590942" calcext:value-type="float">
            <text:p>0.56195259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7994537354" calcext:value-type="float">
            <text:p>0.6279945374</text:p>
          </table:table-cell>
          <table:table-cell office:value-type="float" office:value="0.563859939575" calcext:value-type="float">
            <text:p>0.56385993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633001327515" calcext:value-type="float">
            <text:p>0.63300132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05003738403" calcext:value-type="float">
            <text:p>0.7050037384</text:p>
          </table:table-cell>
          <table:table-cell office:value-type="float" office:value="0.566005706787" calcext:value-type="float">
            <text:p>0.56600570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9888305664" calcext:value-type="float">
            <text:p>0.6198883057</text:p>
          </table:table-cell>
          <table:table-cell office:value-type="float" office:value="0.566959381104" calcext:value-type="float">
            <text:p>0.56695938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45160675049" calcext:value-type="float">
            <text:p>0.645160675</text:p>
          </table:table-cell>
          <table:table-cell office:value-type="float" office:value="0.62894821167" calcext:value-type="float">
            <text:p>0.628948211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023054122925" calcext:value-type="float">
            <text:p>1.0230541229</text:p>
          </table:table-cell>
          <table:table-cell office:value-type="float" office:value="0.638961791992" calcext:value-type="float">
            <text:p>0.6389617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55955886841" calcext:value-type="float">
            <text:p>1.0559558868</text:p>
          </table:table-cell>
          <table:table-cell office:value-type="float" office:value="0.99515914917" calcext:value-type="float">
            <text:p>0.99515914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013994216919" calcext:value-type="float">
            <text:p>1.0139942169</text:p>
          </table:table-cell>
          <table:table-cell office:value-type="float" office:value="0.575065612793" calcext:value-type="float">
            <text:p>0.57506561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94953918457" calcext:value-type="float">
            <text:p>1.1949539185</text:p>
          </table:table-cell>
          <table:table-cell office:value-type="float" office:value="0.662088394165" calcext:value-type="float">
            <text:p>0.662088394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39130783081" calcext:value-type="float">
            <text:p>0.9391307831</text:p>
          </table:table-cell>
          <table:table-cell office:value-type="float" office:value="0.547885894775" calcext:value-type="float">
            <text:p>0.547885894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67979431152" calcext:value-type="float">
            <text:p>0.9679794312</text:p>
          </table:table-cell>
          <table:table-cell office:value-type="float" office:value="0.562906265259" calcext:value-type="float">
            <text:p>0.56290626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0503692627" calcext:value-type="float">
            <text:p>0.9050369263</text:p>
          </table:table-cell>
          <table:table-cell office:value-type="float" office:value="0.855922698975" calcext:value-type="float">
            <text:p>0.85592269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1290473938" calcext:value-type="float">
            <text:p>0.9129047394</text:p>
          </table:table-cell>
          <table:table-cell office:value-type="float" office:value="0.65803527832" calcext:value-type="float">
            <text:p>0.65803527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06944274902" calcext:value-type="float">
            <text:p>0.9069442749</text:p>
          </table:table-cell>
          <table:table-cell office:value-type="float" office:value="0.55718421936" calcext:value-type="float">
            <text:p>0.55718421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07080078125" calcext:value-type="float">
            <text:p>1.0070800781</text:p>
          </table:table-cell>
          <table:table-cell office:value-type="float" office:value="0.602960586548" calcext:value-type="float">
            <text:p>0.602960586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971981048584" calcext:value-type="float">
            <text:p>4.9719810486</text:p>
          </table:table-cell>
          <table:table-cell office:value-type="float" office:value="0.795125961304" calcext:value-type="float">
            <text:p>0.79512596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596948623657" calcext:value-type="float">
            <text:p>4.5969486237</text:p>
          </table:table-cell>
          <table:table-cell office:value-type="float" office:value="0.650882720947" calcext:value-type="float">
            <text:p>0.650882720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33955001831" calcext:value-type="float">
            <text:p>0.6339550018</text:p>
          </table:table-cell>
          <table:table-cell office:value-type="float" office:value="0.919103622437" calcext:value-type="float">
            <text:p>0.91910362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8975372314" calcext:value-type="float">
            <text:p>0.6489753723</text:p>
          </table:table-cell>
          <table:table-cell office:value-type="float" office:value="0.68211555481" calcext:value-type="float">
            <text:p>0.682115554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25199890137" calcext:value-type="float">
            <text:p>1.0251998901</text:p>
          </table:table-cell>
          <table:table-cell office:value-type="float" office:value="0.651836395264" calcext:value-type="float">
            <text:p>0.6518363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1836395264" calcext:value-type="float">
            <text:p>0.6518363953</text:p>
          </table:table-cell>
          <table:table-cell office:value-type="float" office:value="0.883102416992" calcext:value-type="float">
            <text:p>0.8831024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61985778809" calcext:value-type="float">
            <text:p>0.7619857788</text:p>
          </table:table-cell>
          <table:table-cell office:value-type="float" office:value="0.580072402954" calcext:value-type="float">
            <text:p>0.5800724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51121139526" calcext:value-type="float">
            <text:p>0.6511211395</text:p>
          </table:table-cell>
          <table:table-cell office:value-type="float" office:value="0.639200210571" calcext:value-type="float">
            <text:p>0.63920021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58171081543" calcext:value-type="float">
            <text:p>0.7581710815</text:p>
          </table:table-cell>
          <table:table-cell office:value-type="float" office:value="0.587940216064" calcext:value-type="float">
            <text:p>0.58794021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6087188721" calcext:value-type="float">
            <text:p>0.6260871887</text:p>
          </table:table-cell>
          <table:table-cell office:value-type="float" office:value="0.573873519897" calcext:value-type="float">
            <text:p>0.57387351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2074813843" calcext:value-type="float">
            <text:p>0.6520748138</text:p>
          </table:table-cell>
          <table:table-cell office:value-type="float" office:value="0.602960586548" calcext:value-type="float">
            <text:p>0.6029605865</text:p>
          </table:table-cell>
        </table:table-row>
      </table:table>
      <table:table table:name="2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ender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7021255493" calcext:value-type="float">
            <text:p>0.4370212555</text:p>
          </table:table-cell>
          <table:table-cell office:value-type="float" office:value="0.443935394287" calcext:value-type="float">
            <text:p>0.44393539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86986541748" calcext:value-type="float">
            <text:p>0.5869865417</text:p>
          </table:table-cell>
          <table:table-cell office:value-type="float" office:value="0.402927398682" calcext:value-type="float">
            <text:p>0.40292739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97920608521" calcext:value-type="float">
            <text:p>0.3979206085</text:p>
          </table:table-cell>
          <table:table-cell office:value-type="float" office:value="0.586986541748" calcext:value-type="float">
            <text:p>0.58698654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01973724365" calcext:value-type="float">
            <text:p>0.4019737244</text:p>
          </table:table-cell>
          <table:table-cell office:value-type="float" office:value="0.399112701416" calcext:value-type="float">
            <text:p>0.39911270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0998916626" calcext:value-type="float">
            <text:p>0.5609989166</text:p>
          </table:table-cell>
          <table:table-cell office:value-type="float" office:value="0.417947769165" calcext:value-type="float">
            <text:p>0.4179477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62906265259" calcext:value-type="float">
            <text:p>0.5629062653</text:p>
          </table:table-cell>
          <table:table-cell office:value-type="float" office:value="0.401973724365" calcext:value-type="float">
            <text:p>0.401973724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6986541748" calcext:value-type="float">
            <text:p>0.5869865417</text:p>
          </table:table-cell>
          <table:table-cell office:value-type="float" office:value="0.404119491577" calcext:value-type="float">
            <text:p>0.40411949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84125518799" calcext:value-type="float">
            <text:p>0.5841255188</text:p>
          </table:table-cell>
          <table:table-cell office:value-type="float" office:value="0.414133071899" calcext:value-type="float">
            <text:p>0.41413307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66959381104" calcext:value-type="float">
            <text:p>0.5669593811</text:p>
          </table:table-cell>
          <table:table-cell office:value-type="float" office:value="0.41389465332" calcext:value-type="float">
            <text:p>0.41389465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88893890381" calcext:value-type="float">
            <text:p>0.5888938904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36100769043" calcext:value-type="float">
            <text:p>0.636100769</text:p>
          </table:table-cell>
          <table:table-cell office:value-type="float" office:value="0.415086746216" calcext:value-type="float">
            <text:p>0.41508674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47034835815" calcext:value-type="float">
            <text:p>0.4470348358</text:p>
          </table:table-cell>
          <table:table-cell office:value-type="float" office:value="0.634908676147" calcext:value-type="float">
            <text:p>0.63490867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21047210693" calcext:value-type="float">
            <text:p>0.4210472107</text:p>
          </table:table-cell>
          <table:table-cell office:value-type="float" office:value="0.625848770142" calcext:value-type="float">
            <text:p>0.62584877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21047210693" calcext:value-type="float">
            <text:p>0.4210472107</text:p>
          </table:table-cell>
          <table:table-cell office:value-type="float" office:value="0.636100769043" calcext:value-type="float">
            <text:p>0.6361007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98907470703" calcext:value-type="float">
            <text:p>0.5989074707</text:p>
          </table:table-cell>
          <table:table-cell office:value-type="float" office:value="0.618934631348" calcext:value-type="float">
            <text:p>0.61893463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18901443481" calcext:value-type="float">
            <text:p>0.4189014435</text:p>
          </table:table-cell>
          <table:table-cell office:value-type="float" office:value="0.424146652222" calcext:value-type="float">
            <text:p>0.424146652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87940216064" calcext:value-type="float">
            <text:p>0.5879402161</text:p>
          </table:table-cell>
          <table:table-cell office:value-type="float" office:value="0.420808792114" calcext:value-type="float">
            <text:p>0.42080879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30140304565" calcext:value-type="float">
            <text:p>0.6301403046</text:p>
          </table:table-cell>
          <table:table-cell office:value-type="float" office:value="0.432014465332" calcext:value-type="float">
            <text:p>0.43201446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85079193115" calcext:value-type="float">
            <text:p>0.5850791931</text:p>
          </table:table-cell>
          <table:table-cell office:value-type="float" office:value="0.414848327637" calcext:value-type="float">
            <text:p>0.41484832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11066818237" calcext:value-type="float">
            <text:p>0.6110668182</text:p>
          </table:table-cell>
          <table:table-cell office:value-type="float" office:value="0.427961349487" calcext:value-type="float">
            <text:p>0.42796134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2960586548" calcext:value-type="float">
            <text:p>0.6029605865</text:p>
          </table:table-cell>
          <table:table-cell office:value-type="float" office:value="0.421047210693" calcext:value-type="float">
            <text:p>0.421047210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108039856" calcext:value-type="float">
            <text:p>0.6210803986</text:p>
          </table:table-cell>
          <table:table-cell office:value-type="float" office:value="0.443935394287" calcext:value-type="float">
            <text:p>0.44393539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3914260864" calcext:value-type="float">
            <text:p>0.6039142609</text:p>
          </table:table-cell>
          <table:table-cell office:value-type="float" office:value="0.433921813965" calcext:value-type="float">
            <text:p>0.433921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17980957031" calcext:value-type="float">
            <text:p>0.617980957</text:p>
          </table:table-cell>
          <table:table-cell office:value-type="float" office:value="0.428199768066" calcext:value-type="float">
            <text:p>0.428199768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43968582153" calcext:value-type="float">
            <text:p>0.6439685822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0510635376" calcext:value-type="float">
            <text:p>0.6051063538</text:p>
          </table:table-cell>
          <table:table-cell office:value-type="float" office:value="0.439882278442" calcext:value-type="float">
            <text:p>0.439882278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9145889282" calcext:value-type="float">
            <text:p>0.5991458893</text:p>
          </table:table-cell>
          <table:table-cell office:value-type="float" office:value="0.455141067505" calcext:value-type="float">
            <text:p>0.45514106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88893890381" calcext:value-type="float">
            <text:p>0.5888938904</text:p>
          </table:table-cell>
          <table:table-cell office:value-type="float" office:value="0.433921813965" calcext:value-type="float">
            <text:p>0.4339218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08921051025" calcext:value-type="float">
            <text:p>0.608921051</text:p>
          </table:table-cell>
          <table:table-cell office:value-type="float" office:value="0.441074371338" calcext:value-type="float">
            <text:p>0.44107437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4881515503" calcext:value-type="float">
            <text:p>0.6148815155</text:p>
          </table:table-cell>
          <table:table-cell office:value-type="float" office:value="0.505924224854" calcext:value-type="float">
            <text:p>0.50592422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07013702393" calcext:value-type="float">
            <text:p>0.6070137024</text:p>
          </table:table-cell>
          <table:table-cell office:value-type="float" office:value="0.456094741821" calcext:value-type="float">
            <text:p>0.45609474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2006912231" calcext:value-type="float">
            <text:p>0.6020069122</text:p>
          </table:table-cell>
          <table:table-cell office:value-type="float" office:value="0.457048416138" calcext:value-type="float">
            <text:p>0.457048416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2987747192" calcext:value-type="float">
            <text:p>0.6229877472</text:p>
          </table:table-cell>
          <table:table-cell office:value-type="float" office:value="0.439882278442" calcext:value-type="float">
            <text:p>0.439882278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7980957031" calcext:value-type="float">
            <text:p>0.617980957</text:p>
          </table:table-cell>
          <table:table-cell office:value-type="float" office:value="0.685930252075" calcext:value-type="float">
            <text:p>0.68593025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23941421509" calcext:value-type="float">
            <text:p>0.6239414215</text:p>
          </table:table-cell>
          <table:table-cell office:value-type="float" office:value="0.638008117676" calcext:value-type="float">
            <text:p>0.63800811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089630127" calcext:value-type="float">
            <text:p>0.6608963013</text:p>
          </table:table-cell>
          <table:table-cell office:value-type="float" office:value="0.649929046631" calcext:value-type="float">
            <text:p>0.64992904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689029693604" calcext:value-type="float">
            <text:p>0.68902969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3681602478" calcext:value-type="float">
            <text:p>0.6368160248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04867935181" calcext:value-type="float">
            <text:p>0.6048679352</text:p>
          </table:table-cell>
          <table:table-cell office:value-type="float" office:value="0.633955001831" calcext:value-type="float">
            <text:p>0.6339550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07013702393" calcext:value-type="float">
            <text:p>0.6070137024</text:p>
          </table:table-cell>
          <table:table-cell office:value-type="float" office:value="0.687122344971" calcext:value-type="float">
            <text:p>0.6871223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33955001831" calcext:value-type="float">
            <text:p>0.6339550018</text:p>
          </table:table-cell>
          <table:table-cell office:value-type="float" office:value="0.681161880493" calcext:value-type="float">
            <text:p>0.68116188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2088394165" calcext:value-type="float">
            <text:p>0.6620883942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1066818237" calcext:value-type="float">
            <text:p>0.6110668182</text:p>
          </table:table-cell>
          <table:table-cell office:value-type="float" office:value="0.679969787598" calcext:value-type="float">
            <text:p>0.67996978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26087188721" calcext:value-type="float">
            <text:p>0.6260871887</text:p>
          </table:table-cell>
          <table:table-cell office:value-type="float" office:value="0.699996948242" calcext:value-type="float">
            <text:p>0.69999694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6087188721" calcext:value-type="float">
            <text:p>0.6260871887</text:p>
          </table:table-cell>
          <table:table-cell office:value-type="float" office:value="0.646829605103" calcext:value-type="float">
            <text:p>0.64682960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9956207275" calcext:value-type="float">
            <text:p>0.6699562073</text:p>
          </table:table-cell>
          <table:table-cell office:value-type="float" office:value="0.486850738525" calcext:value-type="float">
            <text:p>0.48685073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108039856" calcext:value-type="float">
            <text:p>0.6210803986</text:p>
          </table:table-cell>
          <table:table-cell office:value-type="float" office:value="0.458002090454" calcext:value-type="float">
            <text:p>0.45800209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7994537354" calcext:value-type="float">
            <text:p>0.6279945374</text:p>
          </table:table-cell>
          <table:table-cell office:value-type="float" office:value="0.688076019287" calcext:value-type="float">
            <text:p>0.688076019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5903091431" calcext:value-type="float">
            <text:p>0.6659030914</text:p>
          </table:table-cell>
          <table:table-cell office:value-type="float" office:value="0.648975372314" calcext:value-type="float">
            <text:p>0.64897537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64949417114" calcext:value-type="float">
            <text:p>0.6649494171</text:p>
          </table:table-cell>
          <table:table-cell office:value-type="float" office:value="0.70595741272" calcext:value-type="float">
            <text:p>0.70595741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26087188721" calcext:value-type="float">
            <text:p>0.6260871887</text:p>
          </table:table-cell>
          <table:table-cell office:value-type="float" office:value="1.166105270386" calcext:value-type="float">
            <text:p>1.1661052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67095184326" calcext:value-type="float">
            <text:p>0.6670951843</text:p>
          </table:table-cell>
          <table:table-cell office:value-type="float" office:value="0.490188598633" calcext:value-type="float">
            <text:p>0.49018859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30855560303" calcext:value-type="float">
            <text:p>0.6308555603</text:p>
          </table:table-cell>
          <table:table-cell office:value-type="float" office:value="0.702142715454" calcext:value-type="float">
            <text:p>0.70214271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894821167" calcext:value-type="float">
            <text:p>0.6289482117</text:p>
          </table:table-cell>
          <table:table-cell office:value-type="float" office:value="0.714778900146" calcext:value-type="float">
            <text:p>0.71477890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48021697998" calcext:value-type="float">
            <text:p>0.648021698</text:p>
          </table:table-cell>
          <table:table-cell office:value-type="float" office:value="0.656127929688" calcext:value-type="float">
            <text:p>0.65612792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2088394165" calcext:value-type="float">
            <text:p>0.6620883942</text:p>
          </table:table-cell>
          <table:table-cell office:value-type="float" office:value="0.627994537354" calcext:value-type="float">
            <text:p>0.62799453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91890716553" calcext:value-type="float">
            <text:p>0.6918907166</text:p>
          </table:table-cell>
          <table:table-cell office:value-type="float" office:value="0.689029693604" calcext:value-type="float">
            <text:p>0.68902969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9956207275" calcext:value-type="float">
            <text:p>0.6699562073</text:p>
          </table:table-cell>
          <table:table-cell office:value-type="float" office:value="0.479936599731" calcext:value-type="float">
            <text:p>0.47993659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9942626953" calcext:value-type="float">
            <text:p>0.659942627</text:p>
          </table:table-cell>
          <table:table-cell office:value-type="float" office:value="0.482082366943" calcext:value-type="float">
            <text:p>0.48208236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6127929688" calcext:value-type="float">
            <text:p>0.6561279297</text:p>
          </table:table-cell>
          <table:table-cell office:value-type="float" office:value="0.491857528687" calcext:value-type="float">
            <text:p>0.49185752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7068023682" calcext:value-type="float">
            <text:p>0.6470680237</text:p>
          </table:table-cell>
          <table:table-cell office:value-type="float" office:value="0.524997711182" calcext:value-type="float">
            <text:p>0.52499771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77824020386" calcext:value-type="float">
            <text:p>0.6778240204</text:p>
          </table:table-cell>
          <table:table-cell office:value-type="float" office:value="0.562191009521" calcext:value-type="float">
            <text:p>0.56219100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492225647" calcext:value-type="float">
            <text:p>0.6449222565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57932662964" calcext:value-type="float">
            <text:p>0.757932663</text:p>
          </table:table-cell>
          <table:table-cell office:value-type="float" office:value="0.498056411743" calcext:value-type="float">
            <text:p>0.49805641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49111175537" calcext:value-type="float">
            <text:p>0.7491111755</text:p>
          </table:table-cell>
          <table:table-cell office:value-type="float" office:value="0.49614906311" calcext:value-type="float">
            <text:p>0.49614906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04152679443" calcext:value-type="float">
            <text:p>0.6041526794</text:p>
          </table:table-cell>
          <table:table-cell office:value-type="float" office:value="0.491857528687" calcext:value-type="float">
            <text:p>0.49185752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9977340698" calcext:value-type="float">
            <text:p>0.5099773407</text:p>
          </table:table-cell>
          <table:table-cell office:value-type="float" office:value="0.488996505737" calcext:value-type="float">
            <text:p>0.48899650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24077224731" calcext:value-type="float">
            <text:p>0.7240772247</text:p>
          </table:table-cell>
          <table:table-cell office:value-type="float" office:value="0.495195388794" calcext:value-type="float">
            <text:p>0.49519538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5147094727" calcext:value-type="float">
            <text:p>0.6351470947</text:p>
          </table:table-cell>
          <table:table-cell office:value-type="float" office:value="0.493049621582" calcext:value-type="float">
            <text:p>0.49304962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9907913208" calcext:value-type="float">
            <text:p>0.8099079132</text:p>
          </table:table-cell>
          <table:table-cell office:value-type="float" office:value="0.691890716553" calcext:value-type="float">
            <text:p>0.69189071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96046447754" calcext:value-type="float">
            <text:p>0.5960464478</text:p>
          </table:table-cell>
          <table:table-cell office:value-type="float" office:value="0.68998336792" calcext:value-type="float">
            <text:p>0.68998336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8021697998" calcext:value-type="float">
            <text:p>0.648021698</text:p>
          </table:table-cell>
          <table:table-cell office:value-type="float" office:value="0.677108764648" calcext:value-type="float">
            <text:p>0.67710876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18967819214" calcext:value-type="float">
            <text:p>0.8189678192</text:p>
          </table:table-cell>
          <table:table-cell office:value-type="float" office:value="1.353025436401" calcext:value-type="float">
            <text:p>1.35302543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40971755981" calcext:value-type="float">
            <text:p>0.540971756</text:p>
          </table:table-cell>
          <table:table-cell office:value-type="float" office:value="0.49901008606" calcext:value-type="float">
            <text:p>0.49901008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80072402954" calcext:value-type="float">
            <text:p>0.580072403</text:p>
          </table:table-cell>
          <table:table-cell office:value-type="float" office:value="0.725030899048" calcext:value-type="float">
            <text:p>0.7250308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12838363647" calcext:value-type="float">
            <text:p>0.5128383636</text:p>
          </table:table-cell>
          <table:table-cell office:value-type="float" office:value="0.726938247681" calcext:value-type="float">
            <text:p>0.72693824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09977340698" calcext:value-type="float">
            <text:p>0.5099773407</text:p>
          </table:table-cell>
          <table:table-cell office:value-type="float" office:value="0.724077224731" calcext:value-type="float">
            <text:p>0.72407722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49793243408" calcext:value-type="float">
            <text:p>0.5497932434</text:p>
          </table:table-cell>
          <table:table-cell office:value-type="float" office:value="0.741958618164" calcext:value-type="float">
            <text:p>0.74195861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3982162476" calcext:value-type="float">
            <text:p>0.6539821625</text:p>
          </table:table-cell>
          <table:table-cell office:value-type="float" office:value="0.710010528564" calcext:value-type="float">
            <text:p>0.71001052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18865203857" calcext:value-type="float">
            <text:p>0.9188652039</text:p>
          </table:table-cell>
          <table:table-cell office:value-type="float" office:value="0.730991363525" calcext:value-type="float">
            <text:p>0.73099136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3846359253" calcext:value-type="float">
            <text:p>0.5538463593</text:p>
          </table:table-cell>
          <table:table-cell office:value-type="float" office:value="0.733852386475" calcext:value-type="float">
            <text:p>0.73385238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96046447754" calcext:value-type="float">
            <text:p>0.5960464478</text:p>
          </table:table-cell>
          <table:table-cell office:value-type="float" office:value="0.744819641113" calcext:value-type="float">
            <text:p>0.74481964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3028488159" calcext:value-type="float">
            <text:p>0.6530284882</text:p>
          </table:table-cell>
          <table:table-cell office:value-type="float" office:value="0.741958618164" calcext:value-type="float">
            <text:p>0.7419586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66005706787" calcext:value-type="float">
            <text:p>0.5660057068</text:p>
          </table:table-cell>
          <table:table-cell office:value-type="float" office:value="0.699043273926" calcext:value-type="float">
            <text:p>0.69904327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2088394165" calcext:value-type="float">
            <text:p>0.6620883942</text:p>
          </table:table-cell>
          <table:table-cell office:value-type="float" office:value="0.766038894653" calcext:value-type="float">
            <text:p>0.76603889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23974609375" calcext:value-type="float">
            <text:p>0.8239746094</text:p>
          </table:table-cell>
          <table:table-cell office:value-type="float" office:value="1.198053359985" calcext:value-type="float">
            <text:p>1.198053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6607208252" calcext:value-type="float">
            <text:p>0.9660720825</text:p>
          </table:table-cell>
          <table:table-cell office:value-type="float" office:value="0.525951385498" calcext:value-type="float">
            <text:p>0.5259513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5119934082" calcext:value-type="float">
            <text:p>0.6151199341</text:p>
          </table:table-cell>
          <table:table-cell office:value-type="float" office:value="0.784158706665" calcext:value-type="float">
            <text:p>0.78415870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77211380005" calcext:value-type="float">
            <text:p>0.57721138</text:p>
          </table:table-cell>
          <table:table-cell office:value-type="float" office:value="0.761985778809" calcext:value-type="float">
            <text:p>0.76198577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13007354736" calcext:value-type="float">
            <text:p>0.8130073547</text:p>
          </table:table-cell>
          <table:table-cell office:value-type="float" office:value="0.78296661377" calcext:value-type="float">
            <text:p>0.78296661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27074050903" calcext:value-type="float">
            <text:p>0.8270740509</text:p>
          </table:table-cell>
          <table:table-cell office:value-type="float" office:value="0.741004943848" calcext:value-type="float">
            <text:p>0.74100494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4028930664" calcext:value-type="float">
            <text:p>0.8640289307</text:p>
          </table:table-cell>
          <table:table-cell office:value-type="float" office:value="0.696897506714" calcext:value-type="float">
            <text:p>0.69689750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077255249" calcext:value-type="float">
            <text:p>0.9207725525</text:p>
          </table:table-cell>
          <table:table-cell office:value-type="float" office:value="0.865936279297" calcext:value-type="float">
            <text:p>0.86593627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75847244263" calcext:value-type="float">
            <text:p>0.9758472443</text:p>
          </table:table-cell>
          <table:table-cell office:value-type="float" office:value="0.700950622559" calcext:value-type="float">
            <text:p>0.7009506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72032546997" calcext:value-type="float">
            <text:p>0.972032547</text:p>
          </table:table-cell>
          <table:table-cell office:value-type="float" office:value="0.72193145752" calcext:value-type="float">
            <text:p>0.72193145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25881958008" calcext:value-type="float">
            <text:p>0.825881958</text:p>
          </table:table-cell>
          <table:table-cell office:value-type="float" office:value="0.822067260742" calcext:value-type="float">
            <text:p>0.82206726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23020935059" calcext:value-type="float">
            <text:p>0.8230209351</text:p>
          </table:table-cell>
          <table:table-cell office:value-type="float" office:value="0.704050064087" calcext:value-type="float">
            <text:p>0.7040500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20057296753" calcext:value-type="float">
            <text:p>0.9200572968</text:p>
          </table:table-cell>
          <table:table-cell office:value-type="float" office:value="0.717878341675" calcext:value-type="float">
            <text:p>0.71787834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84191894531" calcext:value-type="float">
            <text:p>0.9841918945</text:p>
          </table:table-cell>
          <table:table-cell office:value-type="float" office:value="0.741958618164" calcext:value-type="float">
            <text:p>0.7419586182</text:p>
          </table:table-cell>
        </table:table-row>
      </table:table>
      <table:table table:name="3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sender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41789627075" calcext:value-type="float">
            <text:p>0.4417896271</text:p>
          </table:table-cell>
          <table:table-cell office:value-type="float" office:value="0.449180603027" calcext:value-type="float">
            <text:p>0.4491806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5059585571" calcext:value-type="float">
            <text:p>0.3950595856</text:p>
          </table:table-cell>
          <table:table-cell office:value-type="float" office:value="0.397920608521" calcext:value-type="float">
            <text:p>0.39792060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1960144043" calcext:value-type="float">
            <text:p>0.391960144</text:p>
          </table:table-cell>
          <table:table-cell office:value-type="float" office:value="0.401020050049" calcext:value-type="float">
            <text:p>0.401020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8199768066" calcext:value-type="float">
            <text:p>0.4281997681</text:p>
          </table:table-cell>
          <table:table-cell office:value-type="float" office:value="0.414848327637" calcext:value-type="float">
            <text:p>0.4148483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11987304688" calcext:value-type="float">
            <text:p>0.4119873047</text:p>
          </table:table-cell>
          <table:table-cell office:value-type="float" office:value="0.404119491577" calcext:value-type="float">
            <text:p>0.40411949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6980514526" calcext:value-type="float">
            <text:p>0.4069805145</text:p>
          </table:table-cell>
          <table:table-cell office:value-type="float" office:value="0.433206558228" calcext:value-type="float">
            <text:p>0.43320655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0093536377" calcext:value-type="float">
            <text:p>0.4200935364</text:p>
          </table:table-cell>
          <table:table-cell office:value-type="float" office:value="0.426054000854" calcext:value-type="float">
            <text:p>0.4260540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8874282837" calcext:value-type="float">
            <text:p>0.3988742828</text:p>
          </table:table-cell>
          <table:table-cell office:value-type="float" office:value="0.425815582275" calcext:value-type="float">
            <text:p>0.42581558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5073165894" calcext:value-type="float">
            <text:p>0.4050731659</text:p>
          </table:table-cell>
          <table:table-cell office:value-type="float" office:value="0.403881072998" calcext:value-type="float">
            <text:p>0.40388107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91993331909" calcext:value-type="float">
            <text:p>0.5919933319</text:p>
          </table:table-cell>
          <table:table-cell office:value-type="float" office:value="0.615119934082" calcext:value-type="float">
            <text:p>0.61511993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14133071899" calcext:value-type="float">
            <text:p>0.4141330719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0602684021" calcext:value-type="float">
            <text:p>0.4060268402</text:p>
          </table:table-cell>
          <table:table-cell office:value-type="float" office:value="0.423908233643" calcext:value-type="float">
            <text:p>0.42390823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9180603027" calcext:value-type="float">
            <text:p>0.449180603</text:p>
          </table:table-cell>
          <table:table-cell office:value-type="float" office:value="0.411033630371" calcext:value-type="float">
            <text:p>0.41103363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37021255493" calcext:value-type="float">
            <text:p>0.4370212555</text:p>
          </table:table-cell>
          <table:table-cell office:value-type="float" office:value="0.431776046753" calcext:value-type="float">
            <text:p>0.43177604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63144683838" calcext:value-type="float">
            <text:p>0.5631446838</text:p>
          </table:table-cell>
          <table:table-cell office:value-type="float" office:value="0.646114349365" calcext:value-type="float">
            <text:p>0.64611434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0031661987" calcext:value-type="float">
            <text:p>0.550031662</text:p>
          </table:table-cell>
          <table:table-cell office:value-type="float" office:value="0.593900680542" calcext:value-type="float">
            <text:p>0.59390068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68969345093" calcext:value-type="float">
            <text:p>0.4689693451</text:p>
          </table:table-cell>
          <table:table-cell office:value-type="float" office:value="0.649929046631" calcext:value-type="float">
            <text:p>0.64992904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7021255493" calcext:value-type="float">
            <text:p>0.4370212555</text:p>
          </table:table-cell>
          <table:table-cell office:value-type="float" office:value="0.633955001831" calcext:value-type="float">
            <text:p>0.6339550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3028488159" calcext:value-type="float">
            <text:p>0.6530284882</text:p>
          </table:table-cell>
          <table:table-cell office:value-type="float" office:value="0.66614151001" calcext:value-type="float">
            <text:p>0.666141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58171081543" calcext:value-type="float">
            <text:p>0.7581710815</text:p>
          </table:table-cell>
          <table:table-cell office:value-type="float" office:value="0.647783279419" calcext:value-type="float">
            <text:p>0.6477832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72101974487" calcext:value-type="float">
            <text:p>0.6721019745</text:p>
          </table:table-cell>
          <table:table-cell office:value-type="float" office:value="0.652074813843" calcext:value-type="float">
            <text:p>0.65207481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05924224854" calcext:value-type="float">
            <text:p>0.5059242249</text:p>
          </table:table-cell>
          <table:table-cell office:value-type="float" office:value="0.661134719849" calcext:value-type="float">
            <text:p>0.6611347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492980957" calcext:value-type="float">
            <text:p>0.4749298096</text:p>
          </table:table-cell>
          <table:table-cell office:value-type="float" office:value="0.643968582153" calcext:value-type="float">
            <text:p>0.6439685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4962997437" calcext:value-type="float">
            <text:p>0.6749629974</text:p>
          </table:table-cell>
          <table:table-cell office:value-type="float" office:value="0.66614151001" calcext:value-type="float">
            <text:p>0.666141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78062438965" calcext:value-type="float">
            <text:p>0.678062439</text:p>
          </table:table-cell>
          <table:table-cell office:value-type="float" office:value="0.689029693604" calcext:value-type="float">
            <text:p>0.68902969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46829605103" calcext:value-type="float">
            <text:p>0.6468296051</text:p>
          </table:table-cell>
          <table:table-cell office:value-type="float" office:value="1.213788986206" calcext:value-type="float">
            <text:p>1.21378898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53879547119" calcext:value-type="float">
            <text:p>0.7538795471</text:p>
          </table:table-cell>
          <table:table-cell office:value-type="float" office:value="0.659942626953" calcext:value-type="float">
            <text:p>0.6599426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75916671753" calcext:value-type="float">
            <text:p>0.6759166718</text:p>
          </table:table-cell>
          <table:table-cell office:value-type="float" office:value="0.651836395264" calcext:value-type="float">
            <text:p>0.65183639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61985778809" calcext:value-type="float">
            <text:p>0.7619857788</text:p>
          </table:table-cell>
          <table:table-cell office:value-type="float" office:value="0.677108764648" calcext:value-type="float">
            <text:p>0.67710876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78880310059" calcext:value-type="float">
            <text:p>0.5788803101</text:p>
          </table:table-cell>
          <table:table-cell office:value-type="float" office:value="0.670194625854" calcext:value-type="float">
            <text:p>0.670194625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73976135254" calcext:value-type="float">
            <text:p>0.4739761353</text:p>
          </table:table-cell>
          <table:table-cell office:value-type="float" office:value="0.672817230225" calcext:value-type="float">
            <text:p>0.67281723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7872314453" calcext:value-type="float">
            <text:p>0.5378723145</text:p>
          </table:table-cell>
          <table:table-cell office:value-type="float" office:value="0.662088394165" calcext:value-type="float">
            <text:p>0.6620883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9064407349" calcext:value-type="float">
            <text:p>0.5390644073</text:p>
          </table:table-cell>
          <table:table-cell office:value-type="float" office:value="0.674962997437" calcext:value-type="float">
            <text:p>0.67496299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88996505737" calcext:value-type="float">
            <text:p>0.4889965057</text:p>
          </table:table-cell>
          <table:table-cell office:value-type="float" office:value="0.658988952637" calcext:value-type="float">
            <text:p>0.65898895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9118728638" calcext:value-type="float">
            <text:p>0.5791187286</text:p>
          </table:table-cell>
          <table:table-cell office:value-type="float" office:value="1.718997955322" calcext:value-type="float">
            <text:p>1.71899795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68899917603" calcext:value-type="float">
            <text:p>0.7688999176</text:p>
          </table:table-cell>
          <table:table-cell office:value-type="float" office:value="0.445127487183" calcext:value-type="float">
            <text:p>0.4451274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84976577759" calcext:value-type="float">
            <text:p>0.6849765778</text:p>
          </table:table-cell>
          <table:table-cell office:value-type="float" office:value="0.459909439087" calcext:value-type="float">
            <text:p>0.4599094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6120376587" calcext:value-type="float">
            <text:p>0.8261203766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40051269531" calcext:value-type="float">
            <text:p>0.7400512695</text:p>
          </table:table-cell>
          <table:table-cell office:value-type="float" office:value="0.640869140625" calcext:value-type="float">
            <text:p>0.640869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692844390869" calcext:value-type="float">
            <text:p>0.69284439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57932662964" calcext:value-type="float">
            <text:p>0.757932663</text:p>
          </table:table-cell>
          <table:table-cell office:value-type="float" office:value="0.679016113281" calcext:value-type="float">
            <text:p>0.67901611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71999359131" calcext:value-type="float">
            <text:p>0.7719993591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92026519775" calcext:value-type="float">
            <text:p>0.7920265198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0848007202" calcext:value-type="float">
            <text:p>0.8008480072</text:p>
          </table:table-cell>
          <table:table-cell office:value-type="float" office:value="0.680923461914" calcext:value-type="float">
            <text:p>0.68092346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2953033447" calcext:value-type="float">
            <text:p>0.7729530334</text:p>
          </table:table-cell>
          <table:table-cell office:value-type="float" office:value="0.694990158081" calcext:value-type="float">
            <text:p>0.69499015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9950180054" calcext:value-type="float">
            <text:p>0.4899501801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4016876221" calcext:value-type="float">
            <text:p>0.5040168762</text:p>
          </table:table-cell>
          <table:table-cell office:value-type="float" office:value="0.681161880493" calcext:value-type="float">
            <text:p>0.68116188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725030899048" calcext:value-type="float">
            <text:p>0.725030899</text:p>
          </table:table-cell>
          <table:table-cell office:value-type="float" office:value="0.702142715454" calcext:value-type="float">
            <text:p>0.702142715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9111175537" calcext:value-type="float">
            <text:p>0.7491111755</text:p>
          </table:table-cell>
          <table:table-cell office:value-type="float" office:value="0.465869903564" calcext:value-type="float">
            <text:p>0.46586990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02993774414" calcext:value-type="float">
            <text:p>0.8029937744</text:p>
          </table:table-cell>
          <table:table-cell office:value-type="float" office:value="0.46706199646" calcext:value-type="float">
            <text:p>0.46706199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15017318726" calcext:value-type="float">
            <text:p>0.7150173187</text:p>
          </table:table-cell>
          <table:table-cell office:value-type="float" office:value="0.458955764771" calcext:value-type="float">
            <text:p>0.45895576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8089599609" calcext:value-type="float">
            <text:p>0.6980895996</text:p>
          </table:table-cell>
          <table:table-cell office:value-type="float" office:value="0.472784042358" calcext:value-type="float">
            <text:p>0.47278404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94990158081" calcext:value-type="float">
            <text:p>0.6949901581</text:p>
          </table:table-cell>
          <table:table-cell office:value-type="float" office:value="0.491142272949" calcext:value-type="float">
            <text:p>0.49114227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97033309937" calcext:value-type="float">
            <text:p>0.7970333099</text:p>
          </table:table-cell>
          <table:table-cell office:value-type="float" office:value="0.469923019409" calcext:value-type="float">
            <text:p>0.46992301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25166702271" calcext:value-type="float">
            <text:p>0.8251667023</text:p>
          </table:table-cell>
          <table:table-cell office:value-type="float" office:value="0.47492980957" calcext:value-type="float">
            <text:p>0.47492980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2898712158" calcext:value-type="float">
            <text:p>0.7328987122</text:p>
          </table:table-cell>
          <table:table-cell office:value-type="float" office:value="0.472068786621" calcext:value-type="float">
            <text:p>0.47206878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58171081543" calcext:value-type="float">
            <text:p>0.7581710815</text:p>
          </table:table-cell>
          <table:table-cell office:value-type="float" office:value="0.480890274048" calcext:value-type="float">
            <text:p>0.4808902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46011734009" calcext:value-type="float">
            <text:p>0.746011734</text:p>
          </table:table-cell>
          <table:table-cell office:value-type="float" office:value="0.47492980957" calcext:value-type="float">
            <text:p>0.47492980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76052474976" calcext:value-type="float">
            <text:p>0.776052475</text:p>
          </table:table-cell>
          <table:table-cell office:value-type="float" office:value="0.491142272949" calcext:value-type="float">
            <text:p>0.491142272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50064849854" calcext:value-type="float">
            <text:p>0.7500648499</text:p>
          </table:table-cell>
          <table:table-cell office:value-type="float" office:value="0.478982925415" calcext:value-type="float">
            <text:p>0.47898292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71999359131" calcext:value-type="float">
            <text:p>0.7719993591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80890274048" calcext:value-type="float">
            <text:p>0.480890274</text:p>
          </table:table-cell>
          <table:table-cell office:value-type="float" office:value="0.488042831421" calcext:value-type="float">
            <text:p>0.48804283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43968582153" calcext:value-type="float">
            <text:p>0.6439685822</text:p>
          </table:table-cell>
          <table:table-cell office:value-type="float" office:value="0.478029251099" calcext:value-type="float">
            <text:p>0.47802925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70909881592" calcext:value-type="float">
            <text:p>0.6709098816</text:p>
          </table:table-cell>
          <table:table-cell office:value-type="float" office:value="0.693082809448" calcext:value-type="float">
            <text:p>0.6930828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29935073853" calcext:value-type="float">
            <text:p>0.8299350739</text:p>
          </table:table-cell>
          <table:table-cell office:value-type="float" office:value="0.707864761353" calcext:value-type="float">
            <text:p>0.70786476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26835632324" calcext:value-type="float">
            <text:p>0.8268356323</text:p>
          </table:table-cell>
          <table:table-cell office:value-type="float" office:value="0.792026519775" calcext:value-type="float">
            <text:p>0.7920265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2836837769" calcext:value-type="float">
            <text:p>0.8628368378</text:p>
          </table:table-cell>
          <table:table-cell office:value-type="float" office:value="0.486135482788" calcext:value-type="float">
            <text:p>0.48613548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96046447754" calcext:value-type="float">
            <text:p>0.5960464478</text:p>
          </table:table-cell>
          <table:table-cell office:value-type="float" office:value="0.646829605103" calcext:value-type="float">
            <text:p>0.6468296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09907913208" calcext:value-type="float">
            <text:p>0.8099079132</text:p>
          </table:table-cell>
          <table:table-cell office:value-type="float" office:value="0.701189041138" calcext:value-type="float">
            <text:p>0.70118904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79151916504" calcext:value-type="float">
            <text:p>0.7791519165</text:p>
          </table:table-cell>
          <table:table-cell office:value-type="float" office:value="0.704050064087" calcext:value-type="float">
            <text:p>0.70405006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9035720825" calcext:value-type="float">
            <text:p>0.8690357208</text:p>
          </table:table-cell>
          <table:table-cell office:value-type="float" office:value="0.823020935059" calcext:value-type="float">
            <text:p>0.82302093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30173492432" calcext:value-type="float">
            <text:p>0.8301734924</text:p>
          </table:table-cell>
          <table:table-cell office:value-type="float" office:value="0.746965408325" calcext:value-type="float">
            <text:p>0.746965408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91072845459" calcext:value-type="float">
            <text:p>0.7910728455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0002975464" calcext:value-type="float">
            <text:p>0.8800029755</text:p>
          </table:table-cell>
          <table:table-cell office:value-type="float" office:value="0.710964202881" calcext:value-type="float">
            <text:p>0.71096420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99894332886" calcext:value-type="float">
            <text:p>0.7998943329</text:p>
          </table:table-cell>
          <table:table-cell office:value-type="float" office:value="0.729084014893" calcext:value-type="float">
            <text:p>0.729084014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18014144897" calcext:value-type="float">
            <text:p>0.8180141449</text:p>
          </table:table-cell>
          <table:table-cell office:value-type="float" office:value="0.686883926392" calcext:value-type="float">
            <text:p>0.68688392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3199005127" calcext:value-type="float">
            <text:p>0.6031990051</text:p>
          </table:table-cell>
          <table:table-cell office:value-type="float" office:value="0.720024108887" calcext:value-type="float">
            <text:p>0.72002410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8994979858" calcext:value-type="float">
            <text:p>0.8389949799</text:p>
          </table:table-cell>
          <table:table-cell office:value-type="float" office:value="0.737190246582" calcext:value-type="float">
            <text:p>0.73719024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6161117554" calcext:value-type="float">
            <text:p>0.8561611176</text:p>
          </table:table-cell>
          <table:table-cell office:value-type="float" office:value="0.733137130737" calcext:value-type="float">
            <text:p>0.733137130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1127166748" calcext:value-type="float">
            <text:p>0.8311271667</text:p>
          </table:table-cell>
          <table:table-cell office:value-type="float" office:value="0.704050064087" calcext:value-type="float">
            <text:p>0.7040500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20159912109" calcext:value-type="float">
            <text:p>0.8201599121</text:p>
          </table:table-cell>
          <table:table-cell office:value-type="float" office:value="0.667095184326" calcext:value-type="float">
            <text:p>0.66709518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77959823608" calcext:value-type="float">
            <text:p>0.7779598236</text:p>
          </table:table-cell>
          <table:table-cell office:value-type="float" office:value="0.720977783203" calcext:value-type="float">
            <text:p>0.72097778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13007354736" calcext:value-type="float">
            <text:p>0.8130073547</text:p>
          </table:table-cell>
          <table:table-cell office:value-type="float" office:value="0.73504447937" calcext:value-type="float">
            <text:p>0.73504447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5064086914" calcext:value-type="float">
            <text:p>0.9250640869</text:p>
          </table:table-cell>
          <table:table-cell office:value-type="float" office:value="0.736951828003" calcext:value-type="float">
            <text:p>0.7369518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31127166748" calcext:value-type="float">
            <text:p>0.8311271667</text:p>
          </table:table-cell>
          <table:table-cell office:value-type="float" office:value="0.71907043457" calcext:value-type="float">
            <text:p>0.71907043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05854797363" calcext:value-type="float">
            <text:p>0.8058547974</text:p>
          </table:table-cell>
          <table:table-cell office:value-type="float" office:value="0.746011734009" calcext:value-type="float">
            <text:p>0.7460117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838041305542" calcext:value-type="float">
            <text:p>0.8380413055</text:p>
          </table:table-cell>
          <table:table-cell office:value-type="float" office:value="0.739097595215" calcext:value-type="float">
            <text:p>0.73909759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34908676147" calcext:value-type="float">
            <text:p>0.6349086761</text:p>
          </table:table-cell>
          <table:table-cell office:value-type="float" office:value="0.731945037842" calcext:value-type="float">
            <text:p>0.73194503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71966171265" calcext:value-type="float">
            <text:p>0.5719661713</text:p>
          </table:table-cell>
          <table:table-cell office:value-type="float" office:value="0.576019287109" calcext:value-type="float">
            <text:p>0.57601928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23974609375" calcext:value-type="float">
            <text:p>0.8239746094</text:p>
          </table:table-cell>
          <table:table-cell office:value-type="float" office:value="0.516891479492" calcext:value-type="float">
            <text:p>0.51689147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42094421387" calcext:value-type="float">
            <text:p>0.8420944214</text:p>
          </table:table-cell>
          <table:table-cell office:value-type="float" office:value="0.680923461914" calcext:value-type="float">
            <text:p>0.68092346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26971435547" calcext:value-type="float">
            <text:p>0.9269714355</text:p>
          </table:table-cell>
          <table:table-cell office:value-type="float" office:value="0.784873962402" calcext:value-type="float">
            <text:p>0.78487396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25166702271" calcext:value-type="float">
            <text:p>0.8251667023</text:p>
          </table:table-cell>
          <table:table-cell office:value-type="float" office:value="0.756025314331" calcext:value-type="float">
            <text:p>0.75602531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2686882019" calcext:value-type="float">
            <text:p>1.0268688202</text:p>
          </table:table-cell>
          <table:table-cell office:value-type="float" office:value="0.866174697876" calcext:value-type="float">
            <text:p>0.86617469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3988189697" calcext:value-type="float">
            <text:p>0.8339881897</text:p>
          </table:table-cell>
          <table:table-cell office:value-type="float" office:value="0.761032104492" calcext:value-type="float">
            <text:p>0.76103210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30173492432" calcext:value-type="float">
            <text:p>0.8301734924</text:p>
          </table:table-cell>
          <table:table-cell office:value-type="float" office:value="0.751972198486" calcext:value-type="float">
            <text:p>0.75197219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85963439941" calcext:value-type="float">
            <text:p>0.8859634399</text:p>
          </table:table-cell>
          <table:table-cell office:value-type="float" office:value="0.714063644409" calcext:value-type="float">
            <text:p>0.71406364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99076461792" calcext:value-type="float">
            <text:p>0.8990764618</text:p>
          </table:table-cell>
          <table:table-cell office:value-type="float" office:value="0.746011734009" calcext:value-type="float">
            <text:p>0.7460117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56058502197" calcext:value-type="float">
            <text:p>0.9560585022</text:p>
          </table:table-cell>
          <table:table-cell office:value-type="float" office:value="0.759840011597" calcext:value-type="float">
            <text:p>0.75984001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34839248657" calcext:value-type="float">
            <text:p>0.9348392487</text:p>
          </table:table-cell>
          <table:table-cell office:value-type="float" office:value="0.752925872803" calcext:value-type="float">
            <text:p>0.75292587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49008560181" calcext:value-type="float">
            <text:p>0.8490085602</text:p>
          </table:table-cell>
          <table:table-cell office:value-type="float" office:value="0.748872756958" calcext:value-type="float">
            <text:p>0.748872757</text:p>
          </table:table-cell>
        </table:table-row>
      </table:table>
      <table:table table:name="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47988510132" calcext:value-type="float">
            <text:p>0.4479885101</text:p>
          </table:table-cell>
          <table:table-cell office:value-type="float" office:value="0.46706199646" calcext:value-type="float">
            <text:p>0.46706199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1960144043" calcext:value-type="float">
            <text:p>0.391960144</text:p>
          </table:table-cell>
          <table:table-cell office:value-type="float" office:value="0.400066375732" calcext:value-type="float">
            <text:p>0.40006637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97920608521" calcext:value-type="float">
            <text:p>0.3979206085</text:p>
          </table:table-cell>
          <table:table-cell office:value-type="float" office:value="0.637054443359" calcext:value-type="float">
            <text:p>0.63705444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6966934204" calcext:value-type="float">
            <text:p>0.3969669342</text:p>
          </table:table-cell>
          <table:table-cell office:value-type="float" office:value="0.633955001831" calcext:value-type="float">
            <text:p>0.6339550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4160232544" calcext:value-type="float">
            <text:p>0.4341602325</text:p>
          </table:table-cell>
          <table:table-cell office:value-type="float" office:value="0.652074813843" calcext:value-type="float">
            <text:p>0.6520748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9827957153" calcext:value-type="float">
            <text:p>0.3998279572</text:p>
          </table:table-cell>
          <table:table-cell office:value-type="float" office:value="0.626087188721" calcext:value-type="float">
            <text:p>0.62608718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08887863159" calcext:value-type="float">
            <text:p>0.4088878632</text:p>
          </table:table-cell>
          <table:table-cell office:value-type="float" office:value="0.411987304688" calcext:value-type="float">
            <text:p>0.41198730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6980514526" calcext:value-type="float">
            <text:p>0.4069805145</text:p>
          </table:table-cell>
          <table:table-cell office:value-type="float" office:value="0.407934188843" calcext:value-type="float">
            <text:p>0.40793418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8887863159" calcext:value-type="float">
            <text:p>0.4088878632</text:p>
          </table:table-cell>
          <table:table-cell office:value-type="float" office:value="0.679969787598" calcext:value-type="float">
            <text:p>0.6799697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12940979004" calcext:value-type="float">
            <text:p>0.412940979</text:p>
          </table:table-cell>
          <table:table-cell office:value-type="float" office:value="0.669956207275" calcext:value-type="float">
            <text:p>0.66995620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3117523193" calcext:value-type="float">
            <text:p>0.5431175232</text:p>
          </table:table-cell>
          <table:table-cell office:value-type="float" office:value="0.647068023682" calcext:value-type="float">
            <text:p>0.64706802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19139862061" calcext:value-type="float">
            <text:p>0.4191398621</text:p>
          </table:table-cell>
          <table:table-cell office:value-type="float" office:value="0.638008117676" calcext:value-type="float">
            <text:p>0.63800811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08887863159" calcext:value-type="float">
            <text:p>0.4088878632</text:p>
          </table:table-cell>
          <table:table-cell office:value-type="float" office:value="0.632047653198" calcext:value-type="float">
            <text:p>0.63204765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11987304688" calcext:value-type="float">
            <text:p>0.4119873047</text:p>
          </table:table-cell>
          <table:table-cell office:value-type="float" office:value="0.634908676147" calcext:value-type="float">
            <text:p>0.63490867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49077987671" calcext:value-type="float">
            <text:p>0.5490779877</text:p>
          </table:table-cell>
          <table:table-cell office:value-type="float" office:value="0.722885131836" calcext:value-type="float">
            <text:p>0.72288513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2986869812" calcext:value-type="float">
            <text:p>0.4298686981</text:p>
          </table:table-cell>
          <table:table-cell office:value-type="float" office:value="0.657081604004" calcext:value-type="float">
            <text:p>0.6570816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16994094849" calcext:value-type="float">
            <text:p>0.4169940948</text:p>
          </table:table-cell>
          <table:table-cell office:value-type="float" office:value="0.41389465332" calcext:value-type="float">
            <text:p>0.41389465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15802001953" calcext:value-type="float">
            <text:p>0.415802002</text:p>
          </table:table-cell>
          <table:table-cell office:value-type="float" office:value="0.422954559326" calcext:value-type="float">
            <text:p>0.42295455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11033630371" calcext:value-type="float">
            <text:p>0.4110336304</text:p>
          </table:table-cell>
          <table:table-cell office:value-type="float" office:value="0.648021697998" calcext:value-type="float">
            <text:p>0.6480216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20808792114" calcext:value-type="float">
            <text:p>0.4208087921</text:p>
          </table:table-cell>
          <table:table-cell office:value-type="float" office:value="0.64492225647" calcext:value-type="float">
            <text:p>0.64492225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64916229248" calcext:value-type="float">
            <text:p>0.4649162292</text:p>
          </table:table-cell>
          <table:table-cell office:value-type="float" office:value="0.585794448853" calcext:value-type="float">
            <text:p>0.58579444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31196594238" calcext:value-type="float">
            <text:p>0.5311965942</text:p>
          </table:table-cell>
          <table:table-cell office:value-type="float" office:value="0.427007675171" calcext:value-type="float">
            <text:p>0.42700767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42981719971" calcext:value-type="float">
            <text:p>0.44298172</text:p>
          </table:table-cell>
          <table:table-cell office:value-type="float" office:value="0.653028488159" calcext:value-type="float">
            <text:p>0.653028488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7967376709" calcext:value-type="float">
            <text:p>0.6079673767</text:p>
          </table:table-cell>
          <table:table-cell office:value-type="float" office:value="0.434875488281" calcext:value-type="float">
            <text:p>0.43487548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9990921021" calcext:value-type="float">
            <text:p>0.519990921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8056411743" calcext:value-type="float">
            <text:p>0.4980564117</text:p>
          </table:table-cell>
          <table:table-cell office:value-type="float" office:value="0.433921813965" calcext:value-type="float">
            <text:p>0.4339218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56978988647" calcext:value-type="float">
            <text:p>0.7569789886</text:p>
          </table:table-cell>
          <table:table-cell office:value-type="float" office:value="0.639915466309" calcext:value-type="float">
            <text:p>0.6399154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9840011597" calcext:value-type="float">
            <text:p>0.7598400116</text:p>
          </table:table-cell>
          <table:table-cell office:value-type="float" office:value="0.649929046631" calcext:value-type="float">
            <text:p>0.64992904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76155090332" calcext:value-type="float">
            <text:p>0.6761550903</text:p>
          </table:table-cell>
          <table:table-cell office:value-type="float" office:value="0.443935394287" calcext:value-type="float">
            <text:p>0.44393539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97135925293" calcext:value-type="float">
            <text:p>0.6971359253</text:p>
          </table:table-cell>
          <table:table-cell office:value-type="float" office:value="0.464200973511" calcext:value-type="float">
            <text:p>0.464200973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9894332886" calcext:value-type="float">
            <text:p>0.7998943329</text:p>
          </table:table-cell>
          <table:table-cell office:value-type="float" office:value="0.439167022705" calcext:value-type="float">
            <text:p>0.43916702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65085220337" calcext:value-type="float">
            <text:p>0.7650852203</text:p>
          </table:table-cell>
          <table:table-cell office:value-type="float" office:value="0.434875488281" calcext:value-type="float">
            <text:p>0.434875488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98089599609" calcext:value-type="float">
            <text:p>0.6980895996</text:p>
          </table:table-cell>
          <table:table-cell office:value-type="float" office:value="5.497932434082" calcext:value-type="float">
            <text:p>5.497932434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97033309937" calcext:value-type="float">
            <text:p>0.7970333099</text:p>
          </table:table-cell>
          <table:table-cell office:value-type="float" office:value="0.450849533081" calcext:value-type="float">
            <text:p>0.45084953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1999359131" calcext:value-type="float">
            <text:p>0.7719993591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1059265137" calcext:value-type="float">
            <text:p>0.7810592651</text:p>
          </table:table-cell>
          <table:table-cell office:value-type="float" office:value="0.447034835815" calcext:value-type="float">
            <text:p>0.44703483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793933868408" calcext:value-type="float">
            <text:p>0.7939338684</text:p>
          </table:table-cell>
          <table:table-cell office:value-type="float" office:value="0.44584274292" calcext:value-type="float">
            <text:p>0.44584274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96897506714" calcext:value-type="float">
            <text:p>0.6968975067</text:p>
          </table:table-cell>
          <table:table-cell office:value-type="float" office:value="0.454902648926" calcext:value-type="float">
            <text:p>0.45490264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71045684814" calcext:value-type="float">
            <text:p>0.7710456848</text:p>
          </table:table-cell>
          <table:table-cell office:value-type="float" office:value="0.458002090454" calcext:value-type="float">
            <text:p>0.45800209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34806060791" calcext:value-type="float">
            <text:p>0.7348060608</text:p>
          </table:table-cell>
          <table:table-cell office:value-type="float" office:value="0.448942184448" calcext:value-type="float">
            <text:p>0.4489421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67946243286" calcext:value-type="float">
            <text:p>0.7679462433</text:p>
          </table:table-cell>
          <table:table-cell office:value-type="float" office:value="0.452995300293" calcext:value-type="float">
            <text:p>0.45299530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58068466187" calcext:value-type="float">
            <text:p>0.8580684662</text:p>
          </table:table-cell>
          <table:table-cell office:value-type="float" office:value="0.456094741821" calcext:value-type="float">
            <text:p>0.45609474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85963439941" calcext:value-type="float">
            <text:p>0.8859634399</text:p>
          </table:table-cell>
          <table:table-cell office:value-type="float" office:value="0.459909439087" calcext:value-type="float">
            <text:p>0.45990943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81979751587" calcext:value-type="float">
            <text:p>0.5819797516</text:p>
          </table:table-cell>
          <table:table-cell office:value-type="float" office:value="0.469923019409" calcext:value-type="float">
            <text:p>0.46992301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02109527588" calcext:value-type="float">
            <text:p>0.5021095276</text:p>
          </table:table-cell>
          <table:table-cell office:value-type="float" office:value="0.453948974609" calcext:value-type="float">
            <text:p>0.45394897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108039856" calcext:value-type="float">
            <text:p>0.6210803986</text:p>
          </table:table-cell>
          <table:table-cell office:value-type="float" office:value="0.461101531982" calcext:value-type="float">
            <text:p>0.4611015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4895095825" calcext:value-type="float">
            <text:p>0.6248950958</text:p>
          </table:table-cell>
          <table:table-cell office:value-type="float" office:value="0.468969345093" calcext:value-type="float">
            <text:p>0.46896934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6837158203" calcext:value-type="float">
            <text:p>0.4768371582</text:p>
          </table:table-cell>
          <table:table-cell office:value-type="float" office:value="0.459909439087" calcext:value-type="float">
            <text:p>0.45990943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11100006104" calcext:value-type="float">
            <text:p>0.8111000061</text:p>
          </table:table-cell>
          <table:table-cell office:value-type="float" office:value="0.458002090454" calcext:value-type="float">
            <text:p>0.45800209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99043273926" calcext:value-type="float">
            <text:p>0.6990432739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9037246704" calcext:value-type="float">
            <text:p>0.5190372467</text:p>
          </table:table-cell>
          <table:table-cell office:value-type="float" office:value="0.463962554932" calcext:value-type="float">
            <text:p>0.46396255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0890274048" calcext:value-type="float">
            <text:p>0.480890274</text:p>
          </table:table-cell>
          <table:table-cell office:value-type="float" office:value="0.478029251099" calcext:value-type="float">
            <text:p>0.47802925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457048416138" calcext:value-type="float">
            <text:p>0.45704841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73976135254" calcext:value-type="float">
            <text:p>0.4739761353</text:p>
          </table:table-cell>
          <table:table-cell office:value-type="float" office:value="0.69785118103" calcext:value-type="float">
            <text:p>0.6978511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700012207" calcext:value-type="float">
            <text:p>0.5970001221</text:p>
          </table:table-cell>
          <table:table-cell office:value-type="float" office:value="0.784873962402" calcext:value-type="float">
            <text:p>0.78487396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81128692627" calcext:value-type="float">
            <text:p>0.4811286926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6089630127" calcext:value-type="float">
            <text:p>0.6608963013</text:p>
          </table:table-cell>
          <table:table-cell office:value-type="float" office:value="0.481843948364" calcext:value-type="float">
            <text:p>0.481843948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961791992" calcext:value-type="float">
            <text:p>0.638961792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48975372314" calcext:value-type="float">
            <text:p>0.6489753723</text:p>
          </table:table-cell>
          <table:table-cell office:value-type="float" office:value="0.56004524231" calcext:value-type="float">
            <text:p>0.56004524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80923461914" calcext:value-type="float">
            <text:p>0.6809234619</text:p>
          </table:table-cell>
          <table:table-cell office:value-type="float" office:value="0.49614906311" calcext:value-type="float">
            <text:p>0.49614906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3014907837" calcext:value-type="float">
            <text:p>0.6430149078</text:p>
          </table:table-cell>
          <table:table-cell office:value-type="float" office:value="0.475883483887" calcext:value-type="float">
            <text:p>0.47588348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53982162476" calcext:value-type="float">
            <text:p>0.6539821625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6843185425" calcext:value-type="float">
            <text:p>0.6568431854</text:p>
          </table:table-cell>
          <table:table-cell office:value-type="float" office:value="0.480890274048" calcext:value-type="float">
            <text:p>0.4808902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0181045532" calcext:value-type="float">
            <text:p>0.6601810455</text:p>
          </table:table-cell>
          <table:table-cell office:value-type="float" office:value="0.479936599731" calcext:value-type="float">
            <text:p>0.4799365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3042068481" calcext:value-type="float">
            <text:p>0.6630420685</text:p>
          </table:table-cell>
          <table:table-cell office:value-type="float" office:value="0.497102737427" calcext:value-type="float">
            <text:p>0.49710273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63042068481" calcext:value-type="float">
            <text:p>0.6630420685</text:p>
          </table:table-cell>
          <table:table-cell office:value-type="float" office:value="0.489950180054" calcext:value-type="float">
            <text:p>0.48995018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016746521" calcext:value-type="float">
            <text:p>0.6501674652</text:p>
          </table:table-cell>
          <table:table-cell office:value-type="float" office:value="0.493049621582" calcext:value-type="float">
            <text:p>0.4930496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56843185425" calcext:value-type="float">
            <text:p>0.6568431854</text:p>
          </table:table-cell>
          <table:table-cell office:value-type="float" office:value="0.462770462036" calcext:value-type="float">
            <text:p>0.4627704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1849975586" calcext:value-type="float">
            <text:p>0.6618499756</text:p>
          </table:table-cell>
          <table:table-cell office:value-type="float" office:value="0.669956207275" calcext:value-type="float">
            <text:p>0.66995620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9785118103" calcext:value-type="float">
            <text:p>0.697851181</text:p>
          </table:table-cell>
          <table:table-cell office:value-type="float" office:value="0.686883926392" calcext:value-type="float">
            <text:p>0.68688392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15017318726" calcext:value-type="float">
            <text:p>0.7150173187</text:p>
          </table:table-cell>
          <table:table-cell office:value-type="float" office:value="0.976085662842" calcext:value-type="float">
            <text:p>0.97608566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3042068481" calcext:value-type="float">
            <text:p>0.6630420685</text:p>
          </table:table-cell>
          <table:table-cell office:value-type="float" office:value="0.725984573364" calcext:value-type="float">
            <text:p>0.72598457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4949417114" calcext:value-type="float">
            <text:p>0.6649494171</text:p>
          </table:table-cell>
          <table:table-cell office:value-type="float" office:value="0.72193145752" calcext:value-type="float">
            <text:p>0.72193145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49213790894" calcext:value-type="float">
            <text:p>0.6492137909</text:p>
          </table:table-cell>
          <table:table-cell office:value-type="float" office:value="0.754833221436" calcext:value-type="float">
            <text:p>0.75483322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27891921997" calcext:value-type="float">
            <text:p>0.727891922</text:p>
          </table:table-cell>
          <table:table-cell office:value-type="float" office:value="0.76699256897" calcext:value-type="float">
            <text:p>0.7669925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03811645508" calcext:value-type="float">
            <text:p>0.7038116455</text:p>
          </table:table-cell>
          <table:table-cell office:value-type="float" office:value="0.648021697998" calcext:value-type="float">
            <text:p>0.6480216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725984573364" calcext:value-type="float">
            <text:p>0.72598457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84976577759" calcext:value-type="float">
            <text:p>0.6849765778</text:p>
          </table:table-cell>
          <table:table-cell office:value-type="float" office:value="0.746011734009" calcext:value-type="float">
            <text:p>0.7460117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72101974487" calcext:value-type="float">
            <text:p>0.6721019745</text:p>
          </table:table-cell>
          <table:table-cell office:value-type="float" office:value="0.725984573364" calcext:value-type="float">
            <text:p>0.725984573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697135925293" calcext:value-type="float">
            <text:p>0.69713592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53879547119" calcext:value-type="float">
            <text:p>0.7538795471</text:p>
          </table:table-cell>
          <table:table-cell office:value-type="float" office:value="0.492095947266" calcext:value-type="float">
            <text:p>0.49209594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83069229126" calcext:value-type="float">
            <text:p>0.6830692291</text:p>
          </table:table-cell>
          <table:table-cell office:value-type="float" office:value="0.708103179932" calcext:value-type="float">
            <text:p>0.708103179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20024108887" calcext:value-type="float">
            <text:p>0.7200241089</text:p>
          </table:table-cell>
          <table:table-cell office:value-type="float" office:value="0.741004943848" calcext:value-type="float">
            <text:p>0.74100494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99996948242" calcext:value-type="float">
            <text:p>0.6999969482</text:p>
          </table:table-cell>
          <table:table-cell office:value-type="float" office:value="0.753164291382" calcext:value-type="float">
            <text:p>0.75316429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1907043457" calcext:value-type="float">
            <text:p>0.7190704346</text:p>
          </table:table-cell>
          <table:table-cell office:value-type="float" office:value="0.742197036743" calcext:value-type="float">
            <text:p>0.74219703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95943832397" calcext:value-type="float">
            <text:p>0.6959438324</text:p>
          </table:table-cell>
          <table:table-cell office:value-type="float" office:value="0.765800476074" calcext:value-type="float">
            <text:p>0.76580047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614151001" calcext:value-type="float">
            <text:p>0.66614151</text:p>
          </table:table-cell>
          <table:table-cell office:value-type="float" office:value="0.73504447937" calcext:value-type="float">
            <text:p>0.73504447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12871551514" calcext:value-type="float">
            <text:p>0.7128715515</text:p>
          </table:table-cell>
          <table:table-cell office:value-type="float" office:value="0.760078430176" calcext:value-type="float">
            <text:p>0.7600784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75098800659" calcext:value-type="float">
            <text:p>0.7750988007</text:p>
          </table:table-cell>
          <table:table-cell office:value-type="float" office:value="0.685930252075" calcext:value-type="float">
            <text:p>0.68593025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84976577759" calcext:value-type="float">
            <text:p>0.6849765778</text:p>
          </table:table-cell>
          <table:table-cell office:value-type="float" office:value="0.75888633728" calcext:value-type="float">
            <text:p>0.75888633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0595741272" calcext:value-type="float">
            <text:p>0.7059574127</text:p>
          </table:table-cell>
          <table:table-cell office:value-type="float" office:value="0.74291229248" calcext:value-type="float">
            <text:p>0.74291229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16924667358" calcext:value-type="float">
            <text:p>0.7169246674</text:p>
          </table:table-cell>
          <table:table-cell office:value-type="float" office:value="0.530958175659" calcext:value-type="float">
            <text:p>0.530958175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99043273926" calcext:value-type="float">
            <text:p>0.6990432739</text:p>
          </table:table-cell>
          <table:table-cell office:value-type="float" office:value="0.728130340576" calcext:value-type="float">
            <text:p>0.72813034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09192657471" calcext:value-type="float">
            <text:p>0.8091926575</text:p>
          </table:table-cell>
          <table:table-cell office:value-type="float" office:value="0.85711479187" calcext:value-type="float">
            <text:p>0.85711479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8906288147" calcext:value-type="float">
            <text:p>0.8890628815</text:p>
          </table:table-cell>
          <table:table-cell office:value-type="float" office:value="0.715017318726" calcext:value-type="float">
            <text:p>0.71501731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5992126465" calcext:value-type="float">
            <text:p>0.5559921265</text:p>
          </table:table-cell>
          <table:table-cell office:value-type="float" office:value="0.783920288086" calcext:value-type="float">
            <text:p>0.78392028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8165054321" calcext:value-type="float">
            <text:p>0.5781650543</text:p>
          </table:table-cell>
          <table:table-cell office:value-type="float" office:value="0.785112380981" calcext:value-type="float">
            <text:p>0.7851123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6032867432" calcext:value-type="float">
            <text:p>0.5860328674</text:p>
          </table:table-cell>
          <table:table-cell office:value-type="float" office:value="0.774145126343" calcext:value-type="float">
            <text:p>0.77414512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1795654297" calcext:value-type="float">
            <text:p>0.6217956543</text:p>
          </table:table-cell>
          <table:table-cell office:value-type="float" office:value="0.762939453125" calcext:value-type="float">
            <text:p>0.76293945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8048858643" calcext:value-type="float">
            <text:p>0.6680488586</text:p>
          </table:table-cell>
          <table:table-cell office:value-type="float" office:value="0.733852386475" calcext:value-type="float">
            <text:p>0.73385238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53061676025" calcext:value-type="float">
            <text:p>0.853061676</text:p>
          </table:table-cell>
          <table:table-cell office:value-type="float" office:value="0.735998153687" calcext:value-type="float">
            <text:p>0.7359981537</text:p>
          </table:table-cell>
        </table:table-row>
      </table:table>
      <table:table table:name="5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3935394287" calcext:value-type="float">
            <text:p>0.4439353943</text:p>
          </table:table-cell>
          <table:table-cell office:value-type="float" office:value="0.452995300293" calcext:value-type="float">
            <text:p>0.45299530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1960144043" calcext:value-type="float">
            <text:p>0.391960144</text:p>
          </table:table-cell>
          <table:table-cell office:value-type="float" office:value="0.403165817261" calcext:value-type="float">
            <text:p>0.40316581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981590271" calcext:value-type="float">
            <text:p>0.3981590271</text:p>
          </table:table-cell>
          <table:table-cell office:value-type="float" office:value="0.422954559326" calcext:value-type="float">
            <text:p>0.42295455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9126281738" calcext:value-type="float">
            <text:p>0.4091262817</text:p>
          </table:table-cell>
          <table:table-cell office:value-type="float" office:value="0.410079956055" calcext:value-type="float">
            <text:p>0.41007995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4105911255" calcext:value-type="float">
            <text:p>0.3941059113</text:p>
          </table:table-cell>
          <table:table-cell office:value-type="float" office:value="0.669002532959" calcext:value-type="float">
            <text:p>0.6690025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01020050049" calcext:value-type="float">
            <text:p>0.40102005</text:p>
          </table:table-cell>
          <table:table-cell office:value-type="float" office:value="0.646829605103" calcext:value-type="float">
            <text:p>0.6468296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0602684021" calcext:value-type="float">
            <text:p>0.4060268402</text:p>
          </table:table-cell>
          <table:table-cell office:value-type="float" office:value="0.651121139526" calcext:value-type="float">
            <text:p>0.65112113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42028045654" calcext:value-type="float">
            <text:p>0.4420280457</text:p>
          </table:table-cell>
          <table:table-cell office:value-type="float" office:value="0.662803649902" calcext:value-type="float">
            <text:p>0.66280364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04119491577" calcext:value-type="float">
            <text:p>0.4041194916</text:p>
          </table:table-cell>
          <table:table-cell office:value-type="float" office:value="0.709056854248" calcext:value-type="float">
            <text:p>0.709056854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03881072998" calcext:value-type="float">
            <text:p>0.403881073</text:p>
          </table:table-cell>
          <table:table-cell office:value-type="float" office:value="0.618934631348" calcext:value-type="float">
            <text:p>0.61893463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1060791016" calcext:value-type="float">
            <text:p>0.431060791</text:p>
          </table:table-cell>
          <table:table-cell office:value-type="float" office:value="0.670909881592" calcext:value-type="float">
            <text:p>0.67090988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11033630371" calcext:value-type="float">
            <text:p>0.4110336304</text:p>
          </table:table-cell>
          <table:table-cell office:value-type="float" office:value="0.638008117676" calcext:value-type="float">
            <text:p>0.63800811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7947769165" calcext:value-type="float">
            <text:p>0.4179477692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10795211792" calcext:value-type="float">
            <text:p>0.4107952118</text:p>
          </table:table-cell>
          <table:table-cell office:value-type="float" office:value="0.42986869812" calcext:value-type="float">
            <text:p>0.42986869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94854354858" calcext:value-type="float">
            <text:p>0.5948543549</text:p>
          </table:table-cell>
          <table:table-cell office:value-type="float" office:value="0.61297416687" calcext:value-type="float">
            <text:p>0.61297416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09126281738" calcext:value-type="float">
            <text:p>0.4091262817</text:p>
          </table:table-cell>
          <table:table-cell office:value-type="float" office:value="0.623941421509" calcext:value-type="float">
            <text:p>0.62394142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32968139648" calcext:value-type="float">
            <text:p>0.4329681396</text:p>
          </table:table-cell>
          <table:table-cell office:value-type="float" office:value="0.62084197998" calcext:value-type="float">
            <text:p>0.620841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5100326538" calcext:value-type="float">
            <text:p>0.4251003265</text:p>
          </table:table-cell>
          <table:table-cell office:value-type="float" office:value="0.669956207275" calcext:value-type="float">
            <text:p>0.66995620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23908233643" calcext:value-type="float">
            <text:p>0.4239082336</text:p>
          </table:table-cell>
          <table:table-cell office:value-type="float" office:value="0.654220581055" calcext:value-type="float">
            <text:p>0.654220581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21047210693" calcext:value-type="float">
            <text:p>0.4210472107</text:p>
          </table:table-cell>
          <table:table-cell office:value-type="float" office:value="0.65803527832" calcext:value-type="float">
            <text:p>0.658035278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7224960327" calcext:value-type="float">
            <text:p>0.5872249603</text:p>
          </table:table-cell>
          <table:table-cell office:value-type="float" office:value="0.662088394165" calcext:value-type="float">
            <text:p>0.66208839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2200088501" calcext:value-type="float">
            <text:p>0.422000885</text:p>
          </table:table-cell>
          <table:table-cell office:value-type="float" office:value="0.631809234619" calcext:value-type="float">
            <text:p>0.63180923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921813965" calcext:value-type="float">
            <text:p>0.433921814</text:p>
          </table:table-cell>
          <table:table-cell office:value-type="float" office:value="0.603914260864" calcext:value-type="float">
            <text:p>0.60391426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76972961426" calcext:value-type="float">
            <text:p>0.5769729614</text:p>
          </table:table-cell>
          <table:table-cell office:value-type="float" office:value="0.613927841187" calcext:value-type="float">
            <text:p>0.61392784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2014465332" calcext:value-type="float">
            <text:p>0.4320144653</text:p>
          </table:table-cell>
          <table:table-cell office:value-type="float" office:value="0.694036483765" calcext:value-type="float">
            <text:p>0.69403648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4861907959" calcext:value-type="float">
            <text:p>0.424861908</text:p>
          </table:table-cell>
          <table:table-cell office:value-type="float" office:value="0.672101974487" calcext:value-type="float">
            <text:p>0.67210197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32014465332" calcext:value-type="float">
            <text:p>0.4320144653</text:p>
          </table:table-cell>
          <table:table-cell office:value-type="float" office:value="0.679969787598" calcext:value-type="float">
            <text:p>0.67996978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7961349487" calcext:value-type="float">
            <text:p>0.4279613495</text:p>
          </table:table-cell>
          <table:table-cell office:value-type="float" office:value="0.673055648804" calcext:value-type="float">
            <text:p>0.67305564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3511390686" calcext:value-type="float">
            <text:p>0.4351139069</text:p>
          </table:table-cell>
          <table:table-cell office:value-type="float" office:value="0.44322013855" calcext:value-type="float">
            <text:p>0.44322013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40120697021" calcext:value-type="float">
            <text:p>0.440120697</text:p>
          </table:table-cell>
          <table:table-cell office:value-type="float" office:value="0.676870346069" calcext:value-type="float">
            <text:p>0.67687034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65869903564" calcext:value-type="float">
            <text:p>0.4658699036</text:p>
          </table:table-cell>
          <table:table-cell office:value-type="float" office:value="0.654220581055" calcext:value-type="float">
            <text:p>0.6542205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3935394287" calcext:value-type="float">
            <text:p>0.4439353943</text:p>
          </table:table-cell>
          <table:table-cell office:value-type="float" office:value="0.68211555481" calcext:value-type="float">
            <text:p>0.68211555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511390686" calcext:value-type="float">
            <text:p>0.4351139069</text:p>
          </table:table-cell>
          <table:table-cell office:value-type="float" office:value="0.725030899048" calcext:value-type="float">
            <text:p>0.7250308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55141067505" calcext:value-type="float">
            <text:p>0.4551410675</text:p>
          </table:table-cell>
          <table:table-cell office:value-type="float" office:value="0.645875930786" calcext:value-type="float">
            <text:p>0.64587593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33206558228" calcext:value-type="float">
            <text:p>0.4332065582</text:p>
          </table:table-cell>
          <table:table-cell office:value-type="float" office:value="0.476837158203" calcext:value-type="float">
            <text:p>0.47683715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584274292" calcext:value-type="float">
            <text:p>0.4458427429</text:p>
          </table:table-cell>
          <table:table-cell office:value-type="float" office:value="0.667810440063" calcext:value-type="float">
            <text:p>0.66781044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40120697021" calcext:value-type="float">
            <text:p>0.440120697</text:p>
          </table:table-cell>
          <table:table-cell office:value-type="float" office:value="0.687837600708" calcext:value-type="float">
            <text:p>0.68783760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50849533081" calcext:value-type="float">
            <text:p>0.4508495331</text:p>
          </table:table-cell>
          <table:table-cell office:value-type="float" office:value="0.68998336792" calcext:value-type="float">
            <text:p>0.68998336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6067581177" calcext:value-type="float">
            <text:p>0.4360675812</text:p>
          </table:table-cell>
          <table:table-cell office:value-type="float" office:value="0.693798065186" calcext:value-type="float">
            <text:p>0.69379806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5856323242" calcext:value-type="float">
            <text:p>0.4558563232</text:p>
          </table:table-cell>
          <table:table-cell office:value-type="float" office:value="0.680208206177" calcext:value-type="float">
            <text:p>0.68020820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41074371338" calcext:value-type="float">
            <text:p>0.4410743713</text:p>
          </table:table-cell>
          <table:table-cell office:value-type="float" office:value="0.692129135132" calcext:value-type="float">
            <text:p>0.69212913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108795166" calcext:value-type="float">
            <text:p>0.4510879517</text:p>
          </table:table-cell>
          <table:table-cell office:value-type="float" office:value="0.465869903564" calcext:value-type="float">
            <text:p>0.46586990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64916229248" calcext:value-type="float">
            <text:p>0.4649162292</text:p>
          </table:table-cell>
          <table:table-cell office:value-type="float" office:value="0.72193145752" calcext:value-type="float">
            <text:p>0.72193145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955764771" calcext:value-type="float">
            <text:p>0.4589557648</text:p>
          </table:table-cell>
          <table:table-cell office:value-type="float" office:value="0.693082809448" calcext:value-type="float">
            <text:p>0.69308280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8969345093" calcext:value-type="float">
            <text:p>0.4689693451</text:p>
          </table:table-cell>
          <table:table-cell office:value-type="float" office:value="0.699996948242" calcext:value-type="float">
            <text:p>0.69999694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108795166" calcext:value-type="float">
            <text:p>0.4510879517</text:p>
          </table:table-cell>
          <table:table-cell office:value-type="float" office:value="0.658988952637" calcext:value-type="float">
            <text:p>0.65898895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473022460938" calcext:value-type="float">
            <text:p>0.47302246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51803207397" calcext:value-type="float">
            <text:p>0.4518032074</text:p>
          </table:table-cell>
          <table:table-cell office:value-type="float" office:value="0.689029693604" calcext:value-type="float">
            <text:p>0.68902969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50134277344" calcext:value-type="float">
            <text:p>0.4501342773</text:p>
          </table:table-cell>
          <table:table-cell office:value-type="float" office:value="0.711917877197" calcext:value-type="float">
            <text:p>0.71191787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59909439087" calcext:value-type="float">
            <text:p>0.4599094391</text:p>
          </table:table-cell>
          <table:table-cell office:value-type="float" office:value="0.74315071106" calcext:value-type="float">
            <text:p>0.74315071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0876693726" calcext:value-type="float">
            <text:p>0.4708766937</text:p>
          </table:table-cell>
          <table:table-cell office:value-type="float" office:value="0.707864761353" calcext:value-type="float">
            <text:p>0.70786476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95910644531" calcext:value-type="float">
            <text:p>0.4959106445</text:p>
          </table:table-cell>
          <table:table-cell office:value-type="float" office:value="0.693082809448" calcext:value-type="float">
            <text:p>0.6930828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62055206299" calcext:value-type="float">
            <text:p>0.4620552063</text:p>
          </table:table-cell>
          <table:table-cell office:value-type="float" office:value="0.716924667358" calcext:value-type="float">
            <text:p>0.71692466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73022460938" calcext:value-type="float">
            <text:p>0.4730224609</text:p>
          </table:table-cell>
          <table:table-cell office:value-type="float" office:value="0.705003738403" calcext:value-type="float">
            <text:p>0.70500373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19990921021" calcext:value-type="float">
            <text:p>0.519990921</text:p>
          </table:table-cell>
          <table:table-cell office:value-type="float" office:value="0.702857971191" calcext:value-type="float">
            <text:p>0.70285797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733852386475" calcext:value-type="float">
            <text:p>0.733852386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17845153809" calcext:value-type="float">
            <text:p>0.5178451538</text:p>
          </table:table-cell>
          <table:table-cell office:value-type="float" office:value="0.715970993042" calcext:value-type="float">
            <text:p>0.7159709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643014907837" calcext:value-type="float">
            <text:p>0.64301490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6706199646" calcext:value-type="float">
            <text:p>0.4670619965</text:p>
          </table:table-cell>
          <table:table-cell office:value-type="float" office:value="0.720977783203" calcext:value-type="float">
            <text:p>0.7209777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303604126" calcext:value-type="float">
            <text:p>0.4830360413</text:p>
          </table:table-cell>
          <table:table-cell office:value-type="float" office:value="0.718116760254" calcext:value-type="float">
            <text:p>0.71811676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66108322144" calcext:value-type="float">
            <text:p>0.4661083221</text:p>
          </table:table-cell>
          <table:table-cell office:value-type="float" office:value="0.724077224731" calcext:value-type="float">
            <text:p>0.72407722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7817993164" calcext:value-type="float">
            <text:p>0.4978179932</text:p>
          </table:table-cell>
          <table:table-cell office:value-type="float" office:value="0.694036483765" calcext:value-type="float">
            <text:p>0.69403648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82082366943" calcext:value-type="float">
            <text:p>0.4820823669</text:p>
          </table:table-cell>
          <table:table-cell office:value-type="float" office:value="0.489950180054" calcext:value-type="float">
            <text:p>0.48995018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5181808472" calcext:value-type="float">
            <text:p>0.4851818085</text:p>
          </table:table-cell>
          <table:table-cell office:value-type="float" office:value="0.740051269531" calcext:value-type="float">
            <text:p>0.7400512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7075576782" calcext:value-type="float">
            <text:p>0.4770755768</text:p>
          </table:table-cell>
          <table:table-cell office:value-type="float" office:value="0.673055648804" calcext:value-type="float">
            <text:p>0.673055648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3989715576" calcext:value-type="float">
            <text:p>0.4839897156</text:p>
          </table:table-cell>
          <table:table-cell office:value-type="float" office:value="0.713109970093" calcext:value-type="float">
            <text:p>0.71310997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8988952637" calcext:value-type="float">
            <text:p>0.6589889526</text:p>
          </table:table-cell>
          <table:table-cell office:value-type="float" office:value="0.740051269531" calcext:value-type="float">
            <text:p>0.7400512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63042068481" calcext:value-type="float">
            <text:p>0.6630420685</text:p>
          </table:table-cell>
          <table:table-cell office:value-type="float" office:value="0.638008117676" calcext:value-type="float">
            <text:p>0.638008117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9221343994" calcext:value-type="float">
            <text:p>0.479221344</text:p>
          </table:table-cell>
          <table:table-cell office:value-type="float" office:value="0.832080841064" calcext:value-type="float">
            <text:p>0.83208084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95910644531" calcext:value-type="float">
            <text:p>0.4959106445</text:p>
          </table:table-cell>
          <table:table-cell office:value-type="float" office:value="0.856876373291" calcext:value-type="float">
            <text:p>0.85687637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7089157104" calcext:value-type="float">
            <text:p>0.4870891571</text:p>
          </table:table-cell>
          <table:table-cell office:value-type="float" office:value="0.802040100098" calcext:value-type="float">
            <text:p>0.80204010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95943832397" calcext:value-type="float">
            <text:p>0.6959438324</text:p>
          </table:table-cell>
          <table:table-cell office:value-type="float" office:value="0.97918510437" calcext:value-type="float">
            <text:p>0.97918510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8062438965" calcext:value-type="float">
            <text:p>0.678062439</text:p>
          </table:table-cell>
          <table:table-cell office:value-type="float" office:value="1.073122024536" calcext:value-type="float">
            <text:p>1.0731220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04050064087" calcext:value-type="float">
            <text:p>0.7040500641</text:p>
          </table:table-cell>
          <table:table-cell office:value-type="float" office:value="0.846147537231" calcext:value-type="float">
            <text:p>0.846147537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77824020386" calcext:value-type="float">
            <text:p>0.6778240204</text:p>
          </table:table-cell>
          <table:table-cell office:value-type="float" office:value="0.817060470581" calcext:value-type="float">
            <text:p>0.81706047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089630127" calcext:value-type="float">
            <text:p>0.6608963013</text:p>
          </table:table-cell>
          <table:table-cell office:value-type="float" office:value="0.931024551392" calcext:value-type="float">
            <text:p>0.93102455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70909881592" calcext:value-type="float">
            <text:p>0.6709098816</text:p>
          </table:table-cell>
          <table:table-cell office:value-type="float" office:value="1.041173934937" calcext:value-type="float">
            <text:p>1.0411739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2979927063" calcext:value-type="float">
            <text:p>0.7297992706</text:p>
          </table:table-cell>
          <table:table-cell office:value-type="float" office:value="1.046180725098" calcext:value-type="float">
            <text:p>1.04618072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76155090332" calcext:value-type="float">
            <text:p>0.6761550903</text:p>
          </table:table-cell>
          <table:table-cell office:value-type="float" office:value="1.054048538208" calcext:value-type="float">
            <text:p>1.05404853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03096389771" calcext:value-type="float">
            <text:p>0.7030963898</text:p>
          </table:table-cell>
          <table:table-cell office:value-type="float" office:value="1.019954681396" calcext:value-type="float">
            <text:p>1.01995468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8998336792" calcext:value-type="float">
            <text:p>0.6899833679</text:p>
          </table:table-cell>
          <table:table-cell office:value-type="float" office:value="0.967025756836" calcext:value-type="float">
            <text:p>0.96702575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1849975586" calcext:value-type="float">
            <text:p>0.6618499756</text:p>
          </table:table-cell>
          <table:table-cell office:value-type="float" office:value="1.074075698853" calcext:value-type="float">
            <text:p>1.07407569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374006271362" calcext:value-type="float">
            <text:p>1.3740062714</text:p>
          </table:table-cell>
          <table:table-cell office:value-type="float" office:value="0.955104827881" calcext:value-type="float">
            <text:p>0.9551048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00950622559" calcext:value-type="float">
            <text:p>0.7009506226</text:p>
          </table:table-cell>
          <table:table-cell office:value-type="float" office:value="0.841856002808" calcext:value-type="float">
            <text:p>0.84185600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85711479187" calcext:value-type="float">
            <text:p>0.857114791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10010528564" calcext:value-type="float">
            <text:p>0.7100105286</text:p>
          </table:table-cell>
          <table:table-cell office:value-type="float" office:value="0.859975814819" calcext:value-type="float">
            <text:p>0.85997581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88791275024" calcext:value-type="float">
            <text:p>0.688791275</text:p>
          </table:table-cell>
          <table:table-cell office:value-type="float" office:value="1.094102859497" calcext:value-type="float">
            <text:p>1.09410285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91890716553" calcext:value-type="float">
            <text:p>0.6918907166</text:p>
          </table:table-cell>
          <table:table-cell office:value-type="float" office:value="0.871896743774" calcext:value-type="float">
            <text:p>0.87189674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05854797363" calcext:value-type="float">
            <text:p>0.8058547974</text:p>
          </table:table-cell>
          <table:table-cell office:value-type="float" office:value="0.886917114258" calcext:value-type="float">
            <text:p>0.88691711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5279006958" calcext:value-type="float">
            <text:p>0.6527900696</text:p>
          </table:table-cell>
          <table:table-cell office:value-type="float" office:value="0.550985336304" calcext:value-type="float">
            <text:p>0.55098533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30855560303" calcext:value-type="float">
            <text:p>0.6308555603</text:p>
          </table:table-cell>
          <table:table-cell office:value-type="float" office:value="1.056909561157" calcext:value-type="float">
            <text:p>1.05690956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8988952637" calcext:value-type="float">
            <text:p>0.6589889526</text:p>
          </table:table-cell>
          <table:table-cell office:value-type="float" office:value="1.049041748047" calcext:value-type="float">
            <text:p>1.0490417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47068023682" calcext:value-type="float">
            <text:p>0.6470680237</text:p>
          </table:table-cell>
          <table:table-cell office:value-type="float" office:value="0.962972640991" calcext:value-type="float">
            <text:p>0.9629726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5050506592" calcext:value-type="float">
            <text:p>0.9150505066</text:p>
          </table:table-cell>
          <table:table-cell office:value-type="float" office:value="0.748872756958" calcext:value-type="float">
            <text:p>0.7488727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71148300171" calcext:value-type="float">
            <text:p>0.6711483002</text:p>
          </table:table-cell>
          <table:table-cell office:value-type="float" office:value="0.655174255371" calcext:value-type="float">
            <text:p>0.65517425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9002532959" calcext:value-type="float">
            <text:p>0.669002533</text:p>
          </table:table-cell>
          <table:table-cell office:value-type="float" office:value="0.66089630127" calcext:value-type="float">
            <text:p>0.66089630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75065612793" calcext:value-type="float">
            <text:p>0.5750656128</text:p>
          </table:table-cell>
          <table:table-cell office:value-type="float" office:value="1.093864440918" calcext:value-type="float">
            <text:p>1.09386444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5803527832" calcext:value-type="float">
            <text:p>0.6580352783</text:p>
          </table:table-cell>
          <table:table-cell office:value-type="float" office:value="1.089096069336" calcext:value-type="float">
            <text:p>1.0890960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71966171265" calcext:value-type="float">
            <text:p>0.5719661713</text:p>
          </table:table-cell>
          <table:table-cell office:value-type="float" office:value="1.068830490112" calcext:value-type="float">
            <text:p>1.06883049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1121139526" calcext:value-type="float">
            <text:p>0.6511211395</text:p>
          </table:table-cell>
          <table:table-cell office:value-type="float" office:value="1.042127609253" calcext:value-type="float">
            <text:p>1.042127609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53846359253" calcext:value-type="float">
            <text:p>0.5538463593</text:p>
          </table:table-cell>
          <table:table-cell office:value-type="float" office:value="0.775098800659" calcext:value-type="float">
            <text:p>0.7750988007</text:p>
          </table:table-cell>
        </table:table-row>
      </table:table>
      <table:table table:name="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78029251099" calcext:value-type="float">
            <text:p>0.4780292511</text:p>
          </table:table-cell>
          <table:table-cell office:value-type="float" office:value="0.447034835815" calcext:value-type="float">
            <text:p>0.44703483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19139862061" calcext:value-type="float">
            <text:p>0.4191398621</text:p>
          </table:table-cell>
          <table:table-cell office:value-type="float" office:value="0.416994094849" calcext:value-type="float">
            <text:p>0.41699409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95059585571" calcext:value-type="float">
            <text:p>0.3950595856</text:p>
          </table:table-cell>
          <table:table-cell office:value-type="float" office:value="0.442028045654" calcext:value-type="float">
            <text:p>0.442028045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0107116699" calcext:value-type="float">
            <text:p>0.4301071167</text:p>
          </table:table-cell>
          <table:table-cell office:value-type="float" office:value="0.406980514526" calcext:value-type="float">
            <text:p>0.40698051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09841537476" calcext:value-type="float">
            <text:p>0.4098415375</text:p>
          </table:table-cell>
          <table:table-cell office:value-type="float" office:value="0.408887863159" calcext:value-type="float">
            <text:p>0.40888786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16994094849" calcext:value-type="float">
            <text:p>0.4169940948</text:p>
          </table:table-cell>
          <table:table-cell office:value-type="float" office:value="0.40602684021" calcext:value-type="float">
            <text:p>0.40602684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12940979004" calcext:value-type="float">
            <text:p>0.412940979</text:p>
          </table:table-cell>
          <table:table-cell office:value-type="float" office:value="0.637054443359" calcext:value-type="float">
            <text:p>0.63705444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24861907959" calcext:value-type="float">
            <text:p>0.424861908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389465332" calcext:value-type="float">
            <text:p>0.4138946533</text:p>
          </table:table-cell>
          <table:table-cell office:value-type="float" office:value="0.622987747192" calcext:value-type="float">
            <text:p>0.62298774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5086746216" calcext:value-type="float">
            <text:p>0.4150867462</text:p>
          </table:table-cell>
          <table:table-cell office:value-type="float" office:value="0.479936599731" calcext:value-type="float">
            <text:p>0.47993659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51051712036" calcext:value-type="float">
            <text:p>0.951051712</text:p>
          </table:table-cell>
          <table:table-cell office:value-type="float" office:value="0.42200088501" calcext:value-type="float">
            <text:p>0.42200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3908233643" calcext:value-type="float">
            <text:p>0.4239082336</text:p>
          </table:table-cell>
          <table:table-cell office:value-type="float" office:value="0.417947769165" calcext:value-type="float">
            <text:p>0.41794776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15086746216" calcext:value-type="float">
            <text:p>0.4150867462</text:p>
          </table:table-cell>
          <table:table-cell office:value-type="float" office:value="0.412940979004" calcext:value-type="float">
            <text:p>0.41294097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20093536377" calcext:value-type="float">
            <text:p>0.4200935364</text:p>
          </table:table-cell>
          <table:table-cell office:value-type="float" office:value="0.611066818237" calcext:value-type="float">
            <text:p>0.61106681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4861907959" calcext:value-type="float">
            <text:p>0.424861908</text:p>
          </table:table-cell>
          <table:table-cell office:value-type="float" office:value="0.648975372314" calcext:value-type="float">
            <text:p>0.64897537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97416687" calcext:value-type="float">
            <text:p>0.6129741669</text:p>
          </table:table-cell>
          <table:table-cell office:value-type="float" office:value="0.654935836792" calcext:value-type="float">
            <text:p>0.65493583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31060791016" calcext:value-type="float">
            <text:p>0.431060791</text:p>
          </table:table-cell>
          <table:table-cell office:value-type="float" office:value="0.691890716553" calcext:value-type="float">
            <text:p>0.69189071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20093536377" calcext:value-type="float">
            <text:p>0.4200935364</text:p>
          </table:table-cell>
          <table:table-cell office:value-type="float" office:value="0.653028488159" calcext:value-type="float">
            <text:p>0.65302848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33921813965" calcext:value-type="float">
            <text:p>0.433921814</text:p>
          </table:table-cell>
          <table:table-cell office:value-type="float" office:value="0.657081604004" calcext:value-type="float">
            <text:p>0.6570816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69105148315" calcext:value-type="float">
            <text:p>0.5691051483</text:p>
          </table:table-cell>
          <table:table-cell office:value-type="float" office:value="0.680208206177" calcext:value-type="float">
            <text:p>0.68020820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3797492981" calcext:value-type="float">
            <text:p>0.4379749298</text:p>
          </table:table-cell>
          <table:table-cell office:value-type="float" office:value="0.630140304565" calcext:value-type="float">
            <text:p>0.630140304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6135482788" calcext:value-type="float">
            <text:p>0.4861354828</text:p>
          </table:table-cell>
          <table:table-cell office:value-type="float" office:value="0.42200088501" calcext:value-type="float">
            <text:p>0.42200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9167022705" calcext:value-type="float">
            <text:p>0.4391670227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31060791016" calcext:value-type="float">
            <text:p>0.431060791</text:p>
          </table:table-cell>
          <table:table-cell office:value-type="float" office:value="0.65016746521" calcext:value-type="float">
            <text:p>0.65016746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37021255493" calcext:value-type="float">
            <text:p>0.4370212555</text:p>
          </table:table-cell>
          <table:table-cell office:value-type="float" office:value="0.756978988647" calcext:value-type="float">
            <text:p>0.756978988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37021255493" calcext:value-type="float">
            <text:p>0.4370212555</text:p>
          </table:table-cell>
          <table:table-cell office:value-type="float" office:value="0.646829605103" calcext:value-type="float">
            <text:p>0.646829605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52995300293" calcext:value-type="float">
            <text:p>0.4529953003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36067581177" calcext:value-type="float">
            <text:p>0.4360675812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3511390686" calcext:value-type="float">
            <text:p>0.4351139069</text:p>
          </table:table-cell>
          <table:table-cell office:value-type="float" office:value="0.669002532959" calcext:value-type="float">
            <text:p>0.6690025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8928604126" calcext:value-type="float">
            <text:p>0.4389286041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48942184448" calcext:value-type="float">
            <text:p>0.4489421844</text:p>
          </table:table-cell>
          <table:table-cell office:value-type="float" office:value="2.553939819336" calcext:value-type="float">
            <text:p>2.55393981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63962554932" calcext:value-type="float">
            <text:p>0.4639625549</text:p>
          </table:table-cell>
          <table:table-cell office:value-type="float" office:value="0.477075576782" calcext:value-type="float">
            <text:p>0.47707557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675916671753" calcext:value-type="float">
            <text:p>0.67591667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56094741821" calcext:value-type="float">
            <text:p>0.4560947418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108795166" calcext:value-type="float">
            <text:p>0.4510879517</text:p>
          </table:table-cell>
          <table:table-cell office:value-type="float" office:value="0.665903091431" calcext:value-type="float">
            <text:p>0.66590309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52995300293" calcext:value-type="float">
            <text:p>0.4529953003</text:p>
          </table:table-cell>
          <table:table-cell office:value-type="float" office:value="0.694036483765" calcext:value-type="float">
            <text:p>0.69403648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2028045654" calcext:value-type="float">
            <text:p>0.4420280457</text:p>
          </table:table-cell>
          <table:table-cell office:value-type="float" office:value="0.72717666626" calcext:value-type="float">
            <text:p>0.72717666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65154647827" calcext:value-type="float">
            <text:p>0.4651546478</text:p>
          </table:table-cell>
          <table:table-cell office:value-type="float" office:value="0.452995300293" calcext:value-type="float">
            <text:p>0.452995300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5856323242" calcext:value-type="float">
            <text:p>0.4558563232</text:p>
          </table:table-cell>
          <table:table-cell office:value-type="float" office:value="0.676155090332" calcext:value-type="float">
            <text:p>0.67615509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54902648926" calcext:value-type="float">
            <text:p>0.4549026489</text:p>
          </table:table-cell>
          <table:table-cell office:value-type="float" office:value="0.673055648804" calcext:value-type="float">
            <text:p>0.67305564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700012207" calcext:value-type="float">
            <text:p>0.5970001221</text:p>
          </table:table-cell>
          <table:table-cell office:value-type="float" office:value="0.609874725342" calcext:value-type="float">
            <text:p>0.60987472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108322144" calcext:value-type="float">
            <text:p>0.4661083221</text:p>
          </table:table-cell>
          <table:table-cell office:value-type="float" office:value="0.461101531982" calcext:value-type="float">
            <text:p>0.4611015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6094741821" calcext:value-type="float">
            <text:p>0.4560947418</text:p>
          </table:table-cell>
          <table:table-cell office:value-type="float" office:value="0.463008880615" calcext:value-type="float">
            <text:p>0.46300888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73055648804" calcext:value-type="float">
            <text:p>0.6730556488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64200973511" calcext:value-type="float">
            <text:p>0.4642009735</text:p>
          </table:table-cell>
          <table:table-cell office:value-type="float" office:value="0.458002090454" calcext:value-type="float">
            <text:p>0.45800209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462770462036" calcext:value-type="float">
            <text:p>0.4627704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1830368042" calcext:value-type="float">
            <text:p>0.471830368</text:p>
          </table:table-cell>
          <table:table-cell office:value-type="float" office:value="0.486850738525" calcext:value-type="float">
            <text:p>0.48685073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3022460938" calcext:value-type="float">
            <text:p>0.4730224609</text:p>
          </table:table-cell>
          <table:table-cell office:value-type="float" office:value="0.455856323242" calcext:value-type="float">
            <text:p>0.45585632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5897064209" calcext:value-type="float">
            <text:p>0.4858970642</text:p>
          </table:table-cell>
          <table:table-cell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7492980957" calcext:value-type="float">
            <text:p>0.4749298096</text:p>
          </table:table-cell>
          <table:table-cell office:value-type="float" office:value="0.466108322144" calcext:value-type="float">
            <text:p>0.46610832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73022460938" calcext:value-type="float">
            <text:p>0.4730224609</text:p>
          </table:table-cell>
          <table:table-cell office:value-type="float" office:value="0.465869903564" calcext:value-type="float">
            <text:p>0.46586990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052856445312" calcext:value-type="float">
            <text:p>1.0528564453</text:p>
          </table:table-cell>
          <table:table-cell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480175018311" calcext:value-type="float">
            <text:p>0.4801750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.470876693726" calcext:value-type="float">
            <text:p>0.47087669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.478982925415" calcext:value-type="float">
            <text:p>0.47898292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5168228149" calcext:value-type="float">
            <text:p>0.4751682281</text:p>
          </table:table-cell>
          <table:table-cell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86135482788" calcext:value-type="float">
            <text:p>0.4861354828</text:p>
          </table:table-cell>
          <table:table-cell office:value-type="float" office:value="0.471830368042" calcext:value-type="float">
            <text:p>0.4718303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4943389893" calcext:value-type="float">
            <text:p>0.4849433899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92095947266" calcext:value-type="float">
            <text:p>0.4920959473</text:p>
          </table:table-cell>
          <table:table-cell office:value-type="float" office:value="0.486135482788" calcext:value-type="float">
            <text:p>0.48613548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32047653198" calcext:value-type="float">
            <text:p>0.6320476532</text:p>
          </table:table-cell>
          <table:table-cell office:value-type="float" office:value="0.472068786621" calcext:value-type="float">
            <text:p>0.47206878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6850738525" calcext:value-type="float">
            <text:p>0.4868507385</text:p>
          </table:table-cell>
          <table:table-cell office:value-type="float" office:value="0.684976577759" calcext:value-type="float">
            <text:p>0.684976577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2811203003" calcext:value-type="float">
            <text:p>0.492811203</text:p>
          </table:table-cell>
          <table:table-cell office:value-type="float" office:value="0.494956970215" calcext:value-type="float">
            <text:p>0.49495697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79936599731" calcext:value-type="float">
            <text:p>0.4799365997</text:p>
          </table:table-cell>
          <table:table-cell office:value-type="float" office:value="0.473022460938" calcext:value-type="float">
            <text:p>0.47302246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4956970215" calcext:value-type="float">
            <text:p>0.4949569702</text:p>
          </table:table-cell>
          <table:table-cell office:value-type="float" office:value="0.765800476074" calcext:value-type="float">
            <text:p>0.76580047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3989715576" calcext:value-type="float">
            <text:p>0.4839897156</text:p>
          </table:table-cell>
          <table:table-cell office:value-type="float" office:value="0.476121902466" calcext:value-type="float">
            <text:p>0.47612190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91857528687" calcext:value-type="float">
            <text:p>0.4918575287</text:p>
          </table:table-cell>
          <table:table-cell office:value-type="float" office:value="0.487804412842" calcext:value-type="float">
            <text:p>0.48780441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89950180054" calcext:value-type="float">
            <text:p>0.4899501801</text:p>
          </table:table-cell>
          <table:table-cell office:value-type="float" office:value="0.49901008606" calcext:value-type="float">
            <text:p>0.499010086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687789917" calcext:value-type="float">
            <text:p>0.5068778992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94956970215" calcext:value-type="float">
            <text:p>0.4949569702</text:p>
          </table:table-cell>
          <table:table-cell office:value-type="float" office:value="0.493049621582" calcext:value-type="float">
            <text:p>0.49304962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78062438965" calcext:value-type="float">
            <text:p>0.678062439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95195388794" calcext:value-type="float">
            <text:p>0.4951953888</text:p>
          </table:table-cell>
          <table:table-cell office:value-type="float" office:value="0.498056411743" calcext:value-type="float">
            <text:p>0.49805641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901008606" calcext:value-type="float">
            <text:p>0.4990100861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98056411743" calcext:value-type="float">
            <text:p>0.4980564117</text:p>
          </table:table-cell>
          <table:table-cell office:value-type="float" office:value="0.513076782227" calcext:value-type="float">
            <text:p>0.51307678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4016876221" calcext:value-type="float">
            <text:p>0.5040168762</text:p>
          </table:table-cell>
          <table:table-cell office:value-type="float" office:value="0.494956970215" calcext:value-type="float">
            <text:p>0.49495697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9963760376" calcext:value-type="float">
            <text:p>0.4999637604</text:p>
          </table:table-cell>
          <table:table-cell office:value-type="float" office:value="0.515937805176" calcext:value-type="float">
            <text:p>0.51593780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07116317749" calcext:value-type="float">
            <text:p>0.5071163177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23090362549" calcext:value-type="float">
            <text:p>0.5230903625</text:p>
          </table:table-cell>
          <table:table-cell office:value-type="float" office:value="0.514030456543" calcext:value-type="float">
            <text:p>0.51403045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11169433594" calcext:value-type="float">
            <text:p>0.5111694336</text:p>
          </table:table-cell>
          <table:table-cell office:value-type="float" office:value="0.501871109009" calcext:value-type="float">
            <text:p>0.5018711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31911849976" calcext:value-type="float">
            <text:p>0.53191185</text:p>
          </table:table-cell>
          <table:table-cell office:value-type="float" office:value="0.508069992065" calcext:value-type="float">
            <text:p>0.50806999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7129898071" calcext:value-type="float">
            <text:p>0.5171298981</text:p>
          </table:table-cell>
          <table:table-cell office:value-type="float" office:value="0.507831573486" calcext:value-type="float">
            <text:p>0.50783157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5951385498" calcext:value-type="float">
            <text:p>0.5259513855</text:p>
          </table:table-cell>
          <table:table-cell office:value-type="float" office:value="0.523090362549" calcext:value-type="float">
            <text:p>0.5230903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4786453247" calcext:value-type="float">
            <text:p>0.5447864532</text:p>
          </table:table-cell>
          <table:table-cell office:value-type="float" office:value="0.511884689331" calcext:value-type="float">
            <text:p>0.51188468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38110733032" calcext:value-type="float">
            <text:p>0.538110733</text:p>
          </table:table-cell>
          <table:table-cell office:value-type="float" office:value="0.509977340698" calcext:value-type="float">
            <text:p>0.509977340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9977340698" calcext:value-type="float">
            <text:p>0.5099773407</text:p>
          </table:table-cell>
          <table:table-cell office:value-type="float" office:value="0.730037689209" calcext:value-type="float">
            <text:p>0.73003768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518083572388" calcext:value-type="float">
            <text:p>0.51808357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29050827026" calcext:value-type="float">
            <text:p>0.529050827</text:p>
          </table:table-cell>
          <table:table-cell office:value-type="float" office:value="0.505924224854" calcext:value-type="float">
            <text:p>0.50592422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29050827026" calcext:value-type="float">
            <text:p>0.529050827</text:p>
          </table:table-cell>
          <table:table-cell office:value-type="float" office:value="0.734090805054" calcext:value-type="float">
            <text:p>0.73409080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21898269653" calcext:value-type="float">
            <text:p>0.5218982697</text:p>
          </table:table-cell>
          <table:table-cell office:value-type="float" office:value="0.539064407349" calcext:value-type="float">
            <text:p>0.53906440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6905059814" calcext:value-type="float">
            <text:p>0.5269050598</text:p>
          </table:table-cell>
          <table:table-cell office:value-type="float" office:value="0.785112380981" calcext:value-type="float">
            <text:p>0.7851123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04970550537" calcext:value-type="float">
            <text:p>0.5049705505</text:p>
          </table:table-cell>
          <table:table-cell office:value-type="float" office:value="0.543117523193" calcext:value-type="float">
            <text:p>0.54311752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7858734131" calcext:value-type="float">
            <text:p>0.5278587341</text:p>
          </table:table-cell>
          <table:table-cell office:value-type="float" office:value="0.584840774536" calcext:value-type="float">
            <text:p>0.58484077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2809715271" calcext:value-type="float">
            <text:p>0.5280971527</text:p>
          </table:table-cell>
          <table:table-cell office:value-type="float" office:value="0.53596496582" calcext:value-type="float">
            <text:p>0.53596496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.525951385498" calcext:value-type="float">
            <text:p>0.525951385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54833221436" calcext:value-type="float">
            <text:p>0.7548332214</text:p>
          </table:table-cell>
          <table:table-cell office:value-type="float" office:value="0.606060028076" calcext:value-type="float">
            <text:p>0.60606002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1911849976" calcext:value-type="float">
            <text:p>0.53191185</text:p>
          </table:table-cell>
          <table:table-cell office:value-type="float" office:value="0.530004501343" calcext:value-type="float">
            <text:p>0.53000450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29050827026" calcext:value-type="float">
            <text:p>0.529050827</text:p>
          </table:table-cell>
          <table:table-cell office:value-type="float" office:value="0.52809715271" calcext:value-type="float">
            <text:p>0.52809715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7926635742" calcext:value-type="float">
            <text:p>0.5779266357</text:p>
          </table:table-cell>
          <table:table-cell office:value-type="float" office:value="0.52809715271" calcext:value-type="float">
            <text:p>0.52809715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3596496582" calcext:value-type="float">
            <text:p>0.5359649658</text:p>
          </table:table-cell>
          <table:table-cell office:value-type="float" office:value="0.530004501343" calcext:value-type="float">
            <text:p>0.53000450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8812408447" calcext:value-type="float">
            <text:p>0.5288124084</text:p>
          </table:table-cell>
          <table:table-cell office:value-type="float" office:value="0.536918640137" calcext:value-type="float">
            <text:p>0.53691864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1911849976" calcext:value-type="float">
            <text:p>0.53191185</text:p>
          </table:table-cell>
          <table:table-cell office:value-type="float" office:value="0.540018081665" calcext:value-type="float">
            <text:p>0.54001808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24044036865" calcext:value-type="float">
            <text:p>0.5240440369</text:p>
          </table:table-cell>
          <table:table-cell office:value-type="float" office:value="0.531911849976" calcext:value-type="float">
            <text:p>0.53191185</text:p>
          </table:table-cell>
        </table:table-row>
      </table:table>
      <table:table table:name="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1966171265" calcext:value-type="float">
            <text:p>0.5719661713</text:p>
          </table:table-cell>
          <table:table-cell office:value-type="float" office:value="0.49901008606" calcext:value-type="float">
            <text:p>0.49901008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4800033569" calcext:value-type="float">
            <text:p>0.5548000336</text:p>
          </table:table-cell>
          <table:table-cell office:value-type="float" office:value="0.454902648926" calcext:value-type="float">
            <text:p>0.45490264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55856323242" calcext:value-type="float">
            <text:p>0.4558563232</text:p>
          </table:table-cell>
          <table:table-cell office:value-type="float" office:value="0.460863113403" calcext:value-type="float">
            <text:p>0.46086311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01871109009" calcext:value-type="float">
            <text:p>0.501871109</text:p>
          </table:table-cell>
          <table:table-cell office:value-type="float" office:value="0.566005706787" calcext:value-type="float">
            <text:p>0.56600570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41074371338" calcext:value-type="float">
            <text:p>0.4410743713</text:p>
          </table:table-cell>
          <table:table-cell office:value-type="float" office:value="0.828981399536" calcext:value-type="float">
            <text:p>0.82898139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32014465332" calcext:value-type="float">
            <text:p>0.4320144653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9909439087" calcext:value-type="float">
            <text:p>0.4599094391</text:p>
          </table:table-cell>
          <table:table-cell office:value-type="float" office:value="0.829935073853" calcext:value-type="float">
            <text:p>0.82993507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86850738525" calcext:value-type="float">
            <text:p>0.4868507385</text:p>
          </table:table-cell>
          <table:table-cell office:value-type="float" office:value="0.675916671753" calcext:value-type="float">
            <text:p>0.6759166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4044036865" calcext:value-type="float">
            <text:p>0.5240440369</text:p>
          </table:table-cell>
          <table:table-cell office:value-type="float" office:value="0.687837600708" calcext:value-type="float">
            <text:p>0.68783760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181678772" calcext:value-type="float">
            <text:p>0.4618167877</text:p>
          </table:table-cell>
          <table:table-cell office:value-type="float" office:value="0.684976577759" calcext:value-type="float">
            <text:p>0.6849765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710964202881" calcext:value-type="float">
            <text:p>0.71096420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56978988647" calcext:value-type="float">
            <text:p>0.7569789886</text:p>
          </table:table-cell>
          <table:table-cell office:value-type="float" office:value="0.616073608398" calcext:value-type="float">
            <text:p>0.61607360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1074371338" calcext:value-type="float">
            <text:p>0.4410743713</text:p>
          </table:table-cell>
          <table:table-cell office:value-type="float" office:value="0.884056091309" calcext:value-type="float">
            <text:p>0.88405609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4111938477" calcext:value-type="float">
            <text:p>0.5741119385</text:p>
          </table:table-cell>
          <table:table-cell office:value-type="float" office:value="0.770092010498" calcext:value-type="float">
            <text:p>0.77009201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8015670776" calcext:value-type="float">
            <text:p>0.4680156708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62055206299" calcext:value-type="float">
            <text:p>0.4620552063</text:p>
          </table:table-cell>
          <table:table-cell office:value-type="float" office:value="0.694036483765" calcext:value-type="float">
            <text:p>0.694036483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78880310059" calcext:value-type="float">
            <text:p>0.5788803101</text:p>
          </table:table-cell>
          <table:table-cell office:value-type="float" office:value="0.876188278198" calcext:value-type="float">
            <text:p>0.876188278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1155853271" calcext:value-type="float">
            <text:p>0.5011558533</text:p>
          </table:table-cell>
          <table:table-cell office:value-type="float" office:value="0.709056854248" calcext:value-type="float">
            <text:p>0.70905685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78029251099" calcext:value-type="float">
            <text:p>0.4780292511</text:p>
          </table:table-cell>
          <table:table-cell office:value-type="float" office:value="0.697135925293" calcext:value-type="float">
            <text:p>0.69713592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4881515503" calcext:value-type="float">
            <text:p>0.6148815155</text:p>
          </table:table-cell>
          <table:table-cell office:value-type="float" office:value="0.86498260498" calcext:value-type="float">
            <text:p>0.8649826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86032867432" calcext:value-type="float">
            <text:p>0.5860328674</text:p>
          </table:table-cell>
          <table:table-cell office:value-type="float" office:value="0.886201858521" calcext:value-type="float">
            <text:p>0.8862018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79936599731" calcext:value-type="float">
            <text:p>0.4799365997</text:p>
          </table:table-cell>
          <table:table-cell office:value-type="float" office:value="0.668048858643" calcext:value-type="float">
            <text:p>0.66804885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87089157104" calcext:value-type="float">
            <text:p>0.4870891571</text:p>
          </table:table-cell>
          <table:table-cell office:value-type="float" office:value="0.65016746521" calcext:value-type="float">
            <text:p>0.6501674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07116317749" calcext:value-type="float">
            <text:p>0.5071163177</text:p>
          </table:table-cell>
          <table:table-cell office:value-type="float" office:value="0.440120697021" calcext:value-type="float">
            <text:p>0.4401206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436067581177" calcext:value-type="float">
            <text:p>0.43606758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81026077271" calcext:value-type="float">
            <text:p>0.5810260773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90119171143" calcext:value-type="float">
            <text:p>0.7901191711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1857528687" calcext:value-type="float">
            <text:p>0.4918575287</text:p>
          </table:table-cell>
          <table:table-cell office:value-type="float" office:value="0.432014465332" calcext:value-type="float">
            <text:p>0.4320144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78880310059" calcext:value-type="float">
            <text:p>0.5788803101</text:p>
          </table:table-cell>
          <table:table-cell office:value-type="float" office:value="0.440120697021" calcext:value-type="float">
            <text:p>0.4401206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2136688232" calcext:value-type="float">
            <text:p>0.5221366882</text:p>
          </table:table-cell>
          <table:table-cell office:value-type="float" office:value="0.452041625977" calcext:value-type="float">
            <text:p>0.4520416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37054443359" calcext:value-type="float">
            <text:p>0.6370544434</text:p>
          </table:table-cell>
          <table:table-cell office:value-type="float" office:value="0.445127487183" calcext:value-type="float">
            <text:p>0.4451274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66959381104" calcext:value-type="float">
            <text:p>0.5669593811</text:p>
          </table:table-cell>
          <table:table-cell office:value-type="float" office:value="0.452995300293" calcext:value-type="float">
            <text:p>0.45299530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37872314453" calcext:value-type="float">
            <text:p>0.5378723145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99963760376" calcext:value-type="float">
            <text:p>0.4999637604</text:p>
          </table:table-cell>
          <table:table-cell office:value-type="float" office:value="0.456094741821" calcext:value-type="float">
            <text:p>0.45609474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62055206299" calcext:value-type="float">
            <text:p>0.4620552063</text:p>
          </table:table-cell>
          <table:table-cell office:value-type="float" office:value="0.447988510132" calcext:value-type="float">
            <text:p>0.44798851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1012496948" calcext:value-type="float">
            <text:p>0.5710124969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7492980957" calcext:value-type="float">
            <text:p>0.4749298096</text:p>
          </table:table-cell>
          <table:table-cell office:value-type="float" office:value="0.640869140625" calcext:value-type="float">
            <text:p>0.64086914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901008606" calcext:value-type="float">
            <text:p>0.4990100861</text:p>
          </table:table-cell>
          <table:table-cell office:value-type="float" office:value="0.449895858765" calcext:value-type="float">
            <text:p>0.44989585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797492981" calcext:value-type="float">
            <text:p>0.4379749298</text:p>
          </table:table-cell>
          <table:table-cell office:value-type="float" office:value="0.456809997559" calcext:value-type="float">
            <text:p>0.45680999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9023666382" calcext:value-type="float">
            <text:p>0.5090236664</text:p>
          </table:table-cell>
          <table:table-cell office:value-type="float" office:value="0.473976135254" calcext:value-type="float">
            <text:p>0.47397613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70876693726" calcext:value-type="float">
            <text:p>0.4708766937</text:p>
          </table:table-cell>
          <table:table-cell office:value-type="float" office:value="0.458955764771" calcext:value-type="float">
            <text:p>0.45895576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2095947266" calcext:value-type="float">
            <text:p>0.4920959473</text:p>
          </table:table-cell>
          <table:table-cell office:value-type="float" office:value="0.463008880615" calcext:value-type="float">
            <text:p>0.46300888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7777252197" calcext:value-type="float">
            <text:p>0.4677772522</text:p>
          </table:table-cell>
          <table:table-cell office:value-type="float" office:value="0.452995300293" calcext:value-type="float">
            <text:p>0.45299530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7116317749" calcext:value-type="float">
            <text:p>0.5071163177</text:p>
          </table:table-cell>
          <table:table-cell office:value-type="float" office:value="0.458955764771" calcext:value-type="float">
            <text:p>0.45895576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60147857666" calcext:value-type="float">
            <text:p>0.4601478577</text:p>
          </table:table-cell>
          <table:table-cell office:value-type="float" office:value="0.477075576782" calcext:value-type="float">
            <text:p>0.47707557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5024871826" calcext:value-type="float">
            <text:p>0.5450248718</text:p>
          </table:table-cell>
          <table:table-cell office:value-type="float" office:value="0.459909439087" calcext:value-type="float">
            <text:p>0.45990943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05924224854" calcext:value-type="float">
            <text:p>0.5059242249</text:p>
          </table:table-cell>
          <table:table-cell office:value-type="float" office:value="0.461101531982" calcext:value-type="float">
            <text:p>0.4611015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10931015015" calcext:value-type="float">
            <text:p>0.510931015</text:p>
          </table:table-cell>
          <table:table-cell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37157058716" calcext:value-type="float">
            <text:p>0.5371570587</text:p>
          </table:table-cell>
          <table:table-cell office:value-type="float" office:value="0.458955764771" calcext:value-type="float">
            <text:p>0.45895576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14030456543" calcext:value-type="float">
            <text:p>0.5140304565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593900680542" calcext:value-type="float">
            <text:p>0.5939006805</text:p>
          </table:table-cell>
          <table:table-cell office:value-type="float" office:value="0.464200973511" calcext:value-type="float">
            <text:p>0.46420097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1142272949" calcext:value-type="float">
            <text:p>0.4911422729</text:p>
          </table:table-cell>
          <table:table-cell office:value-type="float" office:value="0.480890274048" calcext:value-type="float">
            <text:p>0.4808902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93049621582" calcext:value-type="float">
            <text:p>0.4930496216</text:p>
          </table:table-cell>
          <table:table-cell office:value-type="float" office:value="0.465869903564" calcext:value-type="float">
            <text:p>0.46586990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5869903564" calcext:value-type="float">
            <text:p>0.4658699036</text:p>
          </table:table-cell>
          <table:table-cell office:value-type="float" office:value="0.464916229248" calcext:value-type="float">
            <text:p>0.46491622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0944595337" calcext:value-type="float">
            <text:p>0.5209445953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66038894653" calcext:value-type="float">
            <text:p>0.7660388947</text:p>
          </table:table-cell>
          <table:table-cell office:value-type="float" office:value="0.468969345093" calcext:value-type="float">
            <text:p>0.4689693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8069992065" calcext:value-type="float">
            <text:p>0.5080699921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9607963562" calcext:value-type="float">
            <text:p>0.7960796356</text:p>
          </table:table-cell>
          <table:table-cell office:value-type="float" office:value="0.656127929688" calcext:value-type="float">
            <text:p>0.65612792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108039856" calcext:value-type="float">
            <text:p>0.6210803986</text:p>
          </table:table-cell>
          <table:table-cell office:value-type="float" office:value="0.480890274048" calcext:value-type="float">
            <text:p>0.4808902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55992126465" calcext:value-type="float">
            <text:p>0.5559921265</text:p>
          </table:table-cell>
          <table:table-cell office:value-type="float" office:value="0.779867172241" calcext:value-type="float">
            <text:p>0.7798671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30140304565" calcext:value-type="float">
            <text:p>0.6301403046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92947006226" calcext:value-type="float">
            <text:p>0.5929470062</text:p>
          </table:table-cell>
          <table:table-cell office:value-type="float" office:value="0.49614906311" calcext:value-type="float">
            <text:p>0.49614906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9853591919" calcext:value-type="float">
            <text:p>0.7698535919</text:p>
          </table:table-cell>
          <table:table-cell office:value-type="float" office:value="0.492811203003" calcext:value-type="float">
            <text:p>0.4928112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11884689331" calcext:value-type="float">
            <text:p>0.5118846893</text:p>
          </table:table-cell>
          <table:table-cell office:value-type="float" office:value="0.485897064209" calcext:value-type="float">
            <text:p>0.48589706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35011291504" calcext:value-type="float">
            <text:p>0.5350112915</text:p>
          </table:table-cell>
          <table:table-cell office:value-type="float" office:value="0.485897064209" calcext:value-type="float">
            <text:p>0.48589706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19037246704" calcext:value-type="float">
            <text:p>0.5190372467</text:p>
          </table:table-cell>
          <table:table-cell office:value-type="float" office:value="0.487804412842" calcext:value-type="float">
            <text:p>0.487804412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27143478394" calcext:value-type="float">
            <text:p>0.5271434784</text:p>
          </table:table-cell>
          <table:table-cell office:value-type="float" office:value="0.494956970215" calcext:value-type="float">
            <text:p>0.49495697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66005706787" calcext:value-type="float">
            <text:p>0.5660057068</text:p>
          </table:table-cell>
          <table:table-cell office:value-type="float" office:value="0.48303604126" calcext:value-type="float">
            <text:p>0.483036041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3805618286" calcext:value-type="float">
            <text:p>0.5238056183</text:p>
          </table:table-cell>
          <table:table-cell office:value-type="float" office:value="0.494956970215" calcext:value-type="float">
            <text:p>0.49495697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33955001831" calcext:value-type="float">
            <text:p>0.6339550018</text:p>
          </table:table-cell>
          <table:table-cell office:value-type="float" office:value="0.488042831421" calcext:value-type="float">
            <text:p>0.48804283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929046631" calcext:value-type="float">
            <text:p>0.6499290466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22136688232" calcext:value-type="float">
            <text:p>0.5221366882</text:p>
          </table:table-cell>
          <table:table-cell office:value-type="float" office:value="0.523090362549" calcext:value-type="float">
            <text:p>0.52309036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3171844482" calcext:value-type="float">
            <text:p>0.5831718445</text:p>
          </table:table-cell>
          <table:table-cell office:value-type="float" office:value="0.489950180054" calcext:value-type="float">
            <text:p>0.489950180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48839569092" calcext:value-type="float">
            <text:p>0.5488395691</text:p>
          </table:table-cell>
          <table:table-cell office:value-type="float" office:value="0.503063201904" calcext:value-type="float">
            <text:p>0.50306320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30140304565" calcext:value-type="float">
            <text:p>0.6301403046</text:p>
          </table:table-cell>
          <table:table-cell office:value-type="float" office:value="0.498056411743" calcext:value-type="float">
            <text:p>0.49805641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81979751587" calcext:value-type="float">
            <text:p>0.5819797516</text:p>
          </table:table-cell>
          <table:table-cell office:value-type="float" office:value="0.678777694702" calcext:value-type="float">
            <text:p>0.67877769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9975814819" calcext:value-type="float">
            <text:p>0.8599758148</text:p>
          </table:table-cell>
          <table:table-cell office:value-type="float" office:value="0.740051269531" calcext:value-type="float">
            <text:p>0.74005126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4492225647" calcext:value-type="float">
            <text:p>0.6449222565</text:p>
          </table:table-cell>
          <table:table-cell office:value-type="float" office:value="0.749826431274" calcext:value-type="float">
            <text:p>0.74982643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19990921021" calcext:value-type="float">
            <text:p>0.519990921</text:p>
          </table:table-cell>
          <table:table-cell office:value-type="float" office:value="0.684022903442" calcext:value-type="float">
            <text:p>0.6840229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2894821167" calcext:value-type="float">
            <text:p>0.6289482117</text:p>
          </table:table-cell>
          <table:table-cell office:value-type="float" office:value="0.725984573364" calcext:value-type="float">
            <text:p>0.72598457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0113143921" calcext:value-type="float">
            <text:p>0.6101131439</text:p>
          </table:table-cell>
          <table:table-cell office:value-type="float" office:value="0.674962997437" calcext:value-type="float">
            <text:p>0.67496299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193901062" calcext:value-type="float">
            <text:p>0.5519390106</text:p>
          </table:table-cell>
          <table:table-cell office:value-type="float" office:value="0.747919082642" calcext:value-type="float">
            <text:p>0.74791908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46932220459" calcext:value-type="float">
            <text:p>0.5469322205</text:p>
          </table:table-cell>
          <table:table-cell office:value-type="float" office:value="0.739097595215" calcext:value-type="float">
            <text:p>0.73909759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27858734131" calcext:value-type="float">
            <text:p>0.5278587341</text:p>
          </table:table-cell>
          <table:table-cell office:value-type="float" office:value="0.713109970093" calcext:value-type="float">
            <text:p>0.713109970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555992126465" calcext:value-type="float">
            <text:p>0.5559921265</text:p>
          </table:table-cell>
          <table:table-cell office:value-type="float" office:value="0.663995742798" calcext:value-type="float">
            <text:p>0.66399574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74962997437" calcext:value-type="float">
            <text:p>0.6749629974</text:p>
          </table:table-cell>
          <table:table-cell office:value-type="float" office:value="0.75101852417" calcext:value-type="float">
            <text:p>0.75101852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45978546143" calcext:value-type="float">
            <text:p>0.5459785461</text:p>
          </table:table-cell>
          <table:table-cell office:value-type="float" office:value="0.710010528564" calcext:value-type="float">
            <text:p>0.71001052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60998916626" calcext:value-type="float">
            <text:p>0.5609989166</text:p>
          </table:table-cell>
          <table:table-cell office:value-type="float" office:value="0.703096389771" calcext:value-type="float">
            <text:p>0.70309638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0140304565" calcext:value-type="float">
            <text:p>0.6301403046</text:p>
          </table:table-cell>
          <table:table-cell office:value-type="float" office:value="0.735998153687" calcext:value-type="float">
            <text:p>0.73599815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5835189819" calcext:value-type="float">
            <text:p>0.6158351898</text:p>
          </table:table-cell>
          <table:table-cell office:value-type="float" office:value="0.752925872803" calcext:value-type="float">
            <text:p>0.752925872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78913497925" calcext:value-type="float">
            <text:p>0.7789134979</text:p>
          </table:table-cell>
          <table:table-cell office:value-type="float" office:value="0.550031661987" calcext:value-type="float">
            <text:p>0.5500316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45024871826" calcext:value-type="float">
            <text:p>0.5450248718</text:p>
          </table:table-cell>
          <table:table-cell office:value-type="float" office:value="1.089096069336" calcext:value-type="float">
            <text:p>1.08909606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09159469604" calcext:value-type="float">
            <text:p>0.6091594696</text:p>
          </table:table-cell>
          <table:table-cell office:value-type="float" office:value="0.882148742676" calcext:value-type="float">
            <text:p>0.88214874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08954238892" calcext:value-type="float">
            <text:p>0.8089542389</text:p>
          </table:table-cell>
          <table:table-cell office:value-type="float" office:value="1.053094863892" calcext:value-type="float">
            <text:p>1.05309486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4044036865" calcext:value-type="float">
            <text:p>0.5240440369</text:p>
          </table:table-cell>
          <table:table-cell office:value-type="float" office:value="0.930786132812" calcext:value-type="float">
            <text:p>0.93078613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45978546143" calcext:value-type="float">
            <text:p>0.5459785461</text:p>
          </table:table-cell>
          <table:table-cell office:value-type="float" office:value="1.05881690979" calcext:value-type="float">
            <text:p>1.058816909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55038452148" calcext:value-type="float">
            <text:p>0.5550384521</text:p>
          </table:table-cell>
          <table:table-cell office:value-type="float" office:value="0.874042510986" calcext:value-type="float">
            <text:p>0.8740425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.817869186401" calcext:value-type="float">
            <text:p>2.8178691864</text:p>
          </table:table-cell>
          <table:table-cell office:value-type="float" office:value="0.86498260498" calcext:value-type="float">
            <text:p>0.8649826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4084777832" calcext:value-type="float">
            <text:p>0.5540847778</text:p>
          </table:table-cell>
          <table:table-cell office:value-type="float" office:value="0.941038131714" calcext:value-type="float">
            <text:p>0.94103813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3103942871" calcext:value-type="float">
            <text:p>0.5331039429</text:p>
          </table:table-cell>
          <table:table-cell office:value-type="float" office:value="1.013040542603" calcext:value-type="float">
            <text:p>1.01304054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83069229126" calcext:value-type="float">
            <text:p>0.6830692291</text:p>
          </table:table-cell>
          <table:table-cell office:value-type="float" office:value="0.895977020264" calcext:value-type="float">
            <text:p>0.8959770203</text:p>
          </table:table-cell>
        </table:table-row>
      </table:table>
      <table:table table:name="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50134277344" calcext:value-type="float">
            <text:p>0.4501342773</text:p>
          </table:table-cell>
          <table:table-cell office:value-type="float" office:value="0.492811203003" calcext:value-type="float">
            <text:p>0.4928112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56094741821" calcext:value-type="float">
            <text:p>0.4560947418</text:p>
          </table:table-cell>
          <table:table-cell office:value-type="float" office:value="0.401020050049" calcext:value-type="float">
            <text:p>0.401020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83171844482" calcext:value-type="float">
            <text:p>0.5831718445</text:p>
          </table:table-cell>
          <table:table-cell office:value-type="float" office:value="0.622034072876" calcext:value-type="float">
            <text:p>0.622034072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63144683838" calcext:value-type="float">
            <text:p>0.5631446838</text:p>
          </table:table-cell>
          <table:table-cell office:value-type="float" office:value="0.642061233521" calcext:value-type="float">
            <text:p>0.64206123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77926635742" calcext:value-type="float">
            <text:p>0.5779266357</text:p>
          </table:table-cell>
          <table:table-cell office:value-type="float" office:value="0.62894821167" calcext:value-type="float">
            <text:p>0.62894821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4152679443" calcext:value-type="float">
            <text:p>0.6041526794</text:p>
          </table:table-cell>
          <table:table-cell office:value-type="float" office:value="0.725984573364" calcext:value-type="float">
            <text:p>0.72598457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07967376709" calcext:value-type="float">
            <text:p>0.6079673767</text:p>
          </table:table-cell>
          <table:table-cell office:value-type="float" office:value="0.402927398682" calcext:value-type="float">
            <text:p>0.40292739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92947006226" calcext:value-type="float">
            <text:p>0.5929470062</text:p>
          </table:table-cell>
          <table:table-cell office:value-type="float" office:value="0.40602684021" calcext:value-type="float">
            <text:p>0.40602684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94854354858" calcext:value-type="float">
            <text:p>0.5948543549</text:p>
          </table:table-cell>
          <table:table-cell office:value-type="float" office:value="5.72681427002" calcext:value-type="float">
            <text:p>5.7268142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02006912231" calcext:value-type="float">
            <text:p>0.6020069122</text:p>
          </table:table-cell>
          <table:table-cell office:value-type="float" office:value="0.414133071899" calcext:value-type="float">
            <text:p>0.414133071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02006912231" calcext:value-type="float">
            <text:p>0.6020069122</text:p>
          </table:table-cell>
          <table:table-cell office:value-type="float" office:value="0.40602684021" calcext:value-type="float">
            <text:p>0.40602684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3941421509" calcext:value-type="float">
            <text:p>0.6239414215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86032867432" calcext:value-type="float">
            <text:p>0.5860328674</text:p>
          </table:table-cell>
          <table:table-cell office:value-type="float" office:value="0.408887863159" calcext:value-type="float">
            <text:p>0.40888786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888305664" calcext:value-type="float">
            <text:p>0.6198883057</text:p>
          </table:table-cell>
          <table:table-cell office:value-type="float" office:value="0.41389465332" calcext:value-type="float">
            <text:p>0.41389465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92947006226" calcext:value-type="float">
            <text:p>0.5929470062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22987747192" calcext:value-type="float">
            <text:p>0.6229877472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80072402954" calcext:value-type="float">
            <text:p>0.580072403</text:p>
          </table:table-cell>
          <table:table-cell office:value-type="float" office:value="0.447034835815" calcext:value-type="float">
            <text:p>0.44703483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02006912231" calcext:value-type="float">
            <text:p>0.6020069122</text:p>
          </table:table-cell>
          <table:table-cell office:value-type="float" office:value="0.406980514526" calcext:value-type="float">
            <text:p>0.40698051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88178634644" calcext:value-type="float">
            <text:p>0.5881786346</text:p>
          </table:table-cell>
          <table:table-cell office:value-type="float" office:value="0.433921813965" calcext:value-type="float">
            <text:p>0.4339218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06060028076" calcext:value-type="float">
            <text:p>0.6060600281</text:p>
          </table:table-cell>
          <table:table-cell office:value-type="float" office:value="0.418186187744" calcext:value-type="float">
            <text:p>0.41818618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22987747192" calcext:value-type="float">
            <text:p>0.6229877472</text:p>
          </table:table-cell>
          <table:table-cell office:value-type="float" office:value="0.430107116699" calcext:value-type="float">
            <text:p>0.43010711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29901885986" calcext:value-type="float">
            <text:p>0.629901886</text:p>
          </table:table-cell>
          <table:table-cell office:value-type="float" office:value="0.498056411743" calcext:value-type="float">
            <text:p>0.49805641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78062438965" calcext:value-type="float">
            <text:p>0.678062439</text:p>
          </table:table-cell>
          <table:table-cell office:value-type="float" office:value="0.435829162598" calcext:value-type="float">
            <text:p>0.43582916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38961791992" calcext:value-type="float">
            <text:p>0.638961792</text:p>
          </table:table-cell>
          <table:table-cell office:value-type="float" office:value="0.430107116699" calcext:value-type="float">
            <text:p>0.43010711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64949417114" calcext:value-type="float">
            <text:p>0.6649494171</text:p>
          </table:table-cell>
          <table:table-cell office:value-type="float" office:value="0.442028045654" calcext:value-type="float">
            <text:p>0.44202804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5835189819" calcext:value-type="float">
            <text:p>0.6158351898</text:p>
          </table:table-cell>
          <table:table-cell office:value-type="float" office:value="0.437021255493" calcext:value-type="float">
            <text:p>0.43702125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28915023804" calcext:value-type="float">
            <text:p>0.4289150238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47034835815" calcext:value-type="float">
            <text:p>0.4470348358</text:p>
          </table:table-cell>
          <table:table-cell office:value-type="float" office:value="0.453948974609" calcext:value-type="float">
            <text:p>0.45394897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12871551514" calcext:value-type="float">
            <text:p>0.7128715515</text:p>
          </table:table-cell>
          <table:table-cell office:value-type="float" office:value="0.440120697021" calcext:value-type="float">
            <text:p>0.4401206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2084197998" calcext:value-type="float">
            <text:p>0.62084198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40120697021" calcext:value-type="float">
            <text:p>0.440120697</text:p>
          </table:table-cell>
          <table:table-cell office:value-type="float" office:value="0.43797492981" calcext:value-type="float">
            <text:p>0.43797492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70161437988" calcext:value-type="float">
            <text:p>0.470161438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.436067581177" calcext:value-type="float">
            <text:p>0.43606758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08069992065" calcext:value-type="float">
            <text:p>0.5080699921</text:p>
          </table:table-cell>
          <table:table-cell office:value-type="float" office:value="0.491857528687" calcext:value-type="float">
            <text:p>0.49185752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40835952759" calcext:value-type="float">
            <text:p>0.4408359528</text:p>
          </table:table-cell>
          <table:table-cell office:value-type="float" office:value="0.447034835815" calcext:value-type="float">
            <text:p>0.44703483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108795166" calcext:value-type="float">
            <text:p>0.4510879517</text:p>
          </table:table-cell>
          <table:table-cell office:value-type="float" office:value="0.449895858765" calcext:value-type="float">
            <text:p>0.4498958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52041625977" calcext:value-type="float">
            <text:p>0.452041626</text:p>
          </table:table-cell>
          <table:table-cell office:value-type="float" office:value="0.454902648926" calcext:value-type="float">
            <text:p>0.45490264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46796417236" calcext:value-type="float">
            <text:p>0.4467964172</text:p>
          </table:table-cell>
          <table:table-cell office:value-type="float" office:value="0.447034835815" calcext:value-type="float">
            <text:p>0.44703483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8955764771" calcext:value-type="float">
            <text:p>0.4589557648</text:p>
          </table:table-cell>
          <table:table-cell office:value-type="float" office:value="0.45108795166" calcext:value-type="float">
            <text:p>0.45108795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47492980957" calcext:value-type="float">
            <text:p>0.47492980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68969345093" calcext:value-type="float">
            <text:p>0.4689693451</text:p>
          </table:table-cell>
          <table:table-cell office:value-type="float" office:value="0.66089630127" calcext:value-type="float">
            <text:p>0.66089630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6094741821" calcext:value-type="float">
            <text:p>0.4560947418</text:p>
          </table:table-cell>
          <table:table-cell office:value-type="float" office:value="0.672817230225" calcext:value-type="float">
            <text:p>0.67281723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69785118103" calcext:value-type="float">
            <text:p>0.69785118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82933425903" calcext:value-type="float">
            <text:p>0.5829334259</text:p>
          </table:table-cell>
          <table:table-cell office:value-type="float" office:value="0.685930252075" calcext:value-type="float">
            <text:p>0.68593025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8002090454" calcext:value-type="float">
            <text:p>0.4580020905</text:p>
          </table:table-cell>
          <table:table-cell office:value-type="float" office:value="0.623941421509" calcext:value-type="float">
            <text:p>0.62394142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69923019409" calcext:value-type="float">
            <text:p>0.4699230194</text:p>
          </table:table-cell>
          <table:table-cell office:value-type="float" office:value="0.698089599609" calcext:value-type="float">
            <text:p>0.6980895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25951385498" calcext:value-type="float">
            <text:p>0.5259513855</text:p>
          </table:table-cell>
          <table:table-cell office:value-type="float" office:value="0.685930252075" calcext:value-type="float">
            <text:p>0.68593025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8303604126" calcext:value-type="float">
            <text:p>0.4830360413</text:p>
          </table:table-cell>
          <table:table-cell office:value-type="float" office:value="0.631093978882" calcext:value-type="float">
            <text:p>0.63109397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91142272949" calcext:value-type="float">
            <text:p>0.4911422729</text:p>
          </table:table-cell>
          <table:table-cell office:value-type="float" office:value="0.678062438965" calcext:value-type="float">
            <text:p>0.6780624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60863113403" calcext:value-type="float">
            <text:p>0.4608631134</text:p>
          </table:table-cell>
          <table:table-cell office:value-type="float" office:value="0.466108322144" calcext:value-type="float">
            <text:p>0.46610832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73022460938" calcext:value-type="float">
            <text:p>0.4730224609</text:p>
          </table:table-cell>
          <table:table-cell office:value-type="float" office:value="0.546932220459" calcext:value-type="float">
            <text:p>0.54693222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485897064209" calcext:value-type="float">
            <text:p>0.48589706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9923019409" calcext:value-type="float">
            <text:p>0.4699230194</text:p>
          </table:table-cell>
          <table:table-cell office:value-type="float" office:value="0.476121902466" calcext:value-type="float">
            <text:p>0.47612190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76837158203" calcext:value-type="float">
            <text:p>0.4768371582</text:p>
          </table:table-cell>
          <table:table-cell office:value-type="float" office:value="0.477075576782" calcext:value-type="float">
            <text:p>0.47707557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4003295898" calcext:value-type="float">
            <text:p>0.4940032959</text:p>
          </table:table-cell>
          <table:table-cell office:value-type="float" office:value="0.523805618286" calcext:value-type="float">
            <text:p>0.52380561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7779083252" calcext:value-type="float">
            <text:p>0.4777908325</text:p>
          </table:table-cell>
          <table:table-cell office:value-type="float" office:value="0.477075576782" calcext:value-type="float">
            <text:p>0.477075576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4003295898" calcext:value-type="float">
            <text:p>0.4940032959</text:p>
          </table:table-cell>
          <table:table-cell office:value-type="float" office:value="0.54407119751" calcext:value-type="float">
            <text:p>0.54407119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74214553833" calcext:value-type="float">
            <text:p>0.4742145538</text:p>
          </table:table-cell>
          <table:table-cell office:value-type="float" office:value="0.701904296875" calcext:value-type="float">
            <text:p>0.70190429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5897064209" calcext:value-type="float">
            <text:p>0.4858970642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8988952637" calcext:value-type="float">
            <text:p>0.6589889526</text:p>
          </table:table-cell>
          <table:table-cell office:value-type="float" office:value="0.48303604126" calcext:value-type="float">
            <text:p>0.48303604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41107559204" calcext:value-type="float">
            <text:p>0.6411075592</text:p>
          </table:table-cell>
          <table:table-cell office:value-type="float" office:value="0.492095947266" calcext:value-type="float">
            <text:p>0.49209594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87837600708" calcext:value-type="float">
            <text:p>0.6878376007</text:p>
          </table:table-cell>
          <table:table-cell office:value-type="float" office:value="0.478982925415" calcext:value-type="float">
            <text:p>0.47898292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4935836792" calcext:value-type="float">
            <text:p>0.6549358368</text:p>
          </table:table-cell>
          <table:table-cell office:value-type="float" office:value="0.489950180054" calcext:value-type="float">
            <text:p>0.489950180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90937042236" calcext:value-type="float">
            <text:p>0.6909370422</text:p>
          </table:table-cell>
          <table:table-cell office:value-type="float" office:value="0.483989715576" calcext:value-type="float">
            <text:p>0.48398971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7400932312" calcext:value-type="float">
            <text:p>0.6740093231</text:p>
          </table:table-cell>
          <table:table-cell office:value-type="float" office:value="0.487804412842" calcext:value-type="float">
            <text:p>0.48780441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78062438965" calcext:value-type="float">
            <text:p>0.678062439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94036483765" calcext:value-type="float">
            <text:p>0.6940364838</text:p>
          </table:table-cell>
          <table:table-cell office:value-type="float" office:value="0.49614906311" calcext:value-type="float">
            <text:p>0.49614906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72817230225" calcext:value-type="float">
            <text:p>0.6728172302</text:p>
          </table:table-cell>
          <table:table-cell office:value-type="float" office:value="0.488042831421" calcext:value-type="float">
            <text:p>0.48804283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69956207275" calcext:value-type="float">
            <text:p>0.6699562073</text:p>
          </table:table-cell>
          <table:table-cell office:value-type="float" office:value="0.485897064209" calcext:value-type="float">
            <text:p>0.48589706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15970993042" calcext:value-type="float">
            <text:p>0.715970993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65903091431" calcext:value-type="float">
            <text:p>0.6659030914</text:p>
          </table:table-cell>
          <table:table-cell office:value-type="float" office:value="0.493049621582" calcext:value-type="float">
            <text:p>0.493049621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503063201904" calcext:value-type="float">
            <text:p>0.50306320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8998336792" calcext:value-type="float">
            <text:p>0.6899833679</text:p>
          </table:table-cell>
          <table:table-cell office:value-type="float" office:value="0.49901008606" calcext:value-type="float">
            <text:p>0.49901008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65085220337" calcext:value-type="float">
            <text:p>0.7650852203</text:p>
          </table:table-cell>
          <table:table-cell office:value-type="float" office:value="0.504970550537" calcext:value-type="float">
            <text:p>0.50497055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94036483765" calcext:value-type="float">
            <text:p>0.6940364838</text:p>
          </table:table-cell>
          <table:table-cell office:value-type="float" office:value="0.497102737427" calcext:value-type="float">
            <text:p>0.49710273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73770904541" calcext:value-type="float">
            <text:p>0.6737709045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94036483765" calcext:value-type="float">
            <text:p>0.6940364838</text:p>
          </table:table-cell>
          <table:table-cell office:value-type="float" office:value="0.499963760376" calcext:value-type="float">
            <text:p>0.49996376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91890716553" calcext:value-type="float">
            <text:p>0.6918907166</text:p>
          </table:table-cell>
          <table:table-cell office:value-type="float" office:value="0.52809715271" calcext:value-type="float">
            <text:p>0.52809715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0595741272" calcext:value-type="float">
            <text:p>0.7059574127</text:p>
          </table:table-cell>
          <table:table-cell office:value-type="float" office:value="0.735998153687" calcext:value-type="float">
            <text:p>0.73599815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86883926392" calcext:value-type="float">
            <text:p>0.6868839264</text:p>
          </table:table-cell>
          <table:table-cell office:value-type="float" office:value="0.694990158081" calcext:value-type="float">
            <text:p>0.69499015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36203384399" calcext:value-type="float">
            <text:p>0.5362033844</text:p>
          </table:table-cell>
          <table:table-cell office:value-type="float" office:value="0.746011734009" calcext:value-type="float">
            <text:p>0.7460117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89029693604" calcext:value-type="float">
            <text:p>0.6890296936</text:p>
          </table:table-cell>
          <table:table-cell office:value-type="float" office:value="0.730991363525" calcext:value-type="float">
            <text:p>0.73099136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30991363525" calcext:value-type="float">
            <text:p>0.7309913635</text:p>
          </table:table-cell>
          <table:table-cell office:value-type="float" office:value="0.73504447937" calcext:value-type="float">
            <text:p>0.7350444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70909881592" calcext:value-type="float">
            <text:p>0.6709098816</text:p>
          </table:table-cell>
          <table:table-cell office:value-type="float" office:value="0.703096389771" calcext:value-type="float">
            <text:p>0.703096389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05003738403" calcext:value-type="float">
            <text:p>0.7050037384</text:p>
          </table:table-cell>
          <table:table-cell office:value-type="float" office:value="0.678062438965" calcext:value-type="float">
            <text:p>0.6780624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24077224731" calcext:value-type="float">
            <text:p>0.7240772247</text:p>
          </table:table-cell>
          <table:table-cell office:value-type="float" office:value="0.800132751465" calcext:value-type="float">
            <text:p>0.80013275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27143478394" calcext:value-type="float">
            <text:p>0.5271434784</text:p>
          </table:table-cell>
          <table:table-cell office:value-type="float" office:value="0.533103942871" calcext:value-type="float">
            <text:p>0.5331039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5937805176" calcext:value-type="float">
            <text:p>0.5159378052</text:p>
          </table:table-cell>
          <table:table-cell office:value-type="float" office:value="0.708818435669" calcext:value-type="float">
            <text:p>0.708818435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8785247803" calcext:value-type="float">
            <text:p>0.5087852478</text:p>
          </table:table-cell>
          <table:table-cell office:value-type="float" office:value="0.757217407227" calcext:value-type="float">
            <text:p>0.7572174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081604004" calcext:value-type="float">
            <text:p>0.657081604</text:p>
          </table:table-cell>
          <table:table-cell office:value-type="float" office:value="0.684976577759" calcext:value-type="float">
            <text:p>0.68497657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25951385498" calcext:value-type="float">
            <text:p>0.5259513855</text:p>
          </table:table-cell>
          <table:table-cell office:value-type="float" office:value="0.763893127441" calcext:value-type="float">
            <text:p>0.76389312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9050827026" calcext:value-type="float">
            <text:p>0.529050827</text:p>
          </table:table-cell>
          <table:table-cell office:value-type="float" office:value="0.727891921997" calcext:value-type="float">
            <text:p>0.7278919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39097595215" calcext:value-type="float">
            <text:p>0.7390975952</text:p>
          </table:table-cell>
          <table:table-cell office:value-type="float" office:value="0.802040100098" calcext:value-type="float">
            <text:p>0.8020401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0004501343" calcext:value-type="float">
            <text:p>0.5300045013</text:p>
          </table:table-cell>
          <table:table-cell office:value-type="float" office:value="0.703096389771" calcext:value-type="float">
            <text:p>0.70309638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80072402954" calcext:value-type="float">
            <text:p>0.580072403</text:p>
          </table:table-cell>
          <table:table-cell office:value-type="float" office:value="0.815868377686" calcext:value-type="float">
            <text:p>0.815868377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40018081665" calcext:value-type="float">
            <text:p>0.5400180817</text:p>
          </table:table-cell>
          <table:table-cell office:value-type="float" office:value="0.748872756958" calcext:value-type="float">
            <text:p>0.7488727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24044036865" calcext:value-type="float">
            <text:p>0.5240440369</text:p>
          </table:table-cell>
          <table:table-cell office:value-type="float" office:value="0.746011734009" calcext:value-type="float">
            <text:p>0.7460117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4057617188" calcext:value-type="float">
            <text:p>0.5340576172</text:p>
          </table:table-cell>
          <table:table-cell office:value-type="float" office:value="0.745058059692" calcext:value-type="float">
            <text:p>0.74505805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24044036865" calcext:value-type="float">
            <text:p>0.5240440369</text:p>
          </table:table-cell>
          <table:table-cell office:value-type="float" office:value="0.75101852417" calcext:value-type="float">
            <text:p>0.751018524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529050827026" calcext:value-type="float">
            <text:p>0.529050827</text:p>
          </table:table-cell>
          <table:table-cell office:value-type="float" office:value="0.746965408325" calcext:value-type="float">
            <text:p>0.7469654083</text:p>
          </table:table-cell>
        </table:table-row>
      </table:table>
      <table:table table:name="9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46081161499" calcext:value-type="float">
            <text:p>0.4460811615</text:p>
          </table:table-cell>
          <table:table-cell office:value-type="float" office:value="0.702857971191" calcext:value-type="float">
            <text:p>0.70285797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3914260864" calcext:value-type="float">
            <text:p>0.6039142609</text:p>
          </table:table-cell>
          <table:table-cell office:value-type="float" office:value="0.416040420532" calcext:value-type="float">
            <text:p>0.41604042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97953796387" calcext:value-type="float">
            <text:p>0.5979537964</text:p>
          </table:table-cell>
          <table:table-cell office:value-type="float" office:value="0.397920608521" calcext:value-type="float">
            <text:p>0.39792060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7013702393" calcext:value-type="float">
            <text:p>0.6070137024</text:p>
          </table:table-cell>
          <table:table-cell office:value-type="float" office:value="0.403165817261" calcext:value-type="float">
            <text:p>0.40316581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82933425903" calcext:value-type="float">
            <text:p>0.5829334259</text:p>
          </table:table-cell>
          <table:table-cell office:value-type="float" office:value="0.444173812866" calcext:value-type="float">
            <text:p>0.4441738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7967376709" calcext:value-type="float">
            <text:p>0.6079673767</text:p>
          </table:table-cell>
          <table:table-cell office:value-type="float" office:value="0.395059585571" calcext:value-type="float">
            <text:p>0.395059585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32047653198" calcext:value-type="float">
            <text:p>0.6320476532</text:p>
          </table:table-cell>
          <table:table-cell office:value-type="float" office:value="0.409841537476" calcext:value-type="float">
            <text:p>0.40984153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92947006226" calcext:value-type="float">
            <text:p>0.5929470062</text:p>
          </table:table-cell>
          <table:table-cell office:value-type="float" office:value="0.403881072998" calcext:value-type="float">
            <text:p>0.403881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86986541748" calcext:value-type="float">
            <text:p>0.5869865417</text:p>
          </table:table-cell>
          <table:table-cell office:value-type="float" office:value="0.417947769165" calcext:value-type="float">
            <text:p>0.41794776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7940216064" calcext:value-type="float">
            <text:p>0.5879402161</text:p>
          </table:table-cell>
          <table:table-cell office:value-type="float" office:value="0.406980514526" calcext:value-type="float">
            <text:p>0.40698051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14166259766" calcext:value-type="float">
            <text:p>0.6141662598</text:p>
          </table:table-cell>
          <table:table-cell office:value-type="float" office:value="0.408887863159" calcext:value-type="float">
            <text:p>0.4088878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76019287109" calcext:value-type="float">
            <text:p>0.5760192871</text:p>
          </table:table-cell>
          <table:table-cell office:value-type="float" office:value="0.428915023804" calcext:value-type="float">
            <text:p>0.42891502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12020492554" calcext:value-type="float">
            <text:p>0.6120204926</text:p>
          </table:table-cell>
          <table:table-cell office:value-type="float" office:value="0.412940979004" calcext:value-type="float">
            <text:p>0.4129409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416040420532" calcext:value-type="float">
            <text:p>0.416040420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53028488159" calcext:value-type="float">
            <text:p>0.6530284882</text:p>
          </table:table-cell>
          <table:table-cell office:value-type="float" office:value="0.419855117798" calcext:value-type="float">
            <text:p>0.41985511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1074371338" calcext:value-type="float">
            <text:p>0.4410743713</text:p>
          </table:table-cell>
          <table:table-cell office:value-type="float" office:value="0.41389465332" calcext:value-type="float">
            <text:p>0.41389465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3967056274" calcext:value-type="float">
            <text:p>0.9939670563</text:p>
          </table:table-cell>
          <table:table-cell office:value-type="float" office:value="0.410795211792" calcext:value-type="float">
            <text:p>0.41079521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9173049927" calcext:value-type="float">
            <text:p>0.6191730499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9173049927" calcext:value-type="float">
            <text:p>0.6191730499</text:p>
          </table:table-cell>
          <table:table-cell office:value-type="float" office:value="0.470876693726" calcext:value-type="float">
            <text:p>0.47087669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7040863037" calcext:value-type="float">
            <text:p>0.627040863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4139099121" calcext:value-type="float">
            <text:p>0.5941390991</text:p>
          </table:table-cell>
          <table:table-cell office:value-type="float" office:value="0.427961349487" calcext:value-type="float">
            <text:p>0.42796134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57081604004" calcext:value-type="float">
            <text:p>0.657081604</text:p>
          </table:table-cell>
          <table:table-cell office:value-type="float" office:value="0.443935394287" calcext:value-type="float">
            <text:p>0.44393539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39915466309" calcext:value-type="float">
            <text:p>0.6399154663</text:p>
          </table:table-cell>
          <table:table-cell office:value-type="float" office:value="0.453948974609" calcext:value-type="float">
            <text:p>0.45394897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2960586548" calcext:value-type="float">
            <text:p>0.6029605865</text:p>
          </table:table-cell>
          <table:table-cell office:value-type="float" office:value="0.426054000854" calcext:value-type="float">
            <text:p>0.4260540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7027282715" calcext:value-type="float">
            <text:p>0.6170272827</text:p>
          </table:table-cell>
          <table:table-cell office:value-type="float" office:value="0.430107116699" calcext:value-type="float">
            <text:p>0.43010711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8388710022" calcext:value-type="float">
            <text:p>0.5838871002</text:p>
          </table:table-cell>
          <table:table-cell office:value-type="float" office:value="0.427007675171" calcext:value-type="float">
            <text:p>0.42700767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4881515503" calcext:value-type="float">
            <text:p>0.6148815155</text:p>
          </table:table-cell>
          <table:table-cell office:value-type="float" office:value="0.432968139648" calcext:value-type="float">
            <text:p>0.4329681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1297416687" calcext:value-type="float">
            <text:p>0.6129741669</text:p>
          </table:table-cell>
          <table:table-cell office:value-type="float" office:value="0.428915023804" calcext:value-type="float">
            <text:p>0.42891502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0099563599" calcext:value-type="float">
            <text:p>0.6000995636</text:p>
          </table:table-cell>
          <table:table-cell office:value-type="float" office:value="0.436067581177" calcext:value-type="float">
            <text:p>0.43606758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95943832397" calcext:value-type="float">
            <text:p>0.6959438324</text:p>
          </table:table-cell>
          <table:table-cell office:value-type="float" office:value="0.438928604126" calcext:value-type="float">
            <text:p>0.43892860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2020492554" calcext:value-type="float">
            <text:p>0.6120204926</text:p>
          </table:table-cell>
          <table:table-cell office:value-type="float" office:value="0.440120697021" calcext:value-type="float">
            <text:p>0.4401206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0849533081" calcext:value-type="float">
            <text:p>0.4508495331</text:p>
          </table:table-cell>
          <table:table-cell office:value-type="float" office:value="0.443935394287" calcext:value-type="float">
            <text:p>0.443935394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4160232544" calcext:value-type="float">
            <text:p>0.4341602325</text:p>
          </table:table-cell>
          <table:table-cell office:value-type="float" office:value="0.669956207275" calcext:value-type="float">
            <text:p>0.66995620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4160232544" calcext:value-type="float">
            <text:p>0.4341602325</text:p>
          </table:table-cell>
          <table:table-cell office:value-type="float" office:value="0.649929046631" calcext:value-type="float">
            <text:p>0.64992904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442981719971" calcext:value-type="float">
            <text:p>0.442981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52995300293" calcext:value-type="float">
            <text:p>0.4529953003</text:p>
          </table:table-cell>
          <table:table-cell office:value-type="float" office:value="0.435829162598" calcext:value-type="float">
            <text:p>0.43582916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42028045654" calcext:value-type="float">
            <text:p>0.4420280457</text:p>
          </table:table-cell>
          <table:table-cell office:value-type="float" office:value="0.458002090454" calcext:value-type="float">
            <text:p>0.45800209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00099563599" calcext:value-type="float">
            <text:p>0.6000995636</text:p>
          </table:table-cell>
          <table:table-cell office:value-type="float" office:value="0.44584274292" calcext:value-type="float">
            <text:p>0.4458427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7988510132" calcext:value-type="float">
            <text:p>0.4479885101</text:p>
          </table:table-cell>
          <table:table-cell office:value-type="float" office:value="0.488996505737" calcext:value-type="float">
            <text:p>0.48899650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9895858765" calcext:value-type="float">
            <text:p>0.4498958588</text:p>
          </table:table-cell>
          <table:table-cell office:value-type="float" office:value="0.447988510132" calcext:value-type="float">
            <text:p>0.44798851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47988510132" calcext:value-type="float">
            <text:p>0.4479885101</text:p>
          </table:table-cell>
          <table:table-cell office:value-type="float" office:value="0.466108322144" calcext:value-type="float">
            <text:p>0.46610832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9888305664" calcext:value-type="float">
            <text:p>0.6198883057</text:p>
          </table:table-cell>
          <table:table-cell office:value-type="float" office:value="0.455856323242" calcext:value-type="float">
            <text:p>0.45585632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52041625977" calcext:value-type="float">
            <text:p>0.452041626</text:p>
          </table:table-cell>
          <table:table-cell office:value-type="float" office:value="0.449895858765" calcext:value-type="float">
            <text:p>0.44989585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635862350464" calcext:value-type="float">
            <text:p>0.63586235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08921051025" calcext:value-type="float">
            <text:p>0.608921051</text:p>
          </table:table-cell>
          <table:table-cell office:value-type="float" office:value="0.45108795166" calcext:value-type="float">
            <text:p>0.45108795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6108322144" calcext:value-type="float">
            <text:p>0.4661083221</text:p>
          </table:table-cell>
          <table:table-cell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52995300293" calcext:value-type="float">
            <text:p>0.4529953003</text:p>
          </table:table-cell>
          <table:table-cell office:value-type="float" office:value="0.684022903442" calcext:value-type="float">
            <text:p>0.68402290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66823577881" calcext:value-type="float">
            <text:p>0.4668235779</text:p>
          </table:table-cell>
          <table:table-cell office:value-type="float" office:value="0.485897064209" calcext:value-type="float">
            <text:p>0.48589706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13076782227" calcext:value-type="float">
            <text:p>0.5130767822</text:p>
          </table:table-cell>
          <table:table-cell office:value-type="float" office:value="0.457048416138" calcext:value-type="float">
            <text:p>0.457048416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69923019409" calcext:value-type="float">
            <text:p>0.4699230194</text:p>
          </table:table-cell>
          <table:table-cell office:value-type="float" office:value="0.46706199646" calcext:value-type="float">
            <text:p>0.46706199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460863113403" calcext:value-type="float">
            <text:p>0.46086311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86135482788" calcext:value-type="float">
            <text:p>0.4861354828</text:p>
          </table:table-cell>
          <table:table-cell office:value-type="float" office:value="0.48303604126" calcext:value-type="float">
            <text:p>0.48303604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.468015670776" calcext:value-type="float">
            <text:p>0.46801567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9614906311" calcext:value-type="float">
            <text:p>0.4961490631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75168228149" calcext:value-type="float">
            <text:p>0.4751682281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70161437988" calcext:value-type="float">
            <text:p>0.470161438</text:p>
          </table:table-cell>
          <table:table-cell office:value-type="float" office:value="0.473976135254" calcext:value-type="float">
            <text:p>0.47397613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5910644531" calcext:value-type="float">
            <text:p>0.4959106445</text:p>
          </table:table-cell>
          <table:table-cell office:value-type="float" office:value="0.488996505737" calcext:value-type="float">
            <text:p>0.48899650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.475883483887" calcext:value-type="float">
            <text:p>0.47588348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73022460938" calcext:value-type="float">
            <text:p>0.4730224609</text:p>
          </table:table-cell>
          <table:table-cell office:value-type="float" office:value="0.470161437988" calcext:value-type="float">
            <text:p>0.4701614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0890274048" calcext:value-type="float">
            <text:p>0.480890274</text:p>
          </table:table-cell>
          <table:table-cell office:value-type="float" office:value="0.473976135254" calcext:value-type="float">
            <text:p>0.473976135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9936599731" calcext:value-type="float">
            <text:p>0.4799365997</text:p>
          </table:table-cell>
          <table:table-cell office:value-type="float" office:value="0.471115112305" calcext:value-type="float">
            <text:p>0.47111511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9936599731" calcext:value-type="float">
            <text:p>0.4799365997</text:p>
          </table:table-cell>
          <table:table-cell office:value-type="float" office:value="0.672101974487" calcext:value-type="float">
            <text:p>0.6721019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1843948364" calcext:value-type="float">
            <text:p>0.4818439484</text:p>
          </table:table-cell>
          <table:table-cell office:value-type="float" office:value="0.632047653198" calcext:value-type="float">
            <text:p>0.63204765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34908676147" calcext:value-type="float">
            <text:p>0.6349086761</text:p>
          </table:table-cell>
          <table:table-cell office:value-type="float" office:value="0.478982925415" calcext:value-type="float">
            <text:p>0.47898292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090385437" calcext:value-type="float">
            <text:p>0.4909038544</text:p>
          </table:table-cell>
          <table:table-cell office:value-type="float" office:value="0.491142272949" calcext:value-type="float">
            <text:p>0.49114227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80175018311" calcext:value-type="float">
            <text:p>0.4801750183</text:p>
          </table:table-cell>
          <table:table-cell office:value-type="float" office:value="0.974178314209" calcext:value-type="float">
            <text:p>0.97417831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71999359131" calcext:value-type="float">
            <text:p>0.7719993591</text:p>
          </table:table-cell>
          <table:table-cell office:value-type="float" office:value="0.709056854248" calcext:value-type="float">
            <text:p>0.70905685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90937042236" calcext:value-type="float">
            <text:p>0.6909370422</text:p>
          </table:table-cell>
          <table:table-cell office:value-type="float" office:value="0.481843948364" calcext:value-type="float">
            <text:p>0.48184394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79936599731" calcext:value-type="float">
            <text:p>0.4799365997</text:p>
          </table:table-cell>
          <table:table-cell office:value-type="float" office:value="0.678062438965" calcext:value-type="float">
            <text:p>0.6780624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6135482788" calcext:value-type="float">
            <text:p>0.4861354828</text:p>
          </table:table-cell>
          <table:table-cell office:value-type="float" office:value="0.538110733032" calcext:value-type="float">
            <text:p>0.5381107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8042831421" calcext:value-type="float">
            <text:p>0.4880428314</text:p>
          </table:table-cell>
          <table:table-cell office:value-type="float" office:value="0.484943389893" calcext:value-type="float">
            <text:p>0.48494338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04970550537" calcext:value-type="float">
            <text:p>0.5049705505</text:p>
          </table:table-cell>
          <table:table-cell office:value-type="float" office:value="0.495195388794" calcext:value-type="float">
            <text:p>0.4951953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3596496582" calcext:value-type="float">
            <text:p>0.5359649658</text:p>
          </table:table-cell>
          <table:table-cell office:value-type="float" office:value="0.49090385437" calcext:value-type="float">
            <text:p>0.49090385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48839569092" calcext:value-type="float">
            <text:p>0.5488395691</text:p>
          </table:table-cell>
          <table:table-cell office:value-type="float" office:value="0.550031661987" calcext:value-type="float">
            <text:p>0.55003166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09023666382" calcext:value-type="float">
            <text:p>0.5090236664</text:p>
          </table:table-cell>
          <table:table-cell office:value-type="float" office:value="0.493049621582" calcext:value-type="float">
            <text:p>0.49304962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41925430298" calcext:value-type="float">
            <text:p>0.5419254303</text:p>
          </table:table-cell>
          <table:table-cell office:value-type="float" office:value="0.540971755981" calcext:value-type="float">
            <text:p>0.5409717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1155853271" calcext:value-type="float">
            <text:p>0.5011558533</text:p>
          </table:table-cell>
          <table:table-cell office:value-type="float" office:value="0.536918640137" calcext:value-type="float">
            <text:p>0.53691864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4003295898" calcext:value-type="float">
            <text:p>0.4940032959</text:p>
          </table:table-cell>
          <table:table-cell office:value-type="float" office:value="0.555038452148" calcext:value-type="float">
            <text:p>0.55503845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32865524292" calcext:value-type="float">
            <text:p>0.5328655243</text:p>
          </table:table-cell>
          <table:table-cell office:value-type="float" office:value="0.508069992065" calcext:value-type="float">
            <text:p>0.50806999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2811203003" calcext:value-type="float">
            <text:p>0.492811203</text:p>
          </table:table-cell>
          <table:table-cell office:value-type="float" office:value="0.503063201904" calcext:value-type="float">
            <text:p>0.50306320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5937805176" calcext:value-type="float">
            <text:p>0.5159378052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88076019287" calcext:value-type="float">
            <text:p>0.6880760193</text:p>
          </table:table-cell>
          <table:table-cell office:value-type="float" office:value="0.577926635742" calcext:value-type="float">
            <text:p>0.57792663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712871551514" calcext:value-type="float">
            <text:p>0.7128715515</text:p>
          </table:table-cell>
          <table:table-cell office:value-type="float" office:value="0.516891479492" calcext:value-type="float">
            <text:p>0.5168914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58988952637" calcext:value-type="float">
            <text:p>0.6589889526</text:p>
          </table:table-cell>
          <table:table-cell office:value-type="float" office:value="0.526189804077" calcext:value-type="float">
            <text:p>0.52618980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04083251953" calcext:value-type="float">
            <text:p>0.904083252</text:p>
          </table:table-cell>
          <table:table-cell office:value-type="float" office:value="0.502109527588" calcext:value-type="float">
            <text:p>0.50210952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32931900024" calcext:value-type="float">
            <text:p>0.9329319</text:p>
          </table:table-cell>
          <table:table-cell office:value-type="float" office:value="0.511169433594" calcext:value-type="float">
            <text:p>0.51116943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4191894531" calcext:value-type="float">
            <text:p>0.9841918945</text:p>
          </table:table-cell>
          <table:table-cell office:value-type="float" office:value="0.49901008606" calcext:value-type="float">
            <text:p>0.499010086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74042510986" calcext:value-type="float">
            <text:p>0.874042511</text:p>
          </table:table-cell>
          <table:table-cell office:value-type="float" office:value="0.521898269653" calcext:value-type="float">
            <text:p>0.52189826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80002975464" calcext:value-type="float">
            <text:p>0.8800029755</text:p>
          </table:table-cell>
          <table:table-cell office:value-type="float" office:value="0.653028488159" calcext:value-type="float">
            <text:p>0.65302848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31842422485" calcext:value-type="float">
            <text:p>0.8318424225</text:p>
          </table:table-cell>
          <table:table-cell office:value-type="float" office:value="0.727891921997" calcext:value-type="float">
            <text:p>0.7278919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9948654175" calcext:value-type="float">
            <text:p>0.8399486542</text:p>
          </table:table-cell>
          <table:table-cell office:value-type="float" office:value="0.517129898071" calcext:value-type="float">
            <text:p>0.51712989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64028930664" calcext:value-type="float">
            <text:p>0.8640289307</text:p>
          </table:table-cell>
          <table:table-cell office:value-type="float" office:value="0.524044036865" calcext:value-type="float">
            <text:p>0.52404403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0680847168" calcext:value-type="float">
            <text:p>0.8068084717</text:p>
          </table:table-cell>
          <table:table-cell office:value-type="float" office:value="0.643968582153" calcext:value-type="float">
            <text:p>0.64396858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46998596191" calcext:value-type="float">
            <text:p>0.9469985962</text:p>
          </table:table-cell>
          <table:table-cell office:value-type="float" office:value="0.821113586426" calcext:value-type="float">
            <text:p>0.8211135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06944274902" calcext:value-type="float">
            <text:p>0.9069442749</text:p>
          </table:table-cell>
          <table:table-cell office:value-type="float" office:value="0.688076019287" calcext:value-type="float">
            <text:p>0.68807601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31842422485" calcext:value-type="float">
            <text:p>0.8318424225</text:p>
          </table:table-cell>
          <table:table-cell office:value-type="float" office:value="0.717163085938" calcext:value-type="float">
            <text:p>0.717163085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2823257446" calcext:value-type="float">
            <text:p>0.8528232574</text:p>
          </table:table-cell>
          <table:table-cell office:value-type="float" office:value="0.690937042236" calcext:value-type="float">
            <text:p>0.6909370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20875167847" calcext:value-type="float">
            <text:p>0.8208751678</text:p>
          </table:table-cell>
          <table:table-cell office:value-type="float" office:value="0.745058059692" calcext:value-type="float">
            <text:p>0.745058059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6903533936" calcext:value-type="float">
            <text:p>0.8769035339</text:p>
          </table:table-cell>
          <table:table-cell office:value-type="float" office:value="0.754117965698" calcext:value-type="float">
            <text:p>0.75411796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20905303955" calcext:value-type="float">
            <text:p>1.720905304</text:p>
          </table:table-cell>
          <table:table-cell office:value-type="float" office:value="0.733852386475" calcext:value-type="float">
            <text:p>0.73385238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27858734131" calcext:value-type="float">
            <text:p>0.5278587341</text:p>
          </table:table-cell>
          <table:table-cell office:value-type="float" office:value="0.752925872803" calcext:value-type="float">
            <text:p>0.7529258728</text:p>
          </table:table-cell>
        </table:table-row>
      </table:table>
      <table:table table:name="10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der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171844482" calcext:value-type="float">
            <text:p>0.5831718445</text:p>
          </table:table-cell>
          <table:table-cell office:value-type="float" office:value="0.447988510132" calcext:value-type="float">
            <text:p>0.4479885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3976135254" calcext:value-type="float">
            <text:p>0.4739761353</text:p>
          </table:table-cell>
          <table:table-cell office:value-type="float" office:value="0.397920608521" calcext:value-type="float">
            <text:p>0.39792060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2200088501" calcext:value-type="float">
            <text:p>0.422000885</text:p>
          </table:table-cell>
          <table:table-cell office:value-type="float" office:value="0.627040863037" calcext:value-type="float">
            <text:p>0.6270408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4875488281" calcext:value-type="float">
            <text:p>0.4348754883</text:p>
          </table:table-cell>
          <table:table-cell office:value-type="float" office:value="0.574111938477" calcext:value-type="float">
            <text:p>0.57411193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637054443359" calcext:value-type="float">
            <text:p>0.63705444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455141067505" calcext:value-type="float">
            <text:p>0.4551410675</text:p>
          </table:table-cell>
          <table:table-cell office:value-type="float" office:value="0.627040863037" calcext:value-type="float">
            <text:p>0.6270408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640869140625" calcext:value-type="float">
            <text:p>0.64086914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637054443359" calcext:value-type="float">
            <text:p>0.63705444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00917434692" calcext:value-type="float">
            <text:p>0.5009174347</text:p>
          </table:table-cell>
          <table:table-cell office:value-type="float" office:value="0.646829605103" calcext:value-type="float">
            <text:p>0.64682960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63008880615" calcext:value-type="float">
            <text:p>0.4630088806</text:p>
          </table:table-cell>
          <table:table-cell office:value-type="float" office:value="0.631809234619" calcext:value-type="float">
            <text:p>0.63180923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29153442383" calcext:value-type="float">
            <text:p>0.4291534424</text:p>
          </table:table-cell>
          <table:table-cell office:value-type="float" office:value="0.64492225647" calcext:value-type="float">
            <text:p>0.64492225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0985336304" calcext:value-type="float">
            <text:p>0.5509853363</text:p>
          </table:table-cell>
          <table:table-cell office:value-type="float" office:value="0.627994537354" calcext:value-type="float">
            <text:p>0.627994537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46114349365" calcext:value-type="float">
            <text:p>0.6461143494</text:p>
          </table:table-cell>
          <table:table-cell office:value-type="float" office:value="0.62894821167" calcext:value-type="float">
            <text:p>0.62894821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797986984253" calcext:value-type="float">
            <text:p>0.7979869843</text:p>
          </table:table-cell>
          <table:table-cell office:value-type="float" office:value="0.690937042236" calcext:value-type="float">
            <text:p>0.69093704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9915466309" calcext:value-type="float">
            <text:p>0.6399154663</text:p>
          </table:table-cell>
          <table:table-cell office:value-type="float" office:value="0.643968582153" calcext:value-type="float">
            <text:p>0.64396858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8296661377" calcext:value-type="float">
            <text:p>0.7829666138</text:p>
          </table:table-cell>
          <table:table-cell office:value-type="float" office:value="0.648021697998" calcext:value-type="float">
            <text:p>0.6480216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8296661377" calcext:value-type="float">
            <text:p>0.7829666138</text:p>
          </table:table-cell>
          <table:table-cell office:value-type="float" office:value="0.653982162476" calcext:value-type="float">
            <text:p>0.65398216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0882720947" calcext:value-type="float">
            <text:p>0.6508827209</text:p>
          </table:table-cell>
          <table:table-cell office:value-type="float" office:value="0.653028488159" calcext:value-type="float">
            <text:p>0.65302848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731945037842" calcext:value-type="float">
            <text:p>0.7319450378</text:p>
          </table:table-cell>
          <table:table-cell office:value-type="float" office:value="0.651121139526" calcext:value-type="float">
            <text:p>0.651121139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6699256897" calcext:value-type="float">
            <text:p>0.766992569</text:p>
          </table:table-cell>
          <table:table-cell office:value-type="float" office:value="1.206874847412" calcext:value-type="float">
            <text:p>1.20687484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69853591919" calcext:value-type="float">
            <text:p>0.7698535919</text:p>
          </table:table-cell>
          <table:table-cell office:value-type="float" office:value="0.423192977905" calcext:value-type="float">
            <text:p>0.42319297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83069229126" calcext:value-type="float">
            <text:p>0.6830692291</text:p>
          </table:table-cell>
          <table:table-cell office:value-type="float" office:value="0.423908233643" calcext:value-type="float">
            <text:p>0.42390823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45875930786" calcext:value-type="float">
            <text:p>0.6458759308</text:p>
          </table:table-cell>
          <table:table-cell office:value-type="float" office:value="0.622034072876" calcext:value-type="float">
            <text:p>0.62203407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8211555481" calcext:value-type="float">
            <text:p>0.6821155548</text:p>
          </table:table-cell>
          <table:table-cell office:value-type="float" office:value="0.653982162476" calcext:value-type="float">
            <text:p>0.653982162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37905502319" calcext:value-type="float">
            <text:p>0.7379055023</text:p>
          </table:table-cell>
          <table:table-cell office:value-type="float" office:value="0.667095184326" calcext:value-type="float">
            <text:p>0.66709518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089630127" calcext:value-type="float">
            <text:p>0.6608963013</text:p>
          </table:table-cell>
          <table:table-cell office:value-type="float" office:value="0.648975372314" calcext:value-type="float">
            <text:p>0.64897537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98804855347" calcext:value-type="float">
            <text:p>0.6988048553</text:p>
          </table:table-cell>
          <table:table-cell office:value-type="float" office:value="0.672101974487" calcext:value-type="float">
            <text:p>0.67210197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7075576782" calcext:value-type="float">
            <text:p>0.4770755768</text:p>
          </table:table-cell>
          <table:table-cell office:value-type="float" office:value="0.650882720947" calcext:value-type="float">
            <text:p>0.65088272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41107559204" calcext:value-type="float">
            <text:p>0.6411075592</text:p>
          </table:table-cell>
          <table:table-cell office:value-type="float" office:value="0.65803527832" calcext:value-type="float">
            <text:p>0.65803527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358022689819" calcext:value-type="float">
            <text:p>1.3580226898</text:p>
          </table:table-cell>
          <table:table-cell office:value-type="float" office:value="0.649213790894" calcext:value-type="float">
            <text:p>0.64921379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.447988510132" calcext:value-type="float">
            <text:p>0.447988510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5108795166" calcext:value-type="float">
            <text:p>0.4510879517</text:p>
          </table:table-cell>
          <table:table-cell office:value-type="float" office:value="0.450849533081" calcext:value-type="float">
            <text:p>0.45084953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30107116699" calcext:value-type="float">
            <text:p>0.4301071167</text:p>
          </table:table-cell>
          <table:table-cell office:value-type="float" office:value="0.426054000854" calcext:value-type="float">
            <text:p>0.42605400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56809997559" calcext:value-type="float">
            <text:p>0.4568099976</text:p>
          </table:table-cell>
          <table:table-cell office:value-type="float" office:value="0.448942184448" calcext:value-type="float">
            <text:p>0.44894218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511390686" calcext:value-type="float">
            <text:p>0.4351139069</text:p>
          </table:table-cell>
          <table:table-cell office:value-type="float" office:value="0.436067581177" calcext:value-type="float">
            <text:p>0.43606758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4584274292" calcext:value-type="float">
            <text:p>0.4458427429</text:p>
          </table:table-cell>
          <table:table-cell office:value-type="float" office:value="0.444889068604" calcext:value-type="float">
            <text:p>0.44488906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7034835815" calcext:value-type="float">
            <text:p>0.4470348358</text:p>
          </table:table-cell>
          <table:table-cell office:value-type="float" office:value="0.449180603027" calcext:value-type="float">
            <text:p>0.4491806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57048416138" calcext:value-type="float">
            <text:p>0.4570484161</text:p>
          </table:table-cell>
          <table:table-cell office:value-type="float" office:value="0.447988510132" calcext:value-type="float">
            <text:p>0.44798851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45127487183" calcext:value-type="float">
            <text:p>0.4451274872</text:p>
          </table:table-cell>
          <table:table-cell office:value-type="float" office:value="0.501155853271" calcext:value-type="float">
            <text:p>0.50115585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5856323242" calcext:value-type="float">
            <text:p>0.4558563232</text:p>
          </table:table-cell>
          <table:table-cell office:value-type="float" office:value="0.452041625977" calcext:value-type="float">
            <text:p>0.4520416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91993331909" calcext:value-type="float">
            <text:p>0.5919933319</text:p>
          </table:table-cell>
          <table:table-cell office:value-type="float" office:value="0.440120697021" calcext:value-type="float">
            <text:p>0.44012069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6706199646" calcext:value-type="float">
            <text:p>0.4670619965</text:p>
          </table:table-cell>
          <table:table-cell office:value-type="float" office:value="0.449895858765" calcext:value-type="float">
            <text:p>0.4498958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449895858765" calcext:value-type="float">
            <text:p>0.44989585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11917877197" calcext:value-type="float">
            <text:p>0.7119178772</text:p>
          </table:table-cell>
          <table:table-cell office:value-type="float" office:value="0.45919418335" calcext:value-type="float">
            <text:p>0.45919418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69002532959" calcext:value-type="float">
            <text:p>0.669002533</text:p>
          </table:table-cell>
          <table:table-cell office:value-type="float" office:value="0.461101531982" calcext:value-type="float">
            <text:p>0.4611015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1803207397" calcext:value-type="float">
            <text:p>0.4518032074</text:p>
          </table:table-cell>
          <table:table-cell office:value-type="float" office:value="0.470876693726" calcext:value-type="float">
            <text:p>0.47087669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58955764771" calcext:value-type="float">
            <text:p>0.4589557648</text:p>
          </table:table-cell>
          <table:table-cell office:value-type="float" office:value="0.459909439087" calcext:value-type="float">
            <text:p>0.45990943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492980957" calcext:value-type="float">
            <text:p>0.4749298096</text:p>
          </table:table-cell>
          <table:table-cell office:value-type="float" office:value="0.505924224854" calcext:value-type="float">
            <text:p>0.50592422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58955764771" calcext:value-type="float">
            <text:p>0.4589557648</text:p>
          </table:table-cell>
          <table:table-cell office:value-type="float" office:value="0.48303604126" calcext:value-type="float">
            <text:p>0.48303604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58002090454" calcext:value-type="float">
            <text:p>0.4580020905</text:p>
          </table:table-cell>
          <table:table-cell office:value-type="float" office:value="0.462055206299" calcext:value-type="float">
            <text:p>0.46205520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65154647827" calcext:value-type="float">
            <text:p>0.4651546478</text:p>
          </table:table-cell>
          <table:table-cell office:value-type="float" office:value="0.472068786621" calcext:value-type="float">
            <text:p>0.47206878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470876693726" calcext:value-type="float">
            <text:p>0.47087669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2068786621" calcext:value-type="float">
            <text:p>0.4720687866</text:p>
          </table:table-cell>
          <table:table-cell office:value-type="float" office:value="0.469923019409" calcext:value-type="float">
            <text:p>0.469923019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0876693726" calcext:value-type="float">
            <text:p>0.4708766937</text:p>
          </table:table-cell>
          <table:table-cell office:value-type="float" office:value="0.47492980957" calcext:value-type="float">
            <text:p>0.47492980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71830368042" calcext:value-type="float">
            <text:p>0.471830368</text:p>
          </table:table-cell>
          <table:table-cell office:value-type="float" office:value="0.481128692627" calcext:value-type="float">
            <text:p>0.48112869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2082366943" calcext:value-type="float">
            <text:p>0.4820823669</text:p>
          </table:table-cell>
          <table:table-cell office:value-type="float" office:value="0.473022460938" calcext:value-type="float">
            <text:p>0.47302246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6073608398" calcext:value-type="float">
            <text:p>0.6160736084</text:p>
          </table:table-cell>
          <table:table-cell office:value-type="float" office:value="0.504970550537" calcext:value-type="float">
            <text:p>0.50497055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80175018311" calcext:value-type="float">
            <text:p>0.4801750183</text:p>
          </table:table-cell>
          <table:table-cell office:value-type="float" office:value="0.517129898071" calcext:value-type="float">
            <text:p>0.51712989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08205795288" calcext:value-type="float">
            <text:p>0.6082057953</text:p>
          </table:table-cell>
          <table:table-cell office:value-type="float" office:value="0.478029251099" calcext:value-type="float">
            <text:p>0.47802925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33001327515" calcext:value-type="float">
            <text:p>0.6330013275</text:p>
          </table:table-cell>
          <table:table-cell office:value-type="float" office:value="0.484943389893" calcext:value-type="float">
            <text:p>0.48494338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4028930664" calcext:value-type="float">
            <text:p>0.8640289307</text:p>
          </table:table-cell>
          <table:table-cell office:value-type="float" office:value="0.491857528687" calcext:value-type="float">
            <text:p>0.491857528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19206237793" calcext:value-type="float">
            <text:p>0.8192062378</text:p>
          </table:table-cell>
          <table:table-cell office:value-type="float" office:value="0.699043273926" calcext:value-type="float">
            <text:p>0.699043273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46147537231" calcext:value-type="float">
            <text:p>0.8461475372</text:p>
          </table:table-cell>
          <table:table-cell office:value-type="float" office:value="0.481843948364" calcext:value-type="float">
            <text:p>0.48184394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44955444336" calcext:value-type="float">
            <text:p>0.8449554443</text:p>
          </table:table-cell>
          <table:table-cell office:value-type="float" office:value="0.481128692627" calcext:value-type="float">
            <text:p>0.48112869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76052474976" calcext:value-type="float">
            <text:p>0.776052475</text:p>
          </table:table-cell>
          <table:table-cell office:value-type="float" office:value="0.486850738525" calcext:value-type="float">
            <text:p>0.48685073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25881958008" calcext:value-type="float">
            <text:p>0.825881958</text:p>
          </table:table-cell>
          <table:table-cell office:value-type="float" office:value="0.482082366943" calcext:value-type="float">
            <text:p>0.48208236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00983810425" calcext:value-type="float">
            <text:p>0.9009838104</text:p>
          </table:table-cell>
          <table:table-cell office:value-type="float" office:value="0.48303604126" calcext:value-type="float">
            <text:p>0.4830360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08136367798" calcext:value-type="float">
            <text:p>0.9081363678</text:p>
          </table:table-cell>
          <table:table-cell office:value-type="float" office:value="0.492811203003" calcext:value-type="float">
            <text:p>0.4928112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79969787598" calcext:value-type="float">
            <text:p>0.6799697876</text:p>
          </table:table-cell>
          <table:table-cell office:value-type="float" office:value="0.487089157104" calcext:value-type="float">
            <text:p>0.487089157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37157058716" calcext:value-type="float">
            <text:p>0.5371570587</text:p>
          </table:table-cell>
          <table:table-cell office:value-type="float" office:value="0.494003295898" calcext:value-type="float">
            <text:p>0.494003295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081943511963" calcext:value-type="float">
            <text:p>1.081943512</text:p>
          </table:table-cell>
          <table:table-cell office:value-type="float" office:value="0.519037246704" calcext:value-type="float">
            <text:p>0.51903724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98056411743" calcext:value-type="float">
            <text:p>0.4980564117</text:p>
          </table:table-cell>
          <table:table-cell office:value-type="float" office:value="0.507831573486" calcext:value-type="float">
            <text:p>0.50783157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8069992065" calcext:value-type="float">
            <text:p>0.5080699921</text:p>
          </table:table-cell>
          <table:table-cell office:value-type="float" office:value="0.497102737427" calcext:value-type="float">
            <text:p>0.49710273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17845153809" calcext:value-type="float">
            <text:p>0.5178451538</text:p>
          </table:table-cell>
          <table:table-cell office:value-type="float" office:value="0.643968582153" calcext:value-type="float">
            <text:p>0.64396858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2095947266" calcext:value-type="float">
            <text:p>0.4920959473</text:p>
          </table:table-cell>
          <table:table-cell office:value-type="float" office:value="0.694990158081" calcext:value-type="float">
            <text:p>0.69499015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04970550537" calcext:value-type="float">
            <text:p>0.5049705505</text:p>
          </table:table-cell>
          <table:table-cell office:value-type="float" office:value="0.500917434692" calcext:value-type="float">
            <text:p>0.50091743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4949417114" calcext:value-type="float">
            <text:p>0.6649494171</text:p>
          </table:table-cell>
          <table:table-cell office:value-type="float" office:value="0.525951385498" calcext:value-type="float">
            <text:p>0.52595138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4016876221" calcext:value-type="float">
            <text:p>0.5040168762</text:p>
          </table:table-cell>
          <table:table-cell office:value-type="float" office:value="0.501155853271" calcext:value-type="float">
            <text:p>0.50115585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61134719849" calcext:value-type="float">
            <text:p>0.6611347198</text:p>
          </table:table-cell>
          <table:table-cell office:value-type="float" office:value="0.669956207275" calcext:value-type="float">
            <text:p>0.669956207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07831573486" calcext:value-type="float">
            <text:p>0.5078315735</text:p>
          </table:table-cell>
          <table:table-cell office:value-type="float" office:value="0.511169433594" calcext:value-type="float">
            <text:p>0.51116943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04016876221" calcext:value-type="float">
            <text:p>0.5040168762</text:p>
          </table:table-cell>
          <table:table-cell office:value-type="float" office:value="0.513076782227" calcext:value-type="float">
            <text:p>0.51307678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5937805176" calcext:value-type="float">
            <text:p>0.5159378052</text:p>
          </table:table-cell>
          <table:table-cell office:value-type="float" office:value="0.510931015015" calcext:value-type="float">
            <text:p>0.51093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687789917" calcext:value-type="float">
            <text:p>0.5068778992</text:p>
          </table:table-cell>
          <table:table-cell office:value-type="float" office:value="0.511884689331" calcext:value-type="float">
            <text:p>0.511884689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18083572388" calcext:value-type="float">
            <text:p>0.5180835724</text:p>
          </table:table-cell>
          <table:table-cell office:value-type="float" office:value="0.505924224854" calcext:value-type="float">
            <text:p>0.505924224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45978546143" calcext:value-type="float">
            <text:p>0.5459785461</text:p>
          </table:table-cell>
          <table:table-cell office:value-type="float" office:value="0.504016876221" calcext:value-type="float">
            <text:p>0.504016876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72101974487" calcext:value-type="float">
            <text:p>0.6721019745</text:p>
          </table:table-cell>
          <table:table-cell office:value-type="float" office:value="0.514030456543" calcext:value-type="float">
            <text:p>0.51403045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173828125" calcext:value-type="float">
            <text:p>3.173828125</text:p>
          </table:table-cell>
          <table:table-cell office:value-type="float" office:value="0.521898269653" calcext:value-type="float">
            <text:p>0.52189826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8010559082" calcext:value-type="float">
            <text:p>0.7801055908</text:p>
          </table:table-cell>
          <table:table-cell office:value-type="float" office:value="0.509023666382" calcext:value-type="float">
            <text:p>0.50902366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450870513916" calcext:value-type="float">
            <text:p>3.4508705139</text:p>
          </table:table-cell>
          <table:table-cell office:value-type="float" office:value="0.517845153809" calcext:value-type="float">
            <text:p>0.51784515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79833984375" calcext:value-type="float">
            <text:p>0.5798339844</text:p>
          </table:table-cell>
          <table:table-cell office:value-type="float" office:value="0.516176223755" calcext:value-type="float">
            <text:p>0.51617622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4114074707" calcext:value-type="float">
            <text:p>0.8411407471</text:p>
          </table:table-cell>
          <table:table-cell office:value-type="float" office:value="0.519037246704" calcext:value-type="float">
            <text:p>0.51903724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9022140503" calcext:value-type="float">
            <text:p>0.8590221405</text:p>
          </table:table-cell>
          <table:table-cell office:value-type="float" office:value="0.519990921021" calcext:value-type="float">
            <text:p>0.5199909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8797302246" calcext:value-type="float">
            <text:p>0.8687973022</text:p>
          </table:table-cell>
          <table:table-cell office:value-type="float" office:value="0.517129898071" calcext:value-type="float">
            <text:p>0.51712989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80854034424" calcext:value-type="float">
            <text:p>0.9808540344</text:p>
          </table:table-cell>
          <table:table-cell office:value-type="float" office:value="0.81992149353" calcext:value-type="float">
            <text:p>0.819921493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49859619141" calcext:value-type="float">
            <text:p>0.9498596191</text:p>
          </table:table-cell>
          <table:table-cell office:value-type="float" office:value="0.529050827026" calcext:value-type="float">
            <text:p>0.5290508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95023345947" calcext:value-type="float">
            <text:p>0.8950233459</text:p>
          </table:table-cell>
          <table:table-cell office:value-type="float" office:value="0.519990921021" calcext:value-type="float">
            <text:p>0.5199909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34941864014" calcext:value-type="float">
            <text:p>0.834941864</text:p>
          </table:table-cell>
          <table:table-cell office:value-type="float" office:value="0.519037246704" calcext:value-type="float">
            <text:p>0.51903724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11951065063" calcext:value-type="float">
            <text:p>0.9119510651</text:p>
          </table:table-cell>
          <table:table-cell office:value-type="float" office:value="0.576972961426" calcext:value-type="float">
            <text:p>0.57697296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11951065063" calcext:value-type="float">
            <text:p>0.9119510651</text:p>
          </table:table-cell>
          <table:table-cell office:value-type="float" office:value="0.550031661987" calcext:value-type="float">
            <text:p>0.5500316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54969024658" calcext:value-type="float">
            <text:p>0.8549690247</text:p>
          </table:table-cell>
          <table:table-cell office:value-type="float" office:value="0.545024871826" calcext:value-type="float">
            <text:p>0.54502487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509044647217" calcext:value-type="float">
            <text:p>3.5090446472</text:p>
          </table:table-cell>
          <table:table-cell office:value-type="float" office:value="0.530958175659" calcext:value-type="float">
            <text:p>0.5309581757</text:p>
          </table:table-cell>
        </table:table-row>
      </table:table>
      <table:table table:name="Medias" table:style-name="ta1">
        <table:shapes>
          <draw:frame draw:z-index="0" draw:style-name="gr1" draw:text-style-name="P1" svg:width="8.4134in" svg:height="3.5457in" svg:x="8.748in" svg:y="0.1181in">
            <draw:object draw:notify-on-update-of-ranges="Medias.B2:Medias.B2 Medias.B3:Medias.B102 Medias.C2:Medias.C2 Medias.C3:Medias.C1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4039in" svg:height="3.5457in" svg:x="8.5457in" svg:y="4.7213in">
            <draw:object draw:notify-on-update-of-ranges="Medias.A2:Medias.A2 Medias.A3:Medias.A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5"/>
          <table:table-cell office:value-type="string" calcext:value-type="string">
            <text:p>Alpha:</text:p>
          </table:table-cell>
          <table:table-cell table:style-name="ce2" office:value-type="float" office:value="0.05" calcext:value-type="float" table:number-columns-spanned="3" table:number-rows-spanned="1">
            <text:p>0.0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Gw A</text:p>
          </table:table-cell>
          <table:table-cell office:value-type="string" calcext:value-type="string">
            <text:p>Gw B</text:p>
          </table:table-cell>
          <table:table-cell office:value-type="string" calcext:value-type="string">
            <text:p>Gw C</text:p>
          </table:table-cell>
          <table:table-cell office:value-type="string" calcext:value-type="string">
            <text:p>Desvio Gw A</text:p>
          </table:table-cell>
          <table:table-cell office:value-type="string" calcext:value-type="string">
            <text:p>Desvio GwB</text:p>
          </table:table-cell>
          <table:table-cell office:value-type="string" calcext:value-type="string">
            <text:p>Desvio Gw C</text:p>
          </table:table-cell>
          <table:table-cell office:value-type="string" calcext:value-type="string">
            <text:p>Conf. GW A</text:p>
          </table:table-cell>
          <table:table-cell office:value-type="string" calcext:value-type="string">
            <text:p>Conf. GW B</text:p>
          </table:table-cell>
          <table:table-cell office:value-type="string" calcext:value-type="string">
            <text:p>Conf. GW C</text:p>
          </table:table-cell>
        </table:table-row>
        <table:table-row table:style-name="ro1">
          <table:table-cell table:formula="of:=MEDIAN(['1'.A2];['2'.A2];['3'.A2];['4'.A2];['5'.A2];['6'.A2];['7'.A2];['8'.A2];['9'.A2];['10'.A2];)" office:value-type="float" office:value="69" calcext:value-type="float">
            <text:p>69</text:p>
          </table:table-cell>
          <table:table-cell table:formula="of:=MEDIAN(['1'.B2];['2'.B2];['3'.B2];['4'.B2];['5'.B2];['6'.B2];['7'.B2];['8'.B2];['9'.B2];['10'.B2];)" office:value-type="float" office:value="0.447988510132" calcext:value-type="float">
            <text:p>0.4479885101</text:p>
          </table:table-cell>
          <table:table-cell table:formula="of:=MEDIAN(['1'.C2];['2'.C2];['3'.C2];['4'.C2];['5'.C2];['6'.C2];['7'.C2];['8'.C2];['9'.C2];['10'.C2];)" office:value-type="float" office:value="0.449180603027" calcext:value-type="float">
            <text:p>0.449180603</text:p>
          </table:table-cell>
          <table:table-cell table:formula="of:=COM.MICROSOFT.STDEV.P(['1'.A2];['2'.A2];['3'.A2];['4'.A2];['5'.A2];['6'.A2];['7'.A2];['8'.A2];['9'.A2];['10'.A2];)" office:value-type="float" office:value="23.7987429350639" calcext:value-type="float">
            <text:p>23.7987429351</text:p>
          </table:table-cell>
          <table:table-cell table:formula="of:=COM.MICROSOFT.STDEV.P(['1'.B2];['2'.B2];['3'.B2];['4'.B2];['5'.B2];['6'.B2];['7'.B2];['8'.B2];['9'.B2];['10'.B2];)" office:value-type="float" office:value="0.148446015357169" calcext:value-type="float">
            <text:p>0.1484460154</text:p>
          </table:table-cell>
          <table:table-cell table:formula="of:=COM.MICROSOFT.STDEV.P(['1'.C2];['2'.C2];['3'.C2];['4'.C2];['5'.C2];['6'.C2];['7'.C2];['8'.C2];['9'.C2];['10'.C2];)" office:value-type="float" office:value="0.156863382525284" calcext:value-type="float">
            <text:p>0.1568633825</text:p>
          </table:table-cell>
          <table:table-cell table:formula="of:=CONFIDENCE([.$G$1];[.D3];10)" office:value-type="float" office:value="14.7503426462459" calcext:value-type="float">
            <text:p>14.7503426462</text:p>
          </table:table-cell>
          <table:table-cell table:formula="of:=CONFIDENCE([.$G$1];[.E3];10)" office:value-type="float" office:value="0.09200610288378" calcext:value-type="float">
            <text:p>0.0920061029</text:p>
          </table:table-cell>
          <table:table-cell table:formula="of:=CONFIDENCE([.$G$1];[.F3];10)" office:value-type="float" office:value="0.0972231452396615" calcext:value-type="float">
            <text:p>0.0972231452</text:p>
          </table:table-cell>
        </table:table-row>
        <table:table-row table:style-name="ro1">
          <table:table-cell table:formula="of:=MEDIAN(['1'.A3];['2'.A3];['3'.A3];['4'.A3];['5'.A3];['6'.A3];['7'.A3];['8'.A3];['9'.A3];['10'.A3];)" office:value-type="float" office:value="54" calcext:value-type="float">
            <text:p>54</text:p>
          </table:table-cell>
          <table:table-cell table:formula="of:=MEDIAN(['1'.B3];['2'.B3];['3'.B3];['4'.B3];['5'.B3];['6'.B3];['7'.B3];['8'.B3];['9'.B3];['10'.B3];)" office:value-type="float" office:value="0.456094741821" calcext:value-type="float">
            <text:p>0.4560947418</text:p>
          </table:table-cell>
          <table:table-cell table:formula="of:=MEDIAN(['1'.C3];['2'.C3];['3'.C3];['4'.C3];['5'.C3];['6'.C3];['7'.C3];['8'.C3];['9'.C3];['10'.C3];)" office:value-type="float" office:value="0.402927398682" calcext:value-type="float">
            <text:p>0.4029273987</text:p>
          </table:table-cell>
          <table:table-cell table:formula="of:=COM.MICROSOFT.STDEV.P(['1'.A3];['2'.A3];['3'.A3];['4'.A3];['5'.A3];['6'.A3];['7'.A3];['8'.A3];['9'.A3];['10'.A3];)" office:value-type="float" office:value="18.9462048359546" calcext:value-type="float">
            <text:p>18.946204836</text:p>
          </table:table-cell>
          <table:table-cell table:formula="of:=COM.MICROSOFT.STDEV.P(['1'.B3];['2'.B3];['3'.B3];['4'.B3];['5'.B3];['6'.B3];['7'.B3];['8'.B3];['9'.B3];['10'.B3];)" office:value-type="float" office:value="0.204121296054159" calcext:value-type="float">
            <text:p>0.2041212961</text:p>
          </table:table-cell>
          <table:table-cell table:formula="of:=COM.MICROSOFT.STDEV.P(['1'.C3];['2'.C3];['3'.C3];['4'.C3];['5'.C3];['6'.C3];['7'.C3];['8'.C3];['9'.C3];['10'.C3];)" office:value-type="float" office:value="0.118781366040751" calcext:value-type="float">
            <text:p>0.118781366</text:p>
          </table:table-cell>
          <table:table-cell table:formula="of:=CONFIDENCE([.$G$1];[.D4];10)" office:value-type="float" office:value="11.7427636383493" calcext:value-type="float">
            <text:p>11.7427636383</text:p>
          </table:table-cell>
          <table:table-cell table:formula="of:=CONFIDENCE([.$G$1];[.E4];10)" office:value-type="float" office:value="0.126513365281937" calcext:value-type="float">
            <text:p>0.1265133653</text:p>
          </table:table-cell>
          <table:table-cell table:formula="of:=CONFIDENCE([.$G$1];[.F4];10)" office:value-type="float" office:value="0.073620100602407" calcext:value-type="float">
            <text:p>0.0736201006</text:p>
          </table:table-cell>
        </table:table-row>
        <table:table-row table:style-name="ro1">
          <table:table-cell table:formula="of:=MEDIAN(['1'.A4];['2'.A4];['3'.A4];['4'.A4];['5'.A4];['6'.A4];['7'.A4];['8'.A4];['9'.A4];['10'.A4];)" office:value-type="float" office:value="53" calcext:value-type="float">
            <text:p>53</text:p>
          </table:table-cell>
          <table:table-cell table:formula="of:=MEDIAN(['1'.B4];['2'.B4];['3'.B4];['4'.B4];['5'.B4];['6'.B4];['7'.B4];['8'.B4];['9'.B4];['10'.B4];)" office:value-type="float" office:value="0.3981590271" calcext:value-type="float">
            <text:p>0.3981590271</text:p>
          </table:table-cell>
          <table:table-cell table:formula="of:=MEDIAN(['1'.C4];['2'.C4];['3'.C4];['4'.C4];['5'.C4];['6'.C4];['7'.C4];['8'.C4];['9'.C4];['10'.C4];)" office:value-type="float" office:value="0.442028045654" calcext:value-type="float">
            <text:p>0.4420280457</text:p>
          </table:table-cell>
          <table:table-cell table:formula="of:=COM.MICROSOFT.STDEV.P(['1'.A4];['2'.A4];['3'.A4];['4'.A4];['5'.A4];['6'.A4];['7'.A4];['8'.A4];['9'.A4];['10'.A4];)" office:value-type="float" office:value="17.8061183653167" calcext:value-type="float">
            <text:p>17.8061183653</text:p>
          </table:table-cell>
          <table:table-cell table:formula="of:=COM.MICROSOFT.STDEV.P(['1'.B4];['2'.B4];['3'.B4];['4'.B4];['5'.B4];['6'.B4];['7'.B4];['8'.B4];['9'.B4];['10'.B4];)" office:value-type="float" office:value="0.147612061804806" calcext:value-type="float">
            <text:p>0.1476120618</text:p>
          </table:table-cell>
          <table:table-cell table:formula="of:=COM.MICROSOFT.STDEV.P(['1'.C4];['2'.C4];['3'.C4];['4'.C4];['5'.C4];['6'.C4];['7'.C4];['8'.C4];['9'.C4];['10'.C4];)" office:value-type="float" office:value="0.171308668504321" calcext:value-type="float">
            <text:p>0.1713086685</text:p>
          </table:table-cell>
          <table:table-cell table:formula="of:=CONFIDENCE([.$G$1];[.D5];10)" office:value-type="float" office:value="11.0361437074503" calcext:value-type="float">
            <text:p>11.0361437075</text:p>
          </table:table-cell>
          <table:table-cell table:formula="of:=CONFIDENCE([.$G$1];[.E5];10)" office:value-type="float" office:value="0.0914892226148526" calcext:value-type="float">
            <text:p>0.0914892226</text:p>
          </table:table-cell>
          <table:table-cell table:formula="of:=CONFIDENCE([.$G$1];[.F5];10)" office:value-type="float" office:value="0.106176261729687" calcext:value-type="float">
            <text:p>0.1061762617</text:p>
          </table:table-cell>
        </table:table-row>
        <table:table-row table:style-name="ro1">
          <table:table-cell table:formula="of:=MEDIAN(['1'.A5];['2'.A5];['3'.A5];['4'.A5];['5'.A5];['6'.A5];['7'.A5];['8'.A5];['9'.A5];['10'.A5];)" office:value-type="float" office:value="53" calcext:value-type="float">
            <text:p>53</text:p>
          </table:table-cell>
          <table:table-cell table:formula="of:=MEDIAN(['1'.B5];['2'.B5];['3'.B5];['4'.B5];['5'.B5];['6'.B5];['7'.B5];['8'.B5];['9'.B5];['10'.B5];)" office:value-type="float" office:value="0.430107116699" calcext:value-type="float">
            <text:p>0.4301071167</text:p>
          </table:table-cell>
          <table:table-cell table:formula="of:=MEDIAN(['1'.C5];['2'.C5];['3'.C5];['4'.C5];['5'.C5];['6'.C5];['7'.C5];['8'.C5];['9'.C5];['10'.C5];)" office:value-type="float" office:value="0.410079956055" calcext:value-type="float">
            <text:p>0.4100799561</text:p>
          </table:table-cell>
          <table:table-cell table:formula="of:=COM.MICROSOFT.STDEV.P(['1'.A5];['2'.A5];['3'.A5];['4'.A5];['5'.A5];['6'.A5];['7'.A5];['8'.A5];['9'.A5];['10'.A5];)" office:value-type="float" office:value="19.2731560844234" calcext:value-type="float">
            <text:p>19.2731560844</text:p>
          </table:table-cell>
          <table:table-cell table:formula="of:=COM.MICROSOFT.STDEV.P(['1'.B5];['2'.B5];['3'.B5];['4'.B5];['5'.B5];['6'.B5];['7'.B5];['8'.B5];['9'.B5];['10'.B5];)" office:value-type="float" office:value="0.152498066217737" calcext:value-type="float">
            <text:p>0.1524980662</text:p>
          </table:table-cell>
          <table:table-cell table:formula="of:=COM.MICROSOFT.STDEV.P(['1'.C5];['2'.C5];['3'.C5];['4'.C5];['5'.C5];['6'.C5];['7'.C5];['8'.C5];['9'.C5];['10'.C5];)" office:value-type="float" office:value="0.168744305144713" calcext:value-type="float">
            <text:p>0.1687443051</text:p>
          </table:table-cell>
          <table:table-cell table:formula="of:=CONFIDENCE([.$G$1];[.D6];10)" office:value-type="float" office:value="11.945406397956" calcext:value-type="float">
            <text:p>11.945406398</text:p>
          </table:table-cell>
          <table:table-cell table:formula="of:=CONFIDENCE([.$G$1];[.E6];10)" office:value-type="float" office:value="0.0945175438778057" calcext:value-type="float">
            <text:p>0.0945175439</text:p>
          </table:table-cell>
          <table:table-cell table:formula="of:=CONFIDENCE([.$G$1];[.F6];10)" office:value-type="float" office:value="0.104586882058378" calcext:value-type="float">
            <text:p>0.1045868821</text:p>
          </table:table-cell>
        </table:table-row>
        <table:table-row table:style-name="ro1">
          <table:table-cell table:formula="of:=MEDIAN(['1'.A6];['2'.A6];['3'.A6];['4'.A6];['5'.A6];['6'.A6];['7'.A6];['8'.A6];['9'.A6];['10'.A6];)" office:value-type="float" office:value="45" calcext:value-type="float">
            <text:p>45</text:p>
          </table:table-cell>
          <table:table-cell table:formula="of:=MEDIAN(['1'.B6];['2'.B6];['3'.B6];['4'.B6];['5'.B6];['6'.B6];['7'.B6];['8'.B6];['9'.B6];['10'.B6];)" office:value-type="float" office:value="0.441074371338" calcext:value-type="float">
            <text:p>0.4410743713</text:p>
          </table:table-cell>
          <table:table-cell table:formula="of:=MEDIAN(['1'.C6];['2'.C6];['3'.C6];['4'.C6];['5'.C6];['6'.C6];['7'.C6];['8'.C6];['9'.C6];['10'.C6];)" office:value-type="float" office:value="0.604867935181" calcext:value-type="float">
            <text:p>0.6048679352</text:p>
          </table:table-cell>
          <table:table-cell table:formula="of:=COM.MICROSOFT.STDEV.P(['1'.A6];['2'.A6];['3'.A6];['4'.A6];['5'.A6];['6'.A6];['7'.A6];['8'.A6];['9'.A6];['10'.A6];)" office:value-type="float" office:value="15.0963845488342" calcext:value-type="float">
            <text:p>15.0963845488</text:p>
          </table:table-cell>
          <table:table-cell table:formula="of:=COM.MICROSOFT.STDEV.P(['1'.B6];['2'.B6];['3'.B6];['4'.B6];['5'.B6];['6'.B6];['7'.B6];['8'.B6];['9'.B6];['10'.B6];)" office:value-type="float" office:value="0.197177912830183" calcext:value-type="float">
            <text:p>0.1971779128</text:p>
          </table:table-cell>
          <table:table-cell table:formula="of:=COM.MICROSOFT.STDEV.P(['1'.C6];['2'.C6];['3'.C6];['4'.C6];['5'.C6];['6'.C6];['7'.C6];['8'.C6];['9'.C6];['10'.C6];)" office:value-type="float" office:value="0.208931349424346" calcext:value-type="float">
            <text:p>0.2089313494</text:p>
          </table:table-cell>
          <table:table-cell table:formula="of:=CONFIDENCE([.$G$1];[.D7];10)" office:value-type="float" office:value="9.3566641491268" calcext:value-type="float">
            <text:p>9.3566641491</text:p>
          </table:table-cell>
          <table:table-cell table:formula="of:=CONFIDENCE([.$G$1];[.E7];10)" office:value-type="float" office:value="0.122209890852329" calcext:value-type="float">
            <text:p>0.1222098909</text:p>
          </table:table-cell>
          <table:table-cell table:formula="of:=CONFIDENCE([.$G$1];[.F7];10)" office:value-type="float" office:value="0.129494612465898" calcext:value-type="float">
            <text:p>0.1294946125</text:p>
          </table:table-cell>
        </table:table-row>
        <table:table-row table:style-name="ro1">
          <table:table-cell table:formula="of:=MEDIAN(['1'.A7];['2'.A7];['3'.A7];['4'.A7];['5'.A7];['6'.A7];['7'.A7];['8'.A7];['9'.A7];['10'.A7];)" office:value-type="float" office:value="60" calcext:value-type="float">
            <text:p>60</text:p>
          </table:table-cell>
          <table:table-cell table:formula="of:=MEDIAN(['1'.B7];['2'.B7];['3'.B7];['4'.B7];['5'.B7];['6'.B7];['7'.B7];['8'.B7];['9'.B7];['10'.B7];)" office:value-type="float" office:value="0.432014465332" calcext:value-type="float">
            <text:p>0.4320144653</text:p>
          </table:table-cell>
          <table:table-cell table:formula="of:=MEDIAN(['1'.C7];['2'.C7];['3'.C7];['4'.C7];['5'.C7];['6'.C7];['7'.C7];['8'.C7];['9'.C7];['10'.C7];)" office:value-type="float" office:value="0.626087188721" calcext:value-type="float">
            <text:p>0.6260871887</text:p>
          </table:table-cell>
          <table:table-cell table:formula="of:=COM.MICROSOFT.STDEV.P(['1'.A7];['2'.A7];['3'.A7];['4'.A7];['5'.A7];['6'.A7];['7'.A7];['8'.A7];['9'.A7];['10'.A7];)" office:value-type="float" office:value="172.589610213706" calcext:value-type="float">
            <text:p>172.5896102137</text:p>
          </table:table-cell>
          <table:table-cell table:formula="of:=COM.MICROSOFT.STDEV.P(['1'.B7];['2'.B7];['3'.B7];['4'.B7];['5'.B7];['6'.B7];['7'.B7];['8'.B7];['9'.B7];['10'.B7];)" office:value-type="float" office:value="0.157251118101679" calcext:value-type="float">
            <text:p>0.1572511181</text:p>
          </table:table-cell>
          <table:table-cell table:formula="of:=COM.MICROSOFT.STDEV.P(['1'.C7];['2'.C7];['3'.C7];['4'.C7];['5'.C7];['6'.C7];['7'.C7];['8'.C7];['9'.C7];['10'.C7];)" office:value-type="float" office:value="0.299908454015867" calcext:value-type="float">
            <text:p>0.299908454</text:p>
          </table:table-cell>
          <table:table-cell table:formula="of:=CONFIDENCE([.$G$1];[.D8];10)" office:value-type="float" office:value="106.970183037836" calcext:value-type="float">
            <text:p>106.9701830378</text:p>
          </table:table-cell>
          <table:table-cell table:formula="of:=CONFIDENCE([.$G$1];[.E8];10)" office:value-type="float" office:value="0.0974634618237584" calcext:value-type="float">
            <text:p>0.0974634618</text:p>
          </table:table-cell>
          <table:table-cell table:formula="of:=CONFIDENCE([.$G$1];[.F8];10)" office:value-type="float" office:value="0.185881769945176" calcext:value-type="float">
            <text:p>0.1858817699</text:p>
          </table:table-cell>
        </table:table-row>
        <table:table-row table:style-name="ro1">
          <table:table-cell table:formula="of:=MEDIAN(['1'.A8];['2'.A8];['3'.A8];['4'.A8];['5'.A8];['6'.A8];['7'.A8];['8'.A8];['9'.A8];['10'.A8];)" office:value-type="float" office:value="51" calcext:value-type="float">
            <text:p>51</text:p>
          </table:table-cell>
          <table:table-cell table:formula="of:=MEDIAN(['1'.B8];['2'.B8];['3'.B8];['4'.B8];['5'.B8];['6'.B8];['7'.B8];['8'.B8];['9'.B8];['10'.B8];)" office:value-type="float" office:value="0.459909439087" calcext:value-type="float">
            <text:p>0.4599094391</text:p>
          </table:table-cell>
          <table:table-cell table:formula="of:=MEDIAN(['1'.C8];['2'.C8];['3'.C8];['4'.C8];['5'.C8];['6'.C8];['7'.C8];['8'.C8];['9'.C8];['10'.C8];)" office:value-type="float" office:value="0.416040420532" calcext:value-type="float">
            <text:p>0.4160404205</text:p>
          </table:table-cell>
          <table:table-cell table:formula="of:=COM.MICROSOFT.STDEV.P(['1'.A8];['2'.A8];['3'.A8];['4'.A8];['5'.A8];['6'.A8];['7'.A8];['8'.A8];['9'.A8];['10'.A8];)" office:value-type="float" office:value="55.6571559483995" calcext:value-type="float">
            <text:p>55.6571559484</text:p>
          </table:table-cell>
          <table:table-cell table:formula="of:=COM.MICROSOFT.STDEV.P(['1'.B8];['2'.B8];['3'.B8];['4'.B8];['5'.B8];['6'.B8];['7'.B8];['8'.B8];['9'.B8];['10'.B8];)" office:value-type="float" office:value="0.293801930985283" calcext:value-type="float">
            <text:p>0.293801931</text:p>
          </table:table-cell>
          <table:table-cell table:formula="of:=COM.MICROSOFT.STDEV.P(['1'.C8];['2'.C8];['3'.C8];['4'.C8];['5'.C8];['6'.C8];['7'.C8];['8'.C8];['9'.C8];['10'.C8];)" office:value-type="float" office:value="0.204650749858576" calcext:value-type="float">
            <text:p>0.2046507499</text:p>
          </table:table-cell>
          <table:table-cell table:formula="of:=CONFIDENCE([.$G$1];[.D9];10)" office:value-type="float" office:value="34.4960287690183" calcext:value-type="float">
            <text:p>34.496028769</text:p>
          </table:table-cell>
          <table:table-cell table:formula="of:=CONFIDENCE([.$G$1];[.E9];10)" office:value-type="float" office:value="0.182096977306166" calcext:value-type="float">
            <text:p>0.1820969773</text:p>
          </table:table-cell>
          <table:table-cell table:formula="of:=CONFIDENCE([.$G$1];[.F9];10)" office:value-type="float" office:value="0.126841518119749" calcext:value-type="float">
            <text:p>0.1268415181</text:p>
          </table:table-cell>
        </table:table-row>
        <table:table-row table:style-name="ro1">
          <table:table-cell table:formula="of:=MEDIAN(['1'.A9];['2'.A9];['3'.A9];['4'.A9];['5'.A9];['6'.A9];['7'.A9];['8'.A9];['9'.A9];['10'.A9];)" office:value-type="float" office:value="54" calcext:value-type="float">
            <text:p>54</text:p>
          </table:table-cell>
          <table:table-cell table:formula="of:=MEDIAN(['1'.B9];['2'.B9];['3'.B9];['4'.B9];['5'.B9];['6'.B9];['7'.B9];['8'.B9];['9'.B9];['10'.B9];)" office:value-type="float" office:value="0.463008880615" calcext:value-type="float">
            <text:p>0.4630088806</text:p>
          </table:table-cell>
          <table:table-cell table:formula="of:=MEDIAN(['1'.C9];['2'.C9];['3'.C9];['4'.C9];['5'.C9];['6'.C9];['7'.C9];['8'.C9];['9'.C9];['10'.C9];)" office:value-type="float" office:value="0.414133071899" calcext:value-type="float">
            <text:p>0.4141330719</text:p>
          </table:table-cell>
          <table:table-cell table:formula="of:=COM.MICROSOFT.STDEV.P(['1'.A9];['2'.A9];['3'.A9];['4'.A9];['5'.A9];['6'.A9];['7'.A9];['8'.A9];['9'.A9];['10'.A9];)" office:value-type="float" office:value="20.9197601237768" calcext:value-type="float">
            <text:p>20.9197601238</text:p>
          </table:table-cell>
          <table:table-cell table:formula="of:=COM.MICROSOFT.STDEV.P(['1'.B9];['2'.B9];['3'.B9];['4'.B9];['5'.B9];['6'.B9];['7'.B9];['8'.B9];['9'.B9];['10'.B9];)" office:value-type="float" office:value="0.201876029861104" calcext:value-type="float">
            <text:p>0.2018760299</text:p>
          </table:table-cell>
          <table:table-cell table:formula="of:=COM.MICROSOFT.STDEV.P(['1'.C9];['2'.C9];['3'.C9];['4'.C9];['5'.C9];['6'.C9];['7'.C9];['8'.C9];['9'.C9];['10'.C9];)" office:value-type="float" office:value="0.185405067547603" calcext:value-type="float">
            <text:p>0.1854050675</text:p>
          </table:table-cell>
          <table:table-cell table:formula="of:=CONFIDENCE([.$G$1];[.D10];10)" office:value-type="float" office:value="12.9659634017199" calcext:value-type="float">
            <text:p>12.9659634017</text:p>
          </table:table-cell>
          <table:table-cell table:formula="of:=CONFIDENCE([.$G$1];[.E10];10)" office:value-type="float" office:value="0.125121760449279" calcext:value-type="float">
            <text:p>0.1251217604</text:p>
          </table:table-cell>
          <table:table-cell table:formula="of:=CONFIDENCE([.$G$1];[.F10];10)" office:value-type="float" office:value="0.114913139830096" calcext:value-type="float">
            <text:p>0.1149131398</text:p>
          </table:table-cell>
        </table:table-row>
        <table:table-row table:style-name="ro1">
          <table:table-cell table:formula="of:=MEDIAN(['1'.A10];['2'.A10];['3'.A10];['4'.A10];['5'.A10];['6'.A10];['7'.A10];['8'.A10];['9'.A10];['10'.A10];)" office:value-type="float" office:value="53" calcext:value-type="float">
            <text:p>53</text:p>
          </table:table-cell>
          <table:table-cell table:formula="of:=MEDIAN(['1'.B10];['2'.B10];['3'.B10];['4'.B10];['5'.B10];['6'.B10];['7'.B10];['8'.B10];['9'.B10];['10'.B10];)" office:value-type="float" office:value="0.500917434692" calcext:value-type="float">
            <text:p>0.5009174347</text:p>
          </table:table-cell>
          <table:table-cell table:formula="of:=MEDIAN(['1'.C10];['2'.C10];['3'.C10];['4'.C10];['5'.C10];['6'.C10];['7'.C10];['8'.C10];['9'.C10];['10'.C10];)" office:value-type="float" office:value="0.622987747192" calcext:value-type="float">
            <text:p>0.6229877472</text:p>
          </table:table-cell>
          <table:table-cell table:formula="of:=COM.MICROSOFT.STDEV.P(['1'.A10];['2'.A10];['3'.A10];['4'.A10];['5'.A10];['6'.A10];['7'.A10];['8'.A10];['9'.A10];['10'.A10];)" office:value-type="float" office:value="27.7077427493555" calcext:value-type="float">
            <text:p>27.7077427494</text:p>
          </table:table-cell>
          <table:table-cell table:formula="of:=COM.MICROSOFT.STDEV.P(['1'.B10];['2'.B10];['3'.B10];['4'.B10];['5'.B10];['6'.B10];['7'.B10];['8'.B10];['9'.B10];['10'.B10];)" office:value-type="float" office:value="0.158831580679882" calcext:value-type="float">
            <text:p>0.1588315807</text:p>
          </table:table-cell>
          <table:table-cell table:formula="of:=COM.MICROSOFT.STDEV.P(['1'.C10];['2'.C10];['3'.C10];['4'.C10];['5'.C10];['6'.C10];['7'.C10];['8'.C10];['9'.C10];['10'.C10];)" office:value-type="float" office:value="1.51490158683921" calcext:value-type="float">
            <text:p>1.5149015868</text:p>
          </table:table-cell>
          <table:table-cell table:formula="of:=CONFIDENCE([.$G$1];[.D11];10)" office:value-type="float" office:value="17.1731213124233" calcext:value-type="float">
            <text:p>17.1731213124</text:p>
          </table:table-cell>
          <table:table-cell table:formula="of:=CONFIDENCE([.$G$1];[.E11];10)" office:value-type="float" office:value="0.0984430246784723" calcext:value-type="float">
            <text:p>0.0984430247</text:p>
          </table:table-cell>
          <table:table-cell table:formula="of:=CONFIDENCE([.$G$1];[.F11];10)" office:value-type="float" office:value="0.938928477953238" calcext:value-type="float">
            <text:p>0.938928478</text:p>
          </table:table-cell>
        </table:table-row>
        <table:table-row table:style-name="ro1">
          <table:table-cell table:formula="of:=MEDIAN(['1'.A11];['2'.A11];['3'.A11];['4'.A11];['5'.A11];['6'.A11];['7'.A11];['8'.A11];['9'.A11];['10'.A11];)" office:value-type="float" office:value="51" calcext:value-type="float">
            <text:p>51</text:p>
          </table:table-cell>
          <table:table-cell table:formula="of:=MEDIAN(['1'.B11];['2'.B11];['3'.B11];['4'.B11];['5'.B11];['6'.B11];['7'.B11];['8'.B11];['9'.B11];['10'.B11];)" office:value-type="float" office:value="0.463008880615" calcext:value-type="float">
            <text:p>0.4630088806</text:p>
          </table:table-cell>
          <table:table-cell table:formula="of:=MEDIAN(['1'.C11];['2'.C11];['3'.C11];['4'.C11];['5'.C11];['6'.C11];['7'.C11];['8'.C11];['9'.C11];['10'.C11];)" office:value-type="float" office:value="0.615119934082" calcext:value-type="float">
            <text:p>0.6151199341</text:p>
          </table:table-cell>
          <table:table-cell table:formula="of:=COM.MICROSOFT.STDEV.P(['1'.A11];['2'.A11];['3'.A11];['4'.A11];['5'.A11];['6'.A11];['7'.A11];['8'.A11];['9'.A11];['10'.A11];)" office:value-type="float" office:value="17.1271376176875" calcext:value-type="float">
            <text:p>17.1271376177</text:p>
          </table:table-cell>
          <table:table-cell table:formula="of:=COM.MICROSOFT.STDEV.P(['1'.B11];['2'.B11];['3'.B11];['4'.B11];['5'.B11];['6'.B11];['7'.B11];['8'.B11];['9'.B11];['10'.B11];)" office:value-type="float" office:value="0.173808580741205" calcext:value-type="float">
            <text:p>0.1738085807</text:p>
          </table:table-cell>
          <table:table-cell table:formula="of:=COM.MICROSOFT.STDEV.P(['1'.C11];['2'.C11];['3'.C11];['4'.C11];['5'.C11];['6'.C11];['7'.C11];['8'.C11];['9'.C11];['10'.C11];)" office:value-type="float" office:value="0.189485653596712" calcext:value-type="float">
            <text:p>0.1894856536</text:p>
          </table:table-cell>
          <table:table-cell table:formula="of:=CONFIDENCE([.$G$1];[.D12];10)" office:value-type="float" office:value="10.6153148130393" calcext:value-type="float">
            <text:p>10.615314813</text:p>
          </table:table-cell>
          <table:table-cell table:formula="of:=CONFIDENCE([.$G$1];[.E12];10)" office:value-type="float" office:value="0.107725694915305" calcext:value-type="float">
            <text:p>0.1077256949</text:p>
          </table:table-cell>
          <table:table-cell table:formula="of:=CONFIDENCE([.$G$1];[.F12];10)" office:value-type="float" office:value="0.117442266792225" calcext:value-type="float">
            <text:p>0.1174422668</text:p>
          </table:table-cell>
        </table:table-row>
        <table:table-row table:style-name="ro1">
          <table:table-cell table:formula="of:=MEDIAN(['1'.A12];['2'.A12];['3'.A12];['4'.A12];['5'.A12];['6'.A12];['7'.A12];['8'.A12];['9'.A12];['10'.A12];)" office:value-type="float" office:value="56" calcext:value-type="float">
            <text:p>56</text:p>
          </table:table-cell>
          <table:table-cell table:formula="of:=MEDIAN(['1'.B12];['2'.B12];['3'.B12];['4'.B12];['5'.B12];['6'.B12];['7'.B12];['8'.B12];['9'.B12];['10'.B12];)" office:value-type="float" office:value="0.499963760376" calcext:value-type="float">
            <text:p>0.4999637604</text:p>
          </table:table-cell>
          <table:table-cell table:formula="of:=MEDIAN(['1'.C12];['2'.C12];['3'.C12];['4'.C12];['5'.C12];['6'.C12];['7'.C12];['8'.C12];['9'.C12];['10'.C12];)" office:value-type="float" office:value="0.633001327515" calcext:value-type="float">
            <text:p>0.6330013275</text:p>
          </table:table-cell>
          <table:table-cell table:formula="of:=COM.MICROSOFT.STDEV.P(['1'.A12];['2'.A12];['3'.A12];['4'.A12];['5'.A12];['6'.A12];['7'.A12];['8'.A12];['9'.A12];['10'.A12];)" office:value-type="float" office:value="18.3095513167715" calcext:value-type="float">
            <text:p>18.3095513168</text:p>
          </table:table-cell>
          <table:table-cell table:formula="of:=COM.MICROSOFT.STDEV.P(['1'.B12];['2'.B12];['3'.B12];['4'.B12];['5'.B12];['6'.B12];['7'.B12];['8'.B12];['9'.B12];['10'.B12];)" office:value-type="float" office:value="0.216523997152787" calcext:value-type="float">
            <text:p>0.2165239972</text:p>
          </table:table-cell>
          <table:table-cell table:formula="of:=COM.MICROSOFT.STDEV.P(['1'.C12];['2'.C12];['3'.C12];['4'.C12];['5'.C12];['6'.C12];['7'.C12];['8'.C12];['9'.C12];['10'.C12];)" office:value-type="float" office:value="0.200281498085711" calcext:value-type="float">
            <text:p>0.2002814981</text:p>
          </table:table-cell>
          <table:table-cell table:formula="of:=CONFIDENCE([.$G$1];[.D13];10)" office:value-type="float" office:value="11.3481689498604" calcext:value-type="float">
            <text:p>11.3481689499</text:p>
          </table:table-cell>
          <table:table-cell table:formula="of:=CONFIDENCE([.$G$1];[.E13];10)" office:value-type="float" office:value="0.134200497810025" calcext:value-type="float">
            <text:p>0.1342004978</text:p>
          </table:table-cell>
          <table:table-cell table:formula="of:=CONFIDENCE([.$G$1];[.F13];10)" office:value-type="float" office:value="0.124133477576039" calcext:value-type="float">
            <text:p>0.1241334776</text:p>
          </table:table-cell>
        </table:table-row>
        <table:table-row table:style-name="ro1">
          <table:table-cell table:formula="of:=MEDIAN(['1'.A13];['2'.A13];['3'.A13];['4'.A13];['5'.A13];['6'.A13];['7'.A13];['8'.A13];['9'.A13];['10'.A13];)" office:value-type="float" office:value="52" calcext:value-type="float">
            <text:p>52</text:p>
          </table:table-cell>
          <table:table-cell table:formula="of:=MEDIAN(['1'.B13];['2'.B13];['3'.B13];['4'.B13];['5'.B13];['6'.B13];['7'.B13];['8'.B13];['9'.B13];['10'.B13];)" office:value-type="float" office:value="0.447034835815" calcext:value-type="float">
            <text:p>0.4470348358</text:p>
          </table:table-cell>
          <table:table-cell table:formula="of:=MEDIAN(['1'.C13];['2'.C13];['3'.C13];['4'.C13];['5'.C13];['6'.C13];['7'.C13];['8'.C13];['9'.C13];['10'.C13];)" office:value-type="float" office:value="0.616073608398" calcext:value-type="float">
            <text:p>0.6160736084</text:p>
          </table:table-cell>
          <table:table-cell table:formula="of:=COM.MICROSOFT.STDEV.P(['1'.A13];['2'.A13];['3'.A13];['4'.A13];['5'.A13];['6'.A13];['7'.A13];['8'.A13];['9'.A13];['10'.A13];)" office:value-type="float" office:value="21.1695243293414" calcext:value-type="float">
            <text:p>21.1695243293</text:p>
          </table:table-cell>
          <table:table-cell table:formula="of:=COM.MICROSOFT.STDEV.P(['1'.B13];['2'.B13];['3'.B13];['4'.B13];['5'.B13];['6'.B13];['7'.B13];['8'.B13];['9'.B13];['10'.B13];)" office:value-type="float" office:value="0.181252533917248" calcext:value-type="float">
            <text:p>0.1812525339</text:p>
          </table:table-cell>
          <table:table-cell table:formula="of:=COM.MICROSOFT.STDEV.P(['1'.C13];['2'.C13];['3'.C13];['4'.C13];['5'.C13];['6'.C13];['7'.C13];['8'.C13];['9'.C13];['10'.C13];)" office:value-type="float" office:value="0.185538619393176" calcext:value-type="float">
            <text:p>0.1855386194</text:p>
          </table:table-cell>
          <table:table-cell table:formula="of:=CONFIDENCE([.$G$1];[.D14];10)" office:value-type="float" office:value="13.1207660155764" calcext:value-type="float">
            <text:p>13.1207660156</text:p>
          </table:table-cell>
          <table:table-cell table:formula="of:=CONFIDENCE([.$G$1];[.E14];10)" office:value-type="float" office:value="0.112339420114524" calcext:value-type="float">
            <text:p>0.1123394201</text:p>
          </table:table-cell>
          <table:table-cell table:formula="of:=CONFIDENCE([.$G$1];[.F14];10)" office:value-type="float" office:value="0.114995914600537" calcext:value-type="float">
            <text:p>0.1149959146</text:p>
          </table:table-cell>
        </table:table-row>
        <table:table-row table:style-name="ro1">
          <table:table-cell table:formula="of:=MEDIAN(['1'.A14];['2'.A14];['3'.A14];['4'.A14];['5'.A14];['6'.A14];['7'.A14];['8'.A14];['9'.A14];['10'.A14];)" office:value-type="float" office:value="54" calcext:value-type="float">
            <text:p>54</text:p>
          </table:table-cell>
          <table:table-cell table:formula="of:=MEDIAN(['1'.B14];['2'.B14];['3'.B14];['4'.B14];['5'.B14];['6'.B14];['7'.B14];['8'.B14];['9'.B14];['10'.B14];)" office:value-type="float" office:value="0.441074371338" calcext:value-type="float">
            <text:p>0.4410743713</text:p>
          </table:table-cell>
          <table:table-cell table:formula="of:=MEDIAN(['1'.C14];['2'.C14];['3'.C14];['4'.C14];['5'.C14];['6'.C14];['7'.C14];['8'.C14];['9'.C14];['10'.C14];)" office:value-type="float" office:value="0.432968139648" calcext:value-type="float">
            <text:p>0.4329681396</text:p>
          </table:table-cell>
          <table:table-cell table:formula="of:=COM.MICROSOFT.STDEV.P(['1'.A14];['2'.A14];['3'.A14];['4'.A14];['5'.A14];['6'.A14];['7'.A14];['8'.A14];['9'.A14];['10'.A14];)" office:value-type="float" office:value="16.9183747729703" calcext:value-type="float">
            <text:p>16.918374773</text:p>
          </table:table-cell>
          <table:table-cell table:formula="of:=COM.MICROSOFT.STDEV.P(['1'.B14];['2'.B14];['3'.B14];['4'.B14];['5'.B14];['6'.B14];['7'.B14];['8'.B14];['9'.B14];['10'.B14];)" office:value-type="float" office:value="0.16429623582316" calcext:value-type="float">
            <text:p>0.1642962358</text:p>
          </table:table-cell>
          <table:table-cell table:formula="of:=COM.MICROSOFT.STDEV.P(['1'.C14];['2'.C14];['3'.C14];['4'.C14];['5'.C14];['6'.C14];['7'.C14];['8'.C14];['9'.C14];['10'.C14];)" office:value-type="float" office:value="0.21334472228333" calcext:value-type="float">
            <text:p>0.2133447223</text:p>
          </table:table-cell>
          <table:table-cell table:formula="of:=CONFIDENCE([.$G$1];[.D15];10)" office:value-type="float" office:value="10.4859246389538" calcext:value-type="float">
            <text:p>10.485924639</text:p>
          </table:table-cell>
          <table:table-cell table:formula="of:=CONFIDENCE([.$G$1];[.E15];10)" office:value-type="float" office:value="0.101829990789533" calcext:value-type="float">
            <text:p>0.1018299908</text:p>
          </table:table-cell>
          <table:table-cell table:formula="of:=CONFIDENCE([.$G$1];[.F15];10)" office:value-type="float" office:value="0.132229999039604" calcext:value-type="float">
            <text:p>0.132229999</text:p>
          </table:table-cell>
        </table:table-row>
        <table:table-row table:style-name="ro1">
          <table:table-cell table:formula="of:=MEDIAN(['1'.A15];['2'.A15];['3'.A15];['4'.A15];['5'.A15];['6'.A15];['7'.A15];['8'.A15];['9'.A15];['10'.A15];)" office:value-type="float" office:value="53" calcext:value-type="float">
            <text:p>53</text:p>
          </table:table-cell>
          <table:table-cell table:formula="of:=MEDIAN(['1'.B15];['2'.B15];['3'.B15];['4'.B15];['5'.B15];['6'.B15];['7'.B15];['8'.B15];['9'.B15];['10'.B15];)" office:value-type="float" office:value="0.437021255493" calcext:value-type="float">
            <text:p>0.4370212555</text:p>
          </table:table-cell>
          <table:table-cell table:formula="of:=MEDIAN(['1'.C15];['2'.C15];['3'.C15];['4'.C15];['5'.C15];['6'.C15];['7'.C15];['8'.C15];['9'.C15];['10'.C15];)" office:value-type="float" office:value="0.611066818237" calcext:value-type="float">
            <text:p>0.6110668182</text:p>
          </table:table-cell>
          <table:table-cell table:formula="of:=COM.MICROSOFT.STDEV.P(['1'.A15];['2'.A15];['3'.A15];['4'.A15];['5'.A15];['6'.A15];['7'.A15];['8'.A15];['9'.A15];['10'.A15];)" office:value-type="float" office:value="16.0113596038449" calcext:value-type="float">
            <text:p>16.0113596038</text:p>
          </table:table-cell>
          <table:table-cell table:formula="of:=COM.MICROSOFT.STDEV.P(['1'.B15];['2'.B15];['3'.B15];['4'.B15];['5'.B15];['6'.B15];['7'.B15];['8'.B15];['9'.B15];['10'.B15];)" office:value-type="float" office:value="0.190673002347127" calcext:value-type="float">
            <text:p>0.1906730023</text:p>
          </table:table-cell>
          <table:table-cell table:formula="of:=COM.MICROSOFT.STDEV.P(['1'.C15];['2'.C15];['3'.C15];['4'.C15];['5'.C15];['6'.C15];['7'.C15];['8'.C15];['9'.C15];['10'.C15];)" office:value-type="float" office:value="0.203179541271908" calcext:value-type="float">
            <text:p>0.2031795413</text:p>
          </table:table-cell>
          <table:table-cell table:formula="of:=CONFIDENCE([.$G$1];[.D16];10)" office:value-type="float" office:value="9.923761142905" calcext:value-type="float">
            <text:p>9.9237611429</text:p>
          </table:table-cell>
          <table:table-cell table:formula="of:=CONFIDENCE([.$G$1];[.E16];10)" office:value-type="float" office:value="0.118178179649345" calcext:value-type="float">
            <text:p>0.1181781796</text:p>
          </table:table-cell>
          <table:table-cell table:formula="of:=CONFIDENCE([.$G$1];[.F16];10)" office:value-type="float" office:value="0.125929670346248" calcext:value-type="float">
            <text:p>0.1259296703</text:p>
          </table:table-cell>
        </table:table-row>
        <table:table-row table:style-name="ro1">
          <table:table-cell table:formula="of:=MEDIAN(['1'.A16];['2'.A16];['3'.A16];['4'.A16];['5'.A16];['6'.A16];['7'.A16];['8'.A16];['9'.A16];['10'.A16];)" office:value-type="float" office:value="53" calcext:value-type="float">
            <text:p>53</text:p>
          </table:table-cell>
          <table:table-cell table:formula="of:=MEDIAN(['1'.B16];['2'.B16];['3'.B16];['4'.B16];['5'.B16];['6'.B16];['7'.B16];['8'.B16];['9'.B16];['10'.B16];)" office:value-type="float" office:value="0.563144683838" calcext:value-type="float">
            <text:p>0.5631446838</text:p>
          </table:table-cell>
          <table:table-cell table:formula="of:=MEDIAN(['1'.C16];['2'.C16];['3'.C16];['4'.C16];['5'.C16];['6'.C16];['7'.C16];['8'.C16];['9'.C16];['10'.C16];)" office:value-type="float" office:value="0.643968582153" calcext:value-type="float">
            <text:p>0.6439685822</text:p>
          </table:table-cell>
          <table:table-cell table:formula="of:=COM.MICROSOFT.STDEV.P(['1'.A16];['2'.A16];['3'.A16];['4'.A16];['5'.A16];['6'.A16];['7'.A16];['8'.A16];['9'.A16];['10'.A16];)" office:value-type="float" office:value="25.7132952714935" calcext:value-type="float">
            <text:p>25.7132952715</text:p>
          </table:table-cell>
          <table:table-cell table:formula="of:=COM.MICROSOFT.STDEV.P(['1'.B16];['2'.B16];['3'.B16];['4'.B16];['5'.B16];['6'.B16];['7'.B16];['8'.B16];['9'.B16];['10'.B16];)" office:value-type="float" office:value="0.17393053156041" calcext:value-type="float">
            <text:p>0.1739305316</text:p>
          </table:table-cell>
          <table:table-cell table:formula="of:=COM.MICROSOFT.STDEV.P(['1'.C16];['2'.C16];['3'.C16];['4'.C16];['5'.C16];['6'.C16];['7'.C16];['8'.C16];['9'.C16];['10'.C16];)" office:value-type="float" office:value="0.196172448911042" calcext:value-type="float">
            <text:p>0.1961724489</text:p>
          </table:table-cell>
          <table:table-cell table:formula="of:=CONFIDENCE([.$G$1];[.D17];10)" office:value-type="float" office:value="15.936972673452" calcext:value-type="float">
            <text:p>15.9369726735</text:p>
          </table:table-cell>
          <table:table-cell table:formula="of:=CONFIDENCE([.$G$1];[.E17];10)" office:value-type="float" office:value="0.107801279427234" calcext:value-type="float">
            <text:p>0.1078012794</text:p>
          </table:table-cell>
          <table:table-cell table:formula="of:=CONFIDENCE([.$G$1];[.F17];10)" office:value-type="float" office:value="0.121586709310084" calcext:value-type="float">
            <text:p>0.1215867093</text:p>
          </table:table-cell>
        </table:table-row>
        <table:table-row table:style-name="ro1">
          <table:table-cell table:formula="of:=MEDIAN(['1'.A17];['2'.A17];['3'.A17];['4'.A17];['5'.A17];['6'.A17];['7'.A17];['8'.A17];['9'.A17];['10'.A17];)" office:value-type="float" office:value="56" calcext:value-type="float">
            <text:p>56</text:p>
          </table:table-cell>
          <table:table-cell table:formula="of:=MEDIAN(['1'.B17];['2'.B17];['3'.B17];['4'.B17];['5'.B17];['6'.B17];['7'.B17];['8'.B17];['9'.B17];['10'.B17];)" office:value-type="float" office:value="0.462055206299" calcext:value-type="float">
            <text:p>0.4620552063</text:p>
          </table:table-cell>
          <table:table-cell table:formula="of:=MEDIAN(['1'.C17];['2'.C17];['3'.C17];['4'.C17];['5'.C17];['6'.C17];['7'.C17];['8'.C17];['9'.C17];['10'.C17];)" office:value-type="float" office:value="0.623941421509" calcext:value-type="float">
            <text:p>0.6239414215</text:p>
          </table:table-cell>
          <table:table-cell table:formula="of:=COM.MICROSOFT.STDEV.P(['1'.A17];['2'.A17];['3'.A17];['4'.A17];['5'.A17];['6'.A17];['7'.A17];['8'.A17];['9'.A17];['10'.A17];)" office:value-type="float" office:value="22.1568413776583" calcext:value-type="float">
            <text:p>22.1568413777</text:p>
          </table:table-cell>
          <table:table-cell table:formula="of:=COM.MICROSOFT.STDEV.P(['1'.B17];['2'.B17];['3'.B17];['4'.B17];['5'.B17];['6'.B17];['7'.B17];['8'.B17];['9'.B17];['10'.B17];)" office:value-type="float" office:value="0.187332201860091" calcext:value-type="float">
            <text:p>0.1873322019</text:p>
          </table:table-cell>
          <table:table-cell table:formula="of:=COM.MICROSOFT.STDEV.P(['1'.C17];['2'.C17];['3'.C17];['4'.C17];['5'.C17];['6'.C17];['7'.C17];['8'.C17];['9'.C17];['10'.C17];)" office:value-type="float" office:value="0.193788363320373" calcext:value-type="float">
            <text:p>0.1937883633</text:p>
          </table:table-cell>
          <table:table-cell table:formula="of:=CONFIDENCE([.$G$1];[.D18];10)" office:value-type="float" office:value="13.7327002174328" calcext:value-type="float">
            <text:p>13.7327002174</text:p>
          </table:table-cell>
          <table:table-cell table:formula="of:=CONFIDENCE([.$G$1];[.E18];10)" office:value-type="float" office:value="0.116107568103559" calcext:value-type="float">
            <text:p>0.1161075681</text:p>
          </table:table-cell>
          <table:table-cell table:formula="of:=CONFIDENCE([.$G$1];[.F18];10)" office:value-type="float" office:value="0.120109064904399" calcext:value-type="float">
            <text:p>0.1201090649</text:p>
          </table:table-cell>
        </table:table-row>
        <table:table-row table:style-name="ro1">
          <table:table-cell table:formula="of:=MEDIAN(['1'.A18];['2'.A18];['3'.A18];['4'.A18];['5'.A18];['6'.A18];['7'.A18];['8'.A18];['9'.A18];['10'.A18];)" office:value-type="float" office:value="54" calcext:value-type="float">
            <text:p>54</text:p>
          </table:table-cell>
          <table:table-cell table:formula="of:=MEDIAN(['1'.B18];['2'.B18];['3'.B18];['4'.B18];['5'.B18];['6'.B18];['7'.B18];['8'.B18];['9'.B18];['10'.B18];)" office:value-type="float" office:value="0.536918640137" calcext:value-type="float">
            <text:p>0.5369186401</text:p>
          </table:table-cell>
          <table:table-cell table:formula="of:=MEDIAN(['1'.C18];['2'.C18];['3'.C18];['4'.C18];['5'.C18];['6'.C18];['7'.C18];['8'.C18];['9'.C18];['10'.C18];)" office:value-type="float" office:value="0.62084197998" calcext:value-type="float">
            <text:p>0.62084198</text:p>
          </table:table-cell>
          <table:table-cell table:formula="of:=COM.MICROSOFT.STDEV.P(['1'.A18];['2'.A18];['3'.A18];['4'.A18];['5'.A18];['6'.A18];['7'.A18];['8'.A18];['9'.A18];['10'.A18];)" office:value-type="float" office:value="19.9354329675406" calcext:value-type="float">
            <text:p>19.9354329675</text:p>
          </table:table-cell>
          <table:table-cell table:formula="of:=COM.MICROSOFT.STDEV.P(['1'.B18];['2'.B18];['3'.B18];['4'.B18];['5'.B18];['6'.B18];['7'.B18];['8'.B18];['9'.B18];['10'.B18];)" office:value-type="float" office:value="0.234351037589776" calcext:value-type="float">
            <text:p>0.2343510376</text:p>
          </table:table-cell>
          <table:table-cell table:formula="of:=COM.MICROSOFT.STDEV.P(['1'.C18];['2'.C18];['3'.C18];['4'.C18];['5'.C18];['6'.C18];['7'.C18];['8'.C18];['9'.C18];['10'.C18];)" office:value-type="float" office:value="0.219762423018697" calcext:value-type="float">
            <text:p>0.219762423</text:p>
          </table:table-cell>
          <table:table-cell table:formula="of:=CONFIDENCE([.$G$1];[.D19];10)" office:value-type="float" office:value="12.3558823201223" calcext:value-type="float">
            <text:p>12.3558823201</text:p>
          </table:table-cell>
          <table:table-cell table:formula="of:=CONFIDENCE([.$G$1];[.E19];10)" office:value-type="float" office:value="0.145249608913563" calcext:value-type="float">
            <text:p>0.1452496089</text:p>
          </table:table-cell>
          <table:table-cell table:formula="of:=CONFIDENCE([.$G$1];[.F19];10)" office:value-type="float" office:value="0.136207658074202" calcext:value-type="float">
            <text:p>0.1362076581</text:p>
          </table:table-cell>
        </table:table-row>
        <table:table-row table:style-name="ro1">
          <table:table-cell table:formula="of:=MEDIAN(['1'.A19];['2'.A19];['3'.A19];['4'.A19];['5'.A19];['6'.A19];['7'.A19];['8'.A19];['9'.A19];['10'.A19];)" office:value-type="float" office:value="53" calcext:value-type="float">
            <text:p>53</text:p>
          </table:table-cell>
          <table:table-cell table:formula="of:=MEDIAN(['1'.B19];['2'.B19];['3'.B19];['4'.B19];['5'.B19];['6'.B19];['7'.B19];['8'.B19];['9'.B19];['10'.B19];)" office:value-type="float" office:value="0.501155853271" calcext:value-type="float">
            <text:p>0.5011558533</text:p>
          </table:table-cell>
          <table:table-cell table:formula="of:=MEDIAN(['1'.C19];['2'.C19];['3'.C19];['4'.C19];['5'.C19];['6'.C19];['7'.C19];['8'.C19];['9'.C19];['10'.C19];)" office:value-type="float" office:value="0.631809234619" calcext:value-type="float">
            <text:p>0.6318092346</text:p>
          </table:table-cell>
          <table:table-cell table:formula="of:=COM.MICROSOFT.STDEV.P(['1'.A19];['2'.A19];['3'.A19];['4'.A19];['5'.A19];['6'.A19];['7'.A19];['8'.A19];['9'.A19];['10'.A19];)" office:value-type="float" office:value="17.5150466600615" calcext:value-type="float">
            <text:p>17.5150466601</text:p>
          </table:table-cell>
          <table:table-cell table:formula="of:=COM.MICROSOFT.STDEV.P(['1'.B19];['2'.B19];['3'.B19];['4'.B19];['5'.B19];['6'.B19];['7'.B19];['8'.B19];['9'.B19];['10'.B19];)" office:value-type="float" office:value="0.219299124058448" calcext:value-type="float">
            <text:p>0.2192991241</text:p>
          </table:table-cell>
          <table:table-cell table:formula="of:=COM.MICROSOFT.STDEV.P(['1'.C19];['2'.C19];['3'.C19];['4'.C19];['5'.C19];['6'.C19];['7'.C19];['8'.C19];['9'.C19];['10'.C19];)" office:value-type="float" office:value="0.196911522008549" calcext:value-type="float">
            <text:p>0.196911522</text:p>
          </table:table-cell>
          <table:table-cell table:formula="of:=CONFIDENCE([.$G$1];[.D20];10)" office:value-type="float" office:value="10.8557389104887" calcext:value-type="float">
            <text:p>10.8557389105</text:p>
          </table:table-cell>
          <table:table-cell table:formula="of:=CONFIDENCE([.$G$1];[.E20];10)" office:value-type="float" office:value="0.135920507680168" calcext:value-type="float">
            <text:p>0.1359205077</text:p>
          </table:table-cell>
          <table:table-cell table:formula="of:=CONFIDENCE([.$G$1];[.F20];10)" office:value-type="float" office:value="0.122044783144429" calcext:value-type="float">
            <text:p>0.1220447831</text:p>
          </table:table-cell>
        </table:table-row>
        <table:table-row table:style-name="ro1">
          <table:table-cell table:formula="of:=MEDIAN(['1'.A20];['2'.A20];['3'.A20];['4'.A20];['5'.A20];['6'.A20];['7'.A20];['8'.A20];['9'.A20];['10'.A20];)" office:value-type="float" office:value="54" calcext:value-type="float">
            <text:p>54</text:p>
          </table:table-cell>
          <table:table-cell table:formula="of:=MEDIAN(['1'.B20];['2'.B20];['3'.B20];['4'.B20];['5'.B20];['6'.B20];['7'.B20];['8'.B20];['9'.B20];['10'.B20];)" office:value-type="float" office:value="0.581979751587" calcext:value-type="float">
            <text:p>0.5819797516</text:p>
          </table:table-cell>
          <table:table-cell table:formula="of:=MEDIAN(['1'.C20];['2'.C20];['3'.C20];['4'.C20];['5'.C20];['6'.C20];['7'.C20];['8'.C20];['9'.C20];['10'.C20];)" office:value-type="float" office:value="0.648021697998" calcext:value-type="float">
            <text:p>0.648021698</text:p>
          </table:table-cell>
          <table:table-cell table:formula="of:=COM.MICROSOFT.STDEV.P(['1'.A20];['2'.A20];['3'.A20];['4'.A20];['5'.A20];['6'.A20];['7'.A20];['8'.A20];['9'.A20];['10'.A20];)" office:value-type="float" office:value="31.8319450752342" calcext:value-type="float">
            <text:p>31.8319450752</text:p>
          </table:table-cell>
          <table:table-cell table:formula="of:=COM.MICROSOFT.STDEV.P(['1'.B20];['2'.B20];['3'.B20];['4'.B20];['5'.B20];['6'.B20];['7'.B20];['8'.B20];['9'.B20];['10'.B20];)" office:value-type="float" office:value="0.18628021055882" calcext:value-type="float">
            <text:p>0.1862802106</text:p>
          </table:table-cell>
          <table:table-cell table:formula="of:=COM.MICROSOFT.STDEV.P(['1'.C20];['2'.C20];['3'.C20];['4'.C20];['5'.C20];['6'.C20];['7'.C20];['8'.C20];['9'.C20];['10'.C20];)" office:value-type="float" office:value="0.19652423802594" calcext:value-type="float">
            <text:p>0.196524238</text:p>
          </table:table-cell>
          <table:table-cell table:formula="of:=CONFIDENCE([.$G$1];[.D21];10)" office:value-type="float" office:value="19.7292814262218" calcext:value-type="float">
            <text:p>19.7292814262</text:p>
          </table:table-cell>
          <table:table-cell table:formula="of:=CONFIDENCE([.$G$1];[.E21];10)" office:value-type="float" office:value="0.115455549121004" calcext:value-type="float">
            <text:p>0.1154555491</text:p>
          </table:table-cell>
          <table:table-cell table:formula="of:=CONFIDENCE([.$G$1];[.F21];10)" office:value-type="float" office:value="0.121804746455917" calcext:value-type="float">
            <text:p>0.1218047465</text:p>
          </table:table-cell>
        </table:table-row>
        <table:table-row table:style-name="ro1">
          <table:table-cell table:formula="of:=MEDIAN(['1'.A21];['2'.A21];['3'.A21];['4'.A21];['5'.A21];['6'.A21];['7'.A21];['8'.A21];['9'.A21];['10'.A21];)" office:value-type="float" office:value="55" calcext:value-type="float">
            <text:p>55</text:p>
          </table:table-cell>
          <table:table-cell table:formula="of:=MEDIAN(['1'.B21];['2'.B21];['3'.B21];['4'.B21];['5'.B21];['6'.B21];['7'.B21];['8'.B21];['9'.B21];['10'.B21];)" office:value-type="float" office:value="0.606060028076" calcext:value-type="float">
            <text:p>0.6060600281</text:p>
          </table:table-cell>
          <table:table-cell table:formula="of:=MEDIAN(['1'.C21];['2'.C21];['3'.C21];['4'.C21];['5'.C21];['6'.C21];['7'.C21];['8'.C21];['9'.C21];['10'.C21];)" office:value-type="float" office:value="0.64492225647" calcext:value-type="float">
            <text:p>0.6449222565</text:p>
          </table:table-cell>
          <table:table-cell table:formula="of:=COM.MICROSOFT.STDEV.P(['1'.A21];['2'.A21];['3'.A21];['4'.A21];['5'.A21];['6'.A21];['7'.A21];['8'.A21];['9'.A21];['10'.A21];)" office:value-type="float" office:value="19.8361053228744" calcext:value-type="float">
            <text:p>19.8361053229</text:p>
          </table:table-cell>
          <table:table-cell table:formula="of:=COM.MICROSOFT.STDEV.P(['1'.B21];['2'.B21];['3'.B21];['4'.B21];['5'.B21];['6'.B21];['7'.B21];['8'.B21];['9'.B21];['10'.B21];)" office:value-type="float" office:value="0.200587875913463" calcext:value-type="float">
            <text:p>0.2005878759</text:p>
          </table:table-cell>
          <table:table-cell table:formula="of:=COM.MICROSOFT.STDEV.P(['1'.C21];['2'.C21];['3'.C21];['4'.C21];['5'.C21];['6'.C21];['7'.C21];['8'.C21];['9'.C21];['10'.C21];)" office:value-type="float" office:value="0.2862446850338" calcext:value-type="float">
            <text:p>0.286244685</text:p>
          </table:table-cell>
          <table:table-cell table:formula="of:=CONFIDENCE([.$G$1];[.D22];10)" office:value-type="float" office:value="12.2943195393876" calcext:value-type="float">
            <text:p>12.2943195394</text:p>
          </table:table-cell>
          <table:table-cell table:formula="of:=CONFIDENCE([.$G$1];[.E22];10)" office:value-type="float" office:value="0.124323369031688" calcext:value-type="float">
            <text:p>0.124323369</text:p>
          </table:table-cell>
          <table:table-cell table:formula="of:=CONFIDENCE([.$G$1];[.F22];10)" office:value-type="float" office:value="0.177413033807533" calcext:value-type="float">
            <text:p>0.1774130338</text:p>
          </table:table-cell>
        </table:table-row>
        <table:table-row table:style-name="ro1">
          <table:table-cell table:formula="of:=MEDIAN(['1'.A22];['2'.A22];['3'.A22];['4'.A22];['5'.A22];['6'.A22];['7'.A22];['8'.A22];['9'.A22];['10'.A22];)" office:value-type="float" office:value="56" calcext:value-type="float">
            <text:p>56</text:p>
          </table:table-cell>
          <table:table-cell table:formula="of:=MEDIAN(['1'.B22];['2'.B22];['3'.B22];['4'.B22];['5'.B22];['6'.B22];['7'.B22];['8'.B22];['9'.B22];['10'.B22];)" office:value-type="float" office:value="0.587224960327" calcext:value-type="float">
            <text:p>0.5872249603</text:p>
          </table:table-cell>
          <table:table-cell table:formula="of:=MEDIAN(['1'.C22];['2'.C22];['3'.C22];['4'.C22];['5'.C22];['6'.C22];['7'.C22];['8'.C22];['9'.C22];['10'.C22];)" office:value-type="float" office:value="0.585794448853" calcext:value-type="float">
            <text:p>0.5857944489</text:p>
          </table:table-cell>
          <table:table-cell table:formula="of:=COM.MICROSOFT.STDEV.P(['1'.A22];['2'.A22];['3'.A22];['4'.A22];['5'.A22];['6'.A22];['7'.A22];['8'.A22];['9'.A22];['10'.A22];)" office:value-type="float" office:value="22.7156333832011" calcext:value-type="float">
            <text:p>22.7156333832</text:p>
          </table:table-cell>
          <table:table-cell table:formula="of:=COM.MICROSOFT.STDEV.P(['1'.B22];['2'.B22];['3'.B22];['4'.B22];['5'.B22];['6'.B22];['7'.B22];['8'.B22];['9'.B22];['10'.B22];)" office:value-type="float" office:value="0.189766957478803" calcext:value-type="float">
            <text:p>0.1897669575</text:p>
          </table:table-cell>
          <table:table-cell table:formula="of:=COM.MICROSOFT.STDEV.P(['1'.C22];['2'.C22];['3'.C22];['4'.C22];['5'.C22];['6'.C22];['7'.C22];['8'.C22];['9'.C22];['10'.C22];)" office:value-type="float" office:value="0.217346161679922" calcext:value-type="float">
            <text:p>0.2173461617</text:p>
          </table:table-cell>
          <table:table-cell table:formula="of:=CONFIDENCE([.$G$1];[.D23];10)" office:value-type="float" office:value="14.0790367265597" calcext:value-type="float">
            <text:p>14.0790367266</text:p>
          </table:table-cell>
          <table:table-cell table:formula="of:=CONFIDENCE([.$G$1];[.E23];10)" office:value-type="float" office:value="0.117616617540913" calcext:value-type="float">
            <text:p>0.1176166175</text:p>
          </table:table-cell>
          <table:table-cell table:formula="of:=CONFIDENCE([.$G$1];[.F23];10)" office:value-type="float" office:value="0.13471007129968" calcext:value-type="float">
            <text:p>0.1347100713</text:p>
          </table:table-cell>
        </table:table-row>
        <table:table-row table:style-name="ro1">
          <table:table-cell table:formula="of:=MEDIAN(['1'.A23];['2'.A23];['3'.A23];['4'.A23];['5'.A23];['6'.A23];['7'.A23];['8'.A23];['9'.A23];['10'.A23];)" office:value-type="float" office:value="53" calcext:value-type="float">
            <text:p>53</text:p>
          </table:table-cell>
          <table:table-cell table:formula="of:=MEDIAN(['1'.B23];['2'.B23];['3'.B23];['4'.B23];['5'.B23];['6'.B23];['7'.B23];['8'.B23];['9'.B23];['10'.B23];)" office:value-type="float" office:value="0.531196594238" calcext:value-type="float">
            <text:p>0.5311965942</text:p>
          </table:table-cell>
          <table:table-cell table:formula="of:=MEDIAN(['1'.C23];['2'.C23];['3'.C23];['4'.C23];['5'.C23];['6'.C23];['7'.C23];['8'.C23];['9'.C23];['10'.C23];)" office:value-type="float" office:value="0.443935394287" calcext:value-type="float">
            <text:p>0.4439353943</text:p>
          </table:table-cell>
          <table:table-cell table:formula="of:=COM.MICROSOFT.STDEV.P(['1'.A23];['2'.A23];['3'.A23];['4'.A23];['5'.A23];['6'.A23];['7'.A23];['8'.A23];['9'.A23];['10'.A23];)" office:value-type="float" office:value="19.9921472186762" calcext:value-type="float">
            <text:p>19.9921472187</text:p>
          </table:table-cell>
          <table:table-cell table:formula="of:=COM.MICROSOFT.STDEV.P(['1'.B23];['2'.B23];['3'.B23];['4'.B23];['5'.B23];['6'.B23];['7'.B23];['8'.B23];['9'.B23];['10'.B23];)" office:value-type="float" office:value="0.178301773959784" calcext:value-type="float">
            <text:p>0.178301774</text:p>
          </table:table-cell>
          <table:table-cell table:formula="of:=COM.MICROSOFT.STDEV.P(['1'.C23];['2'.C23];['3'.C23];['4'.C23];['5'.C23];['6'.C23];['7'.C23];['8'.C23];['9'.C23];['10'.C23];)" office:value-type="float" office:value="0.18340932039864" calcext:value-type="float">
            <text:p>0.1834093204</text:p>
          </table:table-cell>
          <table:table-cell table:formula="of:=CONFIDENCE([.$G$1];[.D24];10)" office:value-type="float" office:value="12.391033531237" calcext:value-type="float">
            <text:p>12.3910335312</text:p>
          </table:table-cell>
          <table:table-cell table:formula="of:=CONFIDENCE([.$G$1];[.E24];10)" office:value-type="float" office:value="0.110510553751365" calcext:value-type="float">
            <text:p>0.1105105538</text:p>
          </table:table-cell>
          <table:table-cell table:formula="of:=CONFIDENCE([.$G$1];[.F24];10)" office:value-type="float" office:value="0.113676185661433" calcext:value-type="float">
            <text:p>0.1136761857</text:p>
          </table:table-cell>
        </table:table-row>
        <table:table-row table:style-name="ro1">
          <table:table-cell table:formula="of:=MEDIAN(['1'.A24];['2'.A24];['3'.A24];['4'.A24];['5'.A24];['6'.A24];['7'.A24];['8'.A24];['9'.A24];['10'.A24];)" office:value-type="float" office:value="52" calcext:value-type="float">
            <text:p>52</text:p>
          </table:table-cell>
          <table:table-cell table:formula="of:=MEDIAN(['1'.B24];['2'.B24];['3'.B24];['4'.B24];['5'.B24];['6'.B24];['7'.B24];['8'.B24];['9'.B24];['10'.B24];)" office:value-type="float" office:value="0.487089157104" calcext:value-type="float">
            <text:p>0.4870891571</text:p>
          </table:table-cell>
          <table:table-cell table:formula="of:=MEDIAN(['1'.C24];['2'.C24];['3'.C24];['4'.C24];['5'.C24];['6'.C24];['7'.C24];['8'.C24];['9'.C24];['10'.C24];)" office:value-type="float" office:value="0.622034072876" calcext:value-type="float">
            <text:p>0.6220340729</text:p>
          </table:table-cell>
          <table:table-cell table:formula="of:=COM.MICROSOFT.STDEV.P(['1'.A24];['2'.A24];['3'.A24];['4'.A24];['5'.A24];['6'.A24];['7'.A24];['8'.A24];['9'.A24];['10'.A24];)" office:value-type="float" office:value="20.4454525243542" calcext:value-type="float">
            <text:p>20.4454525244</text:p>
          </table:table-cell>
          <table:table-cell table:formula="of:=COM.MICROSOFT.STDEV.P(['1'.B24];['2'.B24];['3'.B24];['4'.B24];['5'.B24];['6'.B24];['7'.B24];['8'.B24];['9'.B24];['10'.B24];)" office:value-type="float" office:value="0.176842262431952" calcext:value-type="float">
            <text:p>0.1768422624</text:p>
          </table:table-cell>
          <table:table-cell table:formula="of:=COM.MICROSOFT.STDEV.P(['1'.C24];['2'.C24];['3'.C24];['4'.C24];['5'.C24];['6'.C24];['7'.C24];['8'.C24];['9'.C24];['10'.C24];)" office:value-type="float" office:value="0.187601525031629" calcext:value-type="float">
            <text:p>0.187601525</text:p>
          </table:table-cell>
          <table:table-cell table:formula="of:=CONFIDENCE([.$G$1];[.D25];10)" office:value-type="float" office:value="12.6719899078135" calcext:value-type="float">
            <text:p>12.6719899078</text:p>
          </table:table-cell>
          <table:table-cell table:formula="of:=CONFIDENCE([.$G$1];[.E25];10)" office:value-type="float" office:value="0.109605955756824" calcext:value-type="float">
            <text:p>0.1096059558</text:p>
          </table:table-cell>
          <table:table-cell table:formula="of:=CONFIDENCE([.$G$1];[.F25];10)" office:value-type="float" office:value="0.116274493267363" calcext:value-type="float">
            <text:p>0.1162744933</text:p>
          </table:table-cell>
        </table:table-row>
        <table:table-row table:style-name="ro1">
          <table:table-cell table:formula="of:=MEDIAN(['1'.A25];['2'.A25];['3'.A25];['4'.A25];['5'.A25];['6'.A25];['7'.A25];['8'.A25];['9'.A25];['10'.A25];)" office:value-type="float" office:value="49" calcext:value-type="float">
            <text:p>49</text:p>
          </table:table-cell>
          <table:table-cell table:formula="of:=MEDIAN(['1'.B25];['2'.B25];['3'.B25];['4'.B25];['5'.B25];['6'.B25];['7'.B25];['8'.B25];['9'.B25];['10'.B25];)" office:value-type="float" office:value="0.602960586548" calcext:value-type="float">
            <text:p>0.6029605865</text:p>
          </table:table-cell>
          <table:table-cell table:formula="of:=MEDIAN(['1'.C25];['2'.C25];['3'.C25];['4'.C25];['5'.C25];['6'.C25];['7'.C25];['8'.C25];['9'.C25];['10'.C25];)" office:value-type="float" office:value="0.440120697021" calcext:value-type="float">
            <text:p>0.440120697</text:p>
          </table:table-cell>
          <table:table-cell table:formula="of:=COM.MICROSOFT.STDEV.P(['1'.A25];['2'.A25];['3'.A25];['4'.A25];['5'.A25];['6'.A25];['7'.A25];['8'.A25];['9'.A25];['10'.A25];)" office:value-type="float" office:value="18.0911375042684" calcext:value-type="float">
            <text:p>18.0911375043</text:p>
          </table:table-cell>
          <table:table-cell table:formula="of:=COM.MICROSOFT.STDEV.P(['1'.B25];['2'.B25];['3'.B25];['4'.B25];['5'.B25];['6'.B25];['7'.B25];['8'.B25];['9'.B25];['10'.B25];)" office:value-type="float" office:value="0.183151269724995" calcext:value-type="float">
            <text:p>0.1831512697</text:p>
          </table:table-cell>
          <table:table-cell table:formula="of:=COM.MICROSOFT.STDEV.P(['1'.C25];['2'.C25];['3'.C25];['4'.C25];['5'.C25];['6'.C25];['7'.C25];['8'.C25];['9'.C25];['10'.C25];)" office:value-type="float" office:value="0.185661169860609" calcext:value-type="float">
            <text:p>0.1856611699</text:p>
          </table:table-cell>
          <table:table-cell table:formula="of:=CONFIDENCE([.$G$1];[.D26];10)" office:value-type="float" office:value="11.2127971538843" calcext:value-type="float">
            <text:p>11.2127971539</text:p>
          </table:table-cell>
          <table:table-cell table:formula="of:=CONFIDENCE([.$G$1];[.E26];10)" office:value-type="float" office:value="0.113516247135825" calcext:value-type="float">
            <text:p>0.1135162471</text:p>
          </table:table-cell>
          <table:table-cell table:formula="of:=CONFIDENCE([.$G$1];[.F26];10)" office:value-type="float" office:value="0.115071870771459" calcext:value-type="float">
            <text:p>0.1150718708</text:p>
          </table:table-cell>
        </table:table-row>
        <table:table-row table:style-name="ro1">
          <table:table-cell table:formula="of:=MEDIAN(['1'.A26];['2'.A26];['3'.A26];['4'.A26];['5'.A26];['6'.A26];['7'.A26];['8'.A26];['9'.A26];['10'.A26];)" office:value-type="float" office:value="51" calcext:value-type="float">
            <text:p>51</text:p>
          </table:table-cell>
          <table:table-cell table:formula="of:=MEDIAN(['1'.B26];['2'.B26];['3'.B26];['4'.B26];['5'.B26];['6'.B26];['7'.B26];['8'.B26];['9'.B26];['10'.B26];)" office:value-type="float" office:value="0.556945800781" calcext:value-type="float">
            <text:p>0.5569458008</text:p>
          </table:table-cell>
          <table:table-cell table:formula="of:=MEDIAN(['1'.C26];['2'.C26];['3'.C26];['4'.C26];['5'.C26];['6'.C26];['7'.C26];['8'.C26];['9'.C26];['10'.C26];)" office:value-type="float" office:value="0.442028045654" calcext:value-type="float">
            <text:p>0.4420280457</text:p>
          </table:table-cell>
          <table:table-cell table:formula="of:=COM.MICROSOFT.STDEV.P(['1'.A26];['2'.A26];['3'.A26];['4'.A26];['5'.A26];['6'.A26];['7'.A26];['8'.A26];['9'.A26];['10'.A26];)" office:value-type="float" office:value="19.3732370565579" calcext:value-type="float">
            <text:p>19.3732370566</text:p>
          </table:table-cell>
          <table:table-cell table:formula="of:=COM.MICROSOFT.STDEV.P(['1'.B26];['2'.B26];['3'.B26];['4'.B26];['5'.B26];['6'.B26];['7'.B26];['8'.B26];['9'.B26];['10'.B26];)" office:value-type="float" office:value="0.192721579821021" calcext:value-type="float">
            <text:p>0.1927215798</text:p>
          </table:table-cell>
          <table:table-cell table:formula="of:=COM.MICROSOFT.STDEV.P(['1'.C26];['2'.C26];['3'.C26];['4'.C26];['5'.C26];['6'.C26];['7'.C26];['8'.C26];['9'.C26];['10'.C26];)" office:value-type="float" office:value="0.205807011364281" calcext:value-type="float">
            <text:p>0.2058070114</text:p>
          </table:table-cell>
          <table:table-cell table:formula="of:=CONFIDENCE([.$G$1];[.D27];10)" office:value-type="float" office:value="12.0074360873132" calcext:value-type="float">
            <text:p>12.0074360873</text:p>
          </table:table-cell>
          <table:table-cell table:formula="of:=CONFIDENCE([.$G$1];[.E27];10)" office:value-type="float" office:value="0.119447877790956" calcext:value-type="float">
            <text:p>0.1194478778</text:p>
          </table:table-cell>
          <table:table-cell table:formula="of:=CONFIDENCE([.$G$1];[.F27];10)" office:value-type="float" office:value="0.12755816325703" calcext:value-type="float">
            <text:p>0.1275581633</text:p>
          </table:table-cell>
        </table:table-row>
        <table:table-row table:style-name="ro1">
          <table:table-cell table:formula="of:=MEDIAN(['1'.A27];['2'.A27];['3'.A27];['4'.A27];['5'.A27];['6'.A27];['7'.A27];['8'.A27];['9'.A27];['10'.A27];)" office:value-type="float" office:value="58" calcext:value-type="float">
            <text:p>58</text:p>
          </table:table-cell>
          <table:table-cell table:formula="of:=MEDIAN(['1'.B27];['2'.B27];['3'.B27];['4'.B27];['5'.B27];['6'.B27];['7'.B27];['8'.B27];['9'.B27];['10'.B27];)" office:value-type="float" office:value="0.58388710022" calcext:value-type="float">
            <text:p>0.5838871002</text:p>
          </table:table-cell>
          <table:table-cell table:formula="of:=MEDIAN(['1'.C27];['2'.C27];['3'.C27];['4'.C27];['5'.C27];['6'.C27];['7'.C27];['8'.C27];['9'.C27];['10'.C27];)" office:value-type="float" office:value="0.439882278442" calcext:value-type="float">
            <text:p>0.4398822784</text:p>
          </table:table-cell>
          <table:table-cell table:formula="of:=COM.MICROSOFT.STDEV.P(['1'.A27];['2'.A27];['3'.A27];['4'.A27];['5'.A27];['6'.A27];['7'.A27];['8'.A27];['9'.A27];['10'.A27];)" office:value-type="float" office:value="24.0522846460417" calcext:value-type="float">
            <text:p>24.052284646</text:p>
          </table:table-cell>
          <table:table-cell table:formula="of:=COM.MICROSOFT.STDEV.P(['1'.B27];['2'.B27];['3'.B27];['4'.B27];['5'.B27];['6'.B27];['7'.B27];['8'.B27];['9'.B27];['10'.B27];)" office:value-type="float" office:value="0.180932527947058" calcext:value-type="float">
            <text:p>0.1809325279</text:p>
          </table:table-cell>
          <table:table-cell table:formula="of:=COM.MICROSOFT.STDEV.P(['1'.C27];['2'.C27];['3'.C27];['4'.C27];['5'.C27];['6'.C27];['7'.C27];['8'.C27];['9'.C27];['10'.C27];)" office:value-type="float" office:value="0.278720730048337" calcext:value-type="float">
            <text:p>0.27872073</text:p>
          </table:table-cell>
          <table:table-cell table:formula="of:=CONFIDENCE([.$G$1];[.D28];10)" office:value-type="float" office:value="14.9074865391919" calcext:value-type="float">
            <text:p>14.9074865392</text:p>
          </table:table-cell>
          <table:table-cell table:formula="of:=CONFIDENCE([.$G$1];[.E28];10)" office:value-type="float" office:value="0.112141082003893" calcext:value-type="float">
            <text:p>0.112141082</text:p>
          </table:table-cell>
          <table:table-cell table:formula="of:=CONFIDENCE([.$G$1];[.F28];10)" office:value-type="float" office:value="0.17274972388426" calcext:value-type="float">
            <text:p>0.1727497239</text:p>
          </table:table-cell>
        </table:table-row>
        <table:table-row table:style-name="ro1">
          <table:table-cell table:formula="of:=MEDIAN(['1'.A28];['2'.A28];['3'.A28];['4'.A28];['5'.A28];['6'.A28];['7'.A28];['8'.A28];['9'.A28];['10'.A28];)" office:value-type="float" office:value="55" calcext:value-type="float">
            <text:p>55</text:p>
          </table:table-cell>
          <table:table-cell table:formula="of:=MEDIAN(['1'.B28];['2'.B28];['3'.B28];['4'.B28];['5'.B28];['6'.B28];['7'.B28];['8'.B28];['9'.B28];['10'.B28];)" office:value-type="float" office:value="0.614881515503" calcext:value-type="float">
            <text:p>0.6148815155</text:p>
          </table:table-cell>
          <table:table-cell table:formula="of:=MEDIAN(['1'.C28];['2'.C28];['3'.C28];['4'.C28];['5'.C28];['6'.C28];['7'.C28];['8'.C28];['9'.C28];['10'.C28];)" office:value-type="float" office:value="0.455141067505" calcext:value-type="float">
            <text:p>0.4551410675</text:p>
          </table:table-cell>
          <table:table-cell table:formula="of:=COM.MICROSOFT.STDEV.P(['1'.A28];['2'.A28];['3'.A28];['4'.A28];['5'.A28];['6'.A28];['7'.A28];['8'.A28];['9'.A28];['10'.A28];)" office:value-type="float" office:value="19.9966939416255" calcext:value-type="float">
            <text:p>19.9966939416</text:p>
          </table:table-cell>
          <table:table-cell table:formula="of:=COM.MICROSOFT.STDEV.P(['1'.B28];['2'.B28];['3'.B28];['4'.B28];['5'.B28];['6'.B28];['7'.B28];['8'.B28];['9'.B28];['10'.B28];)" office:value-type="float" office:value="0.220956791939955" calcext:value-type="float">
            <text:p>0.2209567919</text:p>
          </table:table-cell>
          <table:table-cell table:formula="of:=COM.MICROSOFT.STDEV.P(['1'.C28];['2'.C28];['3'.C28];['4'.C28];['5'.C28];['6'.C28];['7'.C28];['8'.C28];['9'.C28];['10'.C28];)" office:value-type="float" office:value="0.188331067233389" calcext:value-type="float">
            <text:p>0.1883310672</text:p>
          </table:table-cell>
          <table:table-cell table:formula="of:=CONFIDENCE([.$G$1];[.D29];10)" office:value-type="float" office:value="12.3938515675342" calcext:value-type="float">
            <text:p>12.3938515675</text:p>
          </table:table-cell>
          <table:table-cell table:formula="of:=CONFIDENCE([.$G$1];[.E29];10)" office:value-type="float" office:value="0.136947921998337" calcext:value-type="float">
            <text:p>0.136947922</text:p>
          </table:table-cell>
          <table:table-cell table:formula="of:=CONFIDENCE([.$G$1];[.F29];10)" office:value-type="float" office:value="0.116726659899871" calcext:value-type="float">
            <text:p>0.1167266599</text:p>
          </table:table-cell>
        </table:table-row>
        <table:table-row table:style-name="ro1">
          <table:table-cell table:formula="of:=MEDIAN(['1'.A29];['2'.A29];['3'.A29];['4'.A29];['5'.A29];['6'.A29];['7'.A29];['8'.A29];['9'.A29];['10'.A29];)" office:value-type="float" office:value="61" calcext:value-type="float">
            <text:p>61</text:p>
          </table:table-cell>
          <table:table-cell table:formula="of:=MEDIAN(['1'.B29];['2'.B29];['3'.B29];['4'.B29];['5'.B29];['6'.B29];['7'.B29];['8'.B29];['9'.B29];['10'.B29];)" office:value-type="float" office:value="0.491857528687" calcext:value-type="float">
            <text:p>0.4918575287</text:p>
          </table:table-cell>
          <table:table-cell table:formula="of:=MEDIAN(['1'.C29];['2'.C29];['3'.C29];['4'.C29];['5'.C29];['6'.C29];['7'.C29];['8'.C29];['9'.C29];['10'.C29];)" office:value-type="float" office:value="0.453948974609" calcext:value-type="float">
            <text:p>0.4539489746</text:p>
          </table:table-cell>
          <table:table-cell table:formula="of:=COM.MICROSOFT.STDEV.P(['1'.A29];['2'.A29];['3'.A29];['4'.A29];['5'.A29];['6'.A29];['7'.A29];['8'.A29];['9'.A29];['10'.A29];)" office:value-type="float" office:value="33.273720799871" calcext:value-type="float">
            <text:p>33.2737207999</text:p>
          </table:table-cell>
          <table:table-cell table:formula="of:=COM.MICROSOFT.STDEV.P(['1'.B29];['2'.B29];['3'.B29];['4'.B29];['5'.B29];['6'.B29];['7'.B29];['8'.B29];['9'.B29];['10'.B29];)" office:value-type="float" office:value="0.213878634935696" calcext:value-type="float">
            <text:p>0.2138786349</text:p>
          </table:table-cell>
          <table:table-cell table:formula="of:=COM.MICROSOFT.STDEV.P(['1'.C29];['2'.C29];['3'.C29];['4'.C29];['5'.C29];['6'.C29];['7'.C29];['8'.C29];['9'.C29];['10'.C29];)" office:value-type="float" office:value="0.186142314911734" calcext:value-type="float">
            <text:p>0.1861423149</text:p>
          </table:table-cell>
          <table:table-cell table:formula="of:=CONFIDENCE([.$G$1];[.D30];10)" office:value-type="float" office:value="20.622886858049" calcext:value-type="float">
            <text:p>20.622886858</text:p>
          </table:table-cell>
          <table:table-cell table:formula="of:=CONFIDENCE([.$G$1];[.E30];10)" office:value-type="float" office:value="0.132560915449225" calcext:value-type="float">
            <text:p>0.1325609154</text:p>
          </table:table-cell>
          <table:table-cell table:formula="of:=CONFIDENCE([.$G$1];[.F30];10)" office:value-type="float" office:value="0.115370082083964" calcext:value-type="float">
            <text:p>0.1153700821</text:p>
          </table:table-cell>
        </table:table-row>
        <table:table-row table:style-name="ro1">
          <table:table-cell table:formula="of:=MEDIAN(['1'.A30];['2'.A30];['3'.A30];['4'.A30];['5'.A30];['6'.A30];['7'.A30];['8'.A30];['9'.A30];['10'.A30];)" office:value-type="float" office:value="58" calcext:value-type="float">
            <text:p>58</text:p>
          </table:table-cell>
          <table:table-cell table:formula="of:=MEDIAN(['1'.B30];['2'.B30];['3'.B30];['4'.B30];['5'.B30];['6'.B30];['7'.B30];['8'.B30];['9'.B30];['10'.B30];)" office:value-type="float" office:value="0.600099563599" calcext:value-type="float">
            <text:p>0.6000995636</text:p>
          </table:table-cell>
          <table:table-cell table:formula="of:=MEDIAN(['1'.C30];['2'.C30];['3'.C30];['4'.C30];['5'.C30];['6'.C30];['7'.C30];['8'.C30];['9'.C30];['10'.C30];)" office:value-type="float" office:value="0.44322013855" calcext:value-type="float">
            <text:p>0.4432201386</text:p>
          </table:table-cell>
          <table:table-cell table:formula="of:=COM.MICROSOFT.STDEV.P(['1'.A30];['2'.A30];['3'.A30];['4'.A30];['5'.A30];['6'.A30];['7'.A30];['8'.A30];['9'.A30];['10'.A30];)" office:value-type="float" office:value="18.2480611446036" calcext:value-type="float">
            <text:p>18.2480611446</text:p>
          </table:table-cell>
          <table:table-cell table:formula="of:=COM.MICROSOFT.STDEV.P(['1'.B30];['2'.B30];['3'.B30];['4'.B30];['5'.B30];['6'.B30];['7'.B30];['8'.B30];['9'.B30];['10'.B30];)" office:value-type="float" office:value="0.202129435705917" calcext:value-type="float">
            <text:p>0.2021294357</text:p>
          </table:table-cell>
          <table:table-cell table:formula="of:=COM.MICROSOFT.STDEV.P(['1'.C30];['2'.C30];['3'.C30];['4'.C30];['5'.C30];['6'.C30];['7'.C30];['8'.C30];['9'.C30];['10'.C30];)" office:value-type="float" office:value="0.184583256167086" calcext:value-type="float">
            <text:p>0.1845832562</text:p>
          </table:table-cell>
          <table:table-cell table:formula="of:=CONFIDENCE([.$G$1];[.D31];10)" office:value-type="float" office:value="11.3100576466152" calcext:value-type="float">
            <text:p>11.3100576466</text:p>
          </table:table-cell>
          <table:table-cell table:formula="of:=CONFIDENCE([.$G$1];[.E31];10)" office:value-type="float" office:value="0.125278820133051" calcext:value-type="float">
            <text:p>0.1252788201</text:p>
          </table:table-cell>
          <table:table-cell table:formula="of:=CONFIDENCE([.$G$1];[.F31];10)" office:value-type="float" office:value="0.11440378521896" calcext:value-type="float">
            <text:p>0.1144037852</text:p>
          </table:table-cell>
        </table:table-row>
        <table:table-row table:style-name="ro1">
          <table:table-cell table:formula="of:=MEDIAN(['1'.A31];['2'.A31];['3'.A31];['4'.A31];['5'.A31];['6'.A31];['7'.A31];['8'.A31];['9'.A31];['10'.A31];)" office:value-type="float" office:value="56" calcext:value-type="float">
            <text:p>56</text:p>
          </table:table-cell>
          <table:table-cell table:formula="of:=MEDIAN(['1'.B31];['2'.B31];['3'.B31];['4'.B31];['5'.B31];['6'.B31];['7'.B31];['8'.B31];['9'.B31];['10'.B31];)" office:value-type="float" office:value="0.578880310059" calcext:value-type="float">
            <text:p>0.5788803101</text:p>
          </table:table-cell>
          <table:table-cell table:formula="of:=MEDIAN(['1'.C31];['2'.C31];['3'.C31];['4'.C31];['5'.C31];['6'.C31];['7'.C31];['8'.C31];['9'.C31];['10'.C31];)" office:value-type="float" office:value="0.464200973511" calcext:value-type="float">
            <text:p>0.4642009735</text:p>
          </table:table-cell>
          <table:table-cell table:formula="of:=COM.MICROSOFT.STDEV.P(['1'.A31];['2'.A31];['3'.A31];['4'.A31];['5'.A31];['6'.A31];['7'.A31];['8'.A31];['9'.A31];['10'.A31];)" office:value-type="float" office:value="17.6897037802986" calcext:value-type="float">
            <text:p>17.6897037803</text:p>
          </table:table-cell>
          <table:table-cell table:formula="of:=COM.MICROSOFT.STDEV.P(['1'.B31];['2'.B31];['3'.B31];['4'.B31];['5'.B31];['6'.B31];['7'.B31];['8'.B31];['9'.B31];['10'.B31];)" office:value-type="float" office:value="0.303465988212886" calcext:value-type="float">
            <text:p>0.3034659882</text:p>
          </table:table-cell>
          <table:table-cell table:formula="of:=COM.MICROSOFT.STDEV.P(['1'.C31];['2'.C31];['3'.C31];['4'.C31];['5'.C31];['6'.C31];['7'.C31];['8'.C31];['9'.C31];['10'.C31];)" office:value-type="float" office:value="0.192218399598138" calcext:value-type="float">
            <text:p>0.1922183996</text:p>
          </table:table-cell>
          <table:table-cell table:formula="of:=CONFIDENCE([.$G$1];[.D32];10)" office:value-type="float" office:value="10.9639905259683" calcext:value-type="float">
            <text:p>10.963990526</text:p>
          </table:table-cell>
          <table:table-cell table:formula="of:=CONFIDENCE([.$G$1];[.E32];10)" office:value-type="float" office:value="0.188086711967742" calcext:value-type="float">
            <text:p>0.188086712</text:p>
          </table:table-cell>
          <table:table-cell table:formula="of:=CONFIDENCE([.$G$1];[.F32];10)" office:value-type="float" office:value="0.119136009188459" calcext:value-type="float">
            <text:p>0.1191360092</text:p>
          </table:table-cell>
        </table:table-row>
        <table:table-row table:style-name="ro1">
          <table:table-cell table:formula="of:=MEDIAN(['1'.A32];['2'.A32];['3'.A32];['4'.A32];['5'.A32];['6'.A32];['7'.A32];['8'.A32];['9'.A32];['10'.A32];)" office:value-type="float" office:value="58" calcext:value-type="float">
            <text:p>58</text:p>
          </table:table-cell>
          <table:table-cell table:formula="of:=MEDIAN(['1'.B32];['2'.B32];['3'.B32];['4'.B32];['5'.B32];['6'.B32];['7'.B32];['8'.B32];['9'.B32];['10'.B32];)" office:value-type="float" office:value="0.473976135254" calcext:value-type="float">
            <text:p>0.4739761353</text:p>
          </table:table-cell>
          <table:table-cell table:formula="of:=MEDIAN(['1'.C32];['2'.C32];['3'.C32];['4'.C32];['5'.C32];['6'.C32];['7'.C32];['8'.C32];['9'.C32];['10'.C32];)" office:value-type="float" office:value="0.447988510132" calcext:value-type="float">
            <text:p>0.4479885101</text:p>
          </table:table-cell>
          <table:table-cell table:formula="of:=COM.MICROSOFT.STDEV.P(['1'.A32];['2'.A32];['3'.A32];['4'.A32];['5'.A32];['6'.A32];['7'.A32];['8'.A32];['9'.A32];['10'.A32];)" office:value-type="float" office:value="18.8552555314699" calcext:value-type="float">
            <text:p>18.8552555315</text:p>
          </table:table-cell>
          <table:table-cell table:formula="of:=COM.MICROSOFT.STDEV.P(['1'.B32];['2'.B32];['3'.B32];['4'.B32];['5'.B32];['6'.B32];['7'.B32];['8'.B32];['9'.B32];['10'.B32];)" office:value-type="float" office:value="0.189758758232522" calcext:value-type="float">
            <text:p>0.1897587582</text:p>
          </table:table-cell>
          <table:table-cell table:formula="of:=COM.MICROSOFT.STDEV.P(['1'.C32];['2'.C32];['3'.C32];['4'.C32];['5'.C32];['6'.C32];['7'.C32];['8'.C32];['9'.C32];['10'.C32];)" office:value-type="float" office:value="0.664918166547164" calcext:value-type="float">
            <text:p>0.6649181665</text:p>
          </table:table-cell>
          <table:table-cell table:formula="of:=CONFIDENCE([.$G$1];[.D33];10)" office:value-type="float" office:value="11.6863937112381" calcext:value-type="float">
            <text:p>11.6863937112</text:p>
          </table:table-cell>
          <table:table-cell table:formula="of:=CONFIDENCE([.$G$1];[.E33];10)" office:value-type="float" office:value="0.117611535688799" calcext:value-type="float">
            <text:p>0.1176115357</text:p>
          </table:table-cell>
          <table:table-cell table:formula="of:=CONFIDENCE([.$G$1];[.F33];10)" office:value-type="float" office:value="0.41211297651499" calcext:value-type="float">
            <text:p>0.4121129765</text:p>
          </table:table-cell>
        </table:table-row>
        <table:table-row table:style-name="ro1">
          <table:table-cell table:formula="of:=MEDIAN(['1'.A33];['2'.A33];['3'.A33];['4'.A33];['5'.A33];['6'.A33];['7'.A33];['8'.A33];['9'.A33];['10'.A33];)" office:value-type="float" office:value="54" calcext:value-type="float">
            <text:p>54</text:p>
          </table:table-cell>
          <table:table-cell table:formula="of:=MEDIAN(['1'.B33];['2'.B33];['3'.B33];['4'.B33];['5'.B33];['6'.B33];['7'.B33];['8'.B33];['9'.B33];['10'.B33];)" office:value-type="float" office:value="0.470161437988" calcext:value-type="float">
            <text:p>0.470161438</text:p>
          </table:table-cell>
          <table:table-cell table:formula="of:=MEDIAN(['1'.C33];['2'.C33];['3'.C33];['4'.C33];['5'.C33];['6'.C33];['7'.C33];['8'.C33];['9'.C33];['10'.C33];)" office:value-type="float" office:value="0.452995300293" calcext:value-type="float">
            <text:p>0.4529953003</text:p>
          </table:table-cell>
          <table:table-cell table:formula="of:=COM.MICROSOFT.STDEV.P(['1'.A33];['2'.A33];['3'.A33];['4'.A33];['5'.A33];['6'.A33];['7'.A33];['8'.A33];['9'.A33];['10'.A33];)" office:value-type="float" office:value="16.8547513962117" calcext:value-type="float">
            <text:p>16.8547513962</text:p>
          </table:table-cell>
          <table:table-cell table:formula="of:=COM.MICROSOFT.STDEV.P(['1'.B33];['2'.B33];['3'.B33];['4'.B33];['5'.B33];['6'.B33];['7'.B33];['8'.B33];['9'.B33];['10'.B33];)" office:value-type="float" office:value="0.184578850570228" calcext:value-type="float">
            <text:p>0.1845788506</text:p>
          </table:table-cell>
          <table:table-cell table:formula="of:=COM.MICROSOFT.STDEV.P(['1'.C33];['2'.C33];['3'.C33];['4'.C33];['5'.C33];['6'.C33];['7'.C33];['8'.C33];['9'.C33];['10'.C33];)" office:value-type="float" office:value="0.174443751856463" calcext:value-type="float">
            <text:p>0.1744437519</text:p>
          </table:table-cell>
          <table:table-cell table:formula="of:=CONFIDENCE([.$G$1];[.D34];10)" office:value-type="float" office:value="10.4464911861004" calcext:value-type="float">
            <text:p>10.4464911861</text:p>
          </table:table-cell>
          <table:table-cell table:formula="of:=CONFIDENCE([.$G$1];[.E34];10)" office:value-type="float" office:value="0.114401054651913" calcext:value-type="float">
            <text:p>0.1144010547</text:p>
          </table:table-cell>
          <table:table-cell table:formula="of:=CONFIDENCE([.$G$1];[.F34];10)" office:value-type="float" office:value="0.108119370817205" calcext:value-type="float">
            <text:p>0.1081193708</text:p>
          </table:table-cell>
        </table:table-row>
        <table:table-row table:style-name="ro1">
          <table:table-cell table:formula="of:=MEDIAN(['1'.A34];['2'.A34];['3'.A34];['4'.A34];['5'.A34];['6'.A34];['7'.A34];['8'.A34];['9'.A34];['10'.A34];)" office:value-type="float" office:value="53" calcext:value-type="float">
            <text:p>53</text:p>
          </table:table-cell>
          <table:table-cell table:formula="of:=MEDIAN(['1'.B34];['2'.B34];['3'.B34];['4'.B34];['5'.B34];['6'.B34];['7'.B34];['8'.B34];['9'.B34];['10'.B34];)" office:value-type="float" office:value="0.457048416138" calcext:value-type="float">
            <text:p>0.4570484161</text:p>
          </table:table-cell>
          <table:table-cell table:formula="of:=MEDIAN(['1'.C34];['2'.C34];['3'.C34];['4'.C34];['5'.C34];['6'.C34];['7'.C34];['8'.C34];['9'.C34];['10'.C34];)" office:value-type="float" office:value="0.669002532959" calcext:value-type="float">
            <text:p>0.669002533</text:p>
          </table:table-cell>
          <table:table-cell table:formula="of:=COM.MICROSOFT.STDEV.P(['1'.A34];['2'.A34];['3'.A34];['4'.A34];['5'.A34];['6'.A34];['7'.A34];['8'.A34];['9'.A34];['10'.A34];)" office:value-type="float" office:value="16.1654667130147" calcext:value-type="float">
            <text:p>16.165466713</text:p>
          </table:table-cell>
          <table:table-cell table:formula="of:=COM.MICROSOFT.STDEV.P(['1'.B34];['2'.B34];['3'.B34];['4'.B34];['5'.B34];['6'.B34];['7'.B34];['8'.B34];['9'.B34];['10'.B34];)" office:value-type="float" office:value="0.167480025243511" calcext:value-type="float">
            <text:p>0.1674800252</text:p>
          </table:table-cell>
          <table:table-cell table:formula="of:=COM.MICROSOFT.STDEV.P(['1'.C34];['2'.C34];['3'.C34];['4'.C34];['5'.C34];['6'.C34];['7'.C34];['8'.C34];['9'.C34];['10'.C34];)" office:value-type="float" office:value="1.44547433978204" calcext:value-type="float">
            <text:p>1.4454743398</text:p>
          </table:table-cell>
          <table:table-cell table:formula="of:=CONFIDENCE([.$G$1];[.D35];10)" office:value-type="float" office:value="10.0192759636113" calcext:value-type="float">
            <text:p>10.0192759636</text:p>
          </table:table-cell>
          <table:table-cell table:formula="of:=CONFIDENCE([.$G$1];[.E35];10)" office:value-type="float" office:value="0.103803287656171" calcext:value-type="float">
            <text:p>0.1038032877</text:p>
          </table:table-cell>
          <table:table-cell table:formula="of:=CONFIDENCE([.$G$1];[.F35];10)" office:value-type="float" office:value="0.895897815120622" calcext:value-type="float">
            <text:p>0.8958978151</text:p>
          </table:table-cell>
        </table:table-row>
        <table:table-row table:style-name="ro1">
          <table:table-cell table:formula="of:=MEDIAN(['1'.A35];['2'.A35];['3'.A35];['4'.A35];['5'.A35];['6'.A35];['7'.A35];['8'.A35];['9'.A35];['10'.A35];)" office:value-type="float" office:value="52" calcext:value-type="float">
            <text:p>52</text:p>
          </table:table-cell>
          <table:table-cell table:formula="of:=MEDIAN(['1'.B35];['2'.B35];['3'.B35];['4'.B35];['5'.B35];['6'.B35];['7'.B35];['8'.B35];['9'.B35];['10'.B35];)" office:value-type="float" office:value="0.488996505737" calcext:value-type="float">
            <text:p>0.4889965057</text:p>
          </table:table-cell>
          <table:table-cell table:formula="of:=MEDIAN(['1'.C35];['2'.C35];['3'.C35];['4'.C35];['5'.C35];['6'.C35];['7'.C35];['8'.C35];['9'.C35];['10'.C35];)" office:value-type="float" office:value="0.491857528687" calcext:value-type="float">
            <text:p>0.4918575287</text:p>
          </table:table-cell>
          <table:table-cell table:formula="of:=COM.MICROSOFT.STDEV.P(['1'.A35];['2'.A35];['3'.A35];['4'.A35];['5'.A35];['6'.A35];['7'.A35];['8'.A35];['9'.A35];['10'.A35];)" office:value-type="float" office:value="16.9652050331902" calcext:value-type="float">
            <text:p>16.9652050332</text:p>
          </table:table-cell>
          <table:table-cell table:formula="of:=COM.MICROSOFT.STDEV.P(['1'.B35];['2'.B35];['3'.B35];['4'.B35];['5'.B35];['6'.B35];['7'.B35];['8'.B35];['9'.B35];['10'.B35];)" office:value-type="float" office:value="0.214428611919462" calcext:value-type="float">
            <text:p>0.2144286119</text:p>
          </table:table-cell>
          <table:table-cell table:formula="of:=COM.MICROSOFT.STDEV.P(['1'.C35];['2'.C35];['3'.C35];['4'.C35];['5'.C35];['6'.C35];['7'.C35];['8'.C35];['9'.C35];['10'.C35];)" office:value-type="float" office:value="0.1852393408978" calcext:value-type="float">
            <text:p>0.1852393409</text:p>
          </table:table-cell>
          <table:table-cell table:formula="of:=CONFIDENCE([.$G$1];[.D36];10)" office:value-type="float" office:value="10.5149498015996" calcext:value-type="float">
            <text:p>10.5149498016</text:p>
          </table:table-cell>
          <table:table-cell table:formula="of:=CONFIDENCE([.$G$1];[.E36];10)" office:value-type="float" office:value="0.132901788451645" calcext:value-type="float">
            <text:p>0.1329017885</text:p>
          </table:table-cell>
          <table:table-cell table:formula="of:=CONFIDENCE([.$G$1];[.F36];10)" office:value-type="float" office:value="0.114810423275827" calcext:value-type="float">
            <text:p>0.1148104233</text:p>
          </table:table-cell>
        </table:table-row>
        <table:table-row table:style-name="ro1">
          <table:table-cell table:formula="of:=MEDIAN(['1'.A36];['2'.A36];['3'.A36];['4'.A36];['5'.A36];['6'.A36];['7'.A36];['8'.A36];['9'.A36];['10'.A36];)" office:value-type="float" office:value="54" calcext:value-type="float">
            <text:p>54</text:p>
          </table:table-cell>
          <table:table-cell table:formula="of:=MEDIAN(['1'.B36];['2'.B36];['3'.B36];['4'.B36];['5'.B36];['6'.B36];['7'.B36];['8'.B36];['9'.B36];['10'.B36];)" office:value-type="float" office:value="0.457048416138" calcext:value-type="float">
            <text:p>0.4570484161</text:p>
          </table:table-cell>
          <table:table-cell table:formula="of:=MEDIAN(['1'.C36];['2'.C36];['3'.C36];['4'.C36];['5'.C36];['6'.C36];['7'.C36];['8'.C36];['9'.C36];['10'.C36];)" office:value-type="float" office:value="0.447988510132" calcext:value-type="float">
            <text:p>0.4479885101</text:p>
          </table:table-cell>
          <table:table-cell table:formula="of:=COM.MICROSOFT.STDEV.P(['1'.A36];['2'.A36];['3'.A36];['4'.A36];['5'.A36];['6'.A36];['7'.A36];['8'.A36];['9'.A36];['10'.A36];)" office:value-type="float" office:value="16.7079928415531" calcext:value-type="float">
            <text:p>16.7079928416</text:p>
          </table:table-cell>
          <table:table-cell table:formula="of:=COM.MICROSOFT.STDEV.P(['1'.B36];['2'.B36];['3'.B36];['4'.B36];['5'.B36];['6'.B36];['7'.B36];['8'.B36];['9'.B36];['10'.B36];)" office:value-type="float" office:value="0.18078993503153" calcext:value-type="float">
            <text:p>0.180789935</text:p>
          </table:table-cell>
          <table:table-cell table:formula="of:=COM.MICROSOFT.STDEV.P(['1'.C36];['2'.C36];['3'.C36];['4'.C36];['5'.C36];['6'.C36];['7'.C36];['8'.C36];['9'.C36];['10'.C36];)" office:value-type="float" office:value="0.399942552417174" calcext:value-type="float">
            <text:p>0.3999425524</text:p>
          </table:table-cell>
          <table:table-cell table:formula="of:=CONFIDENCE([.$G$1];[.D37];10)" office:value-type="float" office:value="10.3555309629748" calcext:value-type="float">
            <text:p>10.355530963</text:p>
          </table:table-cell>
          <table:table-cell table:formula="of:=CONFIDENCE([.$G$1];[.E37];10)" office:value-type="float" office:value="0.112052703623207" calcext:value-type="float">
            <text:p>0.1120527036</text:p>
          </table:table-cell>
          <table:table-cell table:formula="of:=CONFIDENCE([.$G$1];[.F37];10)" office:value-type="float" office:value="0.247882407195371" calcext:value-type="float">
            <text:p>0.2478824072</text:p>
          </table:table-cell>
        </table:table-row>
        <table:table-row table:style-name="ro1">
          <table:table-cell table:formula="of:=MEDIAN(['1'.A37];['2'.A37];['3'.A37];['4'.A37];['5'.A37];['6'.A37];['7'.A37];['8'.A37];['9'.A37];['10'.A37];)" office:value-type="float" office:value="55" calcext:value-type="float">
            <text:p>55</text:p>
          </table:table-cell>
          <table:table-cell table:formula="of:=MEDIAN(['1'.B37];['2'.B37];['3'.B37];['4'.B37];['5'.B37];['6'.B37];['7'.B37];['8'.B37];['9'.B37];['10'.B37];)" office:value-type="float" office:value="0.452995300293" calcext:value-type="float">
            <text:p>0.4529953003</text:p>
          </table:table-cell>
          <table:table-cell table:formula="of:=MEDIAN(['1'.C37];['2'.C37];['3'.C37];['4'.C37];['5'.C37];['6'.C37];['7'.C37];['8'.C37];['9'.C37];['10'.C37];)" office:value-type="float" office:value="0.449895858765" calcext:value-type="float">
            <text:p>0.4498958588</text:p>
          </table:table-cell>
          <table:table-cell table:formula="of:=COM.MICROSOFT.STDEV.P(['1'.A37];['2'.A37];['3'.A37];['4'.A37];['5'.A37];['6'.A37];['7'.A37];['8'.A37];['9'.A37];['10'.A37];)" office:value-type="float" office:value="16.3100131491553" calcext:value-type="float">
            <text:p>16.3100131492</text:p>
          </table:table-cell>
          <table:table-cell table:formula="of:=COM.MICROSOFT.STDEV.P(['1'.B37];['2'.B37];['3'.B37];['4'.B37];['5'.B37];['6'.B37];['7'.B37];['8'.B37];['9'.B37];['10'.B37];)" office:value-type="float" office:value="0.200028752652433" calcext:value-type="float">
            <text:p>0.2000287527</text:p>
          </table:table-cell>
          <table:table-cell table:formula="of:=COM.MICROSOFT.STDEV.P(['1'.C37];['2'.C37];['3'.C37];['4'.C37];['5'.C37];['6'.C37];['7'.C37];['8'.C37];['9'.C37];['10'.C37];)" office:value-type="float" office:value="0.182031707364864" calcext:value-type="float">
            <text:p>0.1820317074</text:p>
          </table:table-cell>
          <table:table-cell table:formula="of:=CONFIDENCE([.$G$1];[.D38];10)" office:value-type="float" office:value="10.1088651266686" calcext:value-type="float">
            <text:p>10.1088651267</text:p>
          </table:table-cell>
          <table:table-cell table:formula="of:=CONFIDENCE([.$G$1];[.E38];10)" office:value-type="float" office:value="0.123976827212056" calcext:value-type="float">
            <text:p>0.1239768272</text:p>
          </table:table-cell>
          <table:table-cell table:formula="of:=CONFIDENCE([.$G$1];[.F38];10)" office:value-type="float" office:value="0.11282234794666" calcext:value-type="float">
            <text:p>0.1128223479</text:p>
          </table:table-cell>
        </table:table-row>
        <table:table-row table:style-name="ro1">
          <table:table-cell table:formula="of:=MEDIAN(['1'.A38];['2'.A38];['3'.A38];['4'.A38];['5'.A38];['6'.A38];['7'.A38];['8'.A38];['9'.A38];['10'.A38];)" office:value-type="float" office:value="50" calcext:value-type="float">
            <text:p>50</text:p>
          </table:table-cell>
          <table:table-cell table:formula="of:=MEDIAN(['1'.B38];['2'.B38];['3'.B38];['4'.B38];['5'.B38];['6'.B38];['7'.B38];['8'.B38];['9'.B38];['10'.B38];)" office:value-type="float" office:value="0.452041625977" calcext:value-type="float">
            <text:p>0.452041626</text:p>
          </table:table-cell>
          <table:table-cell table:formula="of:=MEDIAN(['1'.C38];['2'.C38];['3'.C38];['4'.C38];['5'.C38];['6'.C38];['7'.C38];['8'.C38];['9'.C38];['10'.C38];)" office:value-type="float" office:value="0.459909439087" calcext:value-type="float">
            <text:p>0.4599094391</text:p>
          </table:table-cell>
          <table:table-cell table:formula="of:=COM.MICROSOFT.STDEV.P(['1'.A38];['2'.A38];['3'.A38];['4'.A38];['5'.A38];['6'.A38];['7'.A38];['8'.A38];['9'.A38];['10'.A38];)" office:value-type="float" office:value="36.8940856197712" calcext:value-type="float">
            <text:p>36.8940856198</text:p>
          </table:table-cell>
          <table:table-cell table:formula="of:=COM.MICROSOFT.STDEV.P(['1'.B38];['2'.B38];['3'.B38];['4'.B38];['5'.B38];['6'.B38];['7'.B38];['8'.B38];['9'.B38];['10'.B38];)" office:value-type="float" office:value="0.193740399582031" calcext:value-type="float">
            <text:p>0.1937403996</text:p>
          </table:table-cell>
          <table:table-cell table:formula="of:=COM.MICROSOFT.STDEV.P(['1'.C38];['2'.C38];['3'.C38];['4'.C38];['5'.C38];['6'.C38];['7'.C38];['8'.C38];['9'.C38];['10'.C38];)" office:value-type="float" office:value="0.197379125957452" calcext:value-type="float">
            <text:p>0.197379126</text:p>
          </table:table-cell>
          <table:table-cell table:formula="of:=CONFIDENCE([.$G$1];[.D39];10)" office:value-type="float" office:value="22.8667709885533" calcext:value-type="float">
            <text:p>22.8667709886</text:p>
          </table:table-cell>
          <table:table-cell table:formula="of:=CONFIDENCE([.$G$1];[.E39];10)" office:value-type="float" office:value="0.120079337217644" calcext:value-type="float">
            <text:p>0.1200793372</text:p>
          </table:table-cell>
          <table:table-cell table:formula="of:=CONFIDENCE([.$G$1];[.F39];10)" office:value-type="float" office:value="0.122334601749045" calcext:value-type="float">
            <text:p>0.1223346017</text:p>
          </table:table-cell>
        </table:table-row>
        <table:table-row table:style-name="ro1">
          <table:table-cell table:formula="of:=MEDIAN(['1'.A39];['2'.A39];['3'.A39];['4'.A39];['5'.A39];['6'.A39];['7'.A39];['8'.A39];['9'.A39];['10'.A39];)" office:value-type="float" office:value="57" calcext:value-type="float">
            <text:p>57</text:p>
          </table:table-cell>
          <table:table-cell table:formula="of:=MEDIAN(['1'.B39];['2'.B39];['3'.B39];['4'.B39];['5'.B39];['6'.B39];['7'.B39];['8'.B39];['9'.B39];['10'.B39];)" office:value-type="float" office:value="0.49901008606" calcext:value-type="float">
            <text:p>0.4990100861</text:p>
          </table:table-cell>
          <table:table-cell table:formula="of:=MEDIAN(['1'.C39];['2'.C39];['3'.C39];['4'.C39];['5'.C39];['6'.C39];['7'.C39];['8'.C39];['9'.C39];['10'.C39];)" office:value-type="float" office:value="0.452995300293" calcext:value-type="float">
            <text:p>0.4529953003</text:p>
          </table:table-cell>
          <table:table-cell table:formula="of:=COM.MICROSOFT.STDEV.P(['1'.A39];['2'.A39];['3'.A39];['4'.A39];['5'.A39];['6'.A39];['7'.A39];['8'.A39];['9'.A39];['10'.A39];)" office:value-type="float" office:value="27.3897489420301" calcext:value-type="float">
            <text:p>27.389748942</text:p>
          </table:table-cell>
          <table:table-cell table:formula="of:=COM.MICROSOFT.STDEV.P(['1'.B39];['2'.B39];['3'.B39];['4'.B39];['5'.B39];['6'.B39];['7'.B39];['8'.B39];['9'.B39];['10'.B39];)" office:value-type="float" office:value="0.197143322753439" calcext:value-type="float">
            <text:p>0.1971433228</text:p>
          </table:table-cell>
          <table:table-cell table:formula="of:=COM.MICROSOFT.STDEV.P(['1'.C39];['2'.C39];['3'.C39];['4'.C39];['5'.C39];['6'.C39];['7'.C39];['8'.C39];['9'.C39];['10'.C39];)" office:value-type="float" office:value="0.199966188866873" calcext:value-type="float">
            <text:p>0.1999661889</text:p>
          </table:table-cell>
          <table:table-cell table:formula="of:=CONFIDENCE([.$G$1];[.D40];10)" office:value-type="float" office:value="16.9760303303394" calcext:value-type="float">
            <text:p>16.9760303303</text:p>
          </table:table-cell>
          <table:table-cell table:formula="of:=CONFIDENCE([.$G$1];[.E40];10)" office:value-type="float" office:value="0.122188452094596" calcext:value-type="float">
            <text:p>0.1221884521</text:p>
          </table:table-cell>
          <table:table-cell table:formula="of:=CONFIDENCE([.$G$1];[.F40];10)" office:value-type="float" office:value="0.123938050488564" calcext:value-type="float">
            <text:p>0.1239380505</text:p>
          </table:table-cell>
        </table:table-row>
        <table:table-row table:style-name="ro1">
          <table:table-cell table:formula="of:=MEDIAN(['1'.A40];['2'.A40];['3'.A40];['4'.A40];['5'.A40];['6'.A40];['7'.A40];['8'.A40];['9'.A40];['10'.A40];)" office:value-type="float" office:value="50" calcext:value-type="float">
            <text:p>50</text:p>
          </table:table-cell>
          <table:table-cell table:formula="of:=MEDIAN(['1'.B40];['2'.B40];['3'.B40];['4'.B40];['5'.B40];['6'.B40];['7'.B40];['8'.B40];['9'.B40];['10'.B40];)" office:value-type="float" office:value="0.455856323242" calcext:value-type="float">
            <text:p>0.4558563232</text:p>
          </table:table-cell>
          <table:table-cell table:formula="of:=MEDIAN(['1'.C40];['2'.C40];['3'.C40];['4'.C40];['5'.C40];['6'.C40];['7'.C40];['8'.C40];['9'.C40];['10'.C40];)" office:value-type="float" office:value="0.488996505737" calcext:value-type="float">
            <text:p>0.4889965057</text:p>
          </table:table-cell>
          <table:table-cell table:formula="of:=COM.MICROSOFT.STDEV.P(['1'.A40];['2'.A40];['3'.A40];['4'.A40];['5'.A40];['6'.A40];['7'.A40];['8'.A40];['9'.A40];['10'.A40];)" office:value-type="float" office:value="16.8110550010383" calcext:value-type="float">
            <text:p>16.811055001</text:p>
          </table:table-cell>
          <table:table-cell table:formula="of:=COM.MICROSOFT.STDEV.P(['1'.B40];['2'.B40];['3'.B40];['4'.B40];['5'.B40];['6'.B40];['7'.B40];['8'.B40];['9'.B40];['10'.B40];)" office:value-type="float" office:value="0.204904252634517" calcext:value-type="float">
            <text:p>0.2049042526</text:p>
          </table:table-cell>
          <table:table-cell table:formula="of:=COM.MICROSOFT.STDEV.P(['1'.C40];['2'.C40];['3'.C40];['4'.C40];['5'.C40];['6'.C40];['7'.C40];['8'.C40];['9'.C40];['10'.C40];)" office:value-type="float" office:value="0.184203686214467" calcext:value-type="float">
            <text:p>0.1842036862</text:p>
          </table:table-cell>
          <table:table-cell table:formula="of:=CONFIDENCE([.$G$1];[.D41];10)" office:value-type="float" office:value="10.4194083774423" calcext:value-type="float">
            <text:p>10.4194083774</text:p>
          </table:table-cell>
          <table:table-cell table:formula="of:=CONFIDENCE([.$G$1];[.E41];10)" office:value-type="float" office:value="0.126998637880952" calcext:value-type="float">
            <text:p>0.1269986379</text:p>
          </table:table-cell>
          <table:table-cell table:formula="of:=CONFIDENCE([.$G$1];[.F41];10)" office:value-type="float" office:value="0.114168529647915" calcext:value-type="float">
            <text:p>0.1141685296</text:p>
          </table:table-cell>
        </table:table-row>
        <table:table-row table:style-name="ro1">
          <table:table-cell table:formula="of:=MEDIAN(['1'.A41];['2'.A41];['3'.A41];['4'.A41];['5'.A41];['6'.A41];['7'.A41];['8'.A41];['9'.A41];['10'.A41];)" office:value-type="float" office:value="53" calcext:value-type="float">
            <text:p>53</text:p>
          </table:table-cell>
          <table:table-cell table:formula="of:=MEDIAN(['1'.B41];['2'.B41];['3'.B41];['4'.B41];['5'.B41];['6'.B41];['7'.B41];['8'.B41];['9'.B41];['10'.B41];)" office:value-type="float" office:value="0.457048416138" calcext:value-type="float">
            <text:p>0.4570484161</text:p>
          </table:table-cell>
          <table:table-cell table:formula="of:=MEDIAN(['1'.C41];['2'.C41];['3'.C41];['4'.C41];['5'.C41];['6'.C41];['7'.C41];['8'.C41];['9'.C41];['10'.C41];)" office:value-type="float" office:value="0.47492980957" calcext:value-type="float">
            <text:p>0.4749298096</text:p>
          </table:table-cell>
          <table:table-cell table:formula="of:=COM.MICROSOFT.STDEV.P(['1'.A41];['2'.A41];['3'.A41];['4'.A41];['5'.A41];['6'.A41];['7'.A41];['8'.A41];['9'.A41];['10'.A41];)" office:value-type="float" office:value="16.0025824362226" calcext:value-type="float">
            <text:p>16.0025824362</text:p>
          </table:table-cell>
          <table:table-cell table:formula="of:=COM.MICROSOFT.STDEV.P(['1'.B41];['2'.B41];['3'.B41];['4'.B41];['5'.B41];['6'.B41];['7'.B41];['8'.B41];['9'.B41];['10'.B41];)" office:value-type="float" office:value="0.194768381448311" calcext:value-type="float">
            <text:p>0.1947683814</text:p>
          </table:table-cell>
          <table:table-cell table:formula="of:=COM.MICROSOFT.STDEV.P(['1'.C41];['2'.C41];['3'.C41];['4'.C41];['5'.C41];['6'.C41];['7'.C41];['8'.C41];['9'.C41];['10'.C41];)" office:value-type="float" office:value="0.185053797702888" calcext:value-type="float">
            <text:p>0.1850537977</text:p>
          </table:table-cell>
          <table:table-cell table:formula="of:=CONFIDENCE([.$G$1];[.D42];10)" office:value-type="float" office:value="9.91832109801498" calcext:value-type="float">
            <text:p>9.918321098</text:p>
          </table:table-cell>
          <table:table-cell table:formula="of:=CONFIDENCE([.$G$1];[.E42];10)" office:value-type="float" office:value="0.120716475271663" calcext:value-type="float">
            <text:p>0.1207164753</text:p>
          </table:table-cell>
          <table:table-cell table:formula="of:=CONFIDENCE([.$G$1];[.F42];10)" office:value-type="float" office:value="0.114695424525343" calcext:value-type="float">
            <text:p>0.1146954245</text:p>
          </table:table-cell>
        </table:table-row>
        <table:table-row table:style-name="ro1">
          <table:table-cell table:formula="of:=MEDIAN(['1'.A42];['2'.A42];['3'.A42];['4'.A42];['5'.A42];['6'.A42];['7'.A42];['8'.A42];['9'.A42];['10'.A42];)" office:value-type="float" office:value="62" calcext:value-type="float">
            <text:p>62</text:p>
          </table:table-cell>
          <table:table-cell table:formula="of:=MEDIAN(['1'.B42];['2'.B42];['3'.B42];['4'.B42];['5'.B42];['6'.B42];['7'.B42];['8'.B42];['9'.B42];['10'.B42];)" office:value-type="float" office:value="0.591993331909" calcext:value-type="float">
            <text:p>0.5919933319</text:p>
          </table:table-cell>
          <table:table-cell table:formula="of:=MEDIAN(['1'.C42];['2'.C42];['3'.C42];['4'.C42];['5'.C42];['6'.C42];['7'.C42];['8'.C42];['9'.C42];['10'.C42];)" office:value-type="float" office:value="0.609874725342" calcext:value-type="float">
            <text:p>0.6098747253</text:p>
          </table:table-cell>
          <table:table-cell table:formula="of:=COM.MICROSOFT.STDEV.P(['1'.A42];['2'.A42];['3'.A42];['4'.A42];['5'.A42];['6'.A42];['7'.A42];['8'.A42];['9'.A42];['10'.A42];)" office:value-type="float" office:value="19.7358590446782" calcext:value-type="float">
            <text:p>19.7358590447</text:p>
          </table:table-cell>
          <table:table-cell table:formula="of:=COM.MICROSOFT.STDEV.P(['1'.B42];['2'.B42];['3'.B42];['4'.B42];['5'.B42];['6'.B42];['7'.B42];['8'.B42];['9'.B42];['10'.B42];)" office:value-type="float" office:value="0.207666528818434" calcext:value-type="float">
            <text:p>0.2076665288</text:p>
          </table:table-cell>
          <table:table-cell table:formula="of:=COM.MICROSOFT.STDEV.P(['1'.C42];['2'.C42];['3'.C42];['4'.C42];['5'.C42];['6'.C42];['7'.C42];['8'.C42];['9'.C42];['10'.C42];)" office:value-type="float" office:value="0.203562485284526" calcext:value-type="float">
            <text:p>0.2035624853</text:p>
          </table:table-cell>
          <table:table-cell table:formula="of:=CONFIDENCE([.$G$1];[.D43];10)" office:value-type="float" office:value="12.2321873941546" calcext:value-type="float">
            <text:p>12.2321873942</text:p>
          </table:table-cell>
          <table:table-cell table:formula="of:=CONFIDENCE([.$G$1];[.E43];10)" office:value-type="float" office:value="0.128710682937598" calcext:value-type="float">
            <text:p>0.1287106829</text:p>
          </table:table-cell>
          <table:table-cell table:formula="of:=CONFIDENCE([.$G$1];[.F43];10)" office:value-type="float" office:value="0.126167017142919" calcext:value-type="float">
            <text:p>0.1261670171</text:p>
          </table:table-cell>
        </table:table-row>
        <table:table-row table:style-name="ro1">
          <table:table-cell table:formula="of:=MEDIAN(['1'.A43];['2'.A43];['3'.A43];['4'.A43];['5'.A43];['6'.A43];['7'.A43];['8'.A43];['9'.A43];['10'.A43];)" office:value-type="float" office:value="56" calcext:value-type="float">
            <text:p>56</text:p>
          </table:table-cell>
          <table:table-cell table:formula="of:=MEDIAN(['1'.B43];['2'.B43];['3'.B43];['4'.B43];['5'.B43];['6'.B43];['7'.B43];['8'.B43];['9'.B43];['10'.B43];)" office:value-type="float" office:value="0.492095947266" calcext:value-type="float">
            <text:p>0.4920959473</text:p>
          </table:table-cell>
          <table:table-cell table:formula="of:=MEDIAN(['1'.C43];['2'.C43];['3'.C43];['4'.C43];['5'.C43];['6'.C43];['7'.C43];['8'.C43];['9'.C43];['10'.C43];)" office:value-type="float" office:value="0.463008880615" calcext:value-type="float">
            <text:p>0.4630088806</text:p>
          </table:table-cell>
          <table:table-cell table:formula="of:=COM.MICROSOFT.STDEV.P(['1'.A43];['2'.A43];['3'.A43];['4'.A43];['5'.A43];['6'.A43];['7'.A43];['8'.A43];['9'.A43];['10'.A43];)" office:value-type="float" office:value="24.7426422822511" calcext:value-type="float">
            <text:p>24.7426422823</text:p>
          </table:table-cell>
          <table:table-cell table:formula="of:=COM.MICROSOFT.STDEV.P(['1'.B43];['2'.B43];['3'.B43];['4'.B43];['5'.B43];['6'.B43];['7'.B43];['8'.B43];['9'.B43];['10'.B43];)" office:value-type="float" office:value="0.219058239631653" calcext:value-type="float">
            <text:p>0.2190582396</text:p>
          </table:table-cell>
          <table:table-cell table:formula="of:=COM.MICROSOFT.STDEV.P(['1'.C43];['2'.C43];['3'.C43];['4'.C43];['5'.C43];['6'.C43];['7'.C43];['8'.C43];['9'.C43];['10'.C43];)" office:value-type="float" office:value="0.175375530844307" calcext:value-type="float">
            <text:p>0.1753755308</text:p>
          </table:table-cell>
          <table:table-cell table:formula="of:=CONFIDENCE([.$G$1];[.D44];10)" office:value-type="float" office:value="15.335366772628" calcext:value-type="float">
            <text:p>15.3353667726</text:p>
          </table:table-cell>
          <table:table-cell table:formula="of:=CONFIDENCE([.$G$1];[.E44];10)" office:value-type="float" office:value="0.135771208709081" calcext:value-type="float">
            <text:p>0.1357712087</text:p>
          </table:table-cell>
          <table:table-cell table:formula="of:=CONFIDENCE([.$G$1];[.F44];10)" office:value-type="float" office:value="0.108696882805077" calcext:value-type="float">
            <text:p>0.1086968828</text:p>
          </table:table-cell>
        </table:table-row>
        <table:table-row table:style-name="ro1">
          <table:table-cell table:formula="of:=MEDIAN(['1'.A44];['2'.A44];['3'.A44];['4'.A44];['5'.A44];['6'.A44];['7'.A44];['8'.A44];['9'.A44];['10'.A44];)" office:value-type="float" office:value="54" calcext:value-type="float">
            <text:p>54</text:p>
          </table:table-cell>
          <table:table-cell table:formula="of:=MEDIAN(['1'.B44];['2'.B44];['3'.B44];['4'.B44];['5'.B44];['6'.B44];['7'.B44];['8'.B44];['9'.B44];['10'.B44];)" office:value-type="float" office:value="0.464916229248" calcext:value-type="float">
            <text:p>0.4649162292</text:p>
          </table:table-cell>
          <table:table-cell table:formula="of:=MEDIAN(['1'.C44];['2'.C44];['3'.C44];['4'.C44];['5'.C44];['6'.C44];['7'.C44];['8'.C44];['9'.C44];['10'.C44];)" office:value-type="float" office:value="0.463008880615" calcext:value-type="float">
            <text:p>0.4630088806</text:p>
          </table:table-cell>
          <table:table-cell table:formula="of:=COM.MICROSOFT.STDEV.P(['1'.A44];['2'.A44];['3'.A44];['4'.A44];['5'.A44];['6'.A44];['7'.A44];['8'.A44];['9'.A44];['10'.A44];)" office:value-type="float" office:value="16.1531922490482" calcext:value-type="float">
            <text:p>16.153192249</text:p>
          </table:table-cell>
          <table:table-cell table:formula="of:=COM.MICROSOFT.STDEV.P(['1'.B44];['2'.B44];['3'.B44];['4'.B44];['5'.B44];['6'.B44];['7'.B44];['8'.B44];['9'.B44];['10'.B44];)" office:value-type="float" office:value="0.226490697633611" calcext:value-type="float">
            <text:p>0.2264906976</text:p>
          </table:table-cell>
          <table:table-cell table:formula="of:=COM.MICROSOFT.STDEV.P(['1'.C44];['2'.C44];['3'.C44];['4'.C44];['5'.C44];['6'.C44];['7'.C44];['8'.C44];['9'.C44];['10'.C44];)" office:value-type="float" office:value="0.188127321016066" calcext:value-type="float">
            <text:p>0.188127321</text:p>
          </table:table-cell>
          <table:table-cell table:formula="of:=CONFIDENCE([.$G$1];[.D45];10)" office:value-type="float" office:value="10.0116683118206" calcext:value-type="float">
            <text:p>10.0116683118</text:p>
          </table:table-cell>
          <table:table-cell table:formula="of:=CONFIDENCE([.$G$1];[.E45];10)" office:value-type="float" office:value="0.140377809256507" calcext:value-type="float">
            <text:p>0.1403778093</text:p>
          </table:table-cell>
          <table:table-cell table:formula="of:=CONFIDENCE([.$G$1];[.F45];10)" office:value-type="float" office:value="0.116600379006523" calcext:value-type="float">
            <text:p>0.116600379</text:p>
          </table:table-cell>
        </table:table-row>
        <table:table-row table:style-name="ro1">
          <table:table-cell table:formula="of:=MEDIAN(['1'.A45];['2'.A45];['3'.A45];['4'.A45];['5'.A45];['6'.A45];['7'.A45];['8'.A45];['9'.A45];['10'.A45];)" office:value-type="float" office:value="53" calcext:value-type="float">
            <text:p>53</text:p>
          </table:table-cell>
          <table:table-cell table:formula="of:=MEDIAN(['1'.B45];['2'.B45];['3'.B45];['4'.B45];['5'.B45];['6'.B45];['7'.B45];['8'.B45];['9'.B45];['10'.B45];)" office:value-type="float" office:value="0.582933425903" calcext:value-type="float">
            <text:p>0.5829334259</text:p>
          </table:table-cell>
          <table:table-cell table:formula="of:=MEDIAN(['1'.C45];['2'.C45];['3'.C45];['4'.C45];['5'.C45];['6'.C45];['7'.C45];['8'.C45];['9'.C45];['10'.C45];)" office:value-type="float" office:value="0.497102737427" calcext:value-type="float">
            <text:p>0.4971027374</text:p>
          </table:table-cell>
          <table:table-cell table:formula="of:=COM.MICROSOFT.STDEV.P(['1'.A45];['2'.A45];['3'.A45];['4'.A45];['5'.A45];['6'.A45];['7'.A45];['8'.A45];['9'.A45];['10'.A45];)" office:value-type="float" office:value="68.9155669780118" calcext:value-type="float">
            <text:p>68.915566978</text:p>
          </table:table-cell>
          <table:table-cell table:formula="of:=COM.MICROSOFT.STDEV.P(['1'.B45];['2'.B45];['3'.B45];['4'.B45];['5'.B45];['6'.B45];['7'.B45];['8'.B45];['9'.B45];['10'.B45];)" office:value-type="float" office:value="0.2057198925036" calcext:value-type="float">
            <text:p>0.2057198925</text:p>
          </table:table-cell>
          <table:table-cell table:formula="of:=COM.MICROSOFT.STDEV.P(['1'.C45];['2'.C45];['3'.C45];['4'.C45];['5'.C45];['6'.C45];['7'.C45];['8'.C45];['9'.C45];['10'.C45];)" office:value-type="float" office:value="0.192262557469901" calcext:value-type="float">
            <text:p>0.1922625575</text:p>
          </table:table-cell>
          <table:table-cell table:formula="of:=CONFIDENCE([.$G$1];[.D46];10)" office:value-type="float" office:value="42.713526061424" calcext:value-type="float">
            <text:p>42.7135260614</text:p>
          </table:table-cell>
          <table:table-cell table:formula="of:=CONFIDENCE([.$G$1];[.E46];10)" office:value-type="float" office:value="0.12750416741996" calcext:value-type="float">
            <text:p>0.1275041674</text:p>
          </table:table-cell>
          <table:table-cell table:formula="of:=CONFIDENCE([.$G$1];[.F46];10)" office:value-type="float" office:value="0.119163378018015" calcext:value-type="float">
            <text:p>0.119163378</text:p>
          </table:table-cell>
        </table:table-row>
        <table:table-row table:style-name="ro1">
          <table:table-cell table:formula="of:=MEDIAN(['1'.A46];['2'.A46];['3'.A46];['4'.A46];['5'.A46];['6'.A46];['7'.A46];['8'.A46];['9'.A46];['10'.A46];)" office:value-type="float" office:value="53" calcext:value-type="float">
            <text:p>53</text:p>
          </table:table-cell>
          <table:table-cell table:formula="of:=MEDIAN(['1'.B46];['2'.B46];['3'.B46];['4'.B46];['5'.B46];['6'.B46];['7'.B46];['8'.B46];['9'.B46];['10'.B46];)" office:value-type="float" office:value="0.502109527588" calcext:value-type="float">
            <text:p>0.5021095276</text:p>
          </table:table-cell>
          <table:table-cell table:formula="of:=MEDIAN(['1'.C46];['2'.C46];['3'.C46];['4'.C46];['5'.C46];['6'.C46];['7'.C46];['8'.C46];['9'.C46];['10'.C46];)" office:value-type="float" office:value="0.477075576782" calcext:value-type="float">
            <text:p>0.4770755768</text:p>
          </table:table-cell>
          <table:table-cell table:formula="of:=COM.MICROSOFT.STDEV.P(['1'.A46];['2'.A46];['3'.A46];['4'.A46];['5'.A46];['6'.A46];['7'.A46];['8'.A46];['9'.A46];['10'.A46];)" office:value-type="float" office:value="18.3838772338362" calcext:value-type="float">
            <text:p>18.3838772338</text:p>
          </table:table-cell>
          <table:table-cell table:formula="of:=COM.MICROSOFT.STDEV.P(['1'.B46];['2'.B46];['3'.B46];['4'.B46];['5'.B46];['6'.B46];['7'.B46];['8'.B46];['9'.B46];['10'.B46];)" office:value-type="float" office:value="0.198383165187105" calcext:value-type="float">
            <text:p>0.1983831652</text:p>
          </table:table-cell>
          <table:table-cell table:formula="of:=COM.MICROSOFT.STDEV.P(['1'.C46];['2'.C46];['3'.C46];['4'.C46];['5'.C46];['6'.C46];['7'.C46];['8'.C46];['9'.C46];['10'.C46];)" office:value-type="float" office:value="0.183919914212903" calcext:value-type="float">
            <text:p>0.1839199142</text:p>
          </table:table-cell>
          <table:table-cell table:formula="of:=CONFIDENCE([.$G$1];[.D47];10)" office:value-type="float" office:value="11.3942357840286" calcext:value-type="float">
            <text:p>11.394235784</text:p>
          </table:table-cell>
          <table:table-cell table:formula="of:=CONFIDENCE([.$G$1];[.E47];10)" office:value-type="float" office:value="0.122956900275823" calcext:value-type="float">
            <text:p>0.1229569003</text:p>
          </table:table-cell>
          <table:table-cell table:formula="of:=CONFIDENCE([.$G$1];[.F47];10)" office:value-type="float" office:value="0.113992649171038" calcext:value-type="float">
            <text:p>0.1139926492</text:p>
          </table:table-cell>
        </table:table-row>
        <table:table-row table:style-name="ro1">
          <table:table-cell table:formula="of:=MEDIAN(['1'.A47];['2'.A47];['3'.A47];['4'.A47];['5'.A47];['6'.A47];['7'.A47];['8'.A47];['9'.A47];['10'.A47];)" office:value-type="float" office:value="59" calcext:value-type="float">
            <text:p>59</text:p>
          </table:table-cell>
          <table:table-cell table:formula="of:=MEDIAN(['1'.B47];['2'.B47];['3'.B47];['4'.B47];['5'.B47];['6'.B47];['7'.B47];['8'.B47];['9'.B47];['10'.B47];)" office:value-type="float" office:value="0.469923019409" calcext:value-type="float">
            <text:p>0.4699230194</text:p>
          </table:table-cell>
          <table:table-cell table:formula="of:=MEDIAN(['1'.C47];['2'.C47];['3'.C47];['4'.C47];['5'.C47];['6'.C47];['7'.C47];['8'.C47];['9'.C47];['10'.C47];)" office:value-type="float" office:value="0.468015670776" calcext:value-type="float">
            <text:p>0.4680156708</text:p>
          </table:table-cell>
          <table:table-cell table:formula="of:=COM.MICROSOFT.STDEV.P(['1'.A47];['2'.A47];['3'.A47];['4'.A47];['5'.A47];['6'.A47];['7'.A47];['8'.A47];['9'.A47];['10'.A47];)" office:value-type="float" office:value="76.0603283829291" calcext:value-type="float">
            <text:p>76.0603283829</text:p>
          </table:table-cell>
          <table:table-cell table:formula="of:=COM.MICROSOFT.STDEV.P(['1'.B47];['2'.B47];['3'.B47];['4'.B47];['5'.B47];['6'.B47];['7'.B47];['8'.B47];['9'.B47];['10'.B47];)" office:value-type="float" office:value="0.178594294080245" calcext:value-type="float">
            <text:p>0.1785942941</text:p>
          </table:table-cell>
          <table:table-cell table:formula="of:=COM.MICROSOFT.STDEV.P(['1'.C47];['2'.C47];['3'.C47];['4'.C47];['5'.C47];['6'.C47];['7'.C47];['8'.C47];['9'.C47];['10'.C47];)" office:value-type="float" office:value="0.181881005966701" calcext:value-type="float">
            <text:p>0.181881006</text:p>
          </table:table-cell>
          <table:table-cell table:formula="of:=CONFIDENCE([.$G$1];[.D48];10)" office:value-type="float" office:value="47.1418136871931" calcext:value-type="float">
            <text:p>47.1418136872</text:p>
          </table:table-cell>
          <table:table-cell table:formula="of:=CONFIDENCE([.$G$1];[.E48];10)" office:value-type="float" office:value="0.110691856268876" calcext:value-type="float">
            <text:p>0.1106918563</text:p>
          </table:table-cell>
          <table:table-cell table:formula="of:=CONFIDENCE([.$G$1];[.F48];10)" office:value-type="float" office:value="0.112728943968718" calcext:value-type="float">
            <text:p>0.112728944</text:p>
          </table:table-cell>
        </table:table-row>
        <table:table-row table:style-name="ro1">
          <table:table-cell table:formula="of:=MEDIAN(['1'.A48];['2'.A48];['3'.A48];['4'.A48];['5'.A48];['6'.A48];['7'.A48];['8'.A48];['9'.A48];['10'.A48];)" office:value-type="float" office:value="52" calcext:value-type="float">
            <text:p>52</text:p>
          </table:table-cell>
          <table:table-cell table:formula="of:=MEDIAN(['1'.B48];['2'.B48];['3'.B48];['4'.B48];['5'.B48];['6'.B48];['7'.B48];['8'.B48];['9'.B48];['10'.B48];)" office:value-type="float" office:value="0.504016876221" calcext:value-type="float">
            <text:p>0.5040168762</text:p>
          </table:table-cell>
          <table:table-cell table:formula="of:=MEDIAN(['1'.C48];['2'.C48];['3'.C48];['4'.C48];['5'.C48];['6'.C48];['7'.C48];['8'.C48];['9'.C48];['10'.C48];)" office:value-type="float" office:value="0.486850738525" calcext:value-type="float">
            <text:p>0.4868507385</text:p>
          </table:table-cell>
          <table:table-cell table:formula="of:=COM.MICROSOFT.STDEV.P(['1'.A48];['2'.A48];['3'.A48];['4'.A48];['5'.A48];['6'.A48];['7'.A48];['8'.A48];['9'.A48];['10'.A48];)" office:value-type="float" office:value="22.2197886638119" calcext:value-type="float">
            <text:p>22.2197886638</text:p>
          </table:table-cell>
          <table:table-cell table:formula="of:=COM.MICROSOFT.STDEV.P(['1'.B48];['2'.B48];['3'.B48];['4'.B48];['5'.B48];['6'.B48];['7'.B48];['8'.B48];['9'.B48];['10'.B48];)" office:value-type="float" office:value="0.18684725699469" calcext:value-type="float">
            <text:p>0.186847257</text:p>
          </table:table-cell>
          <table:table-cell table:formula="of:=COM.MICROSOFT.STDEV.P(['1'.C48];['2'.C48];['3'.C48];['4'.C48];['5'.C48];['6'.C48];['7'.C48];['8'.C48];['9'.C48];['10'.C48];)" office:value-type="float" office:value="0.1858525296828" calcext:value-type="float">
            <text:p>0.1858525297</text:p>
          </table:table-cell>
          <table:table-cell table:formula="of:=CONFIDENCE([.$G$1];[.D49];10)" office:value-type="float" office:value="13.7717146326878" calcext:value-type="float">
            <text:p>13.7717146327</text:p>
          </table:table-cell>
          <table:table-cell table:formula="of:=CONFIDENCE([.$G$1];[.E49];10)" office:value-type="float" office:value="0.115807001685043" calcext:value-type="float">
            <text:p>0.1158070017</text:p>
          </table:table-cell>
          <table:table-cell table:formula="of:=CONFIDENCE([.$G$1];[.F49];10)" office:value-type="float" office:value="0.115190474638636" calcext:value-type="float">
            <text:p>0.1151904746</text:p>
          </table:table-cell>
        </table:table-row>
        <table:table-row table:style-name="ro1">
          <table:table-cell table:formula="of:=MEDIAN(['1'.A49];['2'.A49];['3'.A49];['4'.A49];['5'.A49];['6'.A49];['7'.A49];['8'.A49];['9'.A49];['10'.A49];)" office:value-type="float" office:value="53" calcext:value-type="float">
            <text:p>53</text:p>
          </table:table-cell>
          <table:table-cell table:formula="of:=MEDIAN(['1'.B49];['2'.B49];['3'.B49];['4'.B49];['5'.B49];['6'.B49];['7'.B49];['8'.B49];['9'.B49];['10'.B49];)" office:value-type="float" office:value="0.476837158203" calcext:value-type="float">
            <text:p>0.4768371582</text:p>
          </table:table-cell>
          <table:table-cell table:formula="of:=MEDIAN(['1'.C49];['2'.C49];['3'.C49];['4'.C49];['5'.C49];['6'.C49];['7'.C49];['8'.C49];['9'.C49];['10'.C49];)" office:value-type="float" office:value="0.486850738525" calcext:value-type="float">
            <text:p>0.4868507385</text:p>
          </table:table-cell>
          <table:table-cell table:formula="of:=COM.MICROSOFT.STDEV.P(['1'.A49];['2'.A49];['3'.A49];['4'.A49];['5'.A49];['6'.A49];['7'.A49];['8'.A49];['9'.A49];['10'.A49];)" office:value-type="float" office:value="19.8286044319566" calcext:value-type="float">
            <text:p>19.828604432</text:p>
          </table:table-cell>
          <table:table-cell table:formula="of:=COM.MICROSOFT.STDEV.P(['1'.B49];['2'.B49];['3'.B49];['4'.B49];['5'.B49];['6'.B49];['7'.B49];['8'.B49];['9'.B49];['10'.B49];)" office:value-type="float" office:value="0.190041361063898" calcext:value-type="float">
            <text:p>0.1900413611</text:p>
          </table:table-cell>
          <table:table-cell table:formula="of:=COM.MICROSOFT.STDEV.P(['1'.C49];['2'.C49];['3'.C49];['4'.C49];['5'.C49];['6'.C49];['7'.C49];['8'.C49];['9'.C49];['10'.C49];)" office:value-type="float" office:value="0.178199534851318" calcext:value-type="float">
            <text:p>0.1781995349</text:p>
          </table:table-cell>
          <table:table-cell table:formula="of:=CONFIDENCE([.$G$1];[.D50];10)" office:value-type="float" office:value="12.2896705244589" calcext:value-type="float">
            <text:p>12.2896705245</text:p>
          </table:table-cell>
          <table:table-cell table:formula="of:=CONFIDENCE([.$G$1];[.E50];10)" office:value-type="float" office:value="0.117786691519802" calcext:value-type="float">
            <text:p>0.1177866915</text:p>
          </table:table-cell>
          <table:table-cell table:formula="of:=CONFIDENCE([.$G$1];[.F50];10)" office:value-type="float" office:value="0.11044718645983" calcext:value-type="float">
            <text:p>0.1104471865</text:p>
          </table:table-cell>
        </table:table-row>
        <table:table-row table:style-name="ro1">
          <table:table-cell table:formula="of:=MEDIAN(['1'.A50];['2'.A50];['3'.A50];['4'.A50];['5'.A50];['6'.A50];['7'.A50];['8'.A50];['9'.A50];['10'.A50];)" office:value-type="float" office:value="55" calcext:value-type="float">
            <text:p>55</text:p>
          </table:table-cell>
          <table:table-cell table:formula="of:=MEDIAN(['1'.B50];['2'.B50];['3'.B50];['4'.B50];['5'.B50];['6'.B50];['7'.B50];['8'.B50];['9'.B50];['10'.B50];)" office:value-type="float" office:value="0.513076782227" calcext:value-type="float">
            <text:p>0.5130767822</text:p>
          </table:table-cell>
          <table:table-cell table:formula="of:=MEDIAN(['1'.C50];['2'.C50];['3'.C50];['4'.C50];['5'.C50];['6'.C50];['7'.C50];['8'.C50];['9'.C50];['10'.C50];)" office:value-type="float" office:value="0.465869903564" calcext:value-type="float">
            <text:p>0.4658699036</text:p>
          </table:table-cell>
          <table:table-cell table:formula="of:=COM.MICROSOFT.STDEV.P(['1'.A50];['2'.A50];['3'.A50];['4'.A50];['5'.A50];['6'.A50];['7'.A50];['8'.A50];['9'.A50];['10'.A50];)" office:value-type="float" office:value="24.2946785317007" calcext:value-type="float">
            <text:p>24.2946785317</text:p>
          </table:table-cell>
          <table:table-cell table:formula="of:=COM.MICROSOFT.STDEV.P(['1'.B50];['2'.B50];['3'.B50];['4'.B50];['5'.B50];['6'.B50];['7'.B50];['8'.B50];['9'.B50];['10'.B50];)" office:value-type="float" office:value="0.19754299385613" calcext:value-type="float">
            <text:p>0.1975429939</text:p>
          </table:table-cell>
          <table:table-cell table:formula="of:=COM.MICROSOFT.STDEV.P(['1'.C50];['2'.C50];['3'.C50];['4'.C50];['5'.C50];['6'.C50];['7'.C50];['8'.C50];['9'.C50];['10'.C50];)" office:value-type="float" office:value="0.171637985051751" calcext:value-type="float">
            <text:p>0.1716379851</text:p>
          </table:table-cell>
          <table:table-cell table:formula="of:=CONFIDENCE([.$G$1];[.D51];10)" office:value-type="float" office:value="15.0577210653844" calcext:value-type="float">
            <text:p>15.0577210654</text:p>
          </table:table-cell>
          <table:table-cell table:formula="of:=CONFIDENCE([.$G$1];[.E51];10)" office:value-type="float" office:value="0.1224361662586" calcext:value-type="float">
            <text:p>0.1224361663</text:p>
          </table:table-cell>
          <table:table-cell table:formula="of:=CONFIDENCE([.$G$1];[.F51];10)" office:value-type="float" office:value="0.10638037048984" calcext:value-type="float">
            <text:p>0.1063803705</text:p>
          </table:table-cell>
        </table:table-row>
        <table:table-row table:style-name="ro1">
          <table:table-cell table:formula="of:=MEDIAN(['1'.A51];['2'.A51];['3'.A51];['4'.A51];['5'.A51];['6'.A51];['7'.A51];['8'.A51];['9'.A51];['10'.A51];)" office:value-type="float" office:value="57" calcext:value-type="float">
            <text:p>57</text:p>
          </table:table-cell>
          <table:table-cell table:formula="of:=MEDIAN(['1'.B51];['2'.B51];['3'.B51];['4'.B51];['5'.B51];['6'.B51];['7'.B51];['8'.B51];['9'.B51];['10'.B51];)" office:value-type="float" office:value="0.47492980957" calcext:value-type="float">
            <text:p>0.4749298096</text:p>
          </table:table-cell>
          <table:table-cell table:formula="of:=MEDIAN(['1'.C51];['2'.C51];['3'.C51];['4'.C51];['5'.C51];['6'.C51];['7'.C51];['8'.C51];['9'.C51];['10'.C51];)" office:value-type="float" office:value="0.46706199646" calcext:value-type="float">
            <text:p>0.4670619965</text:p>
          </table:table-cell>
          <table:table-cell table:formula="of:=COM.MICROSOFT.STDEV.P(['1'.A51];['2'.A51];['3'.A51];['4'.A51];['5'.A51];['6'.A51];['7'.A51];['8'.A51];['9'.A51];['10'.A51];)" office:value-type="float" office:value="17.4867127833376" calcext:value-type="float">
            <text:p>17.4867127833</text:p>
          </table:table-cell>
          <table:table-cell table:formula="of:=COM.MICROSOFT.STDEV.P(['1'.B51];['2'.B51];['3'.B51];['4'.B51];['5'.B51];['6'.B51];['7'.B51];['8'.B51];['9'.B51];['10'.B51];)" office:value-type="float" office:value="0.19465886056436" calcext:value-type="float">
            <text:p>0.1946588606</text:p>
          </table:table-cell>
          <table:table-cell table:formula="of:=COM.MICROSOFT.STDEV.P(['1'.C51];['2'.C51];['3'.C51];['4'.C51];['5'.C51];['6'.C51];['7'.C51];['8'.C51];['9'.C51];['10'.C51];)" office:value-type="float" office:value="0.193515478607868" calcext:value-type="float">
            <text:p>0.1935154786</text:p>
          </table:table-cell>
          <table:table-cell table:formula="of:=CONFIDENCE([.$G$1];[.D52];10)" office:value-type="float" office:value="10.8381777144493" calcext:value-type="float">
            <text:p>10.8381777144</text:p>
          </table:table-cell>
          <table:table-cell table:formula="of:=CONFIDENCE([.$G$1];[.E52];10)" office:value-type="float" office:value="0.120648594771857" calcext:value-type="float">
            <text:p>0.1206485948</text:p>
          </table:table-cell>
          <table:table-cell table:formula="of:=CONFIDENCE([.$G$1];[.F52];10)" office:value-type="float" office:value="0.119939932315196" calcext:value-type="float">
            <text:p>0.1199399323</text:p>
          </table:table-cell>
        </table:table-row>
        <table:table-row table:style-name="ro1">
          <table:table-cell table:formula="of:=MEDIAN(['1'.A52];['2'.A52];['3'.A52];['4'.A52];['5'.A52];['6'.A52];['7'.A52];['8'.A52];['9'.A52];['10'.A52];)" office:value-type="float" office:value="62" calcext:value-type="float">
            <text:p>62</text:p>
          </table:table-cell>
          <table:table-cell table:formula="of:=MEDIAN(['1'.B52];['2'.B52];['3'.B52];['4'.B52];['5'.B52];['6'.B52];['7'.B52];['8'.B52];['9'.B52];['10'.B52];)" office:value-type="float" office:value="0.473022460938" calcext:value-type="float">
            <text:p>0.4730224609</text:p>
          </table:table-cell>
          <table:table-cell table:formula="of:=MEDIAN(['1'.C52];['2'.C52];['3'.C52];['4'.C52];['5'.C52];['6'.C52];['7'.C52];['8'.C52];['9'.C52];['10'.C52];)" office:value-type="float" office:value="0.464200973511" calcext:value-type="float">
            <text:p>0.4642009735</text:p>
          </table:table-cell>
          <table:table-cell table:formula="of:=COM.MICROSOFT.STDEV.P(['1'.A52];['2'.A52];['3'.A52];['4'.A52];['5'.A52];['6'.A52];['7'.A52];['8'.A52];['9'.A52];['10'.A52];)" office:value-type="float" office:value="168.881541935795" calcext:value-type="float">
            <text:p>168.8815419358</text:p>
          </table:table-cell>
          <table:table-cell table:formula="of:=COM.MICROSOFT.STDEV.P(['1'.B52];['2'.B52];['3'.B52];['4'.B52];['5'.B52];['6'.B52];['7'.B52];['8'.B52];['9'.B52];['10'.B52];)" office:value-type="float" office:value="0.175649207444646" calcext:value-type="float">
            <text:p>0.1756492074</text:p>
          </table:table-cell>
          <table:table-cell table:formula="of:=COM.MICROSOFT.STDEV.P(['1'.C52];['2'.C52];['3'.C52];['4'.C52];['5'.C52];['6'.C52];['7'.C52];['8'.C52];['9'.C52];['10'.C52];)" office:value-type="float" office:value="0.18774549034651" calcext:value-type="float">
            <text:p>0.1877454903</text:p>
          </table:table-cell>
          <table:table-cell table:formula="of:=CONFIDENCE([.$G$1];[.D53];10)" office:value-type="float" office:value="104.67194073974" calcext:value-type="float">
            <text:p>104.6719407397</text:p>
          </table:table-cell>
          <table:table-cell table:formula="of:=CONFIDENCE([.$G$1];[.E53];10)" office:value-type="float" office:value="0.108866506202425" calcext:value-type="float">
            <text:p>0.1088665062</text:p>
          </table:table-cell>
          <table:table-cell table:formula="of:=CONFIDENCE([.$G$1];[.F53];10)" office:value-type="float" office:value="0.116363722254351" calcext:value-type="float">
            <text:p>0.1163637223</text:p>
          </table:table-cell>
        </table:table-row>
        <table:table-row table:style-name="ro1">
          <table:table-cell table:formula="of:=MEDIAN(['1'.A53];['2'.A53];['3'.A53];['4'.A53];['5'.A53];['6'.A53];['7'.A53];['8'.A53];['9'.A53];['10'.A53];)" office:value-type="float" office:value="54" calcext:value-type="float">
            <text:p>54</text:p>
          </table:table-cell>
          <table:table-cell table:formula="of:=MEDIAN(['1'.B53];['2'.B53];['3'.B53];['4'.B53];['5'.B53];['6'.B53];['7'.B53];['8'.B53];['9'.B53];['10'.B53];)" office:value-type="float" office:value="0.491142272949" calcext:value-type="float">
            <text:p>0.4911422729</text:p>
          </table:table-cell>
          <table:table-cell table:formula="of:=MEDIAN(['1'.C53];['2'.C53];['3'.C53];['4'.C53];['5'.C53];['6'.C53];['7'.C53];['8'.C53];['9'.C53];['10'.C53];)" office:value-type="float" office:value="0.480890274048" calcext:value-type="float">
            <text:p>0.480890274</text:p>
          </table:table-cell>
          <table:table-cell table:formula="of:=COM.MICROSOFT.STDEV.P(['1'.A53];['2'.A53];['3'.A53];['4'.A53];['5'.A53];['6'.A53];['7'.A53];['8'.A53];['9'.A53];['10'.A53];)" office:value-type="float" office:value="20.9927181392985" calcext:value-type="float">
            <text:p>20.9927181393</text:p>
          </table:table-cell>
          <table:table-cell table:formula="of:=COM.MICROSOFT.STDEV.P(['1'.B53];['2'.B53];['3'.B53];['4'.B53];['5'.B53];['6'.B53];['7'.B53];['8'.B53];['9'.B53];['10'.B53];)" office:value-type="float" office:value="0.236545213480148" calcext:value-type="float">
            <text:p>0.2365452135</text:p>
          </table:table-cell>
          <table:table-cell table:formula="of:=COM.MICROSOFT.STDEV.P(['1'.C53];['2'.C53];['3'.C53];['4'.C53];['5'.C53];['6'.C53];['7'.C53];['8'.C53];['9'.C53];['10'.C53];)" office:value-type="float" office:value="0.173996328133474" calcext:value-type="float">
            <text:p>0.1739963281</text:p>
          </table:table-cell>
          <table:table-cell table:formula="of:=CONFIDENCE([.$G$1];[.D54];10)" office:value-type="float" office:value="13.0111824173071" calcext:value-type="float">
            <text:p>13.0111824173</text:p>
          </table:table-cell>
          <table:table-cell table:formula="of:=CONFIDENCE([.$G$1];[.E54];10)" office:value-type="float" office:value="0.146609548230417" calcext:value-type="float">
            <text:p>0.1466095482</text:p>
          </table:table-cell>
          <table:table-cell table:formula="of:=CONFIDENCE([.$G$1];[.F54];10)" office:value-type="float" office:value="0.107842059816362" calcext:value-type="float">
            <text:p>0.1078420598</text:p>
          </table:table-cell>
        </table:table-row>
        <table:table-row table:style-name="ro1">
          <table:table-cell table:formula="of:=MEDIAN(['1'.A54];['2'.A54];['3'.A54];['4'.A54];['5'.A54];['6'.A54];['7'.A54];['8'.A54];['9'.A54];['10'.A54];)" office:value-type="float" office:value="46" calcext:value-type="float">
            <text:p>46</text:p>
          </table:table-cell>
          <table:table-cell table:formula="of:=MEDIAN(['1'.B54];['2'.B54];['3'.B54];['4'.B54];['5'.B54];['6'.B54];['7'.B54];['8'.B54];['9'.B54];['10'.B54];)" office:value-type="float" office:value="0.472068786621" calcext:value-type="float">
            <text:p>0.4720687866</text:p>
          </table:table-cell>
          <table:table-cell table:formula="of:=MEDIAN(['1'.C54];['2'.C54];['3'.C54];['4'.C54];['5'.C54];['6'.C54];['7'.C54];['8'.C54];['9'.C54];['10'.C54];)" office:value-type="float" office:value="0.480175018311" calcext:value-type="float">
            <text:p>0.4801750183</text:p>
          </table:table-cell>
          <table:table-cell table:formula="of:=COM.MICROSOFT.STDEV.P(['1'.A54];['2'.A54];['3'.A54];['4'.A54];['5'.A54];['6'.A54];['7'.A54];['8'.A54];['9'.A54];['10'.A54];)" office:value-type="float" office:value="19.434569183258" calcext:value-type="float">
            <text:p>19.4345691833</text:p>
          </table:table-cell>
          <table:table-cell table:formula="of:=COM.MICROSOFT.STDEV.P(['1'.B54];['2'.B54];['3'.B54];['4'.B54];['5'.B54];['6'.B54];['7'.B54];['8'.B54];['9'.B54];['10'.B54];)" office:value-type="float" office:value="0.166134933824193" calcext:value-type="float">
            <text:p>0.1661349338</text:p>
          </table:table-cell>
          <table:table-cell table:formula="of:=COM.MICROSOFT.STDEV.P(['1'.C54];['2'.C54];['3'.C54];['4'.C54];['5'.C54];['6'.C54];['7'.C54];['8'.C54];['9'.C54];['10'.C54];)" office:value-type="float" office:value="0.259852795153741" calcext:value-type="float">
            <text:p>0.2598527952</text:p>
          </table:table-cell>
          <table:table-cell table:formula="of:=CONFIDENCE([.$G$1];[.D55];10)" office:value-type="float" office:value="12.0454494347627" calcext:value-type="float">
            <text:p>12.0454494348</text:p>
          </table:table-cell>
          <table:table-cell table:formula="of:=CONFIDENCE([.$G$1];[.E55];10)" office:value-type="float" office:value="0.102969606676482" calcext:value-type="float">
            <text:p>0.1029696067</text:p>
          </table:table-cell>
          <table:table-cell table:formula="of:=CONFIDENCE([.$G$1];[.F55];10)" office:value-type="float" office:value="0.161055471566744" calcext:value-type="float">
            <text:p>0.1610554716</text:p>
          </table:table-cell>
        </table:table-row>
        <table:table-row table:style-name="ro1">
          <table:table-cell table:formula="of:=MEDIAN(['1'.A55];['2'.A55];['3'.A55];['4'.A55];['5'.A55];['6'.A55];['7'.A55];['8'.A55];['9'.A55];['10'.A55];)" office:value-type="float" office:value="51" calcext:value-type="float">
            <text:p>51</text:p>
          </table:table-cell>
          <table:table-cell table:formula="of:=MEDIAN(['1'.B55];['2'.B55];['3'.B55];['4'.B55];['5'.B55];['6'.B55];['7'.B55];['8'.B55];['9'.B55];['10'.B55];)" office:value-type="float" office:value="0.473022460938" calcext:value-type="float">
            <text:p>0.4730224609</text:p>
          </table:table-cell>
          <table:table-cell table:formula="of:=MEDIAN(['1'.C55];['2'.C55];['3'.C55];['4'.C55];['5'.C55];['6'.C55];['7'.C55];['8'.C55];['9'.C55];['10'.C55];)" office:value-type="float" office:value="0.47492980957" calcext:value-type="float">
            <text:p>0.4749298096</text:p>
          </table:table-cell>
          <table:table-cell table:formula="of:=COM.MICROSOFT.STDEV.P(['1'.A55];['2'.A55];['3'.A55];['4'.A55];['5'.A55];['6'.A55];['7'.A55];['8'.A55];['9'.A55];['10'.A55];)" office:value-type="float" office:value="17.071071659486" calcext:value-type="float">
            <text:p>17.0710716595</text:p>
          </table:table-cell>
          <table:table-cell table:formula="of:=COM.MICROSOFT.STDEV.P(['1'.B55];['2'.B55];['3'.B55];['4'.B55];['5'.B55];['6'.B55];['7'.B55];['8'.B55];['9'.B55];['10'.B55];)" office:value-type="float" office:value="0.183465398286686" calcext:value-type="float">
            <text:p>0.1834653983</text:p>
          </table:table-cell>
          <table:table-cell table:formula="of:=COM.MICROSOFT.STDEV.P(['1'.C55];['2'.C55];['3'.C55];['4'.C55];['5'.C55];['6'.C55];['7'.C55];['8'.C55];['9'.C55];['10'.C55];)" office:value-type="float" office:value="0.1835286698861" calcext:value-type="float">
            <text:p>0.1835286699</text:p>
          </table:table-cell>
          <table:table-cell table:formula="of:=CONFIDENCE([.$G$1];[.D56];10)" office:value-type="float" office:value="10.5805654106646" calcext:value-type="float">
            <text:p>10.5805654107</text:p>
          </table:table-cell>
          <table:table-cell table:formula="of:=CONFIDENCE([.$G$1];[.E56];10)" office:value-type="float" office:value="0.113710942457865" calcext:value-type="float">
            <text:p>0.1137109425</text:p>
          </table:table-cell>
          <table:table-cell table:formula="of:=CONFIDENCE([.$G$1];[.F56];10)" office:value-type="float" office:value="0.113750157880868" calcext:value-type="float">
            <text:p>0.1137501579</text:p>
          </table:table-cell>
        </table:table-row>
        <table:table-row table:style-name="ro1">
          <table:table-cell table:formula="of:=MEDIAN(['1'.A56];['2'.A56];['3'.A56];['4'.A56];['5'.A56];['6'.A56];['7'.A56];['8'.A56];['9'.A56];['10'.A56];)" office:value-type="float" office:value="70" calcext:value-type="float">
            <text:p>70</text:p>
          </table:table-cell>
          <table:table-cell table:formula="of:=MEDIAN(['1'.B56];['2'.B56];['3'.B56];['4'.B56];['5'.B56];['6'.B56];['7'.B56];['8'.B56];['9'.B56];['10'.B56];)" office:value-type="float" office:value="0.519990921021" calcext:value-type="float">
            <text:p>0.519990921</text:p>
          </table:table-cell>
          <table:table-cell table:formula="of:=MEDIAN(['1'.C56];['2'.C56];['3'.C56];['4'.C56];['5'.C56];['6'.C56];['7'.C56];['8'.C56];['9'.C56];['10'.C56];)" office:value-type="float" office:value="0.481128692627" calcext:value-type="float">
            <text:p>0.4811286926</text:p>
          </table:table-cell>
          <table:table-cell table:formula="of:=COM.MICROSOFT.STDEV.P(['1'.A56];['2'.A56];['3'.A56];['4'.A56];['5'.A56];['6'.A56];['7'.A56];['8'.A56];['9'.A56];['10'.A56];)" office:value-type="float" office:value="26.4965302577994" calcext:value-type="float">
            <text:p>26.4965302578</text:p>
          </table:table-cell>
          <table:table-cell table:formula="of:=COM.MICROSOFT.STDEV.P(['1'.B56];['2'.B56];['3'.B56];['4'.B56];['5'.B56];['6'.B56];['7'.B56];['8'.B56];['9'.B56];['10'.B56];)" office:value-type="float" office:value="0.18778236943156" calcext:value-type="float">
            <text:p>0.1877823694</text:p>
          </table:table-cell>
          <table:table-cell table:formula="of:=COM.MICROSOFT.STDEV.P(['1'.C56];['2'.C56];['3'.C56];['4'.C56];['5'.C56];['6'.C56];['7'.C56];['8'.C56];['9'.C56];['10'.C56];)" office:value-type="float" office:value="0.195650762271723" calcext:value-type="float">
            <text:p>0.1956507623</text:p>
          </table:table-cell>
          <table:table-cell table:formula="of:=CONFIDENCE([.$G$1];[.D57];10)" office:value-type="float" office:value="16.4224178270916" calcext:value-type="float">
            <text:p>16.4224178271</text:p>
          </table:table-cell>
          <table:table-cell table:formula="of:=CONFIDENCE([.$G$1];[.E57];10)" office:value-type="float" office:value="0.116386579728061" calcext:value-type="float">
            <text:p>0.1163865797</text:p>
          </table:table-cell>
          <table:table-cell table:formula="of:=CONFIDENCE([.$G$1];[.F57];10)" office:value-type="float" office:value="0.121263370522614" calcext:value-type="float">
            <text:p>0.1212633705</text:p>
          </table:table-cell>
        </table:table-row>
        <table:table-row table:style-name="ro1">
          <table:table-cell table:formula="of:=MEDIAN(['1'.A57];['2'.A57];['3'.A57];['4'.A57];['5'.A57];['6'.A57];['7'.A57];['8'.A57];['9'.A57];['10'.A57];)" office:value-type="float" office:value="57" calcext:value-type="float">
            <text:p>57</text:p>
          </table:table-cell>
          <table:table-cell table:formula="of:=MEDIAN(['1'.B57];['2'.B57];['3'.B57];['4'.B57];['5'.B57];['6'.B57];['7'.B57];['8'.B57];['9'.B57];['10'.B57];)" office:value-type="float" office:value="0.482082366943" calcext:value-type="float">
            <text:p>0.4820823669</text:p>
          </table:table-cell>
          <table:table-cell table:formula="of:=MEDIAN(['1'.C57];['2'.C57];['3'.C57];['4'.C57];['5'.C57];['6'.C57];['7'.C57];['8'.C57];['9'.C57];['10'.C57];)" office:value-type="float" office:value="0.473976135254" calcext:value-type="float">
            <text:p>0.4739761353</text:p>
          </table:table-cell>
          <table:table-cell table:formula="of:=COM.MICROSOFT.STDEV.P(['1'.A57];['2'.A57];['3'.A57];['4'.A57];['5'.A57];['6'.A57];['7'.A57];['8'.A57];['9'.A57];['10'.A57];)" office:value-type="float" office:value="79.3700403539341" calcext:value-type="float">
            <text:p>79.3700403539</text:p>
          </table:table-cell>
          <table:table-cell table:formula="of:=COM.MICROSOFT.STDEV.P(['1'.B57];['2'.B57];['3'.B57];['4'.B57];['5'.B57];['6'.B57];['7'.B57];['8'.B57];['9'.B57];['10'.B57];)" office:value-type="float" office:value="0.190015571515588" calcext:value-type="float">
            <text:p>0.1900155715</text:p>
          </table:table-cell>
          <table:table-cell table:formula="of:=COM.MICROSOFT.STDEV.P(['1'.C57];['2'.C57];['3'.C57];['4'.C57];['5'.C57];['6'.C57];['7'.C57];['8'.C57];['9'.C57];['10'.C57];)" office:value-type="float" office:value="0.183914327949042" calcext:value-type="float">
            <text:p>0.1839143279</text:p>
          </table:table-cell>
          <table:table-cell table:formula="of:=CONFIDENCE([.$G$1];[.D58];10)" office:value-type="float" office:value="49.1931567251809" calcext:value-type="float">
            <text:p>49.1931567252</text:p>
          </table:table-cell>
          <table:table-cell table:formula="of:=CONFIDENCE([.$G$1];[.E58];10)" office:value-type="float" office:value="0.117770707285873" calcext:value-type="float">
            <text:p>0.1177707073</text:p>
          </table:table-cell>
          <table:table-cell table:formula="of:=CONFIDENCE([.$G$1];[.F58];10)" office:value-type="float" office:value="0.113989186832448" calcext:value-type="float">
            <text:p>0.1139891868</text:p>
          </table:table-cell>
        </table:table-row>
        <table:table-row table:style-name="ro1">
          <table:table-cell table:formula="of:=MEDIAN(['1'.A58];['2'.A58];['3'.A58];['4'.A58];['5'.A58];['6'.A58];['7'.A58];['8'.A58];['9'.A58];['10'.A58];)" office:value-type="float" office:value="50" calcext:value-type="float">
            <text:p>50</text:p>
          </table:table-cell>
          <table:table-cell table:formula="of:=MEDIAN(['1'.B58];['2'.B58];['3'.B58];['4'.B58];['5'.B58];['6'.B58];['7'.B58];['8'.B58];['9'.B58];['10'.B58];)" office:value-type="float" office:value="0.517845153809" calcext:value-type="float">
            <text:p>0.5178451538</text:p>
          </table:table-cell>
          <table:table-cell table:formula="of:=MEDIAN(['1'.C58];['2'.C58];['3'.C58];['4'.C58];['5'.C58];['6'.C58];['7'.C58];['8'.C58];['9'.C58];['10'.C58];)" office:value-type="float" office:value="0.483989715576" calcext:value-type="float">
            <text:p>0.4839897156</text:p>
          </table:table-cell>
          <table:table-cell table:formula="of:=COM.MICROSOFT.STDEV.P(['1'.A58];['2'.A58];['3'.A58];['4'.A58];['5'.A58];['6'.A58];['7'.A58];['8'.A58];['9'.A58];['10'.A58];)" office:value-type="float" office:value="16.4859068287717" calcext:value-type="float">
            <text:p>16.4859068288</text:p>
          </table:table-cell>
          <table:table-cell table:formula="of:=COM.MICROSOFT.STDEV.P(['1'.B58];['2'.B58];['3'.B58];['4'.B58];['5'.B58];['6'.B58];['7'.B58];['8'.B58];['9'.B58];['10'.B58];)" office:value-type="float" office:value="0.185230461896575" calcext:value-type="float">
            <text:p>0.1852304619</text:p>
          </table:table-cell>
          <table:table-cell table:formula="of:=COM.MICROSOFT.STDEV.P(['1'.C58];['2'.C58];['3'.C58];['4'.C58];['5'.C58];['6'.C58];['7'.C58];['8'.C58];['9'.C58];['10'.C58];)" office:value-type="float" office:value="0.172414424554556" calcext:value-type="float">
            <text:p>0.1724144246</text:p>
          </table:table-cell>
          <table:table-cell table:formula="of:=CONFIDENCE([.$G$1];[.D59];10)" office:value-type="float" office:value="10.2178831555086" calcext:value-type="float">
            <text:p>10.2178831555</text:p>
          </table:table-cell>
          <table:table-cell table:formula="of:=CONFIDENCE([.$G$1];[.E59];10)" office:value-type="float" office:value="0.114804920114976" calcext:value-type="float">
            <text:p>0.1148049201</text:p>
          </table:table-cell>
          <table:table-cell table:formula="of:=CONFIDENCE([.$G$1];[.F59];10)" office:value-type="float" office:value="0.106861603836563" calcext:value-type="float">
            <text:p>0.1068616038</text:p>
          </table:table-cell>
        </table:table-row>
        <table:table-row table:style-name="ro1">
          <table:table-cell table:formula="of:=MEDIAN(['1'.A59];['2'.A59];['3'.A59];['4'.A59];['5'.A59];['6'.A59];['7'.A59];['8'.A59];['9'.A59];['10'.A59];)" office:value-type="float" office:value="56" calcext:value-type="float">
            <text:p>56</text:p>
          </table:table-cell>
          <table:table-cell table:formula="of:=MEDIAN(['1'.B59];['2'.B59];['3'.B59];['4'.B59];['5'.B59];['6'.B59];['7'.B59];['8'.B59];['9'.B59];['10'.B59];)" office:value-type="float" office:value="0.494003295898" calcext:value-type="float">
            <text:p>0.4940032959</text:p>
          </table:table-cell>
          <table:table-cell table:formula="of:=MEDIAN(['1'.C59];['2'.C59];['3'.C59];['4'.C59];['5'.C59];['6'.C59];['7'.C59];['8'.C59];['9'.C59];['10'.C59];)" office:value-type="float" office:value="0.524044036865" calcext:value-type="float">
            <text:p>0.5240440369</text:p>
          </table:table-cell>
          <table:table-cell table:formula="of:=COM.MICROSOFT.STDEV.P(['1'.A59];['2'.A59];['3'.A59];['4'.A59];['5'.A59];['6'.A59];['7'.A59];['8'.A59];['9'.A59];['10'.A59];)" office:value-type="float" office:value="26.3165724111457" calcext:value-type="float">
            <text:p>26.3165724111</text:p>
          </table:table-cell>
          <table:table-cell table:formula="of:=COM.MICROSOFT.STDEV.P(['1'.B59];['2'.B59];['3'.B59];['4'.B59];['5'.B59];['6'.B59];['7'.B59];['8'.B59];['9'.B59];['10'.B59];)" office:value-type="float" office:value="0.200078103984655" calcext:value-type="float">
            <text:p>0.200078104</text:p>
          </table:table-cell>
          <table:table-cell table:formula="of:=COM.MICROSOFT.STDEV.P(['1'.C59];['2'.C59];['3'.C59];['4'.C59];['5'.C59];['6'.C59];['7'.C59];['8'.C59];['9'.C59];['10'.C59];)" office:value-type="float" office:value="0.176348317546777" calcext:value-type="float">
            <text:p>0.1763483175</text:p>
          </table:table-cell>
          <table:table-cell table:formula="of:=CONFIDENCE([.$G$1];[.D60];10)" office:value-type="float" office:value="16.3108808477114" calcext:value-type="float">
            <text:p>16.3108808477</text:p>
          </table:table-cell>
          <table:table-cell table:formula="of:=CONFIDENCE([.$G$1];[.E60];10)" office:value-type="float" office:value="0.124007414922605" calcext:value-type="float">
            <text:p>0.1240074149</text:p>
          </table:table-cell>
          <table:table-cell table:formula="of:=CONFIDENCE([.$G$1];[.F60];10)" office:value-type="float" office:value="0.10929981117076" calcext:value-type="float">
            <text:p>0.1092998112</text:p>
          </table:table-cell>
        </table:table-row>
        <table:table-row table:style-name="ro1">
          <table:table-cell table:formula="of:=MEDIAN(['1'.A60];['2'.A60];['3'.A60];['4'.A60];['5'.A60];['6'.A60];['7'.A60];['8'.A60];['9'.A60];['10'.A60];)" office:value-type="float" office:value="52" calcext:value-type="float">
            <text:p>52</text:p>
          </table:table-cell>
          <table:table-cell table:formula="of:=MEDIAN(['1'.B60];['2'.B60];['3'.B60];['4'.B60];['5'.B60];['6'.B60];['7'.B60];['8'.B60];['9'.B60];['10'.B60];)" office:value-type="float" office:value="0.608205795288" calcext:value-type="float">
            <text:p>0.6082057953</text:p>
          </table:table-cell>
          <table:table-cell table:formula="of:=MEDIAN(['1'.C60];['2'.C60];['3'.C60];['4'.C60];['5'.C60];['6'.C60];['7'.C60];['8'.C60];['9'.C60];['10'.C60];)" office:value-type="float" office:value="0.491142272949" calcext:value-type="float">
            <text:p>0.4911422729</text:p>
          </table:table-cell>
          <table:table-cell table:formula="of:=COM.MICROSOFT.STDEV.P(['1'.A60];['2'.A60];['3'.A60];['4'.A60];['5'.A60];['6'.A60];['7'.A60];['8'.A60];['9'.A60];['10'.A60];)" office:value-type="float" office:value="18.9640808803476" calcext:value-type="float">
            <text:p>18.9640808803</text:p>
          </table:table-cell>
          <table:table-cell table:formula="of:=COM.MICROSOFT.STDEV.P(['1'.B60];['2'.B60];['3'.B60];['4'.B60];['5'.B60];['6'.B60];['7'.B60];['8'.B60];['9'.B60];['10'.B60];)" office:value-type="float" office:value="0.207344097974504" calcext:value-type="float">
            <text:p>0.207344098</text:p>
          </table:table-cell>
          <table:table-cell table:formula="of:=COM.MICROSOFT.STDEV.P(['1'.C60];['2'.C60];['3'.C60];['4'.C60];['5'.C60];['6'.C60];['7'.C60];['8'.C60];['9'.C60];['10'.C60];)" office:value-type="float" office:value="0.190438027767914" calcext:value-type="float">
            <text:p>0.1904380278</text:p>
          </table:table-cell>
          <table:table-cell table:formula="of:=CONFIDENCE([.$G$1];[.D61];10)" office:value-type="float" office:value="11.7538431218613" calcext:value-type="float">
            <text:p>11.7538431219</text:p>
          </table:table-cell>
          <table:table-cell table:formula="of:=CONFIDENCE([.$G$1];[.E61];10)" office:value-type="float" office:value="0.128510841902268" calcext:value-type="float">
            <text:p>0.1285108419</text:p>
          </table:table-cell>
          <table:table-cell table:formula="of:=CONFIDENCE([.$G$1];[.F61];10)" office:value-type="float" office:value="0.118032543572431" calcext:value-type="float">
            <text:p>0.1180325436</text:p>
          </table:table-cell>
        </table:table-row>
        <table:table-row table:style-name="ro1">
          <table:table-cell table:formula="of:=MEDIAN(['1'.A61];['2'.A61];['3'.A61];['4'.A61];['5'.A61];['6'.A61];['7'.A61];['8'.A61];['9'.A61];['10'.A61];)" office:value-type="float" office:value="55" calcext:value-type="float">
            <text:p>55</text:p>
          </table:table-cell>
          <table:table-cell table:formula="of:=MEDIAN(['1'.B61];['2'.B61];['3'.B61];['4'.B61];['5'.B61];['6'.B61];['7'.B61];['8'.B61];['9'.B61];['10'.B61];)" office:value-type="float" office:value="0.632047653198" calcext:value-type="float">
            <text:p>0.6320476532</text:p>
          </table:table-cell>
          <table:table-cell table:formula="of:=MEDIAN(['1'.C61];['2'.C61];['3'.C61];['4'.C61];['5'.C61];['6'.C61];['7'.C61];['8'.C61];['9'.C61];['10'.C61];)" office:value-type="float" office:value="0.483989715576" calcext:value-type="float">
            <text:p>0.4839897156</text:p>
          </table:table-cell>
          <table:table-cell table:formula="of:=COM.MICROSOFT.STDEV.P(['1'.A61];['2'.A61];['3'.A61];['4'.A61];['5'.A61];['6'.A61];['7'.A61];['8'.A61];['9'.A61];['10'.A61];)" office:value-type="float" office:value="21.0732684846964" calcext:value-type="float">
            <text:p>21.0732684847</text:p>
          </table:table-cell>
          <table:table-cell table:formula="of:=COM.MICROSOFT.STDEV.P(['1'.B61];['2'.B61];['3'.B61];['4'.B61];['5'.B61];['6'.B61];['7'.B61];['8'.B61];['9'.B61];['10'.B61];)" office:value-type="float" office:value="0.20314189839565" calcext:value-type="float">
            <text:p>0.2031418984</text:p>
          </table:table-cell>
          <table:table-cell table:formula="of:=COM.MICROSOFT.STDEV.P(['1'.C61];['2'.C61];['3'.C61];['4'.C61];['5'.C61];['6'.C61];['7'.C61];['8'.C61];['9'.C61];['10'.C61];)" office:value-type="float" office:value="0.185591765665622" calcext:value-type="float">
            <text:p>0.1855917657</text:p>
          </table:table-cell>
          <table:table-cell table:formula="of:=CONFIDENCE([.$G$1];[.D62];10)" office:value-type="float" office:value="13.0611071212351" calcext:value-type="float">
            <text:p>13.0611071212</text:p>
          </table:table-cell>
          <table:table-cell table:formula="of:=CONFIDENCE([.$G$1];[.E62];10)" office:value-type="float" office:value="0.125906339478542" calcext:value-type="float">
            <text:p>0.1259063395</text:p>
          </table:table-cell>
          <table:table-cell table:formula="of:=CONFIDENCE([.$G$1];[.F62];10)" office:value-type="float" office:value="0.115028854396185" calcext:value-type="float">
            <text:p>0.1150288544</text:p>
          </table:table-cell>
        </table:table-row>
        <table:table-row table:style-name="ro1">
          <table:table-cell table:formula="of:=MEDIAN(['1'.A62];['2'.A62];['3'.A62];['4'.A62];['5'.A62];['6'.A62];['7'.A62];['8'.A62];['9'.A62];['10'.A62];)" office:value-type="float" office:value="56" calcext:value-type="float">
            <text:p>56</text:p>
          </table:table-cell>
          <table:table-cell table:formula="of:=MEDIAN(['1'.B62];['2'.B62];['3'.B62];['4'.B62];['5'.B62];['6'.B62];['7'.B62];['8'.B62];['9'.B62];['10'.B62];)" office:value-type="float" office:value="0.630140304565" calcext:value-type="float">
            <text:p>0.6301403046</text:p>
          </table:table-cell>
          <table:table-cell table:formula="of:=MEDIAN(['1'.C62];['2'.C62];['3'.C62];['4'.C62];['5'.C62];['6'.C62];['7'.C62];['8'.C62];['9'.C62];['10'.C62];)" office:value-type="float" office:value="0.487089157104" calcext:value-type="float">
            <text:p>0.4870891571</text:p>
          </table:table-cell>
          <table:table-cell table:formula="of:=COM.MICROSOFT.STDEV.P(['1'.A62];['2'.A62];['3'.A62];['4'.A62];['5'.A62];['6'.A62];['7'.A62];['8'.A62];['9'.A62];['10'.A62];)" office:value-type="float" office:value="19.6712652792328" calcext:value-type="float">
            <text:p>19.6712652792</text:p>
          </table:table-cell>
          <table:table-cell table:formula="of:=COM.MICROSOFT.STDEV.P(['1'.B62];['2'.B62];['3'.B62];['4'.B62];['5'.B62];['6'.B62];['7'.B62];['8'.B62];['9'.B62];['10'.B62];)" office:value-type="float" office:value="0.213795303987758" calcext:value-type="float">
            <text:p>0.213795304</text:p>
          </table:table-cell>
          <table:table-cell table:formula="of:=COM.MICROSOFT.STDEV.P(['1'.C62];['2'.C62];['3'.C62];['4'.C62];['5'.C62];['6'.C62];['7'.C62];['8'.C62];['9'.C62];['10'.C62];)" office:value-type="float" office:value="0.180578515430415" calcext:value-type="float">
            <text:p>0.1805785154</text:p>
          </table:table-cell>
          <table:table-cell table:formula="of:=CONFIDENCE([.$G$1];[.D63];10)" office:value-type="float" office:value="12.1921524992137" calcext:value-type="float">
            <text:p>12.1921524992</text:p>
          </table:table-cell>
          <table:table-cell table:formula="of:=CONFIDENCE([.$G$1];[.E63];10)" office:value-type="float" office:value="0.132509267341656" calcext:value-type="float">
            <text:p>0.1325092673</text:p>
          </table:table-cell>
          <table:table-cell table:formula="of:=CONFIDENCE([.$G$1];[.F63];10)" office:value-type="float" office:value="0.111921666804704" calcext:value-type="float">
            <text:p>0.1119216668</text:p>
          </table:table-cell>
        </table:table-row>
        <table:table-row table:style-name="ro1">
          <table:table-cell table:formula="of:=MEDIAN(['1'.A63];['2'.A63];['3'.A63];['4'.A63];['5'.A63];['6'.A63];['7'.A63];['8'.A63];['9'.A63];['10'.A63];)" office:value-type="float" office:value="55" calcext:value-type="float">
            <text:p>55</text:p>
          </table:table-cell>
          <table:table-cell table:formula="of:=MEDIAN(['1'.B63];['2'.B63];['3'.B63];['4'.B63];['5'.B63];['6'.B63];['7'.B63];['8'.B63];['9'.B63];['10'.B63];)" office:value-type="float" office:value="0.592947006226" calcext:value-type="float">
            <text:p>0.5929470062</text:p>
          </table:table-cell>
          <table:table-cell table:formula="of:=MEDIAN(['1'.C63];['2'.C63];['3'.C63];['4'.C63];['5'.C63];['6'.C63];['7'.C63];['8'.C63];['9'.C63];['10'.C63];)" office:value-type="float" office:value="0.494956970215" calcext:value-type="float">
            <text:p>0.4949569702</text:p>
          </table:table-cell>
          <table:table-cell table:formula="of:=COM.MICROSOFT.STDEV.P(['1'.A63];['2'.A63];['3'.A63];['4'.A63];['5'.A63];['6'.A63];['7'.A63];['8'.A63];['9'.A63];['10'.A63];)" office:value-type="float" office:value="21.2808842170115" calcext:value-type="float">
            <text:p>21.280884217</text:p>
          </table:table-cell>
          <table:table-cell table:formula="of:=COM.MICROSOFT.STDEV.P(['1'.B63];['2'.B63];['3'.B63];['4'.B63];['5'.B63];['6'.B63];['7'.B63];['8'.B63];['9'.B63];['10'.B63];)" office:value-type="float" office:value="0.196475399953568" calcext:value-type="float">
            <text:p>0.1964754</text:p>
          </table:table-cell>
          <table:table-cell table:formula="of:=COM.MICROSOFT.STDEV.P(['1'.C63];['2'.C63];['3'.C63];['4'.C63];['5'.C63];['6'.C63];['7'.C63];['8'.C63];['9'.C63];['10'.C63];)" office:value-type="float" office:value="0.182790038011966" calcext:value-type="float">
            <text:p>0.182790038</text:p>
          </table:table-cell>
          <table:table-cell table:formula="of:=CONFIDENCE([.$G$1];[.D64];10)" office:value-type="float" office:value="13.1897863207523" calcext:value-type="float">
            <text:p>13.1897863208</text:p>
          </table:table-cell>
          <table:table-cell table:formula="of:=CONFIDENCE([.$G$1];[.E64];10)" office:value-type="float" office:value="0.121774476861274" calcext:value-type="float">
            <text:p>0.1217744769</text:p>
          </table:table-cell>
          <table:table-cell table:formula="of:=CONFIDENCE([.$G$1];[.F64];10)" office:value-type="float" office:value="0.113292357514579" calcext:value-type="float">
            <text:p>0.1132923575</text:p>
          </table:table-cell>
        </table:table-row>
        <table:table-row table:style-name="ro1">
          <table:table-cell table:formula="of:=MEDIAN(['1'.A64];['2'.A64];['3'.A64];['4'.A64];['5'.A64];['6'.A64];['7'.A64];['8'.A64];['9'.A64];['10'.A64];)" office:value-type="float" office:value="54" calcext:value-type="float">
            <text:p>54</text:p>
          </table:table-cell>
          <table:table-cell table:formula="of:=MEDIAN(['1'.B64];['2'.B64];['3'.B64];['4'.B64];['5'.B64];['6'.B64];['7'.B64];['8'.B64];['9'.B64];['10'.B64];)" office:value-type="float" office:value="0.647068023682" calcext:value-type="float">
            <text:p>0.6470680237</text:p>
          </table:table-cell>
          <table:table-cell table:formula="of:=MEDIAN(['1'.C64];['2'.C64];['3'.C64];['4'.C64];['5'.C64];['6'.C64];['7'.C64];['8'.C64];['9'.C64];['10'.C64];)" office:value-type="float" office:value="0.481843948364" calcext:value-type="float">
            <text:p>0.4818439484</text:p>
          </table:table-cell>
          <table:table-cell table:formula="of:=COM.MICROSOFT.STDEV.P(['1'.A64];['2'.A64];['3'.A64];['4'.A64];['5'.A64];['6'.A64];['7'.A64];['8'.A64];['9'.A64];['10'.A64];)" office:value-type="float" office:value="15.9207749302653" calcext:value-type="float">
            <text:p>15.9207749303</text:p>
          </table:table-cell>
          <table:table-cell table:formula="of:=COM.MICROSOFT.STDEV.P(['1'.B64];['2'.B64];['3'.B64];['4'.B64];['5'.B64];['6'.B64];['7'.B64];['8'.B64];['9'.B64];['10'.B64];)" office:value-type="float" office:value="0.224991520160976" calcext:value-type="float">
            <text:p>0.2249915202</text:p>
          </table:table-cell>
          <table:table-cell table:formula="of:=COM.MICROSOFT.STDEV.P(['1'.C64];['2'.C64];['3'.C64];['4'.C64];['5'.C64];['6'.C64];['7'.C64];['8'.C64];['9'.C64];['10'.C64];)" office:value-type="float" office:value="0.154788228942153" calcext:value-type="float">
            <text:p>0.1547882289</text:p>
          </table:table-cell>
          <table:table-cell table:formula="of:=CONFIDENCE([.$G$1];[.D65];10)" office:value-type="float" office:value="9.86761721221746" calcext:value-type="float">
            <text:p>9.8676172122</text:p>
          </table:table-cell>
          <table:table-cell table:formula="of:=CONFIDENCE([.$G$1];[.E65];10)" office:value-type="float" office:value="0.139448626506425" calcext:value-type="float">
            <text:p>0.1394486265</text:p>
          </table:table-cell>
          <table:table-cell table:formula="of:=CONFIDENCE([.$G$1];[.F65];10)" office:value-type="float" office:value="0.0959369753575677" calcext:value-type="float">
            <text:p>0.0959369754</text:p>
          </table:table-cell>
        </table:table-row>
        <table:table-row table:style-name="ro1">
          <table:table-cell table:formula="of:=MEDIAN(['1'.A65];['2'.A65];['3'.A65];['4'.A65];['5'.A65];['6'.A65];['7'.A65];['8'.A65];['9'.A65];['10'.A65];)" office:value-type="float" office:value="52" calcext:value-type="float">
            <text:p>52</text:p>
          </table:table-cell>
          <table:table-cell table:formula="of:=MEDIAN(['1'.B65];['2'.B65];['3'.B65];['4'.B65];['5'.B65];['6'.B65];['7'.B65];['8'.B65];['9'.B65];['10'.B65];)" office:value-type="float" office:value="0.634908676147" calcext:value-type="float">
            <text:p>0.6349086761</text:p>
          </table:table-cell>
          <table:table-cell table:formula="of:=MEDIAN(['1'.C65];['2'.C65];['3'.C65];['4'.C65];['5'.C65];['6'.C65];['7'.C65];['8'.C65];['9'.C65];['10'.C65];)" office:value-type="float" office:value="0.489950180054" calcext:value-type="float">
            <text:p>0.4899501801</text:p>
          </table:table-cell>
          <table:table-cell table:formula="of:=COM.MICROSOFT.STDEV.P(['1'.A65];['2'.A65];['3'.A65];['4'.A65];['5'.A65];['6'.A65];['7'.A65];['8'.A65];['9'.A65];['10'.A65];)" office:value-type="float" office:value="17.146910185967" calcext:value-type="float">
            <text:p>17.146910186</text:p>
          </table:table-cell>
          <table:table-cell table:formula="of:=COM.MICROSOFT.STDEV.P(['1'.B65];['2'.B65];['3'.B65];['4'.B65];['5'.B65];['6'.B65];['7'.B65];['8'.B65];['9'.B65];['10'.B65];)" office:value-type="float" office:value="0.203982490552862" calcext:value-type="float">
            <text:p>0.2039824906</text:p>
          </table:table-cell>
          <table:table-cell table:formula="of:=COM.MICROSOFT.STDEV.P(['1'.C65];['2'.C65];['3'.C65];['4'.C65];['5'.C65];['6'.C65];['7'.C65];['8'.C65];['9'.C65];['10'.C65];)" office:value-type="float" office:value="0.211788575021588" calcext:value-type="float">
            <text:p>0.211788575</text:p>
          </table:table-cell>
          <table:table-cell table:formula="of:=CONFIDENCE([.$G$1];[.D66];10)" office:value-type="float" office:value="10.6275697526348" calcext:value-type="float">
            <text:p>10.6275697526</text:p>
          </table:table-cell>
          <table:table-cell table:formula="of:=CONFIDENCE([.$G$1];[.E66];10)" office:value-type="float" office:value="0.126427334321776" calcext:value-type="float">
            <text:p>0.1264273343</text:p>
          </table:table-cell>
          <table:table-cell table:formula="of:=CONFIDENCE([.$G$1];[.F66];10)" office:value-type="float" office:value="0.131265506697242" calcext:value-type="float">
            <text:p>0.1312655067</text:p>
          </table:table-cell>
        </table:table-row>
        <table:table-row table:style-name="ro1">
          <table:table-cell table:formula="of:=MEDIAN(['1'.A66];['2'.A66];['3'.A66];['4'.A66];['5'.A66];['6'.A66];['7'.A66];['8'.A66];['9'.A66];['10'.A66];)" office:value-type="float" office:value="53" calcext:value-type="float">
            <text:p>53</text:p>
          </table:table-cell>
          <table:table-cell table:formula="of:=MEDIAN(['1'.B66];['2'.B66];['3'.B66];['4'.B66];['5'.B66];['6'.B66];['7'.B66];['8'.B66];['9'.B66];['10'.B66];)" office:value-type="float" office:value="0.562906265259" calcext:value-type="float">
            <text:p>0.5629062653</text:p>
          </table:table-cell>
          <table:table-cell table:formula="of:=MEDIAN(['1'.C66];['2'.C66];['3'.C66];['4'.C66];['5'.C66];['6'.C66];['7'.C66];['8'.C66];['9'.C66];['10'.C66];)" office:value-type="float" office:value="0.491142272949" calcext:value-type="float">
            <text:p>0.4911422729</text:p>
          </table:table-cell>
          <table:table-cell table:formula="of:=COM.MICROSOFT.STDEV.P(['1'.A66];['2'.A66];['3'.A66];['4'.A66];['5'.A66];['6'.A66];['7'.A66];['8'.A66];['9'.A66];['10'.A66];)" office:value-type="float" office:value="16.8816982420961" calcext:value-type="float">
            <text:p>16.8816982421</text:p>
          </table:table-cell>
          <table:table-cell table:formula="of:=COM.MICROSOFT.STDEV.P(['1'.B66];['2'.B66];['3'.B66];['4'.B66];['5'.B66];['6'.B66];['7'.B66];['8'.B66];['9'.B66];['10'.B66];)" office:value-type="float" office:value="0.210232832804341" calcext:value-type="float">
            <text:p>0.2102328328</text:p>
          </table:table-cell>
          <table:table-cell table:formula="of:=COM.MICROSOFT.STDEV.P(['1'.C66];['2'.C66];['3'.C66];['4'.C66];['5'.C66];['6'.C66];['7'.C66];['8'.C66];['9'.C66];['10'.C66];)" office:value-type="float" office:value="0.171222061128391" calcext:value-type="float">
            <text:p>0.1712220611</text:p>
          </table:table-cell>
          <table:table-cell table:formula="of:=CONFIDENCE([.$G$1];[.D67];10)" office:value-type="float" office:value="10.4631927073158" calcext:value-type="float">
            <text:p>10.4631927073</text:p>
          </table:table-cell>
          <table:table-cell table:formula="of:=CONFIDENCE([.$G$1];[.E67];10)" office:value-type="float" office:value="0.130301265399446" calcext:value-type="float">
            <text:p>0.1303012654</text:p>
          </table:table-cell>
          <table:table-cell table:formula="of:=CONFIDENCE([.$G$1];[.F67];10)" office:value-type="float" office:value="0.106122582908325" calcext:value-type="float">
            <text:p>0.1061225829</text:p>
          </table:table-cell>
        </table:table-row>
        <table:table-row table:style-name="ro1">
          <table:table-cell table:formula="of:=MEDIAN(['1'.A67];['2'.A67];['3'.A67];['4'.A67];['5'.A67];['6'.A67];['7'.A67];['8'.A67];['9'.A67];['10'.A67];)" office:value-type="float" office:value="52" calcext:value-type="float">
            <text:p>52</text:p>
          </table:table-cell>
          <table:table-cell table:formula="of:=MEDIAN(['1'.B67];['2'.B67];['3'.B67];['4'.B67];['5'.B67];['6'.B67];['7'.B67];['8'.B67];['9'.B67];['10'.B67];)" office:value-type="float" office:value="0.567197799683" calcext:value-type="float">
            <text:p>0.5671977997</text:p>
          </table:table-cell>
          <table:table-cell table:formula="of:=MEDIAN(['1'.C67];['2'.C67];['3'.C67];['4'.C67];['5'.C67];['6'.C67];['7'.C67];['8'.C67];['9'.C67];['10'.C67];)" office:value-type="float" office:value="0.489950180054" calcext:value-type="float">
            <text:p>0.4899501801</text:p>
          </table:table-cell>
          <table:table-cell table:formula="of:=COM.MICROSOFT.STDEV.P(['1'.A67];['2'.A67];['3'.A67];['4'.A67];['5'.A67];['6'.A67];['7'.A67];['8'.A67];['9'.A67];['10'.A67];)" office:value-type="float" office:value="18.3474275900889" calcext:value-type="float">
            <text:p>18.3474275901</text:p>
          </table:table-cell>
          <table:table-cell table:formula="of:=COM.MICROSOFT.STDEV.P(['1'.B67];['2'.B67];['3'.B67];['4'.B67];['5'.B67];['6'.B67];['7'.B67];['8'.B67];['9'.B67];['10'.B67];)" office:value-type="float" office:value="0.220593198667397" calcext:value-type="float">
            <text:p>0.2205931987</text:p>
          </table:table-cell>
          <table:table-cell table:formula="of:=COM.MICROSOFT.STDEV.P(['1'.C67];['2'.C67];['3'.C67];['4'.C67];['5'.C67];['6'.C67];['7'.C67];['8'.C67];['9'.C67];['10'.C67];)" office:value-type="float" office:value="0.231719476420361" calcext:value-type="float">
            <text:p>0.2317194764</text:p>
          </table:table-cell>
          <table:table-cell table:formula="of:=CONFIDENCE([.$G$1];[.D68];10)" office:value-type="float" office:value="11.3716444759047" calcext:value-type="float">
            <text:p>11.3716444759</text:p>
          </table:table-cell>
          <table:table-cell table:formula="of:=CONFIDENCE([.$G$1];[.E68];10)" office:value-type="float" office:value="0.136722568694226" calcext:value-type="float">
            <text:p>0.1367225687</text:p>
          </table:table-cell>
          <table:table-cell table:formula="of:=CONFIDENCE([.$G$1];[.F68];10)" office:value-type="float" office:value="0.143618580373554" calcext:value-type="float">
            <text:p>0.1436185804</text:p>
          </table:table-cell>
        </table:table-row>
        <table:table-row table:style-name="ro1">
          <table:table-cell table:formula="of:=MEDIAN(['1'.A68];['2'.A68];['3'.A68];['4'.A68];['5'.A68];['6'.A68];['7'.A68];['8'.A68];['9'.A68];['10'.A68];)" office:value-type="float" office:value="53" calcext:value-type="float">
            <text:p>53</text:p>
          </table:table-cell>
          <table:table-cell table:formula="of:=MEDIAN(['1'.B68];['2'.B68];['3'.B68];['4'.B68];['5'.B68];['6'.B68];['7'.B68];['8'.B68];['9'.B68];['10'.B68];)" office:value-type="float" office:value="0.658988952637" calcext:value-type="float">
            <text:p>0.6589889526</text:p>
          </table:table-cell>
          <table:table-cell table:formula="of:=MEDIAN(['1'.C68];['2'.C68];['3'.C68];['4'.C68];['5'.C68];['6'.C68];['7'.C68];['8'.C68];['9'.C68];['10'.C68];)" office:value-type="float" office:value="0.494956970215" calcext:value-type="float">
            <text:p>0.4949569702</text:p>
          </table:table-cell>
          <table:table-cell table:formula="of:=COM.MICROSOFT.STDEV.P(['1'.A68];['2'.A68];['3'.A68];['4'.A68];['5'.A68];['6'.A68];['7'.A68];['8'.A68];['9'.A68];['10'.A68];)" office:value-type="float" office:value="19.1518507834035" calcext:value-type="float">
            <text:p>19.1518507834</text:p>
          </table:table-cell>
          <table:table-cell table:formula="of:=COM.MICROSOFT.STDEV.P(['1'.B68];['2'.B68];['3'.B68];['4'.B68];['5'.B68];['6'.B68];['7'.B68];['8'.B68];['9'.B68];['10'.B68];)" office:value-type="float" office:value="0.232574479640374" calcext:value-type="float">
            <text:p>0.2325744796</text:p>
          </table:table-cell>
          <table:table-cell table:formula="of:=COM.MICROSOFT.STDEV.P(['1'.C68];['2'.C68];['3'.C68];['4'.C68];['5'.C68];['6'.C68];['7'.C68];['8'.C68];['9'.C68];['10'.C68];)" office:value-type="float" office:value="0.20003639943041" calcext:value-type="float">
            <text:p>0.2000363994</text:p>
          </table:table-cell>
          <table:table-cell table:formula="of:=CONFIDENCE([.$G$1];[.D69];10)" office:value-type="float" office:value="11.8702219749917" calcext:value-type="float">
            <text:p>11.870221975</text:p>
          </table:table-cell>
          <table:table-cell table:formula="of:=CONFIDENCE([.$G$1];[.E69];10)" office:value-type="float" office:value="0.144148507121922" calcext:value-type="float">
            <text:p>0.1441485071</text:p>
          </table:table-cell>
          <table:table-cell table:formula="of:=CONFIDENCE([.$G$1];[.F69];10)" office:value-type="float" office:value="0.123981566647059" calcext:value-type="float">
            <text:p>0.1239815666</text:p>
          </table:table-cell>
        </table:table-row>
        <table:table-row table:style-name="ro1">
          <table:table-cell table:formula="of:=MEDIAN(['1'.A69];['2'.A69];['3'.A69];['4'.A69];['5'.A69];['6'.A69];['7'.A69];['8'.A69];['9'.A69];['10'.A69];)" office:value-type="float" office:value="59" calcext:value-type="float">
            <text:p>59</text:p>
          </table:table-cell>
          <table:table-cell table:formula="of:=MEDIAN(['1'.B69];['2'.B69];['3'.B69];['4'.B69];['5'.B69];['6'.B69];['7'.B69];['8'.B69];['9'.B69];['10'.B69];)" office:value-type="float" office:value="0.604152679443" calcext:value-type="float">
            <text:p>0.6041526794</text:p>
          </table:table-cell>
          <table:table-cell table:formula="of:=MEDIAN(['1'.C69];['2'.C69];['3'.C69];['4'.C69];['5'.C69];['6'.C69];['7'.C69];['8'.C69];['9'.C69];['10'.C69];)" office:value-type="float" office:value="0.491857528687" calcext:value-type="float">
            <text:p>0.4918575287</text:p>
          </table:table-cell>
          <table:table-cell table:formula="of:=COM.MICROSOFT.STDEV.P(['1'.A69];['2'.A69];['3'.A69];['4'.A69];['5'.A69];['6'.A69];['7'.A69];['8'.A69];['9'.A69];['10'.A69];)" office:value-type="float" office:value="17.9415948690823" calcext:value-type="float">
            <text:p>17.9415948691</text:p>
          </table:table-cell>
          <table:table-cell table:formula="of:=COM.MICROSOFT.STDEV.P(['1'.B69];['2'.B69];['3'.B69];['4'.B69];['5'.B69];['6'.B69];['7'.B69];['8'.B69];['9'.B69];['10'.B69];)" office:value-type="float" office:value="0.210636536187871" calcext:value-type="float">
            <text:p>0.2106365362</text:p>
          </table:table-cell>
          <table:table-cell table:formula="of:=COM.MICROSOFT.STDEV.P(['1'.C69];['2'.C69];['3'.C69];['4'.C69];['5'.C69];['6'.C69];['7'.C69];['8'.C69];['9'.C69];['10'.C69];)" office:value-type="float" office:value="0.162433258421218" calcext:value-type="float">
            <text:p>0.1624332584</text:p>
          </table:table-cell>
          <table:table-cell table:formula="of:=CONFIDENCE([.$G$1];[.D70];10)" office:value-type="float" office:value="11.1201113714782" calcext:value-type="float">
            <text:p>11.1201113715</text:p>
          </table:table-cell>
          <table:table-cell table:formula="of:=CONFIDENCE([.$G$1];[.E70];10)" office:value-type="float" office:value="0.130551478751083" calcext:value-type="float">
            <text:p>0.1305514788</text:p>
          </table:table-cell>
          <table:table-cell table:formula="of:=CONFIDENCE([.$G$1];[.F70];10)" office:value-type="float" office:value="0.100675326650514" calcext:value-type="float">
            <text:p>0.1006753267</text:p>
          </table:table-cell>
        </table:table-row>
        <table:table-row table:style-name="ro1">
          <table:table-cell table:formula="of:=MEDIAN(['1'.A70];['2'.A70];['3'.A70];['4'.A70];['5'.A70];['6'.A70];['7'.A70];['8'.A70];['9'.A70];['10'.A70];)" office:value-type="float" office:value="56" calcext:value-type="float">
            <text:p>56</text:p>
          </table:table-cell>
          <table:table-cell table:formula="of:=MEDIAN(['1'.B70];['2'.B70];['3'.B70];['4'.B70];['5'.B70];['6'.B70];['7'.B70];['8'.B70];['9'.B70];['10'.B70];)" office:value-type="float" office:value="0.523805618286" calcext:value-type="float">
            <text:p>0.5238056183</text:p>
          </table:table-cell>
          <table:table-cell table:formula="of:=MEDIAN(['1'.C70];['2'.C70];['3'.C70];['4'.C70];['5'.C70];['6'.C70];['7'.C70];['8'.C70];['9'.C70];['10'.C70];)" office:value-type="float" office:value="0.494956970215" calcext:value-type="float">
            <text:p>0.4949569702</text:p>
          </table:table-cell>
          <table:table-cell table:formula="of:=COM.MICROSOFT.STDEV.P(['1'.A70];['2'.A70];['3'.A70];['4'.A70];['5'.A70];['6'.A70];['7'.A70];['8'.A70];['9'.A70];['10'.A70];)" office:value-type="float" office:value="20.6837661420299" calcext:value-type="float">
            <text:p>20.683766142</text:p>
          </table:table-cell>
          <table:table-cell table:formula="of:=COM.MICROSOFT.STDEV.P(['1'.B70];['2'.B70];['3'.B70];['4'.B70];['5'.B70];['6'.B70];['7'.B70];['8'.B70];['9'.B70];['10'.B70];)" office:value-type="float" office:value="0.197199644980185" calcext:value-type="float">
            <text:p>0.197199645</text:p>
          </table:table-cell>
          <table:table-cell table:formula="of:=COM.MICROSOFT.STDEV.P(['1'.C70];['2'.C70];['3'.C70];['4'.C70];['5'.C70];['6'.C70];['7'.C70];['8'.C70];['9'.C70];['10'.C70];)" office:value-type="float" office:value="0.204245393057461" calcext:value-type="float">
            <text:p>0.2042453931</text:p>
          </table:table-cell>
          <table:table-cell table:formula="of:=CONFIDENCE([.$G$1];[.D71];10)" office:value-type="float" office:value="12.8196955041794" calcext:value-type="float">
            <text:p>12.8196955042</text:p>
          </table:table-cell>
          <table:table-cell table:formula="of:=CONFIDENCE([.$G$1];[.E71];10)" office:value-type="float" office:value="0.122223360330942" calcext:value-type="float">
            <text:p>0.1222233603</text:p>
          </table:table-cell>
          <table:table-cell table:formula="of:=CONFIDENCE([.$G$1];[.F71];10)" office:value-type="float" office:value="0.126590279988107" calcext:value-type="float">
            <text:p>0.12659028</text:p>
          </table:table-cell>
        </table:table-row>
        <table:table-row table:style-name="ro1">
          <table:table-cell table:formula="of:=MEDIAN(['1'.A71];['2'.A71];['3'.A71];['4'.A71];['5'.A71];['6'.A71];['7'.A71];['8'.A71];['9'.A71];['10'.A71];)" office:value-type="float" office:value="57" calcext:value-type="float">
            <text:p>57</text:p>
          </table:table-cell>
          <table:table-cell table:formula="of:=MEDIAN(['1'.B71];['2'.B71];['3'.B71];['4'.B71];['5'.B71];['6'.B71];['7'.B71];['8'.B71];['9'.B71];['10'.B71];)" office:value-type="float" office:value="0.633955001831" calcext:value-type="float">
            <text:p>0.6339550018</text:p>
          </table:table-cell>
          <table:table-cell table:formula="of:=MEDIAN(['1'.C71];['2'.C71];['3'.C71];['4'.C71];['5'.C71];['6'.C71];['7'.C71];['8'.C71];['9'.C71];['10'.C71];)" office:value-type="float" office:value="0.495195388794" calcext:value-type="float">
            <text:p>0.4951953888</text:p>
          </table:table-cell>
          <table:table-cell table:formula="of:=COM.MICROSOFT.STDEV.P(['1'.A71];['2'.A71];['3'.A71];['4'.A71];['5'.A71];['6'.A71];['7'.A71];['8'.A71];['9'.A71];['10'.A71];)" office:value-type="float" office:value="19.0649173714487" calcext:value-type="float">
            <text:p>19.0649173714</text:p>
          </table:table-cell>
          <table:table-cell table:formula="of:=COM.MICROSOFT.STDEV.P(['1'.B71];['2'.B71];['3'.B71];['4'.B71];['5'.B71];['6'.B71];['7'.B71];['8'.B71];['9'.B71];['10'.B71];)" office:value-type="float" office:value="0.201842370593735" calcext:value-type="float">
            <text:p>0.2018423706</text:p>
          </table:table-cell>
          <table:table-cell table:formula="of:=COM.MICROSOFT.STDEV.P(['1'.C71];['2'.C71];['3'.C71];['4'.C71];['5'.C71];['6'.C71];['7'.C71];['8'.C71];['9'.C71];['10'.C71];)" office:value-type="float" office:value="0.210085484910486" calcext:value-type="float">
            <text:p>0.2100854849</text:p>
          </table:table-cell>
          <table:table-cell table:formula="of:=CONFIDENCE([.$G$1];[.D72];10)" office:value-type="float" office:value="11.8163410781208" calcext:value-type="float">
            <text:p>11.8163410781</text:p>
          </table:table-cell>
          <table:table-cell table:formula="of:=CONFIDENCE([.$G$1];[.E72];10)" office:value-type="float" office:value="0.125100898602574" calcext:value-type="float">
            <text:p>0.1251008986</text:p>
          </table:table-cell>
          <table:table-cell table:formula="of:=CONFIDENCE([.$G$1];[.F72];10)" office:value-type="float" office:value="0.130209939906814" calcext:value-type="float">
            <text:p>0.1302099399</text:p>
          </table:table-cell>
        </table:table-row>
        <table:table-row table:style-name="ro1">
          <table:table-cell table:formula="of:=MEDIAN(['1'.A72];['2'.A72];['3'.A72];['4'.A72];['5'.A72];['6'.A72];['7'.A72];['8'.A72];['9'.A72];['10'.A72];)" office:value-type="float" office:value="56" calcext:value-type="float">
            <text:p>56</text:p>
          </table:table-cell>
          <table:table-cell table:formula="of:=MEDIAN(['1'.B72];['2'.B72];['3'.B72];['4'.B72];['5'.B72];['6'.B72];['7'.B72];['8'.B72];['9'.B72];['10'.B72];)" office:value-type="float" office:value="0.635147094727" calcext:value-type="float">
            <text:p>0.6351470947</text:p>
          </table:table-cell>
          <table:table-cell table:formula="of:=MEDIAN(['1'.C72];['2'.C72];['3'.C72];['4'.C72];['5'.C72];['6'.C72];['7'.C72];['8'.C72];['9'.C72];['10'.C72];)" office:value-type="float" office:value="0.498056411743" calcext:value-type="float">
            <text:p>0.4980564117</text:p>
          </table:table-cell>
          <table:table-cell table:formula="of:=COM.MICROSOFT.STDEV.P(['1'.A72];['2'.A72];['3'.A72];['4'.A72];['5'.A72];['6'.A72];['7'.A72];['8'.A72];['9'.A72];['10'.A72];)" office:value-type="float" office:value="31.6468112320503" calcext:value-type="float">
            <text:p>31.6468112321</text:p>
          </table:table-cell>
          <table:table-cell table:formula="of:=COM.MICROSOFT.STDEV.P(['1'.B72];['2'.B72];['3'.B72];['4'.B72];['5'.B72];['6'.B72];['7'.B72];['8'.B72];['9'.B72];['10'.B72];)" office:value-type="float" office:value="0.257848685549463" calcext:value-type="float">
            <text:p>0.2578486855</text:p>
          </table:table-cell>
          <table:table-cell table:formula="of:=COM.MICROSOFT.STDEV.P(['1'.C72];['2'.C72];['3'.C72];['4'.C72];['5'.C72];['6'.C72];['7'.C72];['8'.C72];['9'.C72];['10'.C72];)" office:value-type="float" office:value="0.24133474168034" calcext:value-type="float">
            <text:p>0.2413347417</text:p>
          </table:table-cell>
          <table:table-cell table:formula="of:=CONFIDENCE([.$G$1];[.D73];10)" office:value-type="float" office:value="19.614536389905" calcext:value-type="float">
            <text:p>19.6145363899</text:p>
          </table:table-cell>
          <table:table-cell table:formula="of:=CONFIDENCE([.$G$1];[.E73];10)" office:value-type="float" office:value="0.159813334389818" calcext:value-type="float">
            <text:p>0.1598133344</text:p>
          </table:table-cell>
          <table:table-cell table:formula="of:=CONFIDENCE([.$G$1];[.F73];10)" office:value-type="float" office:value="0.149578074015979" calcext:value-type="float">
            <text:p>0.149578074</text:p>
          </table:table-cell>
        </table:table-row>
        <table:table-row table:style-name="ro1">
          <table:table-cell table:formula="of:=MEDIAN(['1'.A73];['2'.A73];['3'.A73];['4'.A73];['5'.A73];['6'.A73];['7'.A73];['8'.A73];['9'.A73];['10'.A73];)" office:value-type="float" office:value="58" calcext:value-type="float">
            <text:p>58</text:p>
          </table:table-cell>
          <table:table-cell table:formula="of:=MEDIAN(['1'.B73];['2'.B73];['3'.B73];['4'.B73];['5'.B73];['6'.B73];['7'.B73];['8'.B73];['9'.B73];['10'.B73];)" office:value-type="float" office:value="0.574827194214" calcext:value-type="float">
            <text:p>0.5748271942</text:p>
          </table:table-cell>
          <table:table-cell table:formula="of:=MEDIAN(['1'.C73];['2'.C73];['3'.C73];['4'.C73];['5'.C73];['6'.C73];['7'.C73];['8'.C73];['9'.C73];['10'.C73];)" office:value-type="float" office:value="0.523090362549" calcext:value-type="float">
            <text:p>0.5230903625</text:p>
          </table:table-cell>
          <table:table-cell table:formula="of:=COM.MICROSOFT.STDEV.P(['1'.A73];['2'.A73];['3'.A73];['4'.A73];['5'.A73];['6'.A73];['7'.A73];['8'.A73];['9'.A73];['10'.A73];)" office:value-type="float" office:value="55.3153244948174" calcext:value-type="float">
            <text:p>55.3153244948</text:p>
          </table:table-cell>
          <table:table-cell table:formula="of:=COM.MICROSOFT.STDEV.P(['1'.B73];['2'.B73];['3'.B73];['4'.B73];['5'.B73];['6'.B73];['7'.B73];['8'.B73];['9'.B73];['10'.B73];)" office:value-type="float" office:value="0.213332285150689" calcext:value-type="float">
            <text:p>0.2133322852</text:p>
          </table:table-cell>
          <table:table-cell table:formula="of:=COM.MICROSOFT.STDEV.P(['1'.C73];['2'.C73];['3'.C73];['4'.C73];['5'.C73];['6'.C73];['7'.C73];['8'.C73];['9'.C73];['10'.C73];)" office:value-type="float" office:value="0.241938850167189" calcext:value-type="float">
            <text:p>0.2419388502</text:p>
          </table:table-cell>
          <table:table-cell table:formula="of:=CONFIDENCE([.$G$1];[.D74];10)" office:value-type="float" office:value="34.2841633322026" calcext:value-type="float">
            <text:p>34.2841633322</text:p>
          </table:table-cell>
          <table:table-cell table:formula="of:=CONFIDENCE([.$G$1];[.E74];10)" office:value-type="float" office:value="0.132222290566577" calcext:value-type="float">
            <text:p>0.1322222906</text:p>
          </table:table-cell>
          <table:table-cell table:formula="of:=CONFIDENCE([.$G$1];[.F74];10)" office:value-type="float" office:value="0.149952497455102" calcext:value-type="float">
            <text:p>0.1499524975</text:p>
          </table:table-cell>
        </table:table-row>
        <table:table-row table:style-name="ro1">
          <table:table-cell table:formula="of:=MEDIAN(['1'.A74];['2'.A74];['3'.A74];['4'.A74];['5'.A74];['6'.A74];['7'.A74];['8'.A74];['9'.A74];['10'.A74];)" office:value-type="float" office:value="55" calcext:value-type="float">
            <text:p>55</text:p>
          </table:table-cell>
          <table:table-cell table:formula="of:=MEDIAN(['1'.B74];['2'.B74];['3'.B74];['4'.B74];['5'.B74];['6'.B74];['7'.B74];['8'.B74];['9'.B74];['10'.B74];)" office:value-type="float" office:value="0.583171844482" calcext:value-type="float">
            <text:p>0.5831718445</text:p>
          </table:table-cell>
          <table:table-cell table:formula="of:=MEDIAN(['1'.C74];['2'.C74];['3'.C74];['4'.C74];['5'.C74];['6'.C74];['7'.C74];['8'.C74];['9'.C74];['10'.C74];)" office:value-type="float" office:value="0.513076782227" calcext:value-type="float">
            <text:p>0.5130767822</text:p>
          </table:table-cell>
          <table:table-cell table:formula="of:=COM.MICROSOFT.STDEV.P(['1'.A74];['2'.A74];['3'.A74];['4'.A74];['5'.A74];['6'.A74];['7'.A74];['8'.A74];['9'.A74];['10'.A74];)" office:value-type="float" office:value="23.6160752087315" calcext:value-type="float">
            <text:p>23.6160752087</text:p>
          </table:table-cell>
          <table:table-cell table:formula="of:=COM.MICROSOFT.STDEV.P(['1'.B74];['2'.B74];['3'.B74];['4'.B74];['5'.B74];['6'.B74];['7'.B74];['8'.B74];['9'.B74];['10'.B74];)" office:value-type="float" office:value="0.194886641829816" calcext:value-type="float">
            <text:p>0.1948866418</text:p>
          </table:table-cell>
          <table:table-cell table:formula="of:=COM.MICROSOFT.STDEV.P(['1'.C74];['2'.C74];['3'.C74];['4'.C74];['5'.C74];['6'.C74];['7'.C74];['8'.C74];['9'.C74];['10'.C74];)" office:value-type="float" office:value="0.256184958680064" calcext:value-type="float">
            <text:p>0.2561849587</text:p>
          </table:table-cell>
          <table:table-cell table:formula="of:=CONFIDENCE([.$G$1];[.D75];10)" office:value-type="float" office:value="14.6371260969027" calcext:value-type="float">
            <text:p>14.6371260969</text:p>
          </table:table-cell>
          <table:table-cell table:formula="of:=CONFIDENCE([.$G$1];[.E75];10)" office:value-type="float" office:value="0.120789772468638" calcext:value-type="float">
            <text:p>0.1207897725</text:p>
          </table:table-cell>
          <table:table-cell table:formula="of:=CONFIDENCE([.$G$1];[.F75];10)" office:value-type="float" office:value="0.158782164741053" calcext:value-type="float">
            <text:p>0.1587821647</text:p>
          </table:table-cell>
        </table:table-row>
        <table:table-row table:style-name="ro1">
          <table:table-cell table:formula="of:=MEDIAN(['1'.A75];['2'.A75];['3'.A75];['4'.A75];['5'.A75];['6'.A75];['7'.A75];['8'.A75];['9'.A75];['10'.A75];)" office:value-type="float" office:value="55" calcext:value-type="float">
            <text:p>55</text:p>
          </table:table-cell>
          <table:table-cell table:formula="of:=MEDIAN(['1'.B75];['2'.B75];['3'.B75];['4'.B75];['5'.B75];['6'.B75];['7'.B75];['8'.B75];['9'.B75];['10'.B75];)" office:value-type="float" office:value="0.571012496948" calcext:value-type="float">
            <text:p>0.5710124969</text:p>
          </table:table-cell>
          <table:table-cell table:formula="of:=MEDIAN(['1'.C75];['2'.C75];['3'.C75];['4'.C75];['5'.C75];['6'.C75];['7'.C75];['8'.C75];['9'.C75];['10'.C75];)" office:value-type="float" office:value="0.63681602478" calcext:value-type="float">
            <text:p>0.6368160248</text:p>
          </table:table-cell>
          <table:table-cell table:formula="of:=COM.MICROSOFT.STDEV.P(['1'.A75];['2'.A75];['3'.A75];['4'.A75];['5'.A75];['6'.A75];['7'.A75];['8'.A75];['9'.A75];['10'.A75];)" office:value-type="float" office:value="20.7730753899615" calcext:value-type="float">
            <text:p>20.77307539</text:p>
          </table:table-cell>
          <table:table-cell table:formula="of:=COM.MICROSOFT.STDEV.P(['1'.B75];['2'.B75];['3'.B75];['4'.B75];['5'.B75];['6'.B75];['7'.B75];['8'.B75];['9'.B75];['10'.B75];)" office:value-type="float" office:value="0.207516453199292" calcext:value-type="float">
            <text:p>0.2075164532</text:p>
          </table:table-cell>
          <table:table-cell table:formula="of:=COM.MICROSOFT.STDEV.P(['1'.C75];['2'.C75];['3'.C75];['4'.C75];['5'.C75];['6'.C75];['7'.C75];['8'.C75];['9'.C75];['10'.C75];)" office:value-type="float" office:value="0.211477494030166" calcext:value-type="float">
            <text:p>0.211477494</text:p>
          </table:table-cell>
          <table:table-cell table:formula="of:=CONFIDENCE([.$G$1];[.D76];10)" office:value-type="float" office:value="12.8750489323863" calcext:value-type="float">
            <text:p>12.8750489324</text:p>
          </table:table-cell>
          <table:table-cell table:formula="of:=CONFIDENCE([.$G$1];[.E76];10)" office:value-type="float" office:value="0.128617666814383" calcext:value-type="float">
            <text:p>0.1286176668</text:p>
          </table:table-cell>
          <table:table-cell table:formula="of:=CONFIDENCE([.$G$1];[.F76];10)" office:value-type="float" office:value="0.131072700244115" calcext:value-type="float">
            <text:p>0.1310727002</text:p>
          </table:table-cell>
        </table:table-row>
        <table:table-row table:style-name="ro1">
          <table:table-cell table:formula="of:=MEDIAN(['1'.A76];['2'.A76];['3'.A76];['4'.A76];['5'.A76];['6'.A76];['7'.A76];['8'.A76];['9'.A76];['10'.A76];)" office:value-type="float" office:value="55" calcext:value-type="float">
            <text:p>55</text:p>
          </table:table-cell>
          <table:table-cell table:formula="of:=MEDIAN(['1'.B76];['2'.B76];['3'.B76];['4'.B76];['5'.B76];['6'.B76];['7'.B76];['8'.B76];['9'.B76];['10'.B76];)" office:value-type="float" office:value="0.630140304565" calcext:value-type="float">
            <text:p>0.6301403046</text:p>
          </table:table-cell>
          <table:table-cell table:formula="of:=MEDIAN(['1'.C76];['2'.C76];['3'.C76];['4'.C76];['5'.C76];['6'.C76];['7'.C76];['8'.C76];['9'.C76];['10'.C76];)" office:value-type="float" office:value="0.561952590942" calcext:value-type="float">
            <text:p>0.5619525909</text:p>
          </table:table-cell>
          <table:table-cell table:formula="of:=COM.MICROSOFT.STDEV.P(['1'.A76];['2'.A76];['3'.A76];['4'.A76];['5'.A76];['6'.A76];['7'.A76];['8'.A76];['9'.A76];['10'.A76];)" office:value-type="float" office:value="21.582055601053" calcext:value-type="float">
            <text:p>21.5820556011</text:p>
          </table:table-cell>
          <table:table-cell table:formula="of:=COM.MICROSOFT.STDEV.P(['1'.B76];['2'.B76];['3'.B76];['4'.B76];['5'.B76];['6'.B76];['7'.B76];['8'.B76];['9'.B76];['10'.B76];)" office:value-type="float" office:value="0.219062751708485" calcext:value-type="float">
            <text:p>0.2190627517</text:p>
          </table:table-cell>
          <table:table-cell table:formula="of:=COM.MICROSOFT.STDEV.P(['1'.C76];['2'.C76];['3'.C76];['4'.C76];['5'.C76];['6'.C76];['7'.C76];['8'.C76];['9'.C76];['10'.C76];)" office:value-type="float" office:value="0.309970799093059" calcext:value-type="float">
            <text:p>0.3099707991</text:p>
          </table:table-cell>
          <table:table-cell table:formula="of:=CONFIDENCE([.$G$1];[.D77];10)" office:value-type="float" office:value="13.3764508484535" calcext:value-type="float">
            <text:p>13.3764508485</text:p>
          </table:table-cell>
          <table:table-cell table:formula="of:=CONFIDENCE([.$G$1];[.E77];10)" office:value-type="float" office:value="0.135774005271887" calcext:value-type="float">
            <text:p>0.1357740053</text:p>
          </table:table-cell>
          <table:table-cell table:formula="of:=CONFIDENCE([.$G$1];[.F77];10)" office:value-type="float" office:value="0.192118361437353" calcext:value-type="float">
            <text:p>0.1921183614</text:p>
          </table:table-cell>
        </table:table-row>
        <table:table-row table:style-name="ro1">
          <table:table-cell table:formula="of:=MEDIAN(['1'.A77];['2'.A77];['3'.A77];['4'.A77];['5'.A77];['6'.A77];['7'.A77];['8'.A77];['9'.A77];['10'.A77];)" office:value-type="float" office:value="61" calcext:value-type="float">
            <text:p>61</text:p>
          </table:table-cell>
          <table:table-cell table:formula="of:=MEDIAN(['1'.B77];['2'.B77];['3'.B77];['4'.B77];['5'.B77];['6'.B77];['7'.B77];['8'.B77];['9'.B77];['10'.B77];)" office:value-type="float" office:value="0.581979751587" calcext:value-type="float">
            <text:p>0.5819797516</text:p>
          </table:table-cell>
          <table:table-cell table:formula="of:=MEDIAN(['1'.C77];['2'.C77];['3'.C77];['4'.C77];['5'.C77];['6'.C77];['7'.C77];['8'.C77];['9'.C77];['10'.C77];)" office:value-type="float" office:value="0.540971755981" calcext:value-type="float">
            <text:p>0.540971756</text:p>
          </table:table-cell>
          <table:table-cell table:formula="of:=COM.MICROSOFT.STDEV.P(['1'.A77];['2'.A77];['3'.A77];['4'.A77];['5'.A77];['6'.A77];['7'.A77];['8'.A77];['9'.A77];['10'.A77];)" office:value-type="float" office:value="21.6222260916175" calcext:value-type="float">
            <text:p>21.6222260916</text:p>
          </table:table-cell>
          <table:table-cell table:formula="of:=COM.MICROSOFT.STDEV.P(['1'.B77];['2'.B77];['3'.B77];['4'.B77];['5'.B77];['6'.B77];['7'.B77];['8'.B77];['9'.B77];['10'.B77];)" office:value-type="float" office:value="0.200130891456458" calcext:value-type="float">
            <text:p>0.2001308915</text:p>
          </table:table-cell>
          <table:table-cell table:formula="of:=COM.MICROSOFT.STDEV.P(['1'.C77];['2'.C77];['3'.C77];['4'.C77];['5'.C77];['6'.C77];['7'.C77];['8'.C77];['9'.C77];['10'.C77];)" office:value-type="float" office:value="0.213797712255544" calcext:value-type="float">
            <text:p>0.2137977123</text:p>
          </table:table-cell>
          <table:table-cell table:formula="of:=CONFIDENCE([.$G$1];[.D78];10)" office:value-type="float" office:value="13.4013483189506" calcext:value-type="float">
            <text:p>13.401348319</text:p>
          </table:table-cell>
          <table:table-cell table:formula="of:=CONFIDENCE([.$G$1];[.E78];10)" office:value-type="float" office:value="0.124040132335396" calcext:value-type="float">
            <text:p>0.1240401323</text:p>
          </table:table-cell>
          <table:table-cell table:formula="of:=CONFIDENCE([.$G$1];[.F78];10)" office:value-type="float" office:value="0.132510759974066" calcext:value-type="float">
            <text:p>0.13251076</text:p>
          </table:table-cell>
        </table:table-row>
        <table:table-row table:style-name="ro1">
          <table:table-cell table:formula="of:=MEDIAN(['1'.A78];['2'.A78];['3'.A78];['4'.A78];['5'.A78];['6'.A78];['7'.A78];['8'.A78];['9'.A78];['10'.A78];)" office:value-type="float" office:value="57" calcext:value-type="float">
            <text:p>57</text:p>
          </table:table-cell>
          <table:table-cell table:formula="of:=MEDIAN(['1'.B78];['2'.B78];['3'.B78];['4'.B78];['5'.B78];['6'.B78];['7'.B78];['8'.B78];['9'.B78];['10'.B78];)" office:value-type="float" office:value="0.616073608398" calcext:value-type="float">
            <text:p>0.6160736084</text:p>
          </table:table-cell>
          <table:table-cell table:formula="of:=MEDIAN(['1'.C78];['2'.C78];['3'.C78];['4'.C78];['5'.C78];['6'.C78];['7'.C78];['8'.C78];['9'.C78];['10'.C78];)" office:value-type="float" office:value="0.633001327515" calcext:value-type="float">
            <text:p>0.6330013275</text:p>
          </table:table-cell>
          <table:table-cell table:formula="of:=COM.MICROSOFT.STDEV.P(['1'.A78];['2'.A78];['3'.A78];['4'.A78];['5'.A78];['6'.A78];['7'.A78];['8'.A78];['9'.A78];['10'.A78];)" office:value-type="float" office:value="21.7859610569181" calcext:value-type="float">
            <text:p>21.7859610569</text:p>
          </table:table-cell>
          <table:table-cell table:formula="of:=COM.MICROSOFT.STDEV.P(['1'.B78];['2'.B78];['3'.B78];['4'.B78];['5'.B78];['6'.B78];['7'.B78];['8'.B78];['9'.B78];['10'.B78];)" office:value-type="float" office:value="0.204992701270741" calcext:value-type="float">
            <text:p>0.2049927013</text:p>
          </table:table-cell>
          <table:table-cell table:formula="of:=COM.MICROSOFT.STDEV.P(['1'.C78];['2'.C78];['3'.C78];['4'.C78];['5'.C78];['6'.C78];['7'.C78];['8'.C78];['9'.C78];['10'.C78];)" office:value-type="float" office:value="0.242508909816347" calcext:value-type="float">
            <text:p>0.2425089098</text:p>
          </table:table-cell>
          <table:table-cell table:formula="of:=CONFIDENCE([.$G$1];[.D79];10)" office:value-type="float" office:value="13.5028304370585" calcext:value-type="float">
            <text:p>13.5028304371</text:p>
          </table:table-cell>
          <table:table-cell table:formula="of:=CONFIDENCE([.$G$1];[.E79];10)" office:value-type="float" office:value="0.127053457906298" calcext:value-type="float">
            <text:p>0.1270534579</text:p>
          </table:table-cell>
          <table:table-cell table:formula="of:=CONFIDENCE([.$G$1];[.F79];10)" office:value-type="float" office:value="0.150305817593766" calcext:value-type="float">
            <text:p>0.1503058176</text:p>
          </table:table-cell>
        </table:table-row>
        <table:table-row table:style-name="ro1">
          <table:table-cell table:formula="of:=MEDIAN(['1'.A79];['2'.A79];['3'.A79];['4'.A79];['5'.A79];['6'.A79];['7'.A79];['8'.A79];['9'.A79];['10'.A79];)" office:value-type="float" office:value="52" calcext:value-type="float">
            <text:p>52</text:p>
          </table:table-cell>
          <table:table-cell table:formula="of:=MEDIAN(['1'.B79];['2'.B79];['3'.B79];['4'.B79];['5'.B79];['6'.B79];['7'.B79];['8'.B79];['9'.B79];['10'.B79];)" office:value-type="float" office:value="0.64492225647" calcext:value-type="float">
            <text:p>0.6449222565</text:p>
          </table:table-cell>
          <table:table-cell table:formula="of:=MEDIAN(['1'.C79];['2'.C79];['3'.C79];['4'.C79];['5'.C79];['6'.C79];['7'.C79];['8'.C79];['9'.C79];['10'.C79];)" office:value-type="float" office:value="0.566005706787" calcext:value-type="float">
            <text:p>0.5660057068</text:p>
          </table:table-cell>
          <table:table-cell table:formula="of:=COM.MICROSOFT.STDEV.P(['1'.A79];['2'.A79];['3'.A79];['4'.A79];['5'.A79];['6'.A79];['7'.A79];['8'.A79];['9'.A79];['10'.A79];)" office:value-type="float" office:value="19.2138896041121" calcext:value-type="float">
            <text:p>19.2138896041</text:p>
          </table:table-cell>
          <table:table-cell table:formula="of:=COM.MICROSOFT.STDEV.P(['1'.B79];['2'.B79];['3'.B79];['4'.B79];['5'.B79];['6'.B79];['7'.B79];['8'.B79];['9'.B79];['10'.B79];)" office:value-type="float" office:value="0.211460457274479" calcext:value-type="float">
            <text:p>0.2114604573</text:p>
          </table:table-cell>
          <table:table-cell table:formula="of:=COM.MICROSOFT.STDEV.P(['1'.C79];['2'.C79];['3'.C79];['4'.C79];['5'.C79];['6'.C79];['7'.C79];['8'.C79];['9'.C79];['10'.C79];)" office:value-type="float" office:value="0.246849261900658" calcext:value-type="float">
            <text:p>0.2468492619</text:p>
          </table:table-cell>
          <table:table-cell table:formula="of:=CONFIDENCE([.$G$1];[.D80];10)" office:value-type="float" office:value="11.908673327877" calcext:value-type="float">
            <text:p>11.9086733279</text:p>
          </table:table-cell>
          <table:table-cell table:formula="of:=CONFIDENCE([.$G$1];[.E80];10)" office:value-type="float" office:value="0.131062140947573" calcext:value-type="float">
            <text:p>0.1310621409</text:p>
          </table:table-cell>
          <table:table-cell table:formula="of:=CONFIDENCE([.$G$1];[.F80];10)" office:value-type="float" office:value="0.152995946254075" calcext:value-type="float">
            <text:p>0.1529959463</text:p>
          </table:table-cell>
        </table:table-row>
        <table:table-row table:style-name="ro1">
          <table:table-cell table:formula="of:=MEDIAN(['1'.A80];['2'.A80];['3'.A80];['4'.A80];['5'.A80];['6'.A80];['7'.A80];['8'.A80];['9'.A80];['10'.A80];)" office:value-type="float" office:value="56" calcext:value-type="float">
            <text:p>56</text:p>
          </table:table-cell>
          <table:table-cell table:formula="of:=MEDIAN(['1'.B80];['2'.B80];['3'.B80];['4'.B80];['5'.B80];['6'.B80];['7'.B80];['8'.B80];['9'.B80];['10'.B80];)" office:value-type="float" office:value="0.619888305664" calcext:value-type="float">
            <text:p>0.6198883057</text:p>
          </table:table-cell>
          <table:table-cell table:formula="of:=MEDIAN(['1'.C80];['2'.C80];['3'.C80];['4'.C80];['5'.C80];['6'.C80];['7'.C80];['8'.C80];['9'.C80];['10'.C80];)" office:value-type="float" office:value="0.669956207275" calcext:value-type="float">
            <text:p>0.6699562073</text:p>
          </table:table-cell>
          <table:table-cell table:formula="of:=COM.MICROSOFT.STDEV.P(['1'.A80];['2'.A80];['3'.A80];['4'.A80];['5'.A80];['6'.A80];['7'.A80];['8'.A80];['9'.A80];['10'.A80];)" office:value-type="float" office:value="16.8581833869322" calcext:value-type="float">
            <text:p>16.8581833869</text:p>
          </table:table-cell>
          <table:table-cell table:formula="of:=COM.MICROSOFT.STDEV.P(['1'.B80];['2'.B80];['3'.B80];['4'.B80];['5'.B80];['6'.B80];['7'.B80];['8'.B80];['9'.B80];['10'.B80];)" office:value-type="float" office:value="0.205175432754159" calcext:value-type="float">
            <text:p>0.2051754328</text:p>
          </table:table-cell>
          <table:table-cell table:formula="of:=COM.MICROSOFT.STDEV.P(['1'.C80];['2'.C80];['3'.C80];['4'.C80];['5'.C80];['6'.C80];['7'.C80];['8'.C80];['9'.C80];['10'.C80];)" office:value-type="float" office:value="0.242958439019224" calcext:value-type="float">
            <text:p>0.242958439</text:p>
          </table:table-cell>
          <table:table-cell table:formula="of:=CONFIDENCE([.$G$1];[.D81];10)" office:value-type="float" office:value="10.4486183168999" calcext:value-type="float">
            <text:p>10.4486183169</text:p>
          </table:table-cell>
          <table:table-cell table:formula="of:=CONFIDENCE([.$G$1];[.E81];10)" office:value-type="float" office:value="0.127166713971966" calcext:value-type="float">
            <text:p>0.127166714</text:p>
          </table:table-cell>
          <table:table-cell table:formula="of:=CONFIDENCE([.$G$1];[.F81];10)" office:value-type="float" office:value="0.150584433560586" calcext:value-type="float">
            <text:p>0.1505844336</text:p>
          </table:table-cell>
        </table:table-row>
        <table:table-row table:style-name="ro1">
          <table:table-cell table:formula="of:=MEDIAN(['1'.A81];['2'.A81];['3'.A81];['4'.A81];['5'.A81];['6'.A81];['7'.A81];['8'.A81];['9'.A81];['10'.A81];)" office:value-type="float" office:value="55" calcext:value-type="float">
            <text:p>55</text:p>
          </table:table-cell>
          <table:table-cell table:formula="of:=MEDIAN(['1'.B81];['2'.B81];['3'.B81];['4'.B81];['5'.B81];['6'.B81];['7'.B81];['8'.B81];['9'.B81];['10'.B81];)" office:value-type="float" office:value="0.62894821167" calcext:value-type="float">
            <text:p>0.6289482117</text:p>
          </table:table-cell>
          <table:table-cell table:formula="of:=MEDIAN(['1'.C81];['2'.C81];['3'.C81];['4'.C81];['5'.C81];['6'.C81];['7'.C81];['8'.C81];['9'.C81];['10'.C81];)" office:value-type="float" office:value="0.697135925293" calcext:value-type="float">
            <text:p>0.6971359253</text:p>
          </table:table-cell>
          <table:table-cell table:formula="of:=COM.MICROSOFT.STDEV.P(['1'.A81];['2'.A81];['3'.A81];['4'.A81];['5'.A81];['6'.A81];['7'.A81];['8'.A81];['9'.A81];['10'.A81];)" office:value-type="float" office:value="19.0236911887857" calcext:value-type="float">
            <text:p>19.0236911888</text:p>
          </table:table-cell>
          <table:table-cell table:formula="of:=COM.MICROSOFT.STDEV.P(['1'.B81];['2'.B81];['3'.B81];['4'.B81];['5'.B81];['6'.B81];['7'.B81];['8'.B81];['9'.B81];['10'.B81];)" office:value-type="float" office:value="0.205737048415801" calcext:value-type="float">
            <text:p>0.2057370484</text:p>
          </table:table-cell>
          <table:table-cell table:formula="of:=COM.MICROSOFT.STDEV.P(['1'.C81];['2'.C81];['3'.C81];['4'.C81];['5'.C81];['6'.C81];['7'.C81];['8'.C81];['9'.C81];['10'.C81];)" office:value-type="float" office:value="0.240254638669276" calcext:value-type="float">
            <text:p>0.2402546387</text:p>
          </table:table-cell>
          <table:table-cell table:formula="of:=CONFIDENCE([.$G$1];[.D82];10)" office:value-type="float" office:value="11.7907892949054" calcext:value-type="float">
            <text:p>11.7907892949</text:p>
          </table:table-cell>
          <table:table-cell table:formula="of:=CONFIDENCE([.$G$1];[.E82];10)" office:value-type="float" office:value="0.127514800569117" calcext:value-type="float">
            <text:p>0.1275148006</text:p>
          </table:table-cell>
          <table:table-cell table:formula="of:=CONFIDENCE([.$G$1];[.F82];10)" office:value-type="float" office:value="0.148908631535344" calcext:value-type="float">
            <text:p>0.1489086315</text:p>
          </table:table-cell>
        </table:table-row>
        <table:table-row table:style-name="ro1">
          <table:table-cell table:formula="of:=MEDIAN(['1'.A82];['2'.A82];['3'.A82];['4'.A82];['5'.A82];['6'.A82];['7'.A82];['8'.A82];['9'.A82];['10'.A82];)" office:value-type="float" office:value="55" calcext:value-type="float">
            <text:p>55</text:p>
          </table:table-cell>
          <table:table-cell table:formula="of:=MEDIAN(['1'.B82];['2'.B82];['3'.B82];['4'.B82];['5'.B82];['6'.B82];['7'.B82];['8'.B82];['9'.B82];['10'.B82];)" office:value-type="float" office:value="0.653982162476" calcext:value-type="float">
            <text:p>0.6539821625</text:p>
          </table:table-cell>
          <table:table-cell table:formula="of:=MEDIAN(['1'.C82];['2'.C82];['3'.C82];['4'.C82];['5'.C82];['6'.C82];['7'.C82];['8'.C82];['9'.C82];['10'.C82];)" office:value-type="float" office:value="0.638961791992" calcext:value-type="float">
            <text:p>0.638961792</text:p>
          </table:table-cell>
          <table:table-cell table:formula="of:=COM.MICROSOFT.STDEV.P(['1'.A82];['2'.A82];['3'.A82];['4'.A82];['5'.A82];['6'.A82];['7'.A82];['8'.A82];['9'.A82];['10'.A82];)" office:value-type="float" office:value="84.5194485907394" calcext:value-type="float">
            <text:p>84.5194485907</text:p>
          </table:table-cell>
          <table:table-cell table:formula="of:=COM.MICROSOFT.STDEV.P(['1'.B82];['2'.B82];['3'.B82];['4'.B82];['5'.B82];['6'.B82];['7'.B82];['8'.B82];['9'.B82];['10'.B82];)" office:value-type="float" office:value="0.242800351977208" calcext:value-type="float">
            <text:p>0.242800352</text:p>
          </table:table-cell>
          <table:table-cell table:formula="of:=COM.MICROSOFT.STDEV.P(['1'.C82];['2'.C82];['3'.C82];['4'.C82];['5'.C82];['6'.C82];['7'.C82];['8'.C82];['9'.C82];['10'.C82];)" office:value-type="float" office:value="0.225148405148463" calcext:value-type="float">
            <text:p>0.2251484051</text:p>
          </table:table-cell>
          <table:table-cell table:formula="of:=CONFIDENCE([.$G$1];[.D83];10)" office:value-type="float" office:value="52.3847343696611" calcext:value-type="float">
            <text:p>52.3847343697</text:p>
          </table:table-cell>
          <table:table-cell table:formula="of:=CONFIDENCE([.$G$1];[.E83];10)" office:value-type="float" office:value="0.150486451997273" calcext:value-type="float">
            <text:p>0.150486452</text:p>
          </table:table-cell>
          <table:table-cell table:formula="of:=CONFIDENCE([.$G$1];[.F83];10)" office:value-type="float" office:value="0.139545863042312" calcext:value-type="float">
            <text:p>0.139545863</text:p>
          </table:table-cell>
        </table:table-row>
        <table:table-row table:style-name="ro1">
          <table:table-cell table:formula="of:=MEDIAN(['1'.A83];['2'.A83];['3'.A83];['4'.A83];['5'.A83];['6'.A83];['7'.A83];['8'.A83];['9'.A83];['10'.A83];)" office:value-type="float" office:value="53" calcext:value-type="float">
            <text:p>53</text:p>
          </table:table-cell>
          <table:table-cell table:formula="of:=MEDIAN(['1'.B83];['2'.B83];['3'.B83];['4'.B83];['5'.B83];['6'.B83];['7'.B83];['8'.B83];['9'.B83];['10'.B83];)" office:value-type="float" office:value="0.661849975586" calcext:value-type="float">
            <text:p>0.6618499756</text:p>
          </table:table-cell>
          <table:table-cell table:formula="of:=MEDIAN(['1'.C83];['2'.C83];['3'.C83];['4'.C83];['5'.C83];['6'.C83];['7'.C83];['8'.C83];['9'.C83];['10'.C83];)" office:value-type="float" office:value="0.720977783203" calcext:value-type="float">
            <text:p>0.7209777832</text:p>
          </table:table-cell>
          <table:table-cell table:formula="of:=COM.MICROSOFT.STDEV.P(['1'.A83];['2'.A83];['3'.A83];['4'.A83];['5'.A83];['6'.A83];['7'.A83];['8'.A83];['9'.A83];['10'.A83];)" office:value-type="float" office:value="17.5107995012665" calcext:value-type="float">
            <text:p>17.5107995013</text:p>
          </table:table-cell>
          <table:table-cell table:formula="of:=COM.MICROSOFT.STDEV.P(['1'.B83];['2'.B83];['3'.B83];['4'.B83];['5'.B83];['6'.B83];['7'.B83];['8'.B83];['9'.B83];['10'.B83];)" office:value-type="float" office:value="0.256911395653731" calcext:value-type="float">
            <text:p>0.2569113957</text:p>
          </table:table-cell>
          <table:table-cell table:formula="of:=COM.MICROSOFT.STDEV.P(['1'.C83];['2'.C83];['3'.C83];['4'.C83];['5'.C83];['6'.C83];['7'.C83];['8'.C83];['9'.C83];['10'.C83];)" office:value-type="float" office:value="0.269024113932818" calcext:value-type="float">
            <text:p>0.2690241139</text:p>
          </table:table-cell>
          <table:table-cell table:formula="of:=CONFIDENCE([.$G$1];[.D84];10)" office:value-type="float" office:value="10.8531065425661" calcext:value-type="float">
            <text:p>10.8531065426</text:p>
          </table:table-cell>
          <table:table-cell table:formula="of:=CONFIDENCE([.$G$1];[.E84];10)" office:value-type="float" office:value="0.159232406768614" calcext:value-type="float">
            <text:p>0.1592324068</text:p>
          </table:table-cell>
          <table:table-cell table:formula="of:=CONFIDENCE([.$G$1];[.F84];10)" office:value-type="float" office:value="0.166739809385697" calcext:value-type="float">
            <text:p>0.1667398094</text:p>
          </table:table-cell>
        </table:table-row>
        <table:table-row table:style-name="ro1">
          <table:table-cell table:formula="of:=MEDIAN(['1'.A84];['2'.A84];['3'.A84];['4'.A84];['5'.A84];['6'.A84];['7'.A84];['8'.A84];['9'.A84];['10'.A84];)" office:value-type="float" office:value="49" calcext:value-type="float">
            <text:p>49</text:p>
          </table:table-cell>
          <table:table-cell table:formula="of:=MEDIAN(['1'.B84];['2'.B84];['3'.B84];['4'.B84];['5'.B84];['6'.B84];['7'.B84];['8'.B84];['9'.B84];['10'.B84];)" office:value-type="float" office:value="0.689029693604" calcext:value-type="float">
            <text:p>0.6890296936</text:p>
          </table:table-cell>
          <table:table-cell table:formula="of:=MEDIAN(['1'.C84];['2'.C84];['3'.C84];['4'.C84];['5'.C84];['6'.C84];['7'.C84];['8'.C84];['9'.C84];['10'.C84];)" office:value-type="float" office:value="0.730991363525" calcext:value-type="float">
            <text:p>0.7309913635</text:p>
          </table:table-cell>
          <table:table-cell table:formula="of:=COM.MICROSOFT.STDEV.P(['1'.A84];['2'.A84];['3'.A84];['4'.A84];['5'.A84];['6'.A84];['7'.A84];['8'.A84];['9'.A84];['10'.A84];)" office:value-type="float" office:value="18.1627172394623" calcext:value-type="float">
            <text:p>18.1627172395</text:p>
          </table:table-cell>
          <table:table-cell table:formula="of:=COM.MICROSOFT.STDEV.P(['1'.B84];['2'.B84];['3'.B84];['4'.B84];['5'.B84];['6'.B84];['7'.B84];['8'.B84];['9'.B84];['10'.B84];)" office:value-type="float" office:value="0.324704872315161" calcext:value-type="float">
            <text:p>0.3247048723</text:p>
          </table:table-cell>
          <table:table-cell table:formula="of:=COM.MICROSOFT.STDEV.P(['1'.C84];['2'.C84];['3'.C84];['4'.C84];['5'.C84];['6'.C84];['7'.C84];['8'.C84];['9'.C84];['10'.C84];)" office:value-type="float" office:value="0.233554229254644" calcext:value-type="float">
            <text:p>0.2335542293</text:p>
          </table:table-cell>
          <table:table-cell table:formula="of:=CONFIDENCE([.$G$1];[.D85];10)" office:value-type="float" office:value="11.2571619181712" calcext:value-type="float">
            <text:p>11.2571619182</text:p>
          </table:table-cell>
          <table:table-cell table:formula="of:=CONFIDENCE([.$G$1];[.E85];10)" office:value-type="float" office:value="0.201250466826024" calcext:value-type="float">
            <text:p>0.2012504668</text:p>
          </table:table-cell>
          <table:table-cell table:formula="of:=CONFIDENCE([.$G$1];[.F85];10)" office:value-type="float" office:value="0.144755751065749" calcext:value-type="float">
            <text:p>0.1447557511</text:p>
          </table:table-cell>
        </table:table-row>
        <table:table-row table:style-name="ro1">
          <table:table-cell table:formula="of:=MEDIAN(['1'.A85];['2'.A85];['3'.A85];['4'.A85];['5'.A85];['6'.A85];['7'.A85];['8'.A85];['9'.A85];['10'.A85];)" office:value-type="float" office:value="56" calcext:value-type="float">
            <text:p>56</text:p>
          </table:table-cell>
          <table:table-cell table:formula="of:=MEDIAN(['1'.B85];['2'.B85];['3'.B85];['4'.B85];['5'.B85];['6'.B85];['7'.B85];['8'.B85];['9'.B85];['10'.B85];)" office:value-type="float" office:value="0.658988952637" calcext:value-type="float">
            <text:p>0.6589889526</text:p>
          </table:table-cell>
          <table:table-cell table:formula="of:=MEDIAN(['1'.C85];['2'.C85];['3'.C85];['4'.C85];['5'.C85];['6'.C85];['7'.C85];['8'.C85];['9'.C85];['10'.C85];)" office:value-type="float" office:value="0.730037689209" calcext:value-type="float">
            <text:p>0.7300376892</text:p>
          </table:table-cell>
          <table:table-cell table:formula="of:=COM.MICROSOFT.STDEV.P(['1'.A85];['2'.A85];['3'.A85];['4'.A85];['5'.A85];['6'.A85];['7'.A85];['8'.A85];['9'.A85];['10'.A85];)" office:value-type="float" office:value="17.6194858322181" calcext:value-type="float">
            <text:p>17.6194858322</text:p>
          </table:table-cell>
          <table:table-cell table:formula="of:=COM.MICROSOFT.STDEV.P(['1'.B85];['2'.B85];['3'.B85];['4'.B85];['5'.B85];['6'.B85];['7'.B85];['8'.B85];['9'.B85];['10'.B85];)" office:value-type="float" office:value="0.279775781648145" calcext:value-type="float">
            <text:p>0.2797757816</text:p>
          </table:table-cell>
          <table:table-cell table:formula="of:=COM.MICROSOFT.STDEV.P(['1'.C85];['2'.C85];['3'.C85];['4'.C85];['5'.C85];['6'.C85];['7'.C85];['8'.C85];['9'.C85];['10'.C85];)" office:value-type="float" office:value="0.220884864274778" calcext:value-type="float">
            <text:p>0.2208848643</text:p>
          </table:table-cell>
          <table:table-cell table:formula="of:=CONFIDENCE([.$G$1];[.D86];10)" office:value-type="float" office:value="10.9204697905694" calcext:value-type="float">
            <text:p>10.9204697906</text:p>
          </table:table-cell>
          <table:table-cell table:formula="of:=CONFIDENCE([.$G$1];[.E86];10)" office:value-type="float" office:value="0.173403639624646" calcext:value-type="float">
            <text:p>0.1734036396</text:p>
          </table:table-cell>
          <table:table-cell table:formula="of:=CONFIDENCE([.$G$1];[.F86];10)" office:value-type="float" office:value="0.136903341588774" calcext:value-type="float">
            <text:p>0.1369033416</text:p>
          </table:table-cell>
        </table:table-row>
        <table:table-row table:style-name="ro1">
          <table:table-cell table:formula="of:=MEDIAN(['1'.A86];['2'.A86];['3'.A86];['4'.A86];['5'.A86];['6'.A86];['7'.A86];['8'.A86];['9'.A86];['10'.A86];)" office:value-type="float" office:value="61" calcext:value-type="float">
            <text:p>61</text:p>
          </table:table-cell>
          <table:table-cell table:formula="of:=MEDIAN(['1'.B86];['2'.B86];['3'.B86];['4'.B86];['5'.B86];['6'.B86];['7'.B86];['8'.B86];['9'.B86];['10'.B86];)" office:value-type="float" office:value="0.670909881592" calcext:value-type="float">
            <text:p>0.6709098816</text:p>
          </table:table-cell>
          <table:table-cell table:formula="of:=MEDIAN(['1'.C86];['2'.C86];['3'.C86];['4'.C86];['5'.C86];['6'.C86];['7'.C86];['8'.C86];['9'.C86];['10'.C86];)" office:value-type="float" office:value="0.663995742798" calcext:value-type="float">
            <text:p>0.6639957428</text:p>
          </table:table-cell>
          <table:table-cell table:formula="of:=COM.MICROSOFT.STDEV.P(['1'.A86];['2'.A86];['3'.A86];['4'.A86];['5'.A86];['6'.A86];['7'.A86];['8'.A86];['9'.A86];['10'.A86];)" office:value-type="float" office:value="310.551202842264" calcext:value-type="float">
            <text:p>310.5512028423</text:p>
          </table:table-cell>
          <table:table-cell table:formula="of:=COM.MICROSOFT.STDEV.P(['1'.B86];['2'.B86];['3'.B86];['4'.B86];['5'.B86];['6'.B86];['7'.B86];['8'.B86];['9'.B86];['10'.B86];)" office:value-type="float" office:value="0.242313514272183" calcext:value-type="float">
            <text:p>0.2423135143</text:p>
          </table:table-cell>
          <table:table-cell table:formula="of:=COM.MICROSOFT.STDEV.P(['1'.C86];['2'.C86];['3'.C86];['4'.C86];['5'.C86];['6'.C86];['7'.C86];['8'.C86];['9'.C86];['10'.C86];)" office:value-type="float" office:value="0.217983769349204" calcext:value-type="float">
            <text:p>0.2179837693</text:p>
          </table:table-cell>
          <table:table-cell table:formula="of:=CONFIDENCE([.$G$1];[.D87];10)" office:value-type="float" office:value="192.478092797841" calcext:value-type="float">
            <text:p>192.4780927978</text:p>
          </table:table-cell>
          <table:table-cell table:formula="of:=CONFIDENCE([.$G$1];[.E87];10)" office:value-type="float" office:value="0.15018471240616" calcext:value-type="float">
            <text:p>0.1501847124</text:p>
          </table:table-cell>
          <table:table-cell table:formula="of:=CONFIDENCE([.$G$1];[.F87];10)" office:value-type="float" office:value="0.13510525736566" calcext:value-type="float">
            <text:p>0.1351052574</text:p>
          </table:table-cell>
        </table:table-row>
        <table:table-row table:style-name="ro1">
          <table:table-cell table:formula="of:=MEDIAN(['1'.A87];['2'.A87];['3'.A87];['4'.A87];['5'.A87];['6'.A87];['7'.A87];['8'.A87];['9'.A87];['10'.A87];)" office:value-type="float" office:value="59" calcext:value-type="float">
            <text:p>59</text:p>
          </table:table-cell>
          <table:table-cell table:formula="of:=MEDIAN(['1'.B87];['2'.B87];['3'.B87];['4'.B87];['5'.B87];['6'.B87];['7'.B87];['8'.B87];['9'.B87];['10'.B87];)" office:value-type="float" office:value="0.695943832397" calcext:value-type="float">
            <text:p>0.6959438324</text:p>
          </table:table-cell>
          <table:table-cell table:formula="of:=MEDIAN(['1'.C87];['2'.C87];['3'.C87];['4'.C87];['5'.C87];['6'.C87];['7'.C87];['8'.C87];['9'.C87];['10'.C87];)" office:value-type="float" office:value="0.678062438965" calcext:value-type="float">
            <text:p>0.678062439</text:p>
          </table:table-cell>
          <table:table-cell table:formula="of:=COM.MICROSOFT.STDEV.P(['1'.A87];['2'.A87];['3'.A87];['4'.A87];['5'.A87];['6'.A87];['7'.A87];['8'.A87];['9'.A87];['10'.A87];)" office:value-type="float" office:value="167.620932044611" calcext:value-type="float">
            <text:p>167.6209320446</text:p>
          </table:table-cell>
          <table:table-cell table:formula="of:=COM.MICROSOFT.STDEV.P(['1'.B87];['2'.B87];['3'.B87];['4'.B87];['5'.B87];['6'.B87];['7'.B87];['8'.B87];['9'.B87];['10'.B87];)" office:value-type="float" office:value="0.244649672068711" calcext:value-type="float">
            <text:p>0.2446496721</text:p>
          </table:table-cell>
          <table:table-cell table:formula="of:=COM.MICROSOFT.STDEV.P(['1'.C87];['2'.C87];['3'.C87];['4'.C87];['5'.C87];['6'.C87];['7'.C87];['8'.C87];['9'.C87];['10'.C87];)" office:value-type="float" office:value="0.221690006891933" calcext:value-type="float">
            <text:p>0.2216900069</text:p>
          </table:table-cell>
          <table:table-cell table:formula="of:=CONFIDENCE([.$G$1];[.D88];10)" office:value-type="float" office:value="103.89062099151" calcext:value-type="float">
            <text:p>103.8906209915</text:p>
          </table:table-cell>
          <table:table-cell table:formula="of:=CONFIDENCE([.$G$1];[.E88];10)" office:value-type="float" office:value="0.151632651403127" calcext:value-type="float">
            <text:p>0.1516326514</text:p>
          </table:table-cell>
          <table:table-cell table:formula="of:=CONFIDENCE([.$G$1];[.F88];10)" office:value-type="float" office:value="0.137402364983184" calcext:value-type="float">
            <text:p>0.137402365</text:p>
          </table:table-cell>
        </table:table-row>
        <table:table-row table:style-name="ro1">
          <table:table-cell table:formula="of:=MEDIAN(['1'.A88];['2'.A88];['3'.A88];['4'.A88];['5'.A88];['6'.A88];['7'.A88];['8'.A88];['9'.A88];['10'.A88];)" office:value-type="float" office:value="56" calcext:value-type="float">
            <text:p>56</text:p>
          </table:table-cell>
          <table:table-cell table:formula="of:=MEDIAN(['1'.B88];['2'.B88];['3'.B88];['4'.B88];['5'.B88];['6'.B88];['7'.B88];['8'.B88];['9'.B88];['10'.B88];)" office:value-type="float" office:value="0.688791275024" calcext:value-type="float">
            <text:p>0.688791275</text:p>
          </table:table-cell>
          <table:table-cell table:formula="of:=MEDIAN(['1'.C88];['2'.C88];['3'.C88];['4'.C88];['5'.C88];['6'.C88];['7'.C88];['8'.C88];['9'.C88];['10'.C88];)" office:value-type="float" office:value="0.73504447937" calcext:value-type="float">
            <text:p>0.7350444794</text:p>
          </table:table-cell>
          <table:table-cell table:formula="of:=COM.MICROSOFT.STDEV.P(['1'.A88];['2'.A88];['3'.A88];['4'.A88];['5'.A88];['6'.A88];['7'.A88];['8'.A88];['9'.A88];['10'.A88];)" office:value-type="float" office:value="70.1311640092281" calcext:value-type="float">
            <text:p>70.1311640092</text:p>
          </table:table-cell>
          <table:table-cell table:formula="of:=COM.MICROSOFT.STDEV.P(['1'.B88];['2'.B88];['3'.B88];['4'.B88];['5'.B88];['6'.B88];['7'.B88];['8'.B88];['9'.B88];['10'.B88];)" office:value-type="float" office:value="0.765030842016462" calcext:value-type="float">
            <text:p>0.765030842</text:p>
          </table:table-cell>
          <table:table-cell table:formula="of:=COM.MICROSOFT.STDEV.P(['1'.C88];['2'.C88];['3'.C88];['4'.C88];['5'.C88];['6'.C88];['7'.C88];['8'.C88];['9'.C88];['10'.C88];)" office:value-type="float" office:value="0.261935396991121" calcext:value-type="float">
            <text:p>0.261935397</text:p>
          </table:table-cell>
          <table:table-cell table:formula="of:=CONFIDENCE([.$G$1];[.D89];10)" office:value-type="float" office:value="43.4669470626561" calcext:value-type="float">
            <text:p>43.4669470627</text:p>
          </table:table-cell>
          <table:table-cell table:formula="of:=CONFIDENCE([.$G$1];[.E89];10)" office:value-type="float" office:value="0.474162315441579" calcext:value-type="float">
            <text:p>0.4741623154</text:p>
          </table:table-cell>
          <table:table-cell table:formula="of:=CONFIDENCE([.$G$1];[.F89];10)" office:value-type="float" office:value="0.16234625783982" calcext:value-type="float">
            <text:p>0.1623462578</text:p>
          </table:table-cell>
        </table:table-row>
        <table:table-row table:style-name="ro1">
          <table:table-cell table:formula="of:=MEDIAN(['1'.A89];['2'.A89];['3'.A89];['4'.A89];['5'.A89];['6'.A89];['7'.A89];['8'.A89];['9'.A89];['10'.A89];)" office:value-type="float" office:value="56" calcext:value-type="float">
            <text:p>56</text:p>
          </table:table-cell>
          <table:table-cell table:formula="of:=MEDIAN(['1'.B89];['2'.B89];['3'.B89];['4'.B89];['5'.B89];['6'.B89];['7'.B89];['8'.B89];['9'.B89];['10'.B89];)" office:value-type="float" office:value="0.691890716553" calcext:value-type="float">
            <text:p>0.6918907166</text:p>
          </table:table-cell>
          <table:table-cell table:formula="of:=MEDIAN(['1'.C89];['2'.C89];['3'.C89];['4'.C89];['5'.C89];['6'.C89];['7'.C89];['8'.C89];['9'.C89];['10'.C89];)" office:value-type="float" office:value="0.65803527832" calcext:value-type="float">
            <text:p>0.6580352783</text:p>
          </table:table-cell>
          <table:table-cell table:formula="of:=COM.MICROSOFT.STDEV.P(['1'.A89];['2'.A89];['3'.A89];['4'.A89];['5'.A89];['6'.A89];['7'.A89];['8'.A89];['9'.A89];['10'.A89];)" office:value-type="float" office:value="16.9837063384803" calcext:value-type="float">
            <text:p>16.9837063385</text:p>
          </table:table-cell>
          <table:table-cell table:formula="of:=COM.MICROSOFT.STDEV.P(['1'.B89];['2'.B89];['3'.B89];['4'.B89];['5'.B89];['6'.B89];['7'.B89];['8'.B89];['9'.B89];['10'.B89];)" office:value-type="float" office:value="0.239940085885148" calcext:value-type="float">
            <text:p>0.2399400859</text:p>
          </table:table-cell>
          <table:table-cell table:formula="of:=COM.MICROSOFT.STDEV.P(['1'.C89];['2'.C89];['3'.C89];['4'.C89];['5'.C89];['6'.C89];['7'.C89];['8'.C89];['9'.C89];['10'.C89];)" office:value-type="float" office:value="0.278743781508313" calcext:value-type="float">
            <text:p>0.2787437815</text:p>
          </table:table-cell>
          <table:table-cell table:formula="of:=CONFIDENCE([.$G$1];[.D90];10)" office:value-type="float" office:value="10.5264168187096" calcext:value-type="float">
            <text:p>10.5264168187</text:p>
          </table:table-cell>
          <table:table-cell table:formula="of:=CONFIDENCE([.$G$1];[.E90];10)" office:value-type="float" office:value="0.148713673282345" calcext:value-type="float">
            <text:p>0.1487136733</text:p>
          </table:table-cell>
          <table:table-cell table:formula="of:=CONFIDENCE([.$G$1];[.F90];10)" office:value-type="float" office:value="0.17276401106464" calcext:value-type="float">
            <text:p>0.1727640111</text:p>
          </table:table-cell>
        </table:table-row>
        <table:table-row table:style-name="ro1">
          <table:table-cell table:formula="of:=MEDIAN(['1'.A90];['2'.A90];['3'.A90];['4'.A90];['5'.A90];['6'.A90];['7'.A90];['8'.A90];['9'.A90];['10'.A90];)" office:value-type="float" office:value="49" calcext:value-type="float">
            <text:p>49</text:p>
          </table:table-cell>
          <table:table-cell table:formula="of:=MEDIAN(['1'.B90];['2'.B90];['3'.B90];['4'.B90];['5'.B90];['6'.B90];['7'.B90];['8'.B90];['9'.B90];['10'.B90];)" office:value-type="float" office:value="0.775098800659" calcext:value-type="float">
            <text:p>0.7750988007</text:p>
          </table:table-cell>
          <table:table-cell table:formula="of:=MEDIAN(['1'.C90];['2'.C90];['3'.C90];['4'.C90];['5'.C90];['6'.C90];['7'.C90];['8'.C90];['9'.C90];['10'.C90];)" office:value-type="float" office:value="0.653028488159" calcext:value-type="float">
            <text:p>0.6530284882</text:p>
          </table:table-cell>
          <table:table-cell table:formula="of:=COM.MICROSOFT.STDEV.P(['1'.A90];['2'.A90];['3'.A90];['4'.A90];['5'.A90];['6'.A90];['7'.A90];['8'.A90];['9'.A90];['10'.A90];)" office:value-type="float" office:value="15.5643160429329" calcext:value-type="float">
            <text:p>15.5643160429</text:p>
          </table:table-cell>
          <table:table-cell table:formula="of:=COM.MICROSOFT.STDEV.P(['1'.B90];['2'.B90];['3'.B90];['4'.B90];['5'.B90];['6'.B90];['7'.B90];['8'.B90];['9'.B90];['10'.B90];)" office:value-type="float" office:value="0.842713162336634" calcext:value-type="float">
            <text:p>0.8427131623</text:p>
          </table:table-cell>
          <table:table-cell table:formula="of:=COM.MICROSOFT.STDEV.P(['1'.C90];['2'.C90];['3'.C90];['4'.C90];['5'.C90];['6'.C90];['7'.C90];['8'.C90];['9'.C90];['10'.C90];)" office:value-type="float" office:value="0.219847891964232" calcext:value-type="float">
            <text:p>0.219847892</text:p>
          </table:table-cell>
          <table:table-cell table:formula="of:=CONFIDENCE([.$G$1];[.D91];10)" office:value-type="float" office:value="9.64668576462798" calcext:value-type="float">
            <text:p>9.6466857646</text:p>
          </table:table-cell>
          <table:table-cell table:formula="of:=CONFIDENCE([.$G$1];[.E91];10)" office:value-type="float" office:value="0.522309431673913" calcext:value-type="float">
            <text:p>0.5223094317</text:p>
          </table:table-cell>
          <table:table-cell table:formula="of:=CONFIDENCE([.$G$1];[.F91];10)" office:value-type="float" office:value="0.136260631302061" calcext:value-type="float">
            <text:p>0.1362606313</text:p>
          </table:table-cell>
        </table:table-row>
        <table:table-row table:style-name="ro1">
          <table:table-cell table:formula="of:=MEDIAN(['1'.A91];['2'.A91];['3'.A91];['4'.A91];['5'.A91];['6'.A91];['7'.A91];['8'.A91];['9'.A91];['10'.A91];)" office:value-type="float" office:value="52" calcext:value-type="float">
            <text:p>52</text:p>
          </table:table-cell>
          <table:table-cell table:formula="of:=MEDIAN(['1'.B91];['2'.B91];['3'.B91];['4'.B91];['5'.B91];['6'.B91];['7'.B91];['8'.B91];['9'.B91];['10'.B91];)" office:value-type="float" office:value="0.615835189819" calcext:value-type="float">
            <text:p>0.6158351898</text:p>
          </table:table-cell>
          <table:table-cell table:formula="of:=MEDIAN(['1'.C91];['2'.C91];['3'.C91];['4'.C91];['5'.C91];['6'.C91];['7'.C91];['8'.C91];['9'.C91];['10'.C91];)" office:value-type="float" office:value="0.602960586548" calcext:value-type="float">
            <text:p>0.6029605865</text:p>
          </table:table-cell>
          <table:table-cell table:formula="of:=COM.MICROSOFT.STDEV.P(['1'.A91];['2'.A91];['3'.A91];['4'.A91];['5'.A91];['6'.A91];['7'.A91];['8'.A91];['9'.A91];['10'.A91];)" office:value-type="float" office:value="21.6367456039622" calcext:value-type="float">
            <text:p>21.636745604</text:p>
          </table:table-cell>
          <table:table-cell table:formula="of:=COM.MICROSOFT.STDEV.P(['1'.B91];['2'.B91];['3'.B91];['4'.B91];['5'.B91];['6'.B91];['7'.B91];['8'.B91];['9'.B91];['10'.B91];)" office:value-type="float" office:value="0.243695690062231" calcext:value-type="float">
            <text:p>0.2436956901</text:p>
          </table:table-cell>
          <table:table-cell table:formula="of:=COM.MICROSOFT.STDEV.P(['1'.C91];['2'.C91];['3'.C91];['4'.C91];['5'.C91];['6'.C91];['7'.C91];['8'.C91];['9'.C91];['10'.C91];)" office:value-type="float" office:value="0.213729411079723" calcext:value-type="float">
            <text:p>0.2137294111</text:p>
          </table:table-cell>
          <table:table-cell table:formula="of:=CONFIDENCE([.$G$1];[.D92];10)" office:value-type="float" office:value="13.4103474405733" calcext:value-type="float">
            <text:p>13.4103474406</text:p>
          </table:table-cell>
          <table:table-cell table:formula="of:=CONFIDENCE([.$G$1];[.E92];10)" office:value-type="float" office:value="0.151041378094603" calcext:value-type="float">
            <text:p>0.1510413781</text:p>
          </table:table-cell>
          <table:table-cell table:formula="of:=CONFIDENCE([.$G$1];[.F92];10)" office:value-type="float" office:value="0.132468427244592" calcext:value-type="float">
            <text:p>0.1324684272</text:p>
          </table:table-cell>
        </table:table-row>
        <table:table-row table:style-name="ro1">
          <table:table-cell table:formula="of:=MEDIAN(['1'.A92];['2'.A92];['3'.A92];['4'.A92];['5'.A92];['6'.A92];['7'.A92];['8'.A92];['9'.A92];['10'.A92];)" office:value-type="float" office:value="60" calcext:value-type="float">
            <text:p>60</text:p>
          </table:table-cell>
          <table:table-cell table:formula="of:=MEDIAN(['1'.B92];['2'.B92];['3'.B92];['4'.B92];['5'.B92];['6'.B92];['7'.B92];['8'.B92];['9'.B92];['10'.B92];)" office:value-type="float" office:value="0.70595741272" calcext:value-type="float">
            <text:p>0.7059574127</text:p>
          </table:table-cell>
          <table:table-cell table:formula="of:=MEDIAN(['1'.C92];['2'.C92];['3'.C92];['4'.C92];['5'.C92];['6'.C92];['7'.C92];['8'.C92];['9'.C92];['10'.C92];)" office:value-type="float" office:value="0.680923461914" calcext:value-type="float">
            <text:p>0.6809234619</text:p>
          </table:table-cell>
          <table:table-cell table:formula="of:=COM.MICROSOFT.STDEV.P(['1'.A92];['2'.A92];['3'.A92];['4'.A92];['5'.A92];['6'.A92];['7'.A92];['8'.A92];['9'.A92];['10'.A92];)" office:value-type="float" office:value="195.232177946631" calcext:value-type="float">
            <text:p>195.2321779466</text:p>
          </table:table-cell>
          <table:table-cell table:formula="of:=COM.MICROSOFT.STDEV.P(['1'.B92];['2'.B92];['3'.B92];['4'.B92];['5'.B92];['6'.B92];['7'.B92];['8'.B92];['9'.B92];['10'.B92];)" office:value-type="float" office:value="1.26601155483021" calcext:value-type="float">
            <text:p>1.2660115548</text:p>
          </table:table-cell>
          <table:table-cell table:formula="of:=COM.MICROSOFT.STDEV.P(['1'.C92];['2'.C92];['3'.C92];['4'.C92];['5'.C92];['6'.C92];['7'.C92];['8'.C92];['9'.C92];['10'.C92];)" office:value-type="float" office:value="0.247821681663409" calcext:value-type="float">
            <text:p>0.2478216817</text:p>
          </table:table-cell>
          <table:table-cell table:formula="of:=CONFIDENCE([.$G$1];[.D93];10)" office:value-type="float" office:value="121.003934037322" calcext:value-type="float">
            <text:p>121.0039340373</text:p>
          </table:table-cell>
          <table:table-cell table:formula="of:=CONFIDENCE([.$G$1];[.E93];10)" office:value-type="float" office:value="0.784667672523938" calcext:value-type="float">
            <text:p>0.7846676725</text:p>
          </table:table-cell>
          <table:table-cell table:formula="of:=CONFIDENCE([.$G$1];[.F93];10)" office:value-type="float" office:value="0.153598647192343" calcext:value-type="float">
            <text:p>0.1535986472</text:p>
          </table:table-cell>
        </table:table-row>
        <table:table-row table:style-name="ro1">
          <table:table-cell table:formula="of:=MEDIAN(['1'.A93];['2'.A93];['3'.A93];['4'.A93];['5'.A93];['6'.A93];['7'.A93];['8'.A93];['9'.A93];['10'.A93];)" office:value-type="float" office:value="57" calcext:value-type="float">
            <text:p>57</text:p>
          </table:table-cell>
          <table:table-cell table:formula="of:=MEDIAN(['1'.B93];['2'.B93];['3'.B93];['4'.B93];['5'.B93];['6'.B93];['7'.B93];['8'.B93];['9'.B93];['10'.B93];)" office:value-type="float" office:value="0.716924667358" calcext:value-type="float">
            <text:p>0.7169246674</text:p>
          </table:table-cell>
          <table:table-cell table:formula="of:=MEDIAN(['1'.C93];['2'.C93];['3'.C93];['4'.C93];['5'.C93];['6'.C93];['7'.C93];['8'.C93];['9'.C93];['10'.C93];)" office:value-type="float" office:value="0.650882720947" calcext:value-type="float">
            <text:p>0.6508827209</text:p>
          </table:table-cell>
          <table:table-cell table:formula="of:=COM.MICROSOFT.STDEV.P(['1'.A93];['2'.A93];['3'.A93];['4'.A93];['5'.A93];['6'.A93];['7'.A93];['8'.A93];['9'.A93];['10'.A93];)" office:value-type="float" office:value="19.3664103860181" calcext:value-type="float">
            <text:p>19.366410386</text:p>
          </table:table-cell>
          <table:table-cell table:formula="of:=COM.MICROSOFT.STDEV.P(['1'.B93];['2'.B93];['3'.B93];['4'.B93];['5'.B93];['6'.B93];['7'.B93];['8'.B93];['9'.B93];['10'.B93];)" office:value-type="float" office:value="1.16257658586157" calcext:value-type="float">
            <text:p>1.1625765859</text:p>
          </table:table-cell>
          <table:table-cell table:formula="of:=COM.MICROSOFT.STDEV.P(['1'.C93];['2'.C93];['3'.C93];['4'.C93];['5'.C93];['6'.C93];['7'.C93];['8'.C93];['9'.C93];['10'.C93];)" office:value-type="float" office:value="0.28327924277929" calcext:value-type="float">
            <text:p>0.2832792428</text:p>
          </table:table-cell>
          <table:table-cell table:formula="of:=CONFIDENCE([.$G$1];[.D94];10)" office:value-type="float" office:value="12.0032049508255" calcext:value-type="float">
            <text:p>12.0032049508</text:p>
          </table:table-cell>
          <table:table-cell table:formula="of:=CONFIDENCE([.$G$1];[.E94];10)" office:value-type="float" office:value="0.720559192590596" calcext:value-type="float">
            <text:p>0.7205591926</text:p>
          </table:table-cell>
          <table:table-cell table:formula="of:=CONFIDENCE([.$G$1];[.F94];10)" office:value-type="float" office:value="0.175575067429602" calcext:value-type="float">
            <text:p>0.1755750674</text:p>
          </table:table-cell>
        </table:table-row>
        <table:table-row table:style-name="ro1">
          <table:table-cell table:formula="of:=MEDIAN(['1'.A94];['2'.A94];['3'.A94];['4'.A94];['5'.A94];['6'.A94];['7'.A94];['8'.A94];['9'.A94];['10'.A94];)" office:value-type="float" office:value="56" calcext:value-type="float">
            <text:p>56</text:p>
          </table:table-cell>
          <table:table-cell table:formula="of:=MEDIAN(['1'.B94];['2'.B94];['3'.B94];['4'.B94];['5'.B94];['6'.B94];['7'.B94];['8'.B94];['9'.B94];['10'.B94];)" office:value-type="float" office:value="0.647068023682" calcext:value-type="float">
            <text:p>0.6470680237</text:p>
          </table:table-cell>
          <table:table-cell table:formula="of:=MEDIAN(['1'.C94];['2'.C94];['3'.C94];['4'.C94];['5'.C94];['6'.C94];['7'.C94];['8'.C94];['9'.C94];['10'.C94];)" office:value-type="float" office:value="0.728130340576" calcext:value-type="float">
            <text:p>0.7281303406</text:p>
          </table:table-cell>
          <table:table-cell table:formula="of:=COM.MICROSOFT.STDEV.P(['1'.A94];['2'.A94];['3'.A94];['4'.A94];['5'.A94];['6'.A94];['7'.A94];['8'.A94];['9'.A94];['10'.A94];)" office:value-type="float" office:value="19.3501873909819" calcext:value-type="float">
            <text:p>19.350187391</text:p>
          </table:table-cell>
          <table:table-cell table:formula="of:=COM.MICROSOFT.STDEV.P(['1'.B94];['2'.B94];['3'.B94];['4'.B94];['5'.B94];['6'.B94];['7'.B94];['8'.B94];['9'.B94];['10'.B94];)" office:value-type="float" office:value="0.231296305019721" calcext:value-type="float">
            <text:p>0.231296305</text:p>
          </table:table-cell>
          <table:table-cell table:formula="of:=COM.MICROSOFT.STDEV.P(['1'.C94];['2'.C94];['3'.C94];['4'.C94];['5'.C94];['6'.C94];['7'.C94];['8'.C94];['9'.C94];['10'.C94];)" office:value-type="float" office:value="0.253279421977223" calcext:value-type="float">
            <text:p>0.253279422</text:p>
          </table:table-cell>
          <table:table-cell table:formula="of:=CONFIDENCE([.$G$1];[.D95];10)" office:value-type="float" office:value="11.993150019093" calcext:value-type="float">
            <text:p>11.9931500191</text:p>
          </table:table-cell>
          <table:table-cell table:formula="of:=CONFIDENCE([.$G$1];[.E95];10)" office:value-type="float" office:value="0.143356300841624" calcext:value-type="float">
            <text:p>0.1433563008</text:p>
          </table:table-cell>
          <table:table-cell table:formula="of:=CONFIDENCE([.$G$1];[.F95];10)" office:value-type="float" office:value="0.156981327526453" calcext:value-type="float">
            <text:p>0.1569813275</text:p>
          </table:table-cell>
        </table:table-row>
        <table:table-row table:style-name="ro1">
          <table:table-cell table:formula="of:=MEDIAN(['1'.A95];['2'.A95];['3'.A95];['4'.A95];['5'.A95];['6'.A95];['7'.A95];['8'.A95];['9'.A95];['10'.A95];)" office:value-type="float" office:value="54" calcext:value-type="float">
            <text:p>54</text:p>
          </table:table-cell>
          <table:table-cell table:formula="of:=MEDIAN(['1'.B95];['2'.B95];['3'.B95];['4'.B95];['5'.B95];['6'.B95];['7'.B95];['8'.B95];['9'.B95];['10'.B95];)" office:value-type="float" office:value="0.809192657471" calcext:value-type="float">
            <text:p>0.8091926575</text:p>
          </table:table-cell>
          <table:table-cell table:formula="of:=MEDIAN(['1'.C95];['2'.C95];['3'.C95];['4'.C95];['5'.C95];['6'.C95];['7'.C95];['8'.C95];['9'.C95];['10'.C95];)" office:value-type="float" office:value="0.802040100098" calcext:value-type="float">
            <text:p>0.8020401001</text:p>
          </table:table-cell>
          <table:table-cell table:formula="of:=COM.MICROSOFT.STDEV.P(['1'.A95];['2'.A95];['3'.A95];['4'.A95];['5'.A95];['6'.A95];['7'.A95];['8'.A95];['9'.A95];['10'.A95];)" office:value-type="float" office:value="18.262095504936" calcext:value-type="float">
            <text:p>18.2620955049</text:p>
          </table:table-cell>
          <table:table-cell table:formula="of:=COM.MICROSOFT.STDEV.P(['1'.B95];['2'.B95];['3'.B95];['4'.B95];['5'.B95];['6'.B95];['7'.B95];['8'.B95];['9'.B95];['10'.B95];)" office:value-type="float" office:value="0.266863924807619" calcext:value-type="float">
            <text:p>0.2668639248</text:p>
          </table:table-cell>
          <table:table-cell table:formula="of:=COM.MICROSOFT.STDEV.P(['1'.C95];['2'.C95];['3'.C95];['4'.C95];['5'.C95];['6'.C95];['7'.C95];['8'.C95];['9'.C95];['10'.C95];)" office:value-type="float" office:value="0.254440920006646" calcext:value-type="float">
            <text:p>0.25444092</text:p>
          </table:table-cell>
          <table:table-cell table:formula="of:=CONFIDENCE([.$G$1];[.D96];10)" office:value-type="float" office:value="11.3187560734308" calcext:value-type="float">
            <text:p>11.3187560734</text:p>
          </table:table-cell>
          <table:table-cell table:formula="of:=CONFIDENCE([.$G$1];[.E96];10)" office:value-type="float" office:value="0.16540093489706" calcext:value-type="float">
            <text:p>0.1654009349</text:p>
          </table:table-cell>
          <table:table-cell table:formula="of:=CONFIDENCE([.$G$1];[.F96];10)" office:value-type="float" office:value="0.157701218235121" calcext:value-type="float">
            <text:p>0.1577012182</text:p>
          </table:table-cell>
        </table:table-row>
        <table:table-row table:style-name="ro1">
          <table:table-cell table:formula="of:=MEDIAN(['1'.A96];['2'.A96];['3'.A96];['4'.A96];['5'.A96];['6'.A96];['7'.A96];['8'.A96];['9'.A96];['10'.A96];)" office:value-type="float" office:value="51" calcext:value-type="float">
            <text:p>51</text:p>
          </table:table-cell>
          <table:table-cell table:formula="of:=MEDIAN(['1'.B96];['2'.B96];['3'.B96];['4'.B96];['5'.B96];['6'.B96];['7'.B96];['8'.B96];['9'.B96];['10'.B96];)" office:value-type="float" office:value="0.833988189697" calcext:value-type="float">
            <text:p>0.8339881897</text:p>
          </table:table-cell>
          <table:table-cell table:formula="of:=MEDIAN(['1'.C96];['2'.C96];['3'.C96];['4'.C96];['5'.C96];['6'.C96];['7'.C96];['8'.C96];['9'.C96];['10'.C96];)" office:value-type="float" office:value="0.688076019287" calcext:value-type="float">
            <text:p>0.6880760193</text:p>
          </table:table-cell>
          <table:table-cell table:formula="of:=COM.MICROSOFT.STDEV.P(['1'.A96];['2'.A96];['3'.A96];['4'.A96];['5'.A96];['6'.A96];['7'.A96];['8'.A96];['9'.A96];['10'.A96];)" office:value-type="float" office:value="17.1902336293433" calcext:value-type="float">
            <text:p>17.1902336293</text:p>
          </table:table-cell>
          <table:table-cell table:formula="of:=COM.MICROSOFT.STDEV.P(['1'.B96];['2'.B96];['3'.B96];['4'.B96];['5'.B96];['6'.B96];['7'.B96];['8'.B96];['9'.B96];['10'.B96];)" office:value-type="float" office:value="0.28472771161139" calcext:value-type="float">
            <text:p>0.2847277116</text:p>
          </table:table-cell>
          <table:table-cell table:formula="of:=COM.MICROSOFT.STDEV.P(['1'.C96];['2'.C96];['3'.C96];['4'.C96];['5'.C96];['6'.C96];['7'.C96];['8'.C96];['9'.C96];['10'.C96];)" office:value-type="float" office:value="0.232875819122995" calcext:value-type="float">
            <text:p>0.2328758191</text:p>
          </table:table-cell>
          <table:table-cell table:formula="of:=CONFIDENCE([.$G$1];[.D97];10)" office:value-type="float" office:value="10.6544214076218" calcext:value-type="float">
            <text:p>10.6544214076</text:p>
          </table:table-cell>
          <table:table-cell table:formula="of:=CONFIDENCE([.$G$1];[.E97];10)" office:value-type="float" office:value="0.176472821216185" calcext:value-type="float">
            <text:p>0.1764728212</text:p>
          </table:table-cell>
          <table:table-cell table:formula="of:=CONFIDENCE([.$G$1];[.F97];10)" office:value-type="float" office:value="0.144335275836288" calcext:value-type="float">
            <text:p>0.1443352758</text:p>
          </table:table-cell>
        </table:table-row>
        <table:table-row table:style-name="ro1">
          <table:table-cell table:formula="of:=MEDIAN(['1'.A97];['2'.A97];['3'.A97];['4'.A97];['5'.A97];['6'.A97];['7'.A97];['8'.A97];['9'.A97];['10'.A97];)" office:value-type="float" office:value="57" calcext:value-type="float">
            <text:p>57</text:p>
          </table:table-cell>
          <table:table-cell table:formula="of:=MEDIAN(['1'.B97];['2'.B97];['3'.B97];['4'.B97];['5'.B97];['6'.B97];['7'.B97];['8'.B97];['9'.B97];['10'.B97];)" office:value-type="float" office:value="0.651836395264" calcext:value-type="float">
            <text:p>0.6518363953</text:p>
          </table:table-cell>
          <table:table-cell table:formula="of:=MEDIAN(['1'.C97];['2'.C97];['3'.C97];['4'.C97];['5'.C97];['6'.C97];['7'.C97];['8'.C97];['9'.C97];['10'.C97];)" office:value-type="float" office:value="0.717163085938" calcext:value-type="float">
            <text:p>0.7171630859</text:p>
          </table:table-cell>
          <table:table-cell table:formula="of:=COM.MICROSOFT.STDEV.P(['1'.A97];['2'.A97];['3'.A97];['4'.A97];['5'.A97];['6'.A97];['7'.A97];['8'.A97];['9'.A97];['10'.A97];)" office:value-type="float" office:value="18.1713606289523" calcext:value-type="float">
            <text:p>18.171360629</text:p>
          </table:table-cell>
          <table:table-cell table:formula="of:=COM.MICROSOFT.STDEV.P(['1'.B97];['2'.B97];['3'.B97];['4'.B97];['5'.B97];['6'.B97];['7'.B97];['8'.B97];['9'.B97];['10'.B97];)" office:value-type="float" office:value="0.251020352387547" calcext:value-type="float">
            <text:p>0.2510203524</text:p>
          </table:table-cell>
          <table:table-cell table:formula="of:=COM.MICROSOFT.STDEV.P(['1'.C97];['2'.C97];['3'.C97];['4'.C97];['5'.C97];['6'.C97];['7'.C97];['8'.C97];['9'.C97];['10'.C97];)" office:value-type="float" office:value="0.257988019508682" calcext:value-type="float">
            <text:p>0.2579880195</text:p>
          </table:table-cell>
          <table:table-cell table:formula="of:=CONFIDENCE([.$G$1];[.D98];10)" office:value-type="float" office:value="11.2625190480393" calcext:value-type="float">
            <text:p>11.262519048</text:p>
          </table:table-cell>
          <table:table-cell table:formula="of:=CONFIDENCE([.$G$1];[.E98];10)" office:value-type="float" office:value="0.155581167417142" calcext:value-type="float">
            <text:p>0.1555811674</text:p>
          </table:table-cell>
          <table:table-cell table:formula="of:=CONFIDENCE([.$G$1];[.F98];10)" office:value-type="float" office:value="0.159899692885573" calcext:value-type="float">
            <text:p>0.1598996929</text:p>
          </table:table-cell>
        </table:table-row>
        <table:table-row table:style-name="ro1">
          <table:table-cell table:formula="of:=MEDIAN(['1'.A98];['2'.A98];['3'.A98];['4'.A98];['5'.A98];['6'.A98];['7'.A98];['8'.A98];['9'.A98];['10'.A98];)" office:value-type="float" office:value="62" calcext:value-type="float">
            <text:p>62</text:p>
          </table:table-cell>
          <table:table-cell table:formula="of:=MEDIAN(['1'.B98];['2'.B98];['3'.B98];['4'.B98];['5'.B98];['6'.B98];['7'.B98];['8'.B98];['9'.B98];['10'.B98];)" office:value-type="float" office:value="0.578165054321" calcext:value-type="float">
            <text:p>0.5781650543</text:p>
          </table:table-cell>
          <table:table-cell table:formula="of:=MEDIAN(['1'.C98];['2'.C98];['3'.C98];['4'.C98];['5'.C98];['6'.C98];['7'.C98];['8'.C98];['9'.C98];['10'.C98];)" office:value-type="float" office:value="0.714063644409" calcext:value-type="float">
            <text:p>0.7140636444</text:p>
          </table:table-cell>
          <table:table-cell table:formula="of:=COM.MICROSOFT.STDEV.P(['1'.A98];['2'.A98];['3'.A98];['4'.A98];['5'.A98];['6'.A98];['7'.A98];['8'.A98];['9'.A98];['10'.A98];)" office:value-type="float" office:value="21.0685618284842" calcext:value-type="float">
            <text:p>21.0685618285</text:p>
          </table:table-cell>
          <table:table-cell table:formula="of:=COM.MICROSOFT.STDEV.P(['1'.B98];['2'.B98];['3'.B98];['4'.B98];['5'.B98];['6'.B98];['7'.B98];['8'.B98];['9'.B98];['10'.B98];)" office:value-type="float" office:value="0.253489395554354" calcext:value-type="float">
            <text:p>0.2534893956</text:p>
          </table:table-cell>
          <table:table-cell table:formula="of:=COM.MICROSOFT.STDEV.P(['1'.C98];['2'.C98];['3'.C98];['4'.C98];['5'.C98];['6'.C98];['7'.C98];['8'.C98];['9'.C98];['10'.C98];)" office:value-type="float" office:value="0.260170460854629" calcext:value-type="float">
            <text:p>0.2601704609</text:p>
          </table:table-cell>
          <table:table-cell table:formula="of:=CONFIDENCE([.$G$1];[.D99];10)" office:value-type="float" office:value="13.058189959096" calcext:value-type="float">
            <text:p>13.0581899591</text:p>
          </table:table-cell>
          <table:table-cell table:formula="of:=CONFIDENCE([.$G$1];[.E99];10)" office:value-type="float" office:value="0.157111468106475" calcext:value-type="float">
            <text:p>0.1571114681</text:p>
          </table:table-cell>
          <table:table-cell table:formula="of:=CONFIDENCE([.$G$1];[.F99];10)" office:value-type="float" office:value="0.161252359190087" calcext:value-type="float">
            <text:p>0.1612523592</text:p>
          </table:table-cell>
        </table:table-row>
        <table:table-row table:style-name="ro1">
          <table:table-cell table:formula="of:=MEDIAN(['1'.A99];['2'.A99];['3'.A99];['4'.A99];['5'.A99];['6'.A99];['7'.A99];['8'.A99];['9'.A99];['10'.A99];)" office:value-type="float" office:value="59" calcext:value-type="float">
            <text:p>59</text:p>
          </table:table-cell>
          <table:table-cell table:formula="of:=MEDIAN(['1'.B99];['2'.B99];['3'.B99];['4'.B99];['5'.B99];['6'.B99];['7'.B99];['8'.B99];['9'.B99];['10'.B99];)" office:value-type="float" office:value="0.65803527832" calcext:value-type="float">
            <text:p>0.6580352783</text:p>
          </table:table-cell>
          <table:table-cell table:formula="of:=MEDIAN(['1'.C99];['2'.C99];['3'.C99];['4'.C99];['5'.C99];['6'.C99];['7'.C99];['8'.C99];['9'.C99];['10'.C99];)" office:value-type="float" office:value="0.746011734009" calcext:value-type="float">
            <text:p>0.746011734</text:p>
          </table:table-cell>
          <table:table-cell table:formula="of:=COM.MICROSOFT.STDEV.P(['1'.A99];['2'.A99];['3'.A99];['4'.A99];['5'.A99];['6'.A99];['7'.A99];['8'.A99];['9'.A99];['10'.A99];)" office:value-type="float" office:value="17.8297735949249" calcext:value-type="float">
            <text:p>17.8297735949</text:p>
          </table:table-cell>
          <table:table-cell table:formula="of:=COM.MICROSOFT.STDEV.P(['1'.B99];['2'.B99];['3'.B99];['4'.B99];['5'.B99];['6'.B99];['7'.B99];['8'.B99];['9'.B99];['10'.B99];)" office:value-type="float" office:value="0.670979076646876" calcext:value-type="float">
            <text:p>0.6709790766</text:p>
          </table:table-cell>
          <table:table-cell table:formula="of:=COM.MICROSOFT.STDEV.P(['1'.C99];['2'.C99];['3'.C99];['4'.C99];['5'.C99];['6'.C99];['7'.C99];['8'.C99];['9'.C99];['10'.C99];)" office:value-type="float" office:value="0.259455613314654" calcext:value-type="float">
            <text:p>0.2594556133</text:p>
          </table:table-cell>
          <table:table-cell table:formula="of:=CONFIDENCE([.$G$1];[.D100];10)" office:value-type="float" office:value="11.0508051012495" calcext:value-type="float">
            <text:p>11.0508051012</text:p>
          </table:table-cell>
          <table:table-cell table:formula="of:=CONFIDENCE([.$G$1];[.E100];10)" office:value-type="float" office:value="0.415869498486035" calcext:value-type="float">
            <text:p>0.4158694985</text:p>
          </table:table-cell>
          <table:table-cell table:formula="of:=CONFIDENCE([.$G$1];[.F100];10)" office:value-type="float" office:value="0.160809300235956" calcext:value-type="float">
            <text:p>0.1608093002</text:p>
          </table:table-cell>
        </table:table-row>
        <table:table-row table:style-name="ro1">
          <table:table-cell table:formula="of:=MEDIAN(['1'.A100];['2'.A100];['3'.A100];['4'.A100];['5'.A100];['6'.A100];['7'.A100];['8'.A100];['9'.A100];['10'.A100];)" office:value-type="float" office:value="54" calcext:value-type="float">
            <text:p>54</text:p>
          </table:table-cell>
          <table:table-cell table:formula="of:=MEDIAN(['1'.B100];['2'.B100];['3'.B100];['4'.B100];['5'.B100];['6'.B100];['7'.B100];['8'.B100];['9'.B100];['10'.B100];)" office:value-type="float" office:value="0.621795654297" calcext:value-type="float">
            <text:p>0.6217956543</text:p>
          </table:table-cell>
          <table:table-cell table:formula="of:=MEDIAN(['1'.C100];['2'.C100];['3'.C100];['4'.C100];['5'.C100];['6'.C100];['7'.C100];['8'.C100];['9'.C100];['10'.C100];)" office:value-type="float" office:value="0.745058059692" calcext:value-type="float">
            <text:p>0.7450580597</text:p>
          </table:table-cell>
          <table:table-cell table:formula="of:=COM.MICROSOFT.STDEV.P(['1'.A100];['2'.A100];['3'.A100];['4'.A100];['5'.A100];['6'.A100];['7'.A100];['8'.A100];['9'.A100];['10'.A100];)" office:value-type="float" office:value="16.1879457244228" calcext:value-type="float">
            <text:p>16.1879457244</text:p>
          </table:table-cell>
          <table:table-cell table:formula="of:=COM.MICROSOFT.STDEV.P(['1'.B100];['2'.B100];['3'.B100];['4'.B100];['5'.B100];['6'.B100];['7'.B100];['8'.B100];['9'.B100];['10'.B100];)" office:value-type="float" office:value="0.256215531044626" calcext:value-type="float">
            <text:p>0.256215531</text:p>
          </table:table-cell>
          <table:table-cell table:formula="of:=COM.MICROSOFT.STDEV.P(['1'.C100];['2'.C100];['3'.C100];['4'.C100];['5'.C100];['6'.C100];['7'.C100];['8'.C100];['9'.C100];['10'.C100];)" office:value-type="float" office:value="0.26123676811201" calcext:value-type="float">
            <text:p>0.2612367681</text:p>
          </table:table-cell>
          <table:table-cell table:formula="of:=CONFIDENCE([.$G$1];[.D101];10)" office:value-type="float" office:value="10.0332083432131" calcext:value-type="float">
            <text:p>10.0332083432</text:p>
          </table:table-cell>
          <table:table-cell table:formula="of:=CONFIDENCE([.$G$1];[.E101];10)" office:value-type="float" office:value="0.158801113340734" calcext:value-type="float">
            <text:p>0.1588011133</text:p>
          </table:table-cell>
          <table:table-cell table:formula="of:=CONFIDENCE([.$G$1];[.F101];10)" office:value-type="float" office:value="0.161913251131123" calcext:value-type="float">
            <text:p>0.1619132511</text:p>
          </table:table-cell>
        </table:table-row>
        <table:table-row table:style-name="ro1">
          <table:table-cell table:formula="of:=MEDIAN(['1'.A101];['2'.A101];['3'.A101];['4'.A101];['5'.A101];['6'.A101];['7'.A101];['8'.A101];['9'.A101];['10'.A101];)" office:value-type="float" office:value="59" calcext:value-type="float">
            <text:p>59</text:p>
          </table:table-cell>
          <table:table-cell table:formula="of:=MEDIAN(['1'.B101];['2'.B101];['3'.B101];['4'.B101];['5'.B101];['6'.B101];['7'.B101];['8'.B101];['9'.B101];['10'.B101];)" office:value-type="float" office:value="0.651121139526" calcext:value-type="float">
            <text:p>0.6511211395</text:p>
          </table:table-cell>
          <table:table-cell table:formula="of:=MEDIAN(['1'.C101];['2'.C101];['3'.C101];['4'.C101];['5'.C101];['6'.C101];['7'.C101];['8'.C101];['9'.C101];['10'.C101];)" office:value-type="float" office:value="0.733852386475" calcext:value-type="float">
            <text:p>0.7338523865</text:p>
          </table:table-cell>
          <table:table-cell table:formula="of:=COM.MICROSOFT.STDEV.P(['1'.A101];['2'.A101];['3'.A101];['4'.A101];['5'.A101];['6'.A101];['7'.A101];['8'.A101];['9'.A101];['10'.A101];)" office:value-type="float" office:value="17.6555659287507" calcext:value-type="float">
            <text:p>17.6555659288</text:p>
          </table:table-cell>
          <table:table-cell table:formula="of:=COM.MICROSOFT.STDEV.P(['1'.B101];['2'.B101];['3'.B101];['4'.B101];['5'.B101];['6'.B101];['7'.B101];['8'.B101];['9'.B101];['10'.B101];)" office:value-type="float" office:value="0.398792602922456" calcext:value-type="float">
            <text:p>0.3987926029</text:p>
          </table:table-cell>
          <table:table-cell table:formula="of:=COM.MICROSOFT.STDEV.P(['1'.C101];['2'.C101];['3'.C101];['4'.C101];['5'.C101];['6'.C101];['7'.C101];['8'.C101];['9'.C101];['10'.C101];)" office:value-type="float" office:value="0.264677288623267" calcext:value-type="float">
            <text:p>0.2646772886</text:p>
          </table:table-cell>
          <table:table-cell table:formula="of:=CONFIDENCE([.$G$1];[.D102];10)" office:value-type="float" office:value="10.9428320551654" calcext:value-type="float">
            <text:p>10.9428320552</text:p>
          </table:table-cell>
          <table:table-cell table:formula="of:=CONFIDENCE([.$G$1];[.E102];10)" office:value-type="float" office:value="0.247169674211144" calcext:value-type="float">
            <text:p>0.2471696742</text:p>
          </table:table-cell>
          <table:table-cell table:formula="of:=CONFIDENCE([.$G$1];[.F102];10)" office:value-type="float" office:value="0.164045668652541" calcext:value-type="float">
            <text:p>0.1640456687</text:p>
          </table:table-cell>
        </table:table-row>
        <table:table-row table:style-name="ro1">
          <table:table-cell table:formula="of:=MEDIAN(['1'.A102];['2'.A102];['3'.A102];['4'.A102];['5'.A102];['6'.A102];['7'.A102];['8'.A102];['9'.A102];['10'.A102];)" office:value-type="float" office:value="61" calcext:value-type="float">
            <text:p>61</text:p>
          </table:table-cell>
          <table:table-cell table:formula="of:=MEDIAN(['1'.B102];['2'.B102];['3'.B102];['4'.B102];['5'.B102];['6'.B102];['7'.B102];['8'.B102];['9'.B102];['10'.B102];)" office:value-type="float" office:value="0.652074813843" calcext:value-type="float">
            <text:p>0.6520748138</text:p>
          </table:table-cell>
          <table:table-cell table:formula="of:=MEDIAN(['1'.C102];['2'.C102];['3'.C102];['4'.C102];['5'.C102];['6'.C102];['7'.C102];['8'.C102];['9'.C102];['10'.C102];)" office:value-type="float" office:value="0.741958618164" calcext:value-type="float">
            <text:p>0.7419586182</text:p>
          </table:table-cell>
          <table:table-cell table:formula="of:=COM.MICROSOFT.STDEV.P(['1'.A102];['2'.A102];['3'.A102];['4'.A102];['5'.A102];['6'.A102];['7'.A102];['8'.A102];['9'.A102];['10'.A102];)" office:value-type="float" office:value="227.645294625848" calcext:value-type="float">
            <text:p>227.6452946258</text:p>
          </table:table-cell>
          <table:table-cell table:formula="of:=COM.MICROSOFT.STDEV.P(['1'.B102];['2'.B102];['3'.B102];['4'.B102];['5'.B102];['6'.B102];['7'.B102];['8'.B102];['9'.B102];['10'.B102];)" office:value-type="float" office:value="0.867062927960059" calcext:value-type="float">
            <text:p>0.867062928</text:p>
          </table:table-cell>
          <table:table-cell table:formula="of:=COM.MICROSOFT.STDEV.P(['1'.C102];['2'.C102];['3'.C102];['4'.C102];['5'.C102];['6'.C102];['7'.C102];['8'.C102];['9'.C102];['10'.C102];)" office:value-type="float" office:value="0.228419190165398" calcext:value-type="float">
            <text:p>0.2284191902</text:p>
          </table:table-cell>
          <table:table-cell table:formula="of:=CONFIDENCE([.$G$1];[.D103];10)" office:value-type="float" office:value="141.093422736609" calcext:value-type="float">
            <text:p>141.0934227366</text:p>
          </table:table-cell>
          <table:table-cell table:formula="of:=CONFIDENCE([.$G$1];[.E103];10)" office:value-type="float" office:value="0.537401295445092" calcext:value-type="float">
            <text:p>0.5374012954</text:p>
          </table:table-cell>
          <table:table-cell table:formula="of:=CONFIDENCE([.$G$1];[.F103];10)" office:value-type="float" office:value="0.141573079347545" calcext:value-type="float">
            <text:p>0.1415730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decimal-replacement="--" number:grouping="true"/>
      <style:map style:condition="value()&gt;=0" style:apply-style-name="N12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17:27:10.052938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o </meta:initial-creator>
    <meta:creation-date>2017-09-22T15:15:49.831593085</meta:creation-date>
    <dc:date>2017-09-22T17:53:19.353599798</dc:date>
    <meta:editing-duration>PT38M21S</meta:editing-duration>
    <meta:editing-cycles>15</meta:editing-cycles>
    <meta:generator>LibreOffice/4.2.8.2$Linux_X86_64 LibreOffice_project/420m0$Build-2</meta:generator>
    <dc:creator>regio </dc:creator>
    <meta:document-statistic meta:table-count="11" meta:cell-count="39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tick-marks-minor-inner="false" chart:tick-marks-minor-outer="true" chart:logarithmic="false" chart:reverse-direction="false" text:line-break="false" chart:label-arrangement="stagger-even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71cm" svg:height="9.007cm" xlink:href=".." xlink:type="simple" chart:class="chart:line" chart:style-name="ch1">
        <chart:legend svg:x="16.802cm" svg:y="7.768cm" style:legend-expansion="custom" chartooo:width="2.645cm" chartooo:height="1.096cm" style:legend-expansion-aspect-ratio="2.41332116788321" chart:style-name="ch2"/>
        <chart:plot-area chart:style-name="ch3" table:cell-range-address="Medias.B2:Medias.C102" chart:data-source-has-labels="row" svg:x="1.321cm" svg:y="0.189cm" svg:width="19.918cm" svg:height="7.422cm">
          <chartooo:coordinate-region svg:x="2.022cm" svg:y="0.375cm" svg:width="19.076cm" svg:height="6.35cm"/>
          <chart:axis chart:dimension="x" chart:name="primary-x" chart:style-name="ch4">
            <chart:title svg:x="9.976cm" svg:y="7.776cm" chart:style-name="ch5">
              <text:p>Block Sequence</text:p>
            </chart:title>
          </chart:axis>
          <chart:axis chart:dimension="y" chart:name="primary-y" chart:style-name="ch6">
            <chart:title svg:x="0.47cm" svg:y="5.136cm" chart:style-name="ch7">
              <text:p>Updating time (ms)</text:p>
            </chart:title>
            <chart:grid chart:style-name="ch8" chart:class="major"/>
          </chart:axis>
          <chart:series chart:style-name="ch9" chart:values-cell-range-address="Medias.B3:Medias.B102" chart:label-cell-address="Medias.B2:Medias.B2" chart:class="chart:line">
            <chart:data-point chart:repeated="100"/>
          </chart:series>
          <chart:series chart:style-name="ch10" chart:values-cell-range-address="Medias.C3:Medias.C102" chart:label-cell-address="Medias.C2:Medias.C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 B</text:p>
                <draw:g>
                  <svg:desc>Medias.B2:Medias.B2</svg:desc>
                </draw:g>
              </table:table-cell>
              <table:table-cell office:value-type="string">
                <text:p>Gw C</text:p>
                <draw:g>
                  <svg:desc>Medias.C2:Medi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47988510132">
                <text:p>0.447988510132</text:p>
                <draw:g>
                  <svg:desc>Medias.B3:Medias.B102</svg:desc>
                </draw:g>
              </table:table-cell>
              <table:table-cell office:value-type="float" office:value="0.449180603027">
                <text:p>0.449180603027</text:p>
                <draw:g>
                  <svg:desc>Medias.C3:Medias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6094741821">
                <text:p>0.456094741821</text:p>
              </table:table-cell>
              <table:table-cell office:value-type="float" office:value="0.402927398682">
                <text:p>0.402927398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81590271">
                <text:p>0.3981590271</text:p>
              </table:table-cell>
              <table:table-cell office:value-type="float" office:value="0.442028045654">
                <text:p>0.442028045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107116699">
                <text:p>0.430107116699</text:p>
              </table:table-cell>
              <table:table-cell office:value-type="float" office:value="0.410079956055">
                <text:p>0.410079956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074371338">
                <text:p>0.441074371338</text:p>
              </table:table-cell>
              <table:table-cell office:value-type="float" office:value="0.604867935181">
                <text:p>0.60486793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2014465332">
                <text:p>0.432014465332</text:p>
              </table:table-cell>
              <table:table-cell office:value-type="float" office:value="0.626087188721">
                <text:p>0.626087188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9909439087">
                <text:p>0.459909439087</text:p>
              </table:table-cell>
              <table:table-cell office:value-type="float" office:value="0.416040420532">
                <text:p>0.416040420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3008880615">
                <text:p>0.463008880615</text:p>
              </table:table-cell>
              <table:table-cell office:value-type="float" office:value="0.414133071899">
                <text:p>0.414133071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00917434692">
                <text:p>0.500917434692</text:p>
              </table:table-cell>
              <table:table-cell office:value-type="float" office:value="0.622987747192">
                <text:p>0.622987747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3008880615">
                <text:p>0.463008880615</text:p>
              </table:table-cell>
              <table:table-cell office:value-type="float" office:value="0.615119934082">
                <text:p>0.6151199340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99963760376">
                <text:p>0.499963760376</text:p>
              </table:table-cell>
              <table:table-cell office:value-type="float" office:value="0.633001327515">
                <text:p>0.633001327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7034835815">
                <text:p>0.447034835815</text:p>
              </table:table-cell>
              <table:table-cell office:value-type="float" office:value="0.616073608398">
                <text:p>0.616073608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1074371338">
                <text:p>0.441074371338</text:p>
              </table:table-cell>
              <table:table-cell office:value-type="float" office:value="0.432968139648">
                <text:p>0.432968139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021255493">
                <text:p>0.437021255493</text:p>
              </table:table-cell>
              <table:table-cell office:value-type="float" office:value="0.611066818237">
                <text:p>0.611066818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3144683838">
                <text:p>0.563144683838</text:p>
              </table:table-cell>
              <table:table-cell office:value-type="float" office:value="0.643968582153">
                <text:p>0.6439685821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2055206299">
                <text:p>0.462055206299</text:p>
              </table:table-cell>
              <table:table-cell office:value-type="float" office:value="0.623941421509">
                <text:p>0.623941421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6918640137">
                <text:p>0.536918640137</text:p>
              </table:table-cell>
              <table:table-cell office:value-type="float" office:value="0.62084197998">
                <text:p>0.620841979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1155853271">
                <text:p>0.501155853271</text:p>
              </table:table-cell>
              <table:table-cell office:value-type="float" office:value="0.631809234619">
                <text:p>0.631809234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1979751587">
                <text:p>0.581979751587</text:p>
              </table:table-cell>
              <table:table-cell office:value-type="float" office:value="0.648021697998">
                <text:p>0.648021697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6060028076">
                <text:p>0.606060028076</text:p>
              </table:table-cell>
              <table:table-cell office:value-type="float" office:value="0.64492225647">
                <text:p>0.644922256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7224960327">
                <text:p>0.587224960327</text:p>
              </table:table-cell>
              <table:table-cell office:value-type="float" office:value="0.585794448853">
                <text:p>0.5857944488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31196594238">
                <text:p>0.531196594238</text:p>
              </table:table-cell>
              <table:table-cell office:value-type="float" office:value="0.443935394287">
                <text:p>0.4439353942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7089157104">
                <text:p>0.487089157104</text:p>
              </table:table-cell>
              <table:table-cell office:value-type="float" office:value="0.622034072876">
                <text:p>0.6220340728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2960586548">
                <text:p>0.602960586548</text:p>
              </table:table-cell>
              <table:table-cell office:value-type="float" office:value="0.440120697021">
                <text:p>0.440120697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6945800781">
                <text:p>0.556945800781</text:p>
              </table:table-cell>
              <table:table-cell office:value-type="float" office:value="0.442028045654">
                <text:p>0.442028045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388710022">
                <text:p>0.58388710022</text:p>
              </table:table-cell>
              <table:table-cell office:value-type="float" office:value="0.439882278442">
                <text:p>0.439882278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14881515503">
                <text:p>0.614881515503</text:p>
              </table:table-cell>
              <table:table-cell office:value-type="float" office:value="0.455141067505">
                <text:p>0.45514106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1857528687">
                <text:p>0.491857528687</text:p>
              </table:table-cell>
              <table:table-cell office:value-type="float" office:value="0.453948974609">
                <text:p>0.453948974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0099563599">
                <text:p>0.600099563599</text:p>
              </table:table-cell>
              <table:table-cell office:value-type="float" office:value="0.44322013855">
                <text:p>0.44322013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8880310059">
                <text:p>0.578880310059</text:p>
              </table:table-cell>
              <table:table-cell office:value-type="float" office:value="0.464200973511">
                <text:p>0.464200973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3976135254">
                <text:p>0.473976135254</text:p>
              </table:table-cell>
              <table:table-cell office:value-type="float" office:value="0.447988510132">
                <text:p>0.4479885101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70161437988">
                <text:p>0.470161437988</text:p>
              </table:table-cell>
              <table:table-cell office:value-type="float" office:value="0.452995300293">
                <text:p>0.4529953002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7048416138">
                <text:p>0.457048416138</text:p>
              </table:table-cell>
              <table:table-cell office:value-type="float" office:value="0.669002532959">
                <text:p>0.669002532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8996505737">
                <text:p>0.488996505737</text:p>
              </table:table-cell>
              <table:table-cell office:value-type="float" office:value="0.491857528687">
                <text:p>0.491857528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57048416138">
                <text:p>0.457048416138</text:p>
              </table:table-cell>
              <table:table-cell office:value-type="float" office:value="0.447988510132">
                <text:p>0.4479885101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2995300293">
                <text:p>0.452995300293</text:p>
              </table:table-cell>
              <table:table-cell office:value-type="float" office:value="0.449895858765">
                <text:p>0.449895858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2041625977">
                <text:p>0.452041625977</text:p>
              </table:table-cell>
              <table:table-cell office:value-type="float" office:value="0.459909439087">
                <text:p>0.459909439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901008606">
                <text:p>0.49901008606</text:p>
              </table:table-cell>
              <table:table-cell office:value-type="float" office:value="0.452995300293">
                <text:p>0.452995300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856323242">
                <text:p>0.455856323242</text:p>
              </table:table-cell>
              <table:table-cell office:value-type="float" office:value="0.488996505737">
                <text:p>0.488996505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57048416138">
                <text:p>0.457048416138</text:p>
              </table:table-cell>
              <table:table-cell office:value-type="float" office:value="0.47492980957">
                <text:p>0.47492980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1993331909">
                <text:p>0.591993331909</text:p>
              </table:table-cell>
              <table:table-cell office:value-type="float" office:value="0.609874725342">
                <text:p>0.609874725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2095947266">
                <text:p>0.492095947266</text:p>
              </table:table-cell>
              <table:table-cell office:value-type="float" office:value="0.463008880615">
                <text:p>0.4630088806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4916229248">
                <text:p>0.464916229248</text:p>
              </table:table-cell>
              <table:table-cell office:value-type="float" office:value="0.463008880615">
                <text:p>0.463008880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82933425903">
                <text:p>0.582933425903</text:p>
              </table:table-cell>
              <table:table-cell office:value-type="float" office:value="0.497102737427">
                <text:p>0.497102737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02109527588">
                <text:p>0.502109527588</text:p>
              </table:table-cell>
              <table:table-cell office:value-type="float" office:value="0.477075576782">
                <text:p>0.477075576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9923019409">
                <text:p>0.469923019409</text:p>
              </table:table-cell>
              <table:table-cell office:value-type="float" office:value="0.468015670776">
                <text:p>0.4680156707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04016876221">
                <text:p>0.504016876221</text:p>
              </table:table-cell>
              <table:table-cell office:value-type="float" office:value="0.486850738525">
                <text:p>0.486850738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6837158203">
                <text:p>0.476837158203</text:p>
              </table:table-cell>
              <table:table-cell office:value-type="float" office:value="0.486850738525">
                <text:p>0.4868507385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13076782227">
                <text:p>0.513076782227</text:p>
              </table:table-cell>
              <table:table-cell office:value-type="float" office:value="0.465869903564">
                <text:p>0.465869903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7492980957">
                <text:p>0.47492980957</text:p>
              </table:table-cell>
              <table:table-cell office:value-type="float" office:value="0.46706199646">
                <text:p>0.46706199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73022460938">
                <text:p>0.473022460938</text:p>
              </table:table-cell>
              <table:table-cell office:value-type="float" office:value="0.464200973511">
                <text:p>0.464200973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91142272949">
                <text:p>0.491142272949</text:p>
              </table:table-cell>
              <table:table-cell office:value-type="float" office:value="0.480890274048">
                <text:p>0.4808902740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72068786621">
                <text:p>0.472068786621</text:p>
              </table:table-cell>
              <table:table-cell office:value-type="float" office:value="0.480175018311">
                <text:p>0.4801750183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73022460938">
                <text:p>0.473022460938</text:p>
              </table:table-cell>
              <table:table-cell office:value-type="float" office:value="0.47492980957">
                <text:p>0.47492980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19990921021">
                <text:p>0.519990921021</text:p>
              </table:table-cell>
              <table:table-cell office:value-type="float" office:value="0.481128692627">
                <text:p>0.481128692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82082366943">
                <text:p>0.482082366943</text:p>
              </table:table-cell>
              <table:table-cell office:value-type="float" office:value="0.473976135254">
                <text:p>0.4739761352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7845153809">
                <text:p>0.517845153809</text:p>
              </table:table-cell>
              <table:table-cell office:value-type="float" office:value="0.483989715576">
                <text:p>0.4839897155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4003295898">
                <text:p>0.494003295898</text:p>
              </table:table-cell>
              <table:table-cell office:value-type="float" office:value="0.524044036865">
                <text:p>0.524044036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08205795288">
                <text:p>0.608205795288</text:p>
              </table:table-cell>
              <table:table-cell office:value-type="float" office:value="0.491142272949">
                <text:p>0.4911422729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32047653198">
                <text:p>0.632047653198</text:p>
              </table:table-cell>
              <table:table-cell office:value-type="float" office:value="0.483989715576">
                <text:p>0.483989715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0140304565">
                <text:p>0.630140304565</text:p>
              </table:table-cell>
              <table:table-cell office:value-type="float" office:value="0.487089157104">
                <text:p>0.4870891571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2947006226">
                <text:p>0.592947006226</text:p>
              </table:table-cell>
              <table:table-cell office:value-type="float" office:value="0.494956970215">
                <text:p>0.4949569702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47068023682">
                <text:p>0.647068023682</text:p>
              </table:table-cell>
              <table:table-cell office:value-type="float" office:value="0.481843948364">
                <text:p>0.481843948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4908676147">
                <text:p>0.634908676147</text:p>
              </table:table-cell>
              <table:table-cell office:value-type="float" office:value="0.489950180054">
                <text:p>0.4899501800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2906265259">
                <text:p>0.562906265259</text:p>
              </table:table-cell>
              <table:table-cell office:value-type="float" office:value="0.491142272949">
                <text:p>0.491142272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7197799683">
                <text:p>0.567197799683</text:p>
              </table:table-cell>
              <table:table-cell office:value-type="float" office:value="0.489950180054">
                <text:p>0.4899501800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8988952637">
                <text:p>0.658988952637</text:p>
              </table:table-cell>
              <table:table-cell office:value-type="float" office:value="0.494956970215">
                <text:p>0.4949569702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04152679443">
                <text:p>0.604152679443</text:p>
              </table:table-cell>
              <table:table-cell office:value-type="float" office:value="0.491857528687">
                <text:p>0.491857528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23805618286">
                <text:p>0.523805618286</text:p>
              </table:table-cell>
              <table:table-cell office:value-type="float" office:value="0.494956970215">
                <text:p>0.4949569702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33955001831">
                <text:p>0.633955001831</text:p>
              </table:table-cell>
              <table:table-cell office:value-type="float" office:value="0.495195388794">
                <text:p>0.4951953887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35147094727">
                <text:p>0.635147094727</text:p>
              </table:table-cell>
              <table:table-cell office:value-type="float" office:value="0.498056411743">
                <text:p>0.4980564117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74827194214">
                <text:p>0.574827194214</text:p>
              </table:table-cell>
              <table:table-cell office:value-type="float" office:value="0.523090362549">
                <text:p>0.5230903625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83171844482">
                <text:p>0.583171844482</text:p>
              </table:table-cell>
              <table:table-cell office:value-type="float" office:value="0.513076782227">
                <text:p>0.5130767822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1012496948">
                <text:p>0.571012496948</text:p>
              </table:table-cell>
              <table:table-cell office:value-type="float" office:value="0.63681602478">
                <text:p>0.636816024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30140304565">
                <text:p>0.630140304565</text:p>
              </table:table-cell>
              <table:table-cell office:value-type="float" office:value="0.561952590942">
                <text:p>0.5619525909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81979751587">
                <text:p>0.581979751587</text:p>
              </table:table-cell>
              <table:table-cell office:value-type="float" office:value="0.540971755981">
                <text:p>0.540971755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6073608398">
                <text:p>0.616073608398</text:p>
              </table:table-cell>
              <table:table-cell office:value-type="float" office:value="0.633001327515">
                <text:p>0.633001327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4492225647">
                <text:p>0.64492225647</text:p>
              </table:table-cell>
              <table:table-cell office:value-type="float" office:value="0.566005706787">
                <text:p>0.5660057067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19888305664">
                <text:p>0.619888305664</text:p>
              </table:table-cell>
              <table:table-cell office:value-type="float" office:value="0.669956207275">
                <text:p>0.6699562072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62894821167">
                <text:p>0.62894821167</text:p>
              </table:table-cell>
              <table:table-cell office:value-type="float" office:value="0.697135925293">
                <text:p>0.697135925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53982162476">
                <text:p>0.653982162476</text:p>
              </table:table-cell>
              <table:table-cell office:value-type="float" office:value="0.638961791992">
                <text:p>0.6389617919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61849975586">
                <text:p>0.661849975586</text:p>
              </table:table-cell>
              <table:table-cell office:value-type="float" office:value="0.720977783203">
                <text:p>0.720977783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89029693604">
                <text:p>0.689029693604</text:p>
              </table:table-cell>
              <table:table-cell office:value-type="float" office:value="0.730991363525">
                <text:p>0.730991363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8988952637">
                <text:p>0.658988952637</text:p>
              </table:table-cell>
              <table:table-cell office:value-type="float" office:value="0.730037689209">
                <text:p>0.730037689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70909881592">
                <text:p>0.670909881592</text:p>
              </table:table-cell>
              <table:table-cell office:value-type="float" office:value="0.663995742798">
                <text:p>0.6639957427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5943832397">
                <text:p>0.695943832397</text:p>
              </table:table-cell>
              <table:table-cell office:value-type="float" office:value="0.678062438965">
                <text:p>0.6780624389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88791275024">
                <text:p>0.688791275024</text:p>
              </table:table-cell>
              <table:table-cell office:value-type="float" office:value="0.73504447937">
                <text:p>0.735044479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91890716553">
                <text:p>0.691890716553</text:p>
              </table:table-cell>
              <table:table-cell office:value-type="float" office:value="0.65803527832">
                <text:p>0.65803527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75098800659">
                <text:p>0.775098800659</text:p>
              </table:table-cell>
              <table:table-cell office:value-type="float" office:value="0.653028488159">
                <text:p>0.6530284881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5835189819">
                <text:p>0.615835189819</text:p>
              </table:table-cell>
              <table:table-cell office:value-type="float" office:value="0.602960586548">
                <text:p>0.6029605865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595741272">
                <text:p>0.70595741272</text:p>
              </table:table-cell>
              <table:table-cell office:value-type="float" office:value="0.680923461914">
                <text:p>0.6809234619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6924667358">
                <text:p>0.716924667358</text:p>
              </table:table-cell>
              <table:table-cell office:value-type="float" office:value="0.650882720947">
                <text:p>0.6508827209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47068023682">
                <text:p>0.647068023682</text:p>
              </table:table-cell>
              <table:table-cell office:value-type="float" office:value="0.728130340576">
                <text:p>0.728130340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9192657471">
                <text:p>0.809192657471</text:p>
              </table:table-cell>
              <table:table-cell office:value-type="float" office:value="0.802040100098">
                <text:p>0.802040100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33988189697">
                <text:p>0.833988189697</text:p>
              </table:table-cell>
              <table:table-cell office:value-type="float" office:value="0.688076019287">
                <text:p>0.688076019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1836395264">
                <text:p>0.651836395264</text:p>
              </table:table-cell>
              <table:table-cell office:value-type="float" office:value="0.717163085938">
                <text:p>0.7171630859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8165054321">
                <text:p>0.578165054321</text:p>
              </table:table-cell>
              <table:table-cell office:value-type="float" office:value="0.714063644409">
                <text:p>0.714063644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5803527832">
                <text:p>0.65803527832</text:p>
              </table:table-cell>
              <table:table-cell office:value-type="float" office:value="0.746011734009">
                <text:p>0.7460117340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21795654297">
                <text:p>0.621795654297</text:p>
              </table:table-cell>
              <table:table-cell office:value-type="float" office:value="0.745058059692">
                <text:p>0.745058059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51121139526">
                <text:p>0.651121139526</text:p>
              </table:table-cell>
              <table:table-cell office:value-type="float" office:value="0.733852386475">
                <text:p>0.733852386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47cm" svg:height="9.007cm" xlink:href=".." xlink:type="simple" chart:class="chart:line" chart:style-name="ch1">
        <chart:legend svg:x="14.73cm" svg:y="8.079cm" style:legend-expansion="custom" chartooo:width="2.605cm" chartooo:height="0.598cm" style:legend-expansion-aspect-ratio="4.3561872909699" chart:style-name="ch2"/>
        <chart:plot-area chart:style-name="ch3" table:cell-range-address="Medias.A2:Medias.A102" chart:data-source-has-labels="row" svg:x="1.437cm" svg:y="0.18cm" svg:width="19.484cm" svg:height="7.666cm">
          <chartooo:coordinate-region svg:x="2.058cm" svg:y="0.379cm" svg:width="18.722cm" svg:height="6.543cm"/>
          <chart:axis chart:dimension="x" chart:name="primary-x" chart:style-name="ch4">
            <chart:title svg:x="9.891cm" svg:y="8.026cm" chart:style-name="ch5">
              <text:p>Block Sequence</text:p>
            </chart:title>
          </chart:axis>
          <chart:axis chart:dimension="y" chart:name="primary-y" chart:style-name="ch4">
            <chart:title svg:x="0.451cm" svg:y="7.219cm" chart:style-name="ch6">
              <text:p>Signature, Hash, and Appending time (ms)</text:p>
            </chart:title>
            <chart:grid chart:style-name="ch7" chart:class="major"/>
          </chart:axis>
          <chart:series chart:style-name="ch8" chart:values-cell-range-address="Medias.A3:Medias.A102" chart:label-cell-address="Medias.A2:Medias.A2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w A</text:p>
                <draw:g>
                  <svg:desc>Medias.A2:Medias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">
                <text:p>69</text:p>
                <draw:g>
                  <svg:desc>Medias.A3:Medias.A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